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adornments="Regular" style:font-pitch="fixed"/>
    <style:font-face style:name="Doulos SIL" svg:font-family="'Doulos SIL'" style:font-pitch="variable"/>
    <style:font-face style:name="Droid Sans Fallback" svg:font-family="'Droid Sans Fallback'" style:font-pitch="variable"/>
    <style:font-face style:name="Droid Sans Fallback1" svg:font-family="'Droid Sans Fallback'" style:font-family-generic="system" style:font-pitch="variable"/>
    <style:font-face style:name="Gentium Plus" svg:font-family="'Gentium Plus'" style:font-pitch="variable"/>
    <style:font-face style:name="Gentium Plus Compact" svg:font-family="'Gentium Plus Compact'" style:font-adornments="Bold" style:font-pitch="variable"/>
    <style:font-face style:name="Gentium Plus Compact1" svg:font-family="'Gentium Plus Compact'" style:font-adornments="Regular"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master-page-name="Standard">
      <style:table-properties style:width="17cm" style:rel-width="100%" fo:margin-left="0cm" style:page-number="auto" table:align="left" style:writing-mode="lr-tb"/>
    </style:style>
    <style:style style:name="Table1.A" style:family="table-column">
      <style:table-column-properties style:column-width="17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94cm" table:align="left" style:writing-mode="lr-tb"/>
    </style:style>
    <style:style style:name="Table6.A" style:family="table-column">
      <style:table-column-properties style:column-width="1.6cm"/>
    </style:style>
    <style:style style:name="Table6.B" style:family="table-column">
      <style:table-column-properties style:column-width="1.499cm"/>
    </style:style>
    <style:style style:name="Table6.1" style:family="table-row">
      <style:table-row-properties fo:keep-together="auto"/>
    </style:style>
    <style:style style:name="Table6.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6.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6.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6.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6.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6.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5.094cm" table:align="left" style:writing-mode="lr-tb"/>
    </style:style>
    <style:style style:name="Table11.A" style:family="table-column">
      <style:table-column-properties style:column-width="1.6cm"/>
    </style:style>
    <style:style style:name="Table11.B" style:family="table-column">
      <style:table-column-properties style:column-width="1.499cm"/>
    </style:style>
    <style:style style:name="Table11.1" style:family="table-row">
      <style:table-row-properties fo:keep-together="auto"/>
    </style:style>
    <style:style style:name="Table11.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1.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1.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1.A5" style:family="table-cell">
      <style:table-cell-properties style:vertical-align="top"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1.B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C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D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E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F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G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H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I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J5" style:family="table-cell">
      <style:table-cell-properties style:vertical-align="top" fo:padding-left="0.101cm" fo:padding-right="0.101cm" fo:padding-top="0cm" fo:padding-bottom="0cm" fo:border-left="0.5pt solid #000000" fo:border-right="0.5pt solid #000000" fo:border-top="none" fo:border-bottom="none" style:writing-mode="lr-tb"/>
    </style:style>
    <style:style style:name="Table11.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5.094cm" table:align="left" style:writing-mode="lr-tb"/>
    </style:style>
    <style:style style:name="Table12.A" style:family="table-column">
      <style:table-column-properties style:column-width="1.6cm"/>
    </style:style>
    <style:style style:name="Table12.B" style:family="table-column">
      <style:table-column-properties style:column-width="1.499cm"/>
    </style:style>
    <style:style style:name="Table12.1" style:family="table-row">
      <style:table-row-properties fo:keep-together="auto"/>
    </style:style>
    <style:style style:name="Table12.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2.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2.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2.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2.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2.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5.094cm" table:align="left" style:may-break-between-rows="false" style:writing-mode="lr-tb"/>
    </style:style>
    <style:style style:name="Table13.A" style:family="table-column">
      <style:table-column-properties style:column-width="1.6cm"/>
    </style:style>
    <style:style style:name="Table13.B" style:family="table-column">
      <style:table-column-properties style:column-width="1.499cm"/>
    </style:style>
    <style:style style:name="Table13.1" style:family="table-row">
      <style:table-row-properties fo:keep-together="auto"/>
    </style:style>
    <style:style style:name="Table1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3.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3.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3.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3.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4.497cm" table:align="left" style:may-break-between-rows="false" style:writing-mode="lr-tb"/>
    </style:style>
    <style:style style:name="Table3.A" style:family="table-column">
      <style:table-column-properties style:column-width="2cm"/>
    </style:style>
    <style:style style:name="Table3.B" style:family="table-column">
      <style:table-column-properties style:column-width="2.499cm"/>
    </style:style>
    <style:style style:name="Table3.1" style:family="table-row">
      <style:table-row-properties fo:keep-together="auto"/>
    </style:style>
    <style:style style:name="Table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3.F2"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top" fo:background-color="#dddddd" fo:padding="0cm" fo:border-left="0.5pt solid #000000" fo:border-right="none" fo:border-top="0.5pt solid #000000" fo:border-bottom="none" style:writing-mode="lr-tb">
        <style:background-image/>
      </style:table-cell-properties>
    </style:style>
    <style:style style:name="Table3.B4" style:family="table-cell">
      <style:table-cell-properties style:vertical-align="top" fo:padding="0cm" fo:border-left="0.5pt solid #000000" fo:border-right="none" fo:border-top="0.5pt solid #000000" fo:border-bottom="none" style:writing-mode="lr-tb"/>
    </style:style>
    <style:style style:name="Table3.C4" style:family="table-cell">
      <style:table-cell-properties style:vertical-align="top" fo:padding="0cm" fo:border-left="0.5pt solid #000000" fo:border-right="none" fo:border-top="0.5pt solid #000000" fo:border-bottom="none" style:writing-mode="lr-tb"/>
    </style:style>
    <style:style style:name="Table3.D4" style:family="table-cell">
      <style:table-cell-properties style:vertical-align="top" fo:padding="0cm" fo:border-left="0.5pt solid #000000" fo:border-right="none" fo:border-top="0.5pt solid #000000" fo:border-bottom="none" style:writing-mode="lr-tb"/>
    </style:style>
    <style:style style:name="Table3.E4" style:family="table-cell">
      <style:table-cell-properties style:vertical-align="top" fo:padding="0cm" fo:border-left="0.5pt solid #000000" fo:border-right="none" fo:border-top="0.5pt solid #000000" fo:border-bottom="none" style:writing-mode="lr-tb"/>
    </style:style>
    <style:style style:name="Table3.F4" style:family="table-cell">
      <style:table-cell-properties style:vertical-align="top" fo:padding="0cm" fo:border-left="0.5pt solid #000000" fo:border-right="0.5pt solid #000000" fo:border-top="0.5pt solid #000000" fo:border-bottom="none" style:writing-mode="lr-tb"/>
    </style:style>
    <style:style style:name="Table3.B5" style:family="table-cell">
      <style:table-cell-properties style:vertical-align="top" fo:padding="0cm" fo:border-left="0.5pt solid #000000" fo:border-right="none" fo:border-top="none" fo:border-bottom="0.5pt solid #000000" style:writing-mode="lr-tb"/>
    </style:style>
    <style:style style:name="Table3.C5" style:family="table-cell">
      <style:table-cell-properties style:vertical-align="top" fo:padding="0cm" fo:border-left="0.5pt solid #000000" fo:border-right="none" fo:border-top="none" fo:border-bottom="0.5pt solid #000000" style:writing-mode="lr-tb"/>
    </style:style>
    <style:style style:name="Table3.D5" style:family="table-cell">
      <style:table-cell-properties style:vertical-align="top" fo:padding="0cm" fo:border-left="0.5pt solid #000000" fo:border-right="none" fo:border-top="none" fo:border-bottom="0.5pt solid #000000" style:writing-mode="lr-tb"/>
    </style:style>
    <style:style style:name="Table3.E5" style:family="table-cell">
      <style:table-cell-properties style:vertical-align="top" fo:padding="0cm" fo:border-left="0.5pt solid #000000" fo:border-right="none" fo:border-top="none" fo:border-bottom="0.5pt solid #000000" style:writing-mode="lr-tb"/>
    </style:style>
    <style:style style:name="Table3.F5" style:family="table-cell">
      <style:table-cell-properties style:vertical-align="top" fo:padding="0cm" fo:border-left="0.5pt solid #000000" fo:border-right="0.5pt solid #000000" fo:border-top="none" fo:border-bottom="0.5pt solid #000000" style:writing-mode="lr-tb"/>
    </style:style>
    <style:style style:name="Table9" style:family="table">
      <style:table-properties style:width="16.443cm" table:align="left" style:may-break-between-rows="false" style:writing-mode="lr-tb"/>
    </style:style>
    <style:style style:name="Table9.A" style:family="table-column">
      <style:table-column-properties style:column-width="1.6cm"/>
    </style:style>
    <style:style style:name="Table9.B" style:family="table-column">
      <style:table-column-properties style:column-width="1.349cm"/>
    </style:style>
    <style:style style:name="Table9.1" style:family="table-row">
      <style:table-row-properties fo:keep-together="auto"/>
    </style:style>
    <style:style style:name="Table9.A1" style:family="table-cell">
      <style:table-cell-properties style:vertical-align="top" fo:background-color="#dddddd" fo:padding="0.101cm" fo:border="0.5pt solid #000000" style:writing-mode="lr-tb">
        <style:background-image/>
      </style:table-cell-properties>
    </style:style>
    <style:style style:name="Table9.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9.3" style:family="table-row">
      <style:table-row-properties style:min-row-height="0.002cm" fo:keep-together="auto"/>
    </style:style>
    <style:style style:name="Table9.A3"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9.L3"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9.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9.B4" style:family="table-cell">
      <style:table-cell-properties style:vertical-align="middle" fo:padding="0cm" fo:border-left="0.5pt solid #000000" fo:border-right="none" fo:border-top="0.5pt solid #000000" fo:border-bottom="none" style:writing-mode="lr-tb"/>
    </style:style>
    <style:style style:name="Table9.C4" style:family="table-cell">
      <style:table-cell-properties style:vertical-align="middle" fo:padding="0cm" fo:border-left="0.5pt solid #000000" fo:border-right="none" fo:border-top="0.5pt solid #000000" fo:border-bottom="none" style:writing-mode="lr-tb"/>
    </style:style>
    <style:style style:name="Table9.D4" style:family="table-cell">
      <style:table-cell-properties style:vertical-align="middle" fo:padding="0cm" fo:border-left="0.5pt solid #000000" fo:border-right="none" fo:border-top="0.5pt solid #000000" fo:border-bottom="none" style:writing-mode="lr-tb"/>
    </style:style>
    <style:style style:name="Table9.E4" style:family="table-cell">
      <style:table-cell-properties style:vertical-align="middle" fo:padding="0cm" fo:border-left="0.5pt solid #000000" fo:border-right="none" fo:border-top="0.5pt solid #000000" fo:border-bottom="none" style:writing-mode="lr-tb"/>
    </style:style>
    <style:style style:name="Table9.F4" style:family="table-cell">
      <style:table-cell-properties style:vertical-align="middle" fo:padding="0cm" fo:border-left="0.5pt solid #000000" fo:border-right="none" fo:border-top="0.5pt solid #000000" fo:border-bottom="none" style:writing-mode="lr-tb"/>
    </style:style>
    <style:style style:name="Table9.G4" style:family="table-cell">
      <style:table-cell-properties style:vertical-align="middle" fo:padding="0cm" fo:border-left="0.5pt solid #000000" fo:border-right="none" fo:border-top="0.5pt solid #000000" fo:border-bottom="none" style:writing-mode="lr-tb"/>
    </style:style>
    <style:style style:name="Table9.H4" style:family="table-cell">
      <style:table-cell-properties style:vertical-align="middle" fo:padding="0cm" fo:border-left="0.5pt solid #000000" fo:border-right="none" fo:border-top="0.5pt solid #000000" fo:border-bottom="none" style:writing-mode="lr-tb"/>
    </style:style>
    <style:style style:name="Table9.I4" style:family="table-cell">
      <style:table-cell-properties style:vertical-align="middle" fo:padding="0cm" fo:border-left="0.5pt solid #000000" fo:border-right="none" fo:border-top="0.5pt solid #000000" fo:border-bottom="none" style:writing-mode="lr-tb"/>
    </style:style>
    <style:style style:name="Table9.J4" style:family="table-cell">
      <style:table-cell-properties style:vertical-align="middle" fo:padding="0cm" fo:border-left="0.5pt solid #000000" fo:border-right="none" fo:border-top="0.5pt solid #000000" fo:border-bottom="none" style:writing-mode="lr-tb"/>
    </style:style>
    <style:style style:name="Table9.K4" style:family="table-cell">
      <style:table-cell-properties style:vertical-align="middle" fo:padding="0cm" fo:border-left="0.5pt solid #000000" fo:border-right="none" fo:border-top="0.5pt solid #000000" fo:border-bottom="none" style:writing-mode="lr-tb"/>
    </style:style>
    <style:style style:name="Table9.L4" style:family="table-cell">
      <style:table-cell-properties style:vertical-align="middle" fo:padding="0cm" fo:border-left="0.5pt solid #000000" fo:border-right="0.5pt solid #000000" fo:border-top="0.5pt solid #000000" fo:border-bottom="none" style:writing-mode="lr-tb"/>
    </style:style>
    <style:style style:name="Table9.A5"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9.B5" style:family="table-cell">
      <style:table-cell-properties style:vertical-align="" fo:padding="0cm" fo:border-left="0.5pt solid #000000" fo:border-right="none" fo:border-top="none" fo:border-bottom="0.5pt solid #000000" style:writing-mode="lr-tb"/>
    </style:style>
    <style:style style:name="Table9.C5" style:family="table-cell">
      <style:table-cell-properties style:vertical-align="" fo:padding="0cm" fo:border-left="0.5pt solid #000000" fo:border-right="none" fo:border-top="none" fo:border-bottom="0.5pt solid #000000" style:writing-mode="lr-tb"/>
    </style:style>
    <style:style style:name="Table9.D5" style:family="table-cell">
      <style:table-cell-properties style:vertical-align="" fo:padding="0cm" fo:border-left="0.5pt solid #000000" fo:border-right="none" fo:border-top="none" fo:border-bottom="0.5pt solid #000000" style:writing-mode="lr-tb"/>
    </style:style>
    <style:style style:name="Table9.E5" style:family="table-cell">
      <style:table-cell-properties style:vertical-align="" fo:padding="0cm" fo:border-left="0.5pt solid #000000" fo:border-right="none" fo:border-top="none" fo:border-bottom="0.5pt solid #000000" style:writing-mode="lr-tb"/>
    </style:style>
    <style:style style:name="Table9.F5" style:family="table-cell">
      <style:table-cell-properties style:vertical-align="" fo:padding="0cm" fo:border-left="0.5pt solid #000000" fo:border-right="none" fo:border-top="none" fo:border-bottom="0.5pt solid #000000" style:writing-mode="lr-tb"/>
    </style:style>
    <style:style style:name="Table9.G5" style:family="table-cell">
      <style:table-cell-properties style:vertical-align="" fo:padding="0cm" fo:border-left="0.5pt solid #000000" fo:border-right="none" fo:border-top="none" fo:border-bottom="0.5pt solid #000000" style:writing-mode="lr-tb"/>
    </style:style>
    <style:style style:name="Table9.H5" style:family="table-cell">
      <style:table-cell-properties style:vertical-align="" fo:padding="0cm" fo:border-left="0.5pt solid #000000" fo:border-right="none" fo:border-top="none" fo:border-bottom="0.5pt solid #000000" style:writing-mode="lr-tb"/>
    </style:style>
    <style:style style:name="Table9.I5" style:family="table-cell">
      <style:table-cell-properties style:vertical-align="" fo:padding="0cm" fo:border-left="0.5pt solid #000000" fo:border-right="none" fo:border-top="none" fo:border-bottom="0.5pt solid #000000" style:writing-mode="lr-tb"/>
    </style:style>
    <style:style style:name="Table9.J5" style:family="table-cell">
      <style:table-cell-properties style:vertical-align="" fo:padding="0cm" fo:border-left="0.5pt solid #000000" fo:border-right="none" fo:border-top="none" fo:border-bottom="0.5pt solid #000000" style:writing-mode="lr-tb"/>
    </style:style>
    <style:style style:name="Table9.K5" style:family="table-cell">
      <style:table-cell-properties style:vertical-align="" fo:padding="0cm" fo:border-left="0.5pt solid #000000" fo:border-right="none" fo:border-top="none" fo:border-bottom="0.5pt solid #000000" style:writing-mode="lr-tb"/>
    </style:style>
    <style:style style:name="Table9.L5" style:family="table-cell">
      <style:table-cell-properties style:vertical-align="" fo:padding="0cm" fo:border-left="0.5pt solid #000000" fo:border-right="0.5pt solid #000000" fo:border-top="none" fo:border-bottom="0.5pt solid #000000" style:writing-mode="lr-tb"/>
    </style:style>
    <style:style style:name="Table7" style:family="table">
      <style:table-properties style:width="16.439cm" table:align="left" style:writing-mode="lr-tb"/>
    </style:style>
    <style:style style:name="Table7.A" style:family="table-column">
      <style:table-column-properties style:column-width="16.439cm"/>
    </style:style>
    <style:style style:name="Table7.1" style:family="table-row">
      <style:table-row-properties fo:keep-together="always"/>
    </style:style>
    <style:style style:name="Table7.A1" style:family="table-cell">
      <style:table-cell-properties style:vertical-align="top" fo:background-color="#dddddd" fo:padding="0.101cm" fo:border="0.5pt solid #000000" style:writing-mode="lr-tb">
        <style:background-image/>
      </style:table-cell-properties>
    </style:style>
    <style:style style:name="Table7.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10" style:family="table">
      <style:table-properties style:width="16.443cm" table:align="left" style:writing-mode="lr-tb"/>
    </style:style>
    <style:style style:name="Table10.A" style:family="table-column">
      <style:table-column-properties style:column-width="1.6cm"/>
    </style:style>
    <style:style style:name="Table10.B" style:family="table-column">
      <style:table-column-properties style:column-width="1.349cm"/>
    </style:style>
    <style:style style:name="Table10.1" style:family="table-row">
      <style:table-row-properties fo:keep-together="always"/>
    </style:style>
    <style:style style:name="Table10.A1"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10.L1" style:family="table-cell">
      <style:table-cell-properties style:vertical-align="top" fo:background-color="#dddddd" fo:padding="0cm" fo:border="0.5pt solid #000000" style:writing-mode="lr-tb">
        <style:background-image/>
      </style:table-cell-properties>
    </style:style>
    <style:style style:name="Table10.A2" style:family="table-cell">
      <style:table-cell-properties style:vertical-align="middle" fo:background-color="#dddddd" fo:padding="0cm" fo:border-left="0.5pt solid #000000" fo:border-right="none" fo:border-top="none" fo:border-bottom="none" style:writing-mode="lr-tb">
        <style:background-image/>
      </style:table-cell-properties>
    </style:style>
    <style:style style:name="Table10.B2" style:family="table-cell">
      <style:table-cell-properties style:vertical-align="top" fo:padding="0cm" fo:border-left="0.5pt solid #000000" fo:border-right="none" fo:border-top="none" fo:border-bottom="none" style:writing-mode="lr-tb"/>
    </style:style>
    <style:style style:name="Table10.C2" style:family="table-cell">
      <style:table-cell-properties style:vertical-align="top" fo:padding="0cm" fo:border-left="0.5pt solid #000000" fo:border-right="none" fo:border-top="none" fo:border-bottom="none" style:writing-mode="lr-tb"/>
    </style:style>
    <style:style style:name="Table10.D2" style:family="table-cell">
      <style:table-cell-properties style:vertical-align="top" fo:padding="0cm" fo:border-left="0.5pt solid #000000" fo:border-right="none" fo:border-top="none" fo:border-bottom="none" style:writing-mode="lr-tb"/>
    </style:style>
    <style:style style:name="Table10.E2" style:family="table-cell">
      <style:table-cell-properties style:vertical-align="top" fo:padding="0cm" fo:border-left="0.5pt solid #000000" fo:border-right="none" fo:border-top="none" fo:border-bottom="none" style:writing-mode="lr-tb"/>
    </style:style>
    <style:style style:name="Table10.F2" style:family="table-cell">
      <style:table-cell-properties style:vertical-align="top" fo:padding="0cm" fo:border-left="0.5pt solid #000000" fo:border-right="none" fo:border-top="none" fo:border-bottom="none" style:writing-mode="lr-tb"/>
    </style:style>
    <style:style style:name="Table10.G2" style:family="table-cell">
      <style:table-cell-properties style:vertical-align="top" fo:padding="0cm" fo:border-left="0.5pt solid #000000" fo:border-right="none" fo:border-top="none" fo:border-bottom="none" style:writing-mode="lr-tb"/>
    </style:style>
    <style:style style:name="Table10.H2" style:family="table-cell">
      <style:table-cell-properties style:vertical-align="top" fo:padding="0cm" fo:border-left="0.5pt solid #000000" fo:border-right="none" fo:border-top="none" fo:border-bottom="none" style:writing-mode="lr-tb"/>
    </style:style>
    <style:style style:name="Table10.I2" style:family="table-cell">
      <style:table-cell-properties style:vertical-align="top" fo:padding="0cm" fo:border-left="0.5pt solid #000000" fo:border-right="none" fo:border-top="none" fo:border-bottom="none" style:writing-mode="lr-tb"/>
    </style:style>
    <style:style style:name="Table10.J2" style:family="table-cell">
      <style:table-cell-properties style:vertical-align="top" fo:padding="0cm" fo:border-left="0.5pt solid #000000" fo:border-right="none" fo:border-top="none" fo:border-bottom="none" style:writing-mode="lr-tb"/>
    </style:style>
    <style:style style:name="Table10.K2" style:family="table-cell">
      <style:table-cell-properties style:vertical-align="top" fo:padding="0cm" fo:border-left="0.5pt solid #000000" fo:border-right="none" fo:border-top="none" fo:border-bottom="none" style:writing-mode="lr-tb"/>
    </style:style>
    <style:style style:name="Table10.L2" style:family="table-cell">
      <style:table-cell-properties style:vertical-align="top" fo:padding="0cm" fo:border-left="0.5pt solid #000000" fo:border-right="0.5pt solid #000000" fo:border-top="none" fo:border-bottom="none" style:writing-mode="lr-tb"/>
    </style:style>
    <style:style style:name="Table10.A3"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10.B3" style:family="table-cell">
      <style:table-cell-properties style:vertical-align="top" fo:padding="0cm" fo:border-left="0.5pt solid #000000" fo:border-right="none" fo:border-top="none" fo:border-bottom="0.5pt solid #000000" style:writing-mode="lr-tb"/>
    </style:style>
    <style:style style:name="Table10.C3" style:family="table-cell">
      <style:table-cell-properties style:vertical-align="top" fo:padding="0cm" fo:border-left="0.5pt solid #000000" fo:border-right="none" fo:border-top="none" fo:border-bottom="0.5pt solid #000000" style:writing-mode="lr-tb"/>
    </style:style>
    <style:style style:name="Table10.D3" style:family="table-cell">
      <style:table-cell-properties style:vertical-align="top" fo:padding="0cm" fo:border-left="0.5pt solid #000000" fo:border-right="none" fo:border-top="none" fo:border-bottom="0.5pt solid #000000" style:writing-mode="lr-tb"/>
    </style:style>
    <style:style style:name="Table10.E3" style:family="table-cell">
      <style:table-cell-properties style:vertical-align="top" fo:padding="0cm" fo:border-left="0.5pt solid #000000" fo:border-right="none" fo:border-top="none" fo:border-bottom="0.5pt solid #000000" style:writing-mode="lr-tb"/>
    </style:style>
    <style:style style:name="Table10.F3" style:family="table-cell">
      <style:table-cell-properties style:vertical-align="top" fo:padding="0cm" fo:border-left="0.5pt solid #000000" fo:border-right="none" fo:border-top="none" fo:border-bottom="0.5pt solid #000000" style:writing-mode="lr-tb"/>
    </style:style>
    <style:style style:name="Table10.G3" style:family="table-cell">
      <style:table-cell-properties style:vertical-align="top" fo:padding="0cm" fo:border-left="0.5pt solid #000000" fo:border-right="none" fo:border-top="none" fo:border-bottom="0.5pt solid #000000" style:writing-mode="lr-tb"/>
    </style:style>
    <style:style style:name="Table10.H3" style:family="table-cell">
      <style:table-cell-properties style:vertical-align="top" fo:padding="0cm" fo:border-left="0.5pt solid #000000" fo:border-right="none" fo:border-top="none" fo:border-bottom="0.5pt solid #000000" style:writing-mode="lr-tb"/>
    </style:style>
    <style:style style:name="Table10.I3" style:family="table-cell">
      <style:table-cell-properties style:vertical-align="top" fo:padding="0cm" fo:border-left="0.5pt solid #000000" fo:border-right="none" fo:border-top="none" fo:border-bottom="0.5pt solid #000000" style:writing-mode="lr-tb"/>
    </style:style>
    <style:style style:name="Table10.J3" style:family="table-cell">
      <style:table-cell-properties style:vertical-align="top" fo:padding="0cm" fo:border-left="0.5pt solid #000000" fo:border-right="none" fo:border-top="none" fo:border-bottom="0.5pt solid #000000" style:writing-mode="lr-tb"/>
    </style:style>
    <style:style style:name="Table10.K3" style:family="table-cell">
      <style:table-cell-properties style:vertical-align="top" fo:padding="0cm" fo:border-left="0.5pt solid #000000" fo:border-right="none" fo:border-top="none" fo:border-bottom="0.5pt solid #000000" style:writing-mode="lr-tb"/>
    </style:style>
    <style:style style:name="Table10.L3" style:family="table-cell">
      <style:table-cell-properties style:vertical-align="top" fo:padding="0cm" fo:border-left="0.5pt solid #000000" fo:border-right="0.5pt solid #000000" fo:border-top="none" fo:border-bottom="0.5pt solid #000000" style:writing-mode="lr-tb"/>
    </style:style>
    <style:style style:name="Table10.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10.B4" style:family="table-cell">
      <style:table-cell-properties style:vertical-align="top" fo:padding="0cm" fo:border-left="0.5pt solid #000000" fo:border-right="none" fo:border-top="0.5pt solid #000000" fo:border-bottom="none" style:writing-mode="lr-tb"/>
    </style:style>
    <style:style style:name="Table10.C4" style:family="table-cell">
      <style:table-cell-properties style:vertical-align="top" fo:padding="0cm" fo:border-left="0.5pt solid #000000" fo:border-right="none" fo:border-top="0.5pt solid #000000" fo:border-bottom="none" style:writing-mode="lr-tb"/>
    </style:style>
    <style:style style:name="Table10.D4" style:family="table-cell">
      <style:table-cell-properties style:vertical-align="top" fo:padding="0cm" fo:border-left="0.5pt solid #000000" fo:border-right="none" fo:border-top="0.5pt solid #000000" fo:border-bottom="none" style:writing-mode="lr-tb"/>
    </style:style>
    <style:style style:name="Table10.E4" style:family="table-cell">
      <style:table-cell-properties style:vertical-align="top" fo:padding="0cm" fo:border-left="0.5pt solid #000000" fo:border-right="none" fo:border-top="0.5pt solid #000000" fo:border-bottom="none" style:writing-mode="lr-tb"/>
    </style:style>
    <style:style style:name="Table10.F4" style:family="table-cell">
      <style:table-cell-properties style:vertical-align="top" fo:padding="0cm" fo:border-left="0.5pt solid #000000" fo:border-right="none" fo:border-top="0.5pt solid #000000" fo:border-bottom="none" style:writing-mode="lr-tb"/>
    </style:style>
    <style:style style:name="Table10.G4" style:family="table-cell">
      <style:table-cell-properties style:vertical-align="top" fo:padding="0cm" fo:border-left="0.5pt solid #000000" fo:border-right="none" fo:border-top="0.5pt solid #000000" fo:border-bottom="none" style:writing-mode="lr-tb"/>
    </style:style>
    <style:style style:name="Table10.H4" style:family="table-cell">
      <style:table-cell-properties style:vertical-align="top" fo:padding="0cm" fo:border-left="0.5pt solid #000000" fo:border-right="none" fo:border-top="0.5pt solid #000000" fo:border-bottom="none" style:writing-mode="lr-tb"/>
    </style:style>
    <style:style style:name="Table10.I4" style:family="table-cell">
      <style:table-cell-properties style:vertical-align="top" fo:padding="0cm" fo:border-left="0.5pt solid #000000" fo:border-right="none" fo:border-top="0.5pt solid #000000" fo:border-bottom="none" style:writing-mode="lr-tb"/>
    </style:style>
    <style:style style:name="Table10.J4" style:family="table-cell">
      <style:table-cell-properties style:vertical-align="top" fo:padding="0cm" fo:border-left="0.5pt solid #000000" fo:border-right="none" fo:border-top="0.5pt solid #000000" fo:border-bottom="none" style:writing-mode="lr-tb"/>
    </style:style>
    <style:style style:name="Table10.K4" style:family="table-cell">
      <style:table-cell-properties style:vertical-align="top" fo:padding="0cm" fo:border-left="0.5pt solid #000000" fo:border-right="none" fo:border-top="0.5pt solid #000000" fo:border-bottom="none" style:writing-mode="lr-tb"/>
    </style:style>
    <style:style style:name="Table10.L4" style:family="table-cell">
      <style:table-cell-properties style:vertical-align="top" fo:padding="0cm" fo:border-left="0.5pt solid #000000" fo:border-right="0.5pt solid #000000" fo:border-top="0.5pt solid #000000" fo:border-bottom="none" style:writing-mode="lr-tb"/>
    </style:style>
    <style:style style:name="Table10.B5" style:family="table-cell">
      <style:table-cell-properties style:vertical-align="top" fo:padding="0cm" fo:border-left="0.5pt solid #000000" fo:border-right="none" fo:border-top="none" fo:border-bottom="0.5pt solid #000000" style:writing-mode="lr-tb"/>
    </style:style>
    <style:style style:name="Table10.C5" style:family="table-cell">
      <style:table-cell-properties style:vertical-align="top" fo:padding="0cm" fo:border-left="0.5pt solid #000000" fo:border-right="none" fo:border-top="none" fo:border-bottom="0.5pt solid #000000" style:writing-mode="lr-tb"/>
    </style:style>
    <style:style style:name="Table10.D5" style:family="table-cell">
      <style:table-cell-properties style:vertical-align="top" fo:padding="0cm" fo:border-left="0.5pt solid #000000" fo:border-right="none" fo:border-top="none" fo:border-bottom="0.5pt solid #000000" style:writing-mode="lr-tb"/>
    </style:style>
    <style:style style:name="Table10.E5" style:family="table-cell">
      <style:table-cell-properties style:vertical-align="top" fo:padding="0cm" fo:border-left="0.5pt solid #000000" fo:border-right="none" fo:border-top="none" fo:border-bottom="0.5pt solid #000000" style:writing-mode="lr-tb"/>
    </style:style>
    <style:style style:name="Table10.F5" style:family="table-cell">
      <style:table-cell-properties style:vertical-align="top" fo:padding="0cm" fo:border-left="0.5pt solid #000000" fo:border-right="none" fo:border-top="none" fo:border-bottom="0.5pt solid #000000" style:writing-mode="lr-tb"/>
    </style:style>
    <style:style style:name="Table10.G5" style:family="table-cell">
      <style:table-cell-properties style:vertical-align="top" fo:padding="0cm" fo:border-left="0.5pt solid #000000" fo:border-right="none" fo:border-top="none" fo:border-bottom="0.5pt solid #000000" style:writing-mode="lr-tb"/>
    </style:style>
    <style:style style:name="Table10.H5" style:family="table-cell">
      <style:table-cell-properties style:vertical-align="top" fo:padding="0cm" fo:border-left="0.5pt solid #000000" fo:border-right="none" fo:border-top="none" fo:border-bottom="0.5pt solid #000000" style:writing-mode="lr-tb"/>
    </style:style>
    <style:style style:name="Table10.I5" style:family="table-cell">
      <style:table-cell-properties style:vertical-align="top" fo:padding="0cm" fo:border-left="0.5pt solid #000000" fo:border-right="none" fo:border-top="none" fo:border-bottom="0.5pt solid #000000" style:writing-mode="lr-tb"/>
    </style:style>
    <style:style style:name="Table10.J5" style:family="table-cell">
      <style:table-cell-properties style:vertical-align="top" fo:padding="0cm" fo:border-left="0.5pt solid #000000" fo:border-right="none" fo:border-top="none" fo:border-bottom="0.5pt solid #000000" style:writing-mode="lr-tb"/>
    </style:style>
    <style:style style:name="Table10.K5" style:family="table-cell">
      <style:table-cell-properties style:vertical-align="top" fo:padding="0cm" fo:border-left="0.5pt solid #000000" fo:border-right="none" fo:border-top="none" fo:border-bottom="0.5pt solid #000000" style:writing-mode="lr-tb"/>
    </style:style>
    <style:style style:name="Table10.L5" style:family="table-cell">
      <style:table-cell-properties style:vertical-align="top" fo:padding="0cm" fo:border-left="0.5pt solid #000000" fo:border-right="0.5pt solid #000000" fo:border-top="none" fo:border-bottom="0.5pt solid #000000" style:writing-mode="lr-tb"/>
    </style:style>
    <style:style style:name="Table10.B6" style:family="table-cell">
      <style:table-cell-properties style:vertical-align="top" fo:padding="0cm" fo:border-left="0.5pt solid #000000" fo:border-right="none" fo:border-top="0.5pt solid #000000" fo:border-bottom="none" style:writing-mode="lr-tb"/>
    </style:style>
    <style:style style:name="Table10.C6" style:family="table-cell">
      <style:table-cell-properties style:vertical-align="top" fo:padding="0cm" fo:border-left="0.5pt solid #000000" fo:border-right="none" fo:border-top="0.5pt solid #000000" fo:border-bottom="none" style:writing-mode="lr-tb"/>
    </style:style>
    <style:style style:name="Table10.D6" style:family="table-cell">
      <style:table-cell-properties style:vertical-align="top" fo:padding="0cm" fo:border-left="0.5pt solid #000000" fo:border-right="none" fo:border-top="0.5pt solid #000000" fo:border-bottom="none" style:writing-mode="lr-tb"/>
    </style:style>
    <style:style style:name="Table10.E6" style:family="table-cell">
      <style:table-cell-properties style:vertical-align="top" fo:padding="0cm" fo:border-left="0.5pt solid #000000" fo:border-right="none" fo:border-top="0.5pt solid #000000" fo:border-bottom="none" style:writing-mode="lr-tb"/>
    </style:style>
    <style:style style:name="Table10.F6" style:family="table-cell">
      <style:table-cell-properties style:vertical-align="top" fo:padding="0cm" fo:border-left="0.5pt solid #000000" fo:border-right="none" fo:border-top="0.5pt solid #000000" fo:border-bottom="none" style:writing-mode="lr-tb"/>
    </style:style>
    <style:style style:name="Table10.G6" style:family="table-cell">
      <style:table-cell-properties style:vertical-align="top" fo:padding="0cm" fo:border-left="0.5pt solid #000000" fo:border-right="none" fo:border-top="0.5pt solid #000000" fo:border-bottom="none" style:writing-mode="lr-tb"/>
    </style:style>
    <style:style style:name="Table10.H6" style:family="table-cell">
      <style:table-cell-properties style:vertical-align="top" fo:padding="0cm" fo:border-left="0.5pt solid #000000" fo:border-right="none" fo:border-top="0.5pt solid #000000" fo:border-bottom="none" style:writing-mode="lr-tb"/>
    </style:style>
    <style:style style:name="Table10.I6" style:family="table-cell">
      <style:table-cell-properties style:vertical-align="top" fo:padding="0cm" fo:border-left="0.5pt solid #000000" fo:border-right="none" fo:border-top="0.5pt solid #000000" fo:border-bottom="none" style:writing-mode="lr-tb"/>
    </style:style>
    <style:style style:name="Table10.J6" style:family="table-cell">
      <style:table-cell-properties style:vertical-align="top" fo:padding="0cm" fo:border-left="0.5pt solid #000000" fo:border-right="none" fo:border-top="0.5pt solid #000000" fo:border-bottom="none" style:writing-mode="lr-tb"/>
    </style:style>
    <style:style style:name="Table10.K6" style:family="table-cell">
      <style:table-cell-properties style:vertical-align="top" fo:padding="0cm" fo:border-left="0.5pt solid #000000" fo:border-right="none" fo:border-top="0.5pt solid #000000" fo:border-bottom="none" style:writing-mode="lr-tb"/>
    </style:style>
    <style:style style:name="Table10.L6" style:family="table-cell">
      <style:table-cell-properties style:vertical-align="top" fo:padding="0cm" fo:border-left="0.5pt solid #000000" fo:border-right="0.5pt solid #000000" fo:border-top="0.5pt solid #000000" fo:border-bottom="none" style:writing-mode="lr-tb"/>
    </style:style>
    <style:style style:name="Table10.B7" style:family="table-cell">
      <style:table-cell-properties style:vertical-align="top" fo:padding="0cm" fo:border-left="0.5pt solid #000000" fo:border-right="none" fo:border-top="none" fo:border-bottom="0.5pt solid #000000" style:writing-mode="lr-tb"/>
    </style:style>
    <style:style style:name="Table10.C7" style:family="table-cell">
      <style:table-cell-properties style:vertical-align="top" fo:padding="0cm" fo:border-left="0.5pt solid #000000" fo:border-right="none" fo:border-top="none" fo:border-bottom="0.5pt solid #000000" style:writing-mode="lr-tb"/>
    </style:style>
    <style:style style:name="Table10.D7" style:family="table-cell">
      <style:table-cell-properties style:vertical-align="top" fo:padding="0cm" fo:border-left="0.5pt solid #000000" fo:border-right="none" fo:border-top="none" fo:border-bottom="0.5pt solid #000000" style:writing-mode="lr-tb"/>
    </style:style>
    <style:style style:name="Table10.E7" style:family="table-cell">
      <style:table-cell-properties style:vertical-align="top" fo:padding="0cm" fo:border-left="0.5pt solid #000000" fo:border-right="none" fo:border-top="none" fo:border-bottom="0.5pt solid #000000" style:writing-mode="lr-tb"/>
    </style:style>
    <style:style style:name="Table10.F7" style:family="table-cell">
      <style:table-cell-properties style:vertical-align="top" fo:padding="0cm" fo:border-left="0.5pt solid #000000" fo:border-right="none" fo:border-top="none" fo:border-bottom="0.5pt solid #000000" style:writing-mode="lr-tb"/>
    </style:style>
    <style:style style:name="Table10.G7" style:family="table-cell">
      <style:table-cell-properties style:vertical-align="top" fo:padding="0cm" fo:border-left="0.5pt solid #000000" fo:border-right="none" fo:border-top="none" fo:border-bottom="0.5pt solid #000000" style:writing-mode="lr-tb"/>
    </style:style>
    <style:style style:name="Table10.H7" style:family="table-cell">
      <style:table-cell-properties style:vertical-align="top" fo:padding="0cm" fo:border-left="0.5pt solid #000000" fo:border-right="none" fo:border-top="none" fo:border-bottom="0.5pt solid #000000" style:writing-mode="lr-tb"/>
    </style:style>
    <style:style style:name="Table10.I7" style:family="table-cell">
      <style:table-cell-properties style:vertical-align="top" fo:padding="0cm" fo:border-left="0.5pt solid #000000" fo:border-right="none" fo:border-top="none" fo:border-bottom="0.5pt solid #000000" style:writing-mode="lr-tb"/>
    </style:style>
    <style:style style:name="Table10.J7" style:family="table-cell">
      <style:table-cell-properties style:vertical-align="top" fo:padding="0cm" fo:border-left="0.5pt solid #000000" fo:border-right="none" fo:border-top="none" fo:border-bottom="0.5pt solid #000000" style:writing-mode="lr-tb"/>
    </style:style>
    <style:style style:name="Table10.K7" style:family="table-cell">
      <style:table-cell-properties style:vertical-align="top" fo:padding="0cm" fo:border-left="0.5pt solid #000000" fo:border-right="none" fo:border-top="none" fo:border-bottom="0.5pt solid #000000" style:writing-mode="lr-tb"/>
    </style:style>
    <style:style style:name="Table10.L7" style:family="table-cell">
      <style:table-cell-properties style:vertical-align="top" fo:padding="0cm" fo:border-left="0.5pt solid #000000" fo:border-right="0.5pt solid #000000" fo:border-top="none" fo:border-bottom="0.5pt solid #000000" style:writing-mode="lr-tb"/>
    </style:style>
    <style:style style:name="Table10.B8" style:family="table-cell">
      <style:table-cell-properties style:vertical-align="top" fo:padding="0cm" fo:border-left="0.5pt solid #000000" fo:border-right="none" fo:border-top="0.5pt solid #000000" fo:border-bottom="none" style:writing-mode="lr-tb"/>
    </style:style>
    <style:style style:name="Table10.C8" style:family="table-cell">
      <style:table-cell-properties style:vertical-align="top" fo:padding="0cm" fo:border-left="0.5pt solid #000000" fo:border-right="none" fo:border-top="0.5pt solid #000000" fo:border-bottom="none" style:writing-mode="lr-tb"/>
    </style:style>
    <style:style style:name="Table10.D8" style:family="table-cell">
      <style:table-cell-properties style:vertical-align="top" fo:padding="0cm" fo:border-left="0.5pt solid #000000" fo:border-right="none" fo:border-top="0.5pt solid #000000" fo:border-bottom="none" style:writing-mode="lr-tb"/>
    </style:style>
    <style:style style:name="Table10.E8" style:family="table-cell">
      <style:table-cell-properties style:vertical-align="top" fo:padding="0cm" fo:border-left="0.5pt solid #000000" fo:border-right="none" fo:border-top="0.5pt solid #000000" fo:border-bottom="none" style:writing-mode="lr-tb"/>
    </style:style>
    <style:style style:name="Table10.F8" style:family="table-cell">
      <style:table-cell-properties style:vertical-align="top" fo:padding="0cm" fo:border-left="0.5pt solid #000000" fo:border-right="none" fo:border-top="0.5pt solid #000000" fo:border-bottom="none" style:writing-mode="lr-tb"/>
    </style:style>
    <style:style style:name="Table10.G8" style:family="table-cell">
      <style:table-cell-properties style:vertical-align="top" fo:padding="0cm" fo:border-left="0.5pt solid #000000" fo:border-right="none" fo:border-top="0.5pt solid #000000" fo:border-bottom="none" style:writing-mode="lr-tb"/>
    </style:style>
    <style:style style:name="Table10.H8" style:family="table-cell">
      <style:table-cell-properties style:vertical-align="top" fo:padding="0cm" fo:border-left="0.5pt solid #000000" fo:border-right="none" fo:border-top="0.5pt solid #000000" fo:border-bottom="none" style:writing-mode="lr-tb"/>
    </style:style>
    <style:style style:name="Table10.I8" style:family="table-cell">
      <style:table-cell-properties style:vertical-align="top" fo:padding="0cm" fo:border-left="0.5pt solid #000000" fo:border-right="none" fo:border-top="0.5pt solid #000000" fo:border-bottom="none" style:writing-mode="lr-tb"/>
    </style:style>
    <style:style style:name="Table10.J8" style:family="table-cell">
      <style:table-cell-properties style:vertical-align="top" fo:padding="0cm" fo:border-left="0.5pt solid #000000" fo:border-right="none" fo:border-top="0.5pt solid #000000" fo:border-bottom="none" style:writing-mode="lr-tb"/>
    </style:style>
    <style:style style:name="Table10.K8" style:family="table-cell">
      <style:table-cell-properties style:vertical-align="top" fo:padding="0cm" fo:border-left="0.5pt solid #000000" fo:border-right="none" fo:border-top="0.5pt solid #000000" fo:border-bottom="none" style:writing-mode="lr-tb"/>
    </style:style>
    <style:style style:name="Table10.L8" style:family="table-cell">
      <style:table-cell-properties style:vertical-align="top" fo:padding="0cm" fo:border-left="0.5pt solid #000000" fo:border-right="0.5pt solid #000000" fo:border-top="0.5pt solid #000000" fo:border-bottom="none" style:writing-mode="lr-tb"/>
    </style:style>
    <style:style style:name="Table10.B9" style:family="table-cell">
      <style:table-cell-properties style:vertical-align="top" fo:padding="0cm" fo:border-left="0.5pt solid #000000" fo:border-right="none" fo:border-top="none" fo:border-bottom="0.5pt solid #000000" style:writing-mode="lr-tb"/>
    </style:style>
    <style:style style:name="Table10.C9" style:family="table-cell">
      <style:table-cell-properties style:vertical-align="top" fo:padding="0cm" fo:border-left="0.5pt solid #000000" fo:border-right="none" fo:border-top="none" fo:border-bottom="0.5pt solid #000000" style:writing-mode="lr-tb"/>
    </style:style>
    <style:style style:name="Table10.D9" style:family="table-cell">
      <style:table-cell-properties style:vertical-align="top" fo:padding="0cm" fo:border-left="0.5pt solid #000000" fo:border-right="none" fo:border-top="none" fo:border-bottom="0.5pt solid #000000" style:writing-mode="lr-tb"/>
    </style:style>
    <style:style style:name="Table10.E9" style:family="table-cell">
      <style:table-cell-properties style:vertical-align="top" fo:padding="0cm" fo:border-left="0.5pt solid #000000" fo:border-right="none" fo:border-top="none" fo:border-bottom="0.5pt solid #000000" style:writing-mode="lr-tb"/>
    </style:style>
    <style:style style:name="Table10.F9" style:family="table-cell">
      <style:table-cell-properties style:vertical-align="top" fo:padding="0cm" fo:border-left="0.5pt solid #000000" fo:border-right="none" fo:border-top="none" fo:border-bottom="0.5pt solid #000000" style:writing-mode="lr-tb"/>
    </style:style>
    <style:style style:name="Table10.G9" style:family="table-cell">
      <style:table-cell-properties style:vertical-align="top" fo:padding="0cm" fo:border-left="0.5pt solid #000000" fo:border-right="none" fo:border-top="none" fo:border-bottom="0.5pt solid #000000" style:writing-mode="lr-tb"/>
    </style:style>
    <style:style style:name="Table10.H9" style:family="table-cell">
      <style:table-cell-properties style:vertical-align="top" fo:padding="0cm" fo:border-left="0.5pt solid #000000" fo:border-right="none" fo:border-top="none" fo:border-bottom="0.5pt solid #000000" style:writing-mode="lr-tb"/>
    </style:style>
    <style:style style:name="Table10.I9" style:family="table-cell">
      <style:table-cell-properties style:vertical-align="top" fo:padding="0cm" fo:border-left="0.5pt solid #000000" fo:border-right="none" fo:border-top="none" fo:border-bottom="0.5pt solid #000000" style:writing-mode="lr-tb"/>
    </style:style>
    <style:style style:name="Table10.J9" style:family="table-cell">
      <style:table-cell-properties style:vertical-align="top" fo:padding="0cm" fo:border-left="0.5pt solid #000000" fo:border-right="none" fo:border-top="none" fo:border-bottom="0.5pt solid #000000" style:writing-mode="lr-tb"/>
    </style:style>
    <style:style style:name="Table10.K9" style:family="table-cell">
      <style:table-cell-properties style:vertical-align="top" fo:padding="0cm" fo:border-left="0.5pt solid #000000" fo:border-right="none" fo:border-top="none" fo:border-bottom="0.5pt solid #000000" style:writing-mode="lr-tb"/>
    </style:style>
    <style:style style:name="Table10.L9" style:family="table-cell">
      <style:table-cell-properties style:vertical-align="top" fo:padding="0cm" fo:border-left="0.5pt solid #000000" fo:border-right="0.5pt solid #000000" fo:border-top="none" fo:border-bottom="0.5pt solid #000000" style:writing-mode="lr-tb"/>
    </style:style>
    <style:style style:name="Table10.B10" style:family="table-cell">
      <style:table-cell-properties style:vertical-align="top" fo:padding="0cm" fo:border-left="0.5pt solid #000000" fo:border-right="none" fo:border-top="0.5pt solid #000000" fo:border-bottom="none" style:writing-mode="lr-tb"/>
    </style:style>
    <style:style style:name="Table10.C10" style:family="table-cell">
      <style:table-cell-properties style:vertical-align="top" fo:padding="0cm" fo:border-left="0.5pt solid #000000" fo:border-right="none" fo:border-top="0.5pt solid #000000" fo:border-bottom="none" style:writing-mode="lr-tb"/>
    </style:style>
    <style:style style:name="Table10.D10" style:family="table-cell">
      <style:table-cell-properties style:vertical-align="top" fo:padding="0cm" fo:border-left="0.5pt solid #000000" fo:border-right="none" fo:border-top="0.5pt solid #000000" fo:border-bottom="none" style:writing-mode="lr-tb"/>
    </style:style>
    <style:style style:name="Table10.E10" style:family="table-cell">
      <style:table-cell-properties style:vertical-align="top" fo:padding="0cm" fo:border-left="0.5pt solid #000000" fo:border-right="none" fo:border-top="0.5pt solid #000000" fo:border-bottom="none" style:writing-mode="lr-tb"/>
    </style:style>
    <style:style style:name="Table10.F10" style:family="table-cell">
      <style:table-cell-properties style:vertical-align="top" fo:padding="0cm" fo:border-left="0.5pt solid #000000" fo:border-right="none" fo:border-top="0.5pt solid #000000" fo:border-bottom="none" style:writing-mode="lr-tb"/>
    </style:style>
    <style:style style:name="Table10.G10" style:family="table-cell">
      <style:table-cell-properties style:vertical-align="top" fo:padding="0cm" fo:border-left="0.5pt solid #000000" fo:border-right="none" fo:border-top="0.5pt solid #000000" fo:border-bottom="none" style:writing-mode="lr-tb"/>
    </style:style>
    <style:style style:name="Table10.H10" style:family="table-cell">
      <style:table-cell-properties style:vertical-align="top" fo:padding="0cm" fo:border-left="0.5pt solid #000000" fo:border-right="none" fo:border-top="0.5pt solid #000000" fo:border-bottom="none" style:writing-mode="lr-tb"/>
    </style:style>
    <style:style style:name="Table10.I10" style:family="table-cell">
      <style:table-cell-properties style:vertical-align="top" fo:padding="0cm" fo:border-left="0.5pt solid #000000" fo:border-right="none" fo:border-top="0.5pt solid #000000" fo:border-bottom="none" style:writing-mode="lr-tb"/>
    </style:style>
    <style:style style:name="Table10.J10" style:family="table-cell">
      <style:table-cell-properties style:vertical-align="top" fo:padding="0cm" fo:border-left="0.5pt solid #000000" fo:border-right="none" fo:border-top="0.5pt solid #000000" fo:border-bottom="none" style:writing-mode="lr-tb"/>
    </style:style>
    <style:style style:name="Table10.K10" style:family="table-cell">
      <style:table-cell-properties style:vertical-align="top" fo:padding="0cm" fo:border-left="0.5pt solid #000000" fo:border-right="none" fo:border-top="0.5pt solid #000000" fo:border-bottom="none" style:writing-mode="lr-tb"/>
    </style:style>
    <style:style style:name="Table10.L10" style:family="table-cell">
      <style:table-cell-properties style:vertical-align="top" fo:padding="0cm" fo:border-left="0.5pt solid #000000" fo:border-right="0.5pt solid #000000" fo:border-top="0.5pt solid #000000" fo:border-bottom="none" style:writing-mode="lr-tb"/>
    </style:style>
    <style:style style:name="Table10.B11" style:family="table-cell">
      <style:table-cell-properties style:vertical-align="top" fo:padding="0cm" fo:border-left="0.5pt solid #000000" fo:border-right="none" fo:border-top="none" fo:border-bottom="0.5pt solid #000000" style:writing-mode="lr-tb"/>
    </style:style>
    <style:style style:name="Table10.C11" style:family="table-cell">
      <style:table-cell-properties style:vertical-align="top" fo:padding="0cm" fo:border-left="0.5pt solid #000000" fo:border-right="none" fo:border-top="none" fo:border-bottom="0.5pt solid #000000" style:writing-mode="lr-tb"/>
    </style:style>
    <style:style style:name="Table10.D11" style:family="table-cell">
      <style:table-cell-properties style:vertical-align="top" fo:padding="0cm" fo:border-left="0.5pt solid #000000" fo:border-right="none" fo:border-top="none" fo:border-bottom="0.5pt solid #000000" style:writing-mode="lr-tb"/>
    </style:style>
    <style:style style:name="Table10.E11" style:family="table-cell">
      <style:table-cell-properties style:vertical-align="top" fo:padding="0cm" fo:border-left="0.5pt solid #000000" fo:border-right="none" fo:border-top="none" fo:border-bottom="0.5pt solid #000000" style:writing-mode="lr-tb"/>
    </style:style>
    <style:style style:name="Table10.F11" style:family="table-cell">
      <style:table-cell-properties style:vertical-align="top" fo:padding="0cm" fo:border-left="0.5pt solid #000000" fo:border-right="none" fo:border-top="none" fo:border-bottom="0.5pt solid #000000" style:writing-mode="lr-tb"/>
    </style:style>
    <style:style style:name="Table10.G11" style:family="table-cell">
      <style:table-cell-properties style:vertical-align="top" fo:padding="0cm" fo:border-left="0.5pt solid #000000" fo:border-right="none" fo:border-top="none" fo:border-bottom="0.5pt solid #000000" style:writing-mode="lr-tb"/>
    </style:style>
    <style:style style:name="Table10.H11" style:family="table-cell">
      <style:table-cell-properties style:vertical-align="top" fo:padding="0cm" fo:border-left="0.5pt solid #000000" fo:border-right="none" fo:border-top="none" fo:border-bottom="0.5pt solid #000000" style:writing-mode="lr-tb"/>
    </style:style>
    <style:style style:name="Table10.I11" style:family="table-cell">
      <style:table-cell-properties style:vertical-align="top" fo:padding="0cm" fo:border-left="0.5pt solid #000000" fo:border-right="none" fo:border-top="none" fo:border-bottom="0.5pt solid #000000" style:writing-mode="lr-tb"/>
    </style:style>
    <style:style style:name="Table10.J11" style:family="table-cell">
      <style:table-cell-properties style:vertical-align="top" fo:padding="0cm" fo:border-left="0.5pt solid #000000" fo:border-right="none" fo:border-top="none" fo:border-bottom="0.5pt solid #000000" style:writing-mode="lr-tb"/>
    </style:style>
    <style:style style:name="Table10.K11" style:family="table-cell">
      <style:table-cell-properties style:vertical-align="top" fo:padding="0cm" fo:border-left="0.5pt solid #000000" fo:border-right="none" fo:border-top="none" fo:border-bottom="0.5pt solid #000000" style:writing-mode="lr-tb"/>
    </style:style>
    <style:style style:name="Table10.L11" style:family="table-cell">
      <style:table-cell-properties style:vertical-align="top" fo:padding="0cm" fo:border-left="0.5pt solid #000000" fo:border-right="0.5pt solid #000000" fo:border-top="none" fo:border-bottom="0.5pt solid #000000" style:writing-mode="lr-tb"/>
    </style:style>
    <style:style style:name="Table10.B12" style:family="table-cell">
      <style:table-cell-properties style:vertical-align="top" fo:padding="0cm" fo:border-left="0.5pt solid #000000" fo:border-right="none" fo:border-top="none" fo:border-bottom="none" style:writing-mode="lr-tb"/>
    </style:style>
    <style:style style:name="Table10.C12" style:family="table-cell">
      <style:table-cell-properties style:vertical-align="top" fo:padding="0cm" fo:border-left="0.5pt solid #000000" fo:border-right="none" fo:border-top="none" fo:border-bottom="none" style:writing-mode="lr-tb"/>
    </style:style>
    <style:style style:name="Table10.D12" style:family="table-cell">
      <style:table-cell-properties style:vertical-align="top" fo:padding="0cm" fo:border-left="0.5pt solid #000000" fo:border-right="none" fo:border-top="none" fo:border-bottom="none" style:writing-mode="lr-tb"/>
    </style:style>
    <style:style style:name="Table10.E12" style:family="table-cell">
      <style:table-cell-properties style:vertical-align="top" fo:padding="0cm" fo:border-left="0.5pt solid #000000" fo:border-right="none" fo:border-top="none" fo:border-bottom="none" style:writing-mode="lr-tb"/>
    </style:style>
    <style:style style:name="Table10.F12" style:family="table-cell">
      <style:table-cell-properties style:vertical-align="top" fo:padding="0cm" fo:border-left="0.5pt solid #000000" fo:border-right="none" fo:border-top="none" fo:border-bottom="none" style:writing-mode="lr-tb"/>
    </style:style>
    <style:style style:name="Table10.G12" style:family="table-cell">
      <style:table-cell-properties style:vertical-align="top" fo:padding="0cm" fo:border-left="0.5pt solid #000000" fo:border-right="none" fo:border-top="none" fo:border-bottom="none" style:writing-mode="lr-tb"/>
    </style:style>
    <style:style style:name="Table10.H12" style:family="table-cell">
      <style:table-cell-properties style:vertical-align="top" fo:padding="0cm" fo:border-left="0.5pt solid #000000" fo:border-right="none" fo:border-top="none" fo:border-bottom="none" style:writing-mode="lr-tb"/>
    </style:style>
    <style:style style:name="Table10.I12" style:family="table-cell">
      <style:table-cell-properties style:vertical-align="top" fo:padding="0cm" fo:border-left="0.5pt solid #000000" fo:border-right="none" fo:border-top="none" fo:border-bottom="none" style:writing-mode="lr-tb"/>
    </style:style>
    <style:style style:name="Table10.J12" style:family="table-cell">
      <style:table-cell-properties style:vertical-align="top" fo:padding="0cm" fo:border-left="0.5pt solid #000000" fo:border-right="none" fo:border-top="none" fo:border-bottom="none" style:writing-mode="lr-tb"/>
    </style:style>
    <style:style style:name="Table10.K12" style:family="table-cell">
      <style:table-cell-properties style:vertical-align="top" fo:padding="0cm" fo:border-left="0.5pt solid #000000" fo:border-right="none" fo:border-top="none" fo:border-bottom="none" style:writing-mode="lr-tb"/>
    </style:style>
    <style:style style:name="Table10.L12" style:family="table-cell">
      <style:table-cell-properties style:vertical-align="top" fo:padding="0cm" fo:border-left="0.5pt solid #000000" fo:border-right="0.5pt solid #000000" fo:border-top="none" fo:border-bottom="none" style:writing-mode="lr-tb"/>
    </style:style>
    <style:style style:name="Table10.B13" style:family="table-cell">
      <style:table-cell-properties style:vertical-align="top" fo:padding="0cm" fo:border-left="0.5pt solid #000000" fo:border-right="none" fo:border-top="none" fo:border-bottom="0.5pt solid #000000" style:writing-mode="lr-tb"/>
    </style:style>
    <style:style style:name="Table10.C13" style:family="table-cell">
      <style:table-cell-properties style:vertical-align="top" fo:padding="0cm" fo:border-left="0.5pt solid #000000" fo:border-right="none" fo:border-top="none" fo:border-bottom="0.5pt solid #000000" style:writing-mode="lr-tb"/>
    </style:style>
    <style:style style:name="Table10.D13" style:family="table-cell">
      <style:table-cell-properties style:vertical-align="top" fo:padding="0cm" fo:border-left="0.5pt solid #000000" fo:border-right="none" fo:border-top="none" fo:border-bottom="0.5pt solid #000000" style:writing-mode="lr-tb"/>
    </style:style>
    <style:style style:name="Table10.E13" style:family="table-cell">
      <style:table-cell-properties style:vertical-align="top" fo:padding="0cm" fo:border-left="0.5pt solid #000000" fo:border-right="none" fo:border-top="none" fo:border-bottom="0.5pt solid #000000" style:writing-mode="lr-tb"/>
    </style:style>
    <style:style style:name="Table10.F13" style:family="table-cell">
      <style:table-cell-properties style:vertical-align="top" fo:padding="0cm" fo:border-left="0.5pt solid #000000" fo:border-right="none" fo:border-top="none" fo:border-bottom="0.5pt solid #000000" style:writing-mode="lr-tb"/>
    </style:style>
    <style:style style:name="Table10.G13" style:family="table-cell">
      <style:table-cell-properties style:vertical-align="top" fo:padding="0cm" fo:border-left="0.5pt solid #000000" fo:border-right="none" fo:border-top="none" fo:border-bottom="0.5pt solid #000000" style:writing-mode="lr-tb"/>
    </style:style>
    <style:style style:name="Table10.H13" style:family="table-cell">
      <style:table-cell-properties style:vertical-align="top" fo:padding="0cm" fo:border-left="0.5pt solid #000000" fo:border-right="none" fo:border-top="none" fo:border-bottom="0.5pt solid #000000" style:writing-mode="lr-tb"/>
    </style:style>
    <style:style style:name="Table10.I13" style:family="table-cell">
      <style:table-cell-properties style:vertical-align="top" fo:padding="0cm" fo:border-left="0.5pt solid #000000" fo:border-right="none" fo:border-top="none" fo:border-bottom="0.5pt solid #000000" style:writing-mode="lr-tb"/>
    </style:style>
    <style:style style:name="Table10.J13" style:family="table-cell">
      <style:table-cell-properties style:vertical-align="top" fo:padding="0cm" fo:border-left="0.5pt solid #000000" fo:border-right="none" fo:border-top="none" fo:border-bottom="0.5pt solid #000000" style:writing-mode="lr-tb"/>
    </style:style>
    <style:style style:name="Table10.K13" style:family="table-cell">
      <style:table-cell-properties style:vertical-align="top" fo:padding="0cm" fo:border-left="0.5pt solid #000000" fo:border-right="none" fo:border-top="none" fo:border-bottom="0.5pt solid #000000" style:writing-mode="lr-tb"/>
    </style:style>
    <style:style style:name="Table10.L13" style:family="table-cell">
      <style:table-cell-properties style:vertical-align="top" fo:padding="0cm" fo:border-left="0.5pt solid #000000" fo:border-right="0.5pt solid #000000" fo:border-top="none" fo:border-bottom="0.5pt solid #000000" style:writing-mode="lr-tb"/>
    </style:style>
    <style:style style:name="Table10.B14" style:family="table-cell">
      <style:table-cell-properties style:vertical-align="top" fo:padding="0cm" fo:border-left="0.5pt solid #000000" fo:border-right="none" fo:border-top="none" fo:border-bottom="none" style:writing-mode="lr-tb"/>
    </style:style>
    <style:style style:name="Table10.C14" style:family="table-cell">
      <style:table-cell-properties style:vertical-align="top" fo:padding="0cm" fo:border-left="0.5pt solid #000000" fo:border-right="none" fo:border-top="none" fo:border-bottom="none" style:writing-mode="lr-tb"/>
    </style:style>
    <style:style style:name="Table10.D14" style:family="table-cell">
      <style:table-cell-properties style:vertical-align="top" fo:padding="0cm" fo:border-left="0.5pt solid #000000" fo:border-right="none" fo:border-top="none" fo:border-bottom="none" style:writing-mode="lr-tb"/>
    </style:style>
    <style:style style:name="Table10.E14" style:family="table-cell">
      <style:table-cell-properties style:vertical-align="top" fo:padding="0cm" fo:border-left="0.5pt solid #000000" fo:border-right="none" fo:border-top="none" fo:border-bottom="none" style:writing-mode="lr-tb"/>
    </style:style>
    <style:style style:name="Table10.F14" style:family="table-cell">
      <style:table-cell-properties style:vertical-align="top" fo:padding="0cm" fo:border-left="0.5pt solid #000000" fo:border-right="none" fo:border-top="none" fo:border-bottom="none" style:writing-mode="lr-tb"/>
    </style:style>
    <style:style style:name="Table10.G14" style:family="table-cell">
      <style:table-cell-properties style:vertical-align="top" fo:padding="0cm" fo:border-left="0.5pt solid #000000" fo:border-right="none" fo:border-top="none" fo:border-bottom="none" style:writing-mode="lr-tb"/>
    </style:style>
    <style:style style:name="Table10.H14" style:family="table-cell">
      <style:table-cell-properties style:vertical-align="top" fo:padding="0cm" fo:border-left="0.5pt solid #000000" fo:border-right="none" fo:border-top="none" fo:border-bottom="none" style:writing-mode="lr-tb"/>
    </style:style>
    <style:style style:name="Table10.I14" style:family="table-cell">
      <style:table-cell-properties style:vertical-align="top" fo:padding="0cm" fo:border-left="0.5pt solid #000000" fo:border-right="none" fo:border-top="none" fo:border-bottom="none" style:writing-mode="lr-tb"/>
    </style:style>
    <style:style style:name="Table10.J14" style:family="table-cell">
      <style:table-cell-properties style:vertical-align="top" fo:padding="0cm" fo:border-left="0.5pt solid #000000" fo:border-right="none" fo:border-top="none" fo:border-bottom="none" style:writing-mode="lr-tb"/>
    </style:style>
    <style:style style:name="Table10.K14" style:family="table-cell">
      <style:table-cell-properties style:vertical-align="top" fo:padding="0cm" fo:border-left="0.5pt solid #000000" fo:border-right="none" fo:border-top="none" fo:border-bottom="none" style:writing-mode="lr-tb"/>
    </style:style>
    <style:style style:name="Table10.L14" style:family="table-cell">
      <style:table-cell-properties style:vertical-align="top" fo:padding="0cm" fo:border-left="0.5pt solid #000000" fo:border-right="0.5pt solid #000000" fo:border-top="none" fo:border-bottom="none" style:writing-mode="lr-tb"/>
    </style:style>
    <style:style style:name="Table10.B15" style:family="table-cell">
      <style:table-cell-properties style:vertical-align="top" fo:padding="0cm" fo:border-left="0.5pt solid #000000" fo:border-right="none" fo:border-top="none" fo:border-bottom="0.5pt solid #000000" style:writing-mode="lr-tb"/>
    </style:style>
    <style:style style:name="Table10.C15" style:family="table-cell">
      <style:table-cell-properties style:vertical-align="top" fo:padding="0cm" fo:border-left="0.5pt solid #000000" fo:border-right="none" fo:border-top="none" fo:border-bottom="0.5pt solid #000000" style:writing-mode="lr-tb"/>
    </style:style>
    <style:style style:name="Table10.D15" style:family="table-cell">
      <style:table-cell-properties style:vertical-align="top" fo:padding="0cm" fo:border-left="0.5pt solid #000000" fo:border-right="none" fo:border-top="none" fo:border-bottom="0.5pt solid #000000" style:writing-mode="lr-tb"/>
    </style:style>
    <style:style style:name="Table10.E15" style:family="table-cell">
      <style:table-cell-properties style:vertical-align="top" fo:padding="0cm" fo:border-left="0.5pt solid #000000" fo:border-right="none" fo:border-top="none" fo:border-bottom="0.5pt solid #000000" style:writing-mode="lr-tb"/>
    </style:style>
    <style:style style:name="Table10.F15" style:family="table-cell">
      <style:table-cell-properties style:vertical-align="top" fo:padding="0cm" fo:border-left="0.5pt solid #000000" fo:border-right="none" fo:border-top="none" fo:border-bottom="0.5pt solid #000000" style:writing-mode="lr-tb"/>
    </style:style>
    <style:style style:name="Table10.G15" style:family="table-cell">
      <style:table-cell-properties style:vertical-align="top" fo:padding="0cm" fo:border-left="0.5pt solid #000000" fo:border-right="none" fo:border-top="none" fo:border-bottom="0.5pt solid #000000" style:writing-mode="lr-tb"/>
    </style:style>
    <style:style style:name="Table10.H15" style:family="table-cell">
      <style:table-cell-properties style:vertical-align="top" fo:padding="0cm" fo:border-left="0.5pt solid #000000" fo:border-right="none" fo:border-top="none" fo:border-bottom="0.5pt solid #000000" style:writing-mode="lr-tb"/>
    </style:style>
    <style:style style:name="Table10.I15" style:family="table-cell">
      <style:table-cell-properties style:vertical-align="top" fo:padding="0cm" fo:border-left="0.5pt solid #000000" fo:border-right="none" fo:border-top="none" fo:border-bottom="0.5pt solid #000000" style:writing-mode="lr-tb"/>
    </style:style>
    <style:style style:name="Table10.J15" style:family="table-cell">
      <style:table-cell-properties style:vertical-align="top" fo:padding="0cm" fo:border-left="0.5pt solid #000000" fo:border-right="none" fo:border-top="none" fo:border-bottom="0.5pt solid #000000" style:writing-mode="lr-tb"/>
    </style:style>
    <style:style style:name="Table10.K15" style:family="table-cell">
      <style:table-cell-properties style:vertical-align="top" fo:padding="0cm" fo:border-left="0.5pt solid #000000" fo:border-right="none" fo:border-top="none" fo:border-bottom="0.5pt solid #000000" style:writing-mode="lr-tb"/>
    </style:style>
    <style:style style:name="Table10.L15" style:family="table-cell">
      <style:table-cell-properties style:vertical-align="top" fo:padding="0cm" fo:border-left="0.5pt solid #000000" fo:border-right="0.5pt solid #000000" fo:border-top="none" fo:border-bottom="0.5pt solid #000000" style:writing-mode="lr-tb"/>
    </style:style>
    <style:style style:name="Table10.B16" style:family="table-cell">
      <style:table-cell-properties style:vertical-align="top" fo:padding="0cm" fo:border-left="0.5pt solid #000000" fo:border-right="none" fo:border-top="none" fo:border-bottom="none" style:writing-mode="lr-tb"/>
    </style:style>
    <style:style style:name="Table10.C16" style:family="table-cell">
      <style:table-cell-properties style:vertical-align="top" fo:padding="0cm" fo:border-left="0.5pt solid #000000" fo:border-right="none" fo:border-top="none" fo:border-bottom="none" style:writing-mode="lr-tb"/>
    </style:style>
    <style:style style:name="Table10.D16" style:family="table-cell">
      <style:table-cell-properties style:vertical-align="top" fo:padding="0cm" fo:border-left="0.5pt solid #000000" fo:border-right="none" fo:border-top="none" fo:border-bottom="none" style:writing-mode="lr-tb"/>
    </style:style>
    <style:style style:name="Table10.E16" style:family="table-cell">
      <style:table-cell-properties style:vertical-align="top" fo:padding="0cm" fo:border-left="0.5pt solid #000000" fo:border-right="none" fo:border-top="none" fo:border-bottom="none" style:writing-mode="lr-tb"/>
    </style:style>
    <style:style style:name="Table10.F16" style:family="table-cell">
      <style:table-cell-properties style:vertical-align="top" fo:padding="0cm" fo:border-left="0.5pt solid #000000" fo:border-right="none" fo:border-top="none" fo:border-bottom="none" style:writing-mode="lr-tb"/>
    </style:style>
    <style:style style:name="Table10.G16" style:family="table-cell">
      <style:table-cell-properties style:vertical-align="top" fo:padding="0cm" fo:border-left="0.5pt solid #000000" fo:border-right="none" fo:border-top="none" fo:border-bottom="none" style:writing-mode="lr-tb"/>
    </style:style>
    <style:style style:name="Table10.H16" style:family="table-cell">
      <style:table-cell-properties style:vertical-align="top" fo:padding="0cm" fo:border-left="0.5pt solid #000000" fo:border-right="none" fo:border-top="none" fo:border-bottom="none" style:writing-mode="lr-tb"/>
    </style:style>
    <style:style style:name="Table10.I16" style:family="table-cell">
      <style:table-cell-properties style:vertical-align="top" fo:padding="0cm" fo:border-left="0.5pt solid #000000" fo:border-right="none" fo:border-top="none" fo:border-bottom="none" style:writing-mode="lr-tb"/>
    </style:style>
    <style:style style:name="Table10.J16" style:family="table-cell">
      <style:table-cell-properties style:vertical-align="top" fo:padding="0cm" fo:border-left="0.5pt solid #000000" fo:border-right="none" fo:border-top="none" fo:border-bottom="none" style:writing-mode="lr-tb"/>
    </style:style>
    <style:style style:name="Table10.K16" style:family="table-cell">
      <style:table-cell-properties style:vertical-align="top" fo:padding="0cm" fo:border-left="0.5pt solid #000000" fo:border-right="none" fo:border-top="none" fo:border-bottom="none" style:writing-mode="lr-tb"/>
    </style:style>
    <style:style style:name="Table10.L16" style:family="table-cell">
      <style:table-cell-properties style:vertical-align="top" fo:padding="0cm" fo:border-left="0.5pt solid #000000" fo:border-right="0.5pt solid #000000" fo:border-top="none" fo:border-bottom="none" style:writing-mode="lr-tb"/>
    </style:style>
    <style:style style:name="Table10.B17" style:family="table-cell">
      <style:table-cell-properties style:vertical-align="top" fo:padding="0cm" fo:border-left="0.5pt solid #000000" fo:border-right="none" fo:border-top="none" fo:border-bottom="0.5pt solid #000000" style:writing-mode="lr-tb"/>
    </style:style>
    <style:style style:name="Table10.C17" style:family="table-cell">
      <style:table-cell-properties style:vertical-align="top" fo:padding="0cm" fo:border-left="0.5pt solid #000000" fo:border-right="none" fo:border-top="none" fo:border-bottom="0.5pt solid #000000" style:writing-mode="lr-tb"/>
    </style:style>
    <style:style style:name="Table10.D17" style:family="table-cell">
      <style:table-cell-properties style:vertical-align="top" fo:padding="0cm" fo:border-left="0.5pt solid #000000" fo:border-right="none" fo:border-top="none" fo:border-bottom="0.5pt solid #000000" style:writing-mode="lr-tb"/>
    </style:style>
    <style:style style:name="Table10.E17" style:family="table-cell">
      <style:table-cell-properties style:vertical-align="top" fo:padding="0cm" fo:border-left="0.5pt solid #000000" fo:border-right="none" fo:border-top="none" fo:border-bottom="0.5pt solid #000000" style:writing-mode="lr-tb"/>
    </style:style>
    <style:style style:name="Table10.F17" style:family="table-cell">
      <style:table-cell-properties style:vertical-align="top" fo:padding="0cm" fo:border-left="0.5pt solid #000000" fo:border-right="none" fo:border-top="none" fo:border-bottom="0.5pt solid #000000" style:writing-mode="lr-tb"/>
    </style:style>
    <style:style style:name="Table10.G17" style:family="table-cell">
      <style:table-cell-properties style:vertical-align="top" fo:padding="0cm" fo:border-left="0.5pt solid #000000" fo:border-right="none" fo:border-top="none" fo:border-bottom="0.5pt solid #000000" style:writing-mode="lr-tb"/>
    </style:style>
    <style:style style:name="Table10.H17" style:family="table-cell">
      <style:table-cell-properties style:vertical-align="top" fo:padding="0cm" fo:border-left="0.5pt solid #000000" fo:border-right="none" fo:border-top="none" fo:border-bottom="0.5pt solid #000000" style:writing-mode="lr-tb"/>
    </style:style>
    <style:style style:name="Table10.I17" style:family="table-cell">
      <style:table-cell-properties style:vertical-align="top" fo:padding="0cm" fo:border-left="0.5pt solid #000000" fo:border-right="none" fo:border-top="none" fo:border-bottom="0.5pt solid #000000" style:writing-mode="lr-tb"/>
    </style:style>
    <style:style style:name="Table10.J17" style:family="table-cell">
      <style:table-cell-properties style:vertical-align="top" fo:padding="0cm" fo:border-left="0.5pt solid #000000" fo:border-right="none" fo:border-top="none" fo:border-bottom="0.5pt solid #000000" style:writing-mode="lr-tb"/>
    </style:style>
    <style:style style:name="Table10.K17" style:family="table-cell">
      <style:table-cell-properties style:vertical-align="top" fo:padding="0cm" fo:border-left="0.5pt solid #000000" fo:border-right="none" fo:border-top="none" fo:border-bottom="0.5pt solid #000000" style:writing-mode="lr-tb"/>
    </style:style>
    <style:style style:name="Table10.L17" style:family="table-cell">
      <style:table-cell-properties style:vertical-align="top" fo:padding="0cm" fo:border-left="0.5pt solid #000000" fo:border-right="0.5pt solid #000000" fo:border-top="none" fo:border-bottom="0.5pt solid #000000" style:writing-mode="lr-tb"/>
    </style:style>
    <style:style style:name="Table10.B18" style:family="table-cell">
      <style:table-cell-properties style:vertical-align="top" fo:padding="0cm" fo:border-left="0.5pt solid #000000" fo:border-right="none" fo:border-top="0.5pt solid #000000" fo:border-bottom="none" style:writing-mode="lr-tb"/>
    </style:style>
    <style:style style:name="Table10.C18" style:family="table-cell">
      <style:table-cell-properties style:vertical-align="top" fo:padding="0cm" fo:border-left="0.5pt solid #000000" fo:border-right="none" fo:border-top="0.5pt solid #000000" fo:border-bottom="none" style:writing-mode="lr-tb"/>
    </style:style>
    <style:style style:name="Table10.D18" style:family="table-cell">
      <style:table-cell-properties style:vertical-align="top" fo:padding="0cm" fo:border-left="0.5pt solid #000000" fo:border-right="none" fo:border-top="0.5pt solid #000000" fo:border-bottom="none" style:writing-mode="lr-tb"/>
    </style:style>
    <style:style style:name="Table10.E18" style:family="table-cell">
      <style:table-cell-properties style:vertical-align="top" fo:padding="0cm" fo:border-left="0.5pt solid #000000" fo:border-right="none" fo:border-top="0.5pt solid #000000" fo:border-bottom="none" style:writing-mode="lr-tb"/>
    </style:style>
    <style:style style:name="Table10.F18" style:family="table-cell">
      <style:table-cell-properties style:vertical-align="top" fo:padding="0cm" fo:border-left="0.5pt solid #000000" fo:border-right="none" fo:border-top="0.5pt solid #000000" fo:border-bottom="none" style:writing-mode="lr-tb"/>
    </style:style>
    <style:style style:name="Table10.G18" style:family="table-cell">
      <style:table-cell-properties style:vertical-align="top" fo:padding="0cm" fo:border-left="0.5pt solid #000000" fo:border-right="none" fo:border-top="0.5pt solid #000000" fo:border-bottom="none" style:writing-mode="lr-tb"/>
    </style:style>
    <style:style style:name="Table10.H18" style:family="table-cell">
      <style:table-cell-properties style:vertical-align="top" fo:padding="0cm" fo:border-left="0.5pt solid #000000" fo:border-right="none" fo:border-top="0.5pt solid #000000" fo:border-bottom="none" style:writing-mode="lr-tb"/>
    </style:style>
    <style:style style:name="Table10.I18" style:family="table-cell">
      <style:table-cell-properties style:vertical-align="top" fo:padding="0cm" fo:border-left="0.5pt solid #000000" fo:border-right="none" fo:border-top="0.5pt solid #000000" fo:border-bottom="none" style:writing-mode="lr-tb"/>
    </style:style>
    <style:style style:name="Table10.J18" style:family="table-cell">
      <style:table-cell-properties style:vertical-align="top" fo:padding="0cm" fo:border-left="0.5pt solid #000000" fo:border-right="none" fo:border-top="0.5pt solid #000000" fo:border-bottom="none" style:writing-mode="lr-tb"/>
    </style:style>
    <style:style style:name="Table10.K18" style:family="table-cell">
      <style:table-cell-properties style:vertical-align="top" fo:padding="0cm" fo:border-left="0.5pt solid #000000" fo:border-right="none" fo:border-top="0.5pt solid #000000" fo:border-bottom="none" style:writing-mode="lr-tb"/>
    </style:style>
    <style:style style:name="Table10.L18" style:family="table-cell">
      <style:table-cell-properties style:vertical-align="top" fo:padding="0cm" fo:border-left="0.5pt solid #000000" fo:border-right="0.5pt solid #000000" fo:border-top="0.5pt solid #000000" fo:border-bottom="none" style:writing-mode="lr-tb"/>
    </style:style>
    <style:style style:name="Table10.B19" style:family="table-cell">
      <style:table-cell-properties style:vertical-align="top" fo:padding="0cm" fo:border-left="0.5pt solid #000000" fo:border-right="none" fo:border-top="none" fo:border-bottom="0.5pt solid #000000" style:writing-mode="lr-tb"/>
    </style:style>
    <style:style style:name="Table10.C19" style:family="table-cell">
      <style:table-cell-properties style:vertical-align="top" fo:padding="0cm" fo:border-left="0.5pt solid #000000" fo:border-right="none" fo:border-top="none" fo:border-bottom="0.5pt solid #000000" style:writing-mode="lr-tb"/>
    </style:style>
    <style:style style:name="Table10.D19" style:family="table-cell">
      <style:table-cell-properties style:vertical-align="top" fo:padding="0cm" fo:border-left="0.5pt solid #000000" fo:border-right="none" fo:border-top="none" fo:border-bottom="0.5pt solid #000000" style:writing-mode="lr-tb"/>
    </style:style>
    <style:style style:name="Table10.E19" style:family="table-cell">
      <style:table-cell-properties style:vertical-align="top" fo:padding="0cm" fo:border-left="0.5pt solid #000000" fo:border-right="none" fo:border-top="none" fo:border-bottom="0.5pt solid #000000" style:writing-mode="lr-tb"/>
    </style:style>
    <style:style style:name="Table10.F19" style:family="table-cell">
      <style:table-cell-properties style:vertical-align="top" fo:padding="0cm" fo:border-left="0.5pt solid #000000" fo:border-right="none" fo:border-top="none" fo:border-bottom="0.5pt solid #000000" style:writing-mode="lr-tb"/>
    </style:style>
    <style:style style:name="Table10.G19" style:family="table-cell">
      <style:table-cell-properties style:vertical-align="top" fo:padding="0cm" fo:border-left="0.5pt solid #000000" fo:border-right="none" fo:border-top="none" fo:border-bottom="0.5pt solid #000000" style:writing-mode="lr-tb"/>
    </style:style>
    <style:style style:name="Table10.H19" style:family="table-cell">
      <style:table-cell-properties style:vertical-align="top" fo:padding="0cm" fo:border-left="0.5pt solid #000000" fo:border-right="none" fo:border-top="none" fo:border-bottom="0.5pt solid #000000" style:writing-mode="lr-tb"/>
    </style:style>
    <style:style style:name="Table10.I19" style:family="table-cell">
      <style:table-cell-properties style:vertical-align="top" fo:padding="0cm" fo:border-left="0.5pt solid #000000" fo:border-right="none" fo:border-top="none" fo:border-bottom="0.5pt solid #000000" style:writing-mode="lr-tb"/>
    </style:style>
    <style:style style:name="Table10.J19" style:family="table-cell">
      <style:table-cell-properties style:vertical-align="top" fo:padding="0cm" fo:border-left="0.5pt solid #000000" fo:border-right="none" fo:border-top="none" fo:border-bottom="0.5pt solid #000000" style:writing-mode="lr-tb"/>
    </style:style>
    <style:style style:name="Table10.K19" style:family="table-cell">
      <style:table-cell-properties style:vertical-align="top" fo:padding="0cm" fo:border-left="0.5pt solid #000000" fo:border-right="none" fo:border-top="none" fo:border-bottom="0.5pt solid #000000" style:writing-mode="lr-tb"/>
    </style:style>
    <style:style style:name="Table10.L19" style:family="table-cell">
      <style:table-cell-properties style:vertical-align="top" fo:padding="0cm" fo:border-left="0.5pt solid #000000" fo:border-right="0.5pt solid #000000" fo:border-top="none" fo:border-bottom="0.5pt solid #000000" style:writing-mode="lr-tb"/>
    </style:style>
    <style:style style:name="Table10.B20" style:family="table-cell">
      <style:table-cell-properties style:vertical-align="top" fo:padding="0cm" fo:border-left="0.5pt solid #000000" fo:border-right="none" fo:border-top="none" fo:border-bottom="none" style:writing-mode="lr-tb"/>
    </style:style>
    <style:style style:name="Table10.C20" style:family="table-cell">
      <style:table-cell-properties style:vertical-align="top" fo:padding="0cm" fo:border-left="0.5pt solid #000000" fo:border-right="none" fo:border-top="none" fo:border-bottom="none" style:writing-mode="lr-tb"/>
    </style:style>
    <style:style style:name="Table10.D20" style:family="table-cell">
      <style:table-cell-properties style:vertical-align="top" fo:padding="0cm" fo:border-left="0.5pt solid #000000" fo:border-right="none" fo:border-top="none" fo:border-bottom="none" style:writing-mode="lr-tb"/>
    </style:style>
    <style:style style:name="Table10.E20" style:family="table-cell">
      <style:table-cell-properties style:vertical-align="top" fo:padding="0cm" fo:border-left="0.5pt solid #000000" fo:border-right="none" fo:border-top="none" fo:border-bottom="none" style:writing-mode="lr-tb"/>
    </style:style>
    <style:style style:name="Table10.F20" style:family="table-cell">
      <style:table-cell-properties style:vertical-align="top" fo:padding="0cm" fo:border-left="0.5pt solid #000000" fo:border-right="none" fo:border-top="none" fo:border-bottom="none" style:writing-mode="lr-tb"/>
    </style:style>
    <style:style style:name="Table10.G20" style:family="table-cell">
      <style:table-cell-properties style:vertical-align="top" fo:padding="0cm" fo:border-left="0.5pt solid #000000" fo:border-right="none" fo:border-top="none" fo:border-bottom="none" style:writing-mode="lr-tb"/>
    </style:style>
    <style:style style:name="Table10.H20" style:family="table-cell">
      <style:table-cell-properties style:vertical-align="top" fo:padding="0cm" fo:border-left="0.5pt solid #000000" fo:border-right="none" fo:border-top="none" fo:border-bottom="none" style:writing-mode="lr-tb"/>
    </style:style>
    <style:style style:name="Table10.I20" style:family="table-cell">
      <style:table-cell-properties style:vertical-align="top" fo:padding="0cm" fo:border-left="0.5pt solid #000000" fo:border-right="none" fo:border-top="none" fo:border-bottom="none" style:writing-mode="lr-tb"/>
    </style:style>
    <style:style style:name="Table10.J20" style:family="table-cell">
      <style:table-cell-properties style:vertical-align="top" fo:padding="0cm" fo:border-left="0.5pt solid #000000" fo:border-right="none" fo:border-top="none" fo:border-bottom="none" style:writing-mode="lr-tb"/>
    </style:style>
    <style:style style:name="Table10.K20" style:family="table-cell">
      <style:table-cell-properties style:vertical-align="top" fo:padding="0cm" fo:border-left="0.5pt solid #000000" fo:border-right="none" fo:border-top="none" fo:border-bottom="none" style:writing-mode="lr-tb"/>
    </style:style>
    <style:style style:name="Table10.L20" style:family="table-cell">
      <style:table-cell-properties style:vertical-align="top" fo:padding="0cm" fo:border-left="0.5pt solid #000000" fo:border-right="0.5pt solid #000000" fo:border-top="none" fo:border-bottom="none" style:writing-mode="lr-tb"/>
    </style:style>
    <style:style style:name="Table10.B21" style:family="table-cell">
      <style:table-cell-properties style:vertical-align="top" fo:padding="0cm" fo:border-left="0.5pt solid #000000" fo:border-right="none" fo:border-top="none" fo:border-bottom="0.5pt solid #000000" style:writing-mode="lr-tb"/>
    </style:style>
    <style:style style:name="Table10.C21" style:family="table-cell">
      <style:table-cell-properties style:vertical-align="top" fo:padding="0cm" fo:border-left="0.5pt solid #000000" fo:border-right="none" fo:border-top="none" fo:border-bottom="0.5pt solid #000000" style:writing-mode="lr-tb"/>
    </style:style>
    <style:style style:name="Table10.D21" style:family="table-cell">
      <style:table-cell-properties style:vertical-align="top" fo:padding="0cm" fo:border-left="0.5pt solid #000000" fo:border-right="none" fo:border-top="none" fo:border-bottom="0.5pt solid #000000" style:writing-mode="lr-tb"/>
    </style:style>
    <style:style style:name="Table10.E21" style:family="table-cell">
      <style:table-cell-properties style:vertical-align="top" fo:padding="0cm" fo:border-left="0.5pt solid #000000" fo:border-right="none" fo:border-top="none" fo:border-bottom="0.5pt solid #000000" style:writing-mode="lr-tb"/>
    </style:style>
    <style:style style:name="Table10.F21" style:family="table-cell">
      <style:table-cell-properties style:vertical-align="top" fo:padding="0cm" fo:border-left="0.5pt solid #000000" fo:border-right="none" fo:border-top="none" fo:border-bottom="0.5pt solid #000000" style:writing-mode="lr-tb"/>
    </style:style>
    <style:style style:name="Table10.G21" style:family="table-cell">
      <style:table-cell-properties style:vertical-align="top" fo:padding="0cm" fo:border-left="0.5pt solid #000000" fo:border-right="none" fo:border-top="none" fo:border-bottom="0.5pt solid #000000" style:writing-mode="lr-tb"/>
    </style:style>
    <style:style style:name="Table10.H21" style:family="table-cell">
      <style:table-cell-properties style:vertical-align="top" fo:padding="0cm" fo:border-left="0.5pt solid #000000" fo:border-right="none" fo:border-top="none" fo:border-bottom="0.5pt solid #000000" style:writing-mode="lr-tb"/>
    </style:style>
    <style:style style:name="Table10.I21" style:family="table-cell">
      <style:table-cell-properties style:vertical-align="top" fo:padding="0cm" fo:border-left="0.5pt solid #000000" fo:border-right="none" fo:border-top="none" fo:border-bottom="0.5pt solid #000000" style:writing-mode="lr-tb"/>
    </style:style>
    <style:style style:name="Table10.J21" style:family="table-cell">
      <style:table-cell-properties style:vertical-align="top" fo:padding="0cm" fo:border-left="0.5pt solid #000000" fo:border-right="none" fo:border-top="none" fo:border-bottom="0.5pt solid #000000" style:writing-mode="lr-tb"/>
    </style:style>
    <style:style style:name="Table10.K21" style:family="table-cell">
      <style:table-cell-properties style:vertical-align="top" fo:padding="0cm" fo:border-left="0.5pt solid #000000" fo:border-right="none" fo:border-top="none" fo:border-bottom="0.5pt solid #000000" style:writing-mode="lr-tb"/>
    </style:style>
    <style:style style:name="Table10.L21" style:family="table-cell">
      <style:table-cell-properties style:vertical-align="top" fo:padding="0cm" fo:border-left="0.5pt solid #000000" fo:border-right="0.5pt solid #000000" fo:border-top="none" fo:border-bottom="0.5pt solid #000000" style:writing-mode="lr-tb"/>
    </style:style>
    <style:style style:name="Table10.B22" style:family="table-cell">
      <style:table-cell-properties style:vertical-align="top" fo:padding="0cm" fo:border-left="0.5pt solid #000000" fo:border-right="none" fo:border-top="0.5pt solid #000000" fo:border-bottom="none" style:writing-mode="lr-tb"/>
    </style:style>
    <style:style style:name="Table10.C22" style:family="table-cell">
      <style:table-cell-properties style:vertical-align="top" fo:padding="0cm" fo:border-left="0.5pt solid #000000" fo:border-right="none" fo:border-top="0.5pt solid #000000" fo:border-bottom="none" style:writing-mode="lr-tb"/>
    </style:style>
    <style:style style:name="Table10.D22" style:family="table-cell">
      <style:table-cell-properties style:vertical-align="top" fo:padding="0cm" fo:border-left="0.5pt solid #000000" fo:border-right="none" fo:border-top="0.5pt solid #000000" fo:border-bottom="none" style:writing-mode="lr-tb"/>
    </style:style>
    <style:style style:name="Table10.E22" style:family="table-cell">
      <style:table-cell-properties style:vertical-align="top" fo:padding="0cm" fo:border-left="0.5pt solid #000000" fo:border-right="none" fo:border-top="0.5pt solid #000000" fo:border-bottom="none" style:writing-mode="lr-tb"/>
    </style:style>
    <style:style style:name="Table10.F22" style:family="table-cell">
      <style:table-cell-properties style:vertical-align="top" fo:padding="0cm" fo:border-left="0.5pt solid #000000" fo:border-right="none" fo:border-top="0.5pt solid #000000" fo:border-bottom="none" style:writing-mode="lr-tb"/>
    </style:style>
    <style:style style:name="Table10.G22" style:family="table-cell">
      <style:table-cell-properties style:vertical-align="top" fo:padding="0cm" fo:border-left="0.5pt solid #000000" fo:border-right="none" fo:border-top="0.5pt solid #000000" fo:border-bottom="none" style:writing-mode="lr-tb"/>
    </style:style>
    <style:style style:name="Table10.H22" style:family="table-cell">
      <style:table-cell-properties style:vertical-align="top" fo:padding="0cm" fo:border-left="0.5pt solid #000000" fo:border-right="none" fo:border-top="0.5pt solid #000000" fo:border-bottom="none" style:writing-mode="lr-tb"/>
    </style:style>
    <style:style style:name="Table10.I22" style:family="table-cell">
      <style:table-cell-properties style:vertical-align="top" fo:padding="0cm" fo:border-left="0.5pt solid #000000" fo:border-right="none" fo:border-top="0.5pt solid #000000" fo:border-bottom="none" style:writing-mode="lr-tb"/>
    </style:style>
    <style:style style:name="Table10.J22" style:family="table-cell">
      <style:table-cell-properties style:vertical-align="top" fo:padding="0cm" fo:border-left="0.5pt solid #000000" fo:border-right="none" fo:border-top="0.5pt solid #000000" fo:border-bottom="none" style:writing-mode="lr-tb"/>
    </style:style>
    <style:style style:name="Table10.K22" style:family="table-cell">
      <style:table-cell-properties style:vertical-align="top" fo:padding="0cm" fo:border-left="0.5pt solid #000000" fo:border-right="none" fo:border-top="0.5pt solid #000000" fo:border-bottom="none" style:writing-mode="lr-tb"/>
    </style:style>
    <style:style style:name="Table10.L22" style:family="table-cell">
      <style:table-cell-properties style:vertical-align="top" fo:padding="0cm" fo:border-left="0.5pt solid #000000" fo:border-right="0.5pt solid #000000" fo:border-top="0.5pt solid #000000" fo:border-bottom="none" style:writing-mode="lr-tb"/>
    </style:style>
    <style:style style:name="Table10.B23" style:family="table-cell">
      <style:table-cell-properties style:vertical-align="top" fo:padding="0cm" fo:border-left="0.5pt solid #000000" fo:border-right="none" fo:border-top="none" fo:border-bottom="none" style:writing-mode="lr-tb"/>
    </style:style>
    <style:style style:name="Table10.C23" style:family="table-cell">
      <style:table-cell-properties style:vertical-align="top" fo:padding="0cm" fo:border-left="0.5pt solid #000000" fo:border-right="none" fo:border-top="none" fo:border-bottom="none" style:writing-mode="lr-tb"/>
    </style:style>
    <style:style style:name="Table10.D23" style:family="table-cell">
      <style:table-cell-properties style:vertical-align="top" fo:padding="0cm" fo:border-left="0.5pt solid #000000" fo:border-right="none" fo:border-top="none" fo:border-bottom="none" style:writing-mode="lr-tb"/>
    </style:style>
    <style:style style:name="Table10.E23" style:family="table-cell">
      <style:table-cell-properties style:vertical-align="top" fo:padding="0cm" fo:border-left="0.5pt solid #000000" fo:border-right="none" fo:border-top="none" fo:border-bottom="none" style:writing-mode="lr-tb"/>
    </style:style>
    <style:style style:name="Table10.F23" style:family="table-cell">
      <style:table-cell-properties style:vertical-align="top" fo:padding="0cm" fo:border-left="0.5pt solid #000000" fo:border-right="none" fo:border-top="none" fo:border-bottom="none" style:writing-mode="lr-tb"/>
    </style:style>
    <style:style style:name="Table10.G23" style:family="table-cell">
      <style:table-cell-properties style:vertical-align="top" fo:padding="0cm" fo:border-left="0.5pt solid #000000" fo:border-right="none" fo:border-top="none" fo:border-bottom="none" style:writing-mode="lr-tb"/>
    </style:style>
    <style:style style:name="Table10.H23" style:family="table-cell">
      <style:table-cell-properties style:vertical-align="top" fo:padding="0cm" fo:border-left="0.5pt solid #000000" fo:border-right="none" fo:border-top="none" fo:border-bottom="none" style:writing-mode="lr-tb"/>
    </style:style>
    <style:style style:name="Table10.I23" style:family="table-cell">
      <style:table-cell-properties style:vertical-align="top" fo:padding="0cm" fo:border-left="0.5pt solid #000000" fo:border-right="none" fo:border-top="none" fo:border-bottom="none" style:writing-mode="lr-tb"/>
    </style:style>
    <style:style style:name="Table10.J23" style:family="table-cell">
      <style:table-cell-properties style:vertical-align="top" fo:padding="0cm" fo:border-left="0.5pt solid #000000" fo:border-right="none" fo:border-top="none" fo:border-bottom="none" style:writing-mode="lr-tb"/>
    </style:style>
    <style:style style:name="Table10.K23" style:family="table-cell">
      <style:table-cell-properties style:vertical-align="top" fo:padding="0cm" fo:border-left="0.5pt solid #000000" fo:border-right="none" fo:border-top="none" fo:border-bottom="none" style:writing-mode="lr-tb"/>
    </style:style>
    <style:style style:name="Table10.L23" style:family="table-cell">
      <style:table-cell-properties style:vertical-align="top" fo:padding="0cm" fo:border-left="0.5pt solid #000000" fo:border-right="0.5pt solid #000000" fo:border-top="none" fo:border-bottom="none" style:writing-mode="lr-tb"/>
    </style:style>
    <style:style style:name="Table10.B24" style:family="table-cell">
      <style:table-cell-properties style:vertical-align="top" fo:padding="0cm" fo:border-left="0.5pt solid #000000" fo:border-right="none" fo:border-top="none" fo:border-bottom="0.5pt solid #000000" style:writing-mode="lr-tb"/>
    </style:style>
    <style:style style:name="Table10.C24" style:family="table-cell">
      <style:table-cell-properties style:vertical-align="top" fo:padding="0cm" fo:border-left="0.5pt solid #000000" fo:border-right="none" fo:border-top="none" fo:border-bottom="0.5pt solid #000000" style:writing-mode="lr-tb"/>
    </style:style>
    <style:style style:name="Table10.D24" style:family="table-cell">
      <style:table-cell-properties style:vertical-align="top" fo:padding="0cm" fo:border-left="0.5pt solid #000000" fo:border-right="none" fo:border-top="none" fo:border-bottom="0.5pt solid #000000" style:writing-mode="lr-tb"/>
    </style:style>
    <style:style style:name="Table10.E24" style:family="table-cell">
      <style:table-cell-properties style:vertical-align="top" fo:padding="0cm" fo:border-left="0.5pt solid #000000" fo:border-right="none" fo:border-top="none" fo:border-bottom="0.5pt solid #000000" style:writing-mode="lr-tb"/>
    </style:style>
    <style:style style:name="Table10.F24" style:family="table-cell">
      <style:table-cell-properties style:vertical-align="top" fo:padding="0cm" fo:border-left="0.5pt solid #000000" fo:border-right="none" fo:border-top="none" fo:border-bottom="0.5pt solid #000000" style:writing-mode="lr-tb"/>
    </style:style>
    <style:style style:name="Table10.G24" style:family="table-cell">
      <style:table-cell-properties style:vertical-align="top" fo:padding="0cm" fo:border-left="0.5pt solid #000000" fo:border-right="none" fo:border-top="none" fo:border-bottom="0.5pt solid #000000" style:writing-mode="lr-tb"/>
    </style:style>
    <style:style style:name="Table10.H24" style:family="table-cell">
      <style:table-cell-properties style:vertical-align="top" fo:padding="0cm" fo:border-left="0.5pt solid #000000" fo:border-right="none" fo:border-top="none" fo:border-bottom="0.5pt solid #000000" style:writing-mode="lr-tb"/>
    </style:style>
    <style:style style:name="Table10.I24" style:family="table-cell">
      <style:table-cell-properties style:vertical-align="top" fo:padding="0cm" fo:border-left="0.5pt solid #000000" fo:border-right="none" fo:border-top="none" fo:border-bottom="0.5pt solid #000000" style:writing-mode="lr-tb"/>
    </style:style>
    <style:style style:name="Table10.J24" style:family="table-cell">
      <style:table-cell-properties style:vertical-align="top" fo:padding="0cm" fo:border-left="0.5pt solid #000000" fo:border-right="none" fo:border-top="none" fo:border-bottom="0.5pt solid #000000" style:writing-mode="lr-tb"/>
    </style:style>
    <style:style style:name="Table10.K24" style:family="table-cell">
      <style:table-cell-properties style:vertical-align="top" fo:padding="0cm" fo:border-left="0.5pt solid #000000" fo:border-right="none" fo:border-top="none" fo:border-bottom="0.5pt solid #000000" style:writing-mode="lr-tb"/>
    </style:style>
    <style:style style:name="Table10.L24" style:family="table-cell">
      <style:table-cell-properties style:vertical-align="top" fo:padding="0cm" fo:border-left="0.5pt solid #000000" fo:border-right="0.5pt solid #000000" fo:border-top="none" fo:border-bottom="0.5pt solid #000000" style:writing-mode="lr-tb"/>
    </style:style>
    <style:style style:name="Table10.A25" style:family="table-cell">
      <style:table-cell-properties style:vertical-align="middle" fo:background-color="#dddddd" fo:padding="0cm" fo:border-left="0.5pt solid #000000" fo:border-right="0.5pt solid #000000" fo:border-top="0.5pt solid #000000" fo:border-bottom="none" style:writing-mode="lr-tb">
        <style:background-image/>
      </style:table-cell-properties>
    </style:style>
    <style:style style:name="Table10.B25" style:family="table-cell">
      <style:table-cell-properties style:vertical-align="top" fo:padding="0cm" fo:border-left="0.5pt solid #000000" fo:border-right="none" fo:border-top="0.5pt solid #000000" fo:border-bottom="none" style:writing-mode="lr-tb"/>
    </style:style>
    <style:style style:name="Table10.C25" style:family="table-cell">
      <style:table-cell-properties style:vertical-align="top" fo:padding="0cm" fo:border-left="0.5pt solid #000000" fo:border-right="none" fo:border-top="0.5pt solid #000000" fo:border-bottom="none" style:writing-mode="lr-tb"/>
    </style:style>
    <style:style style:name="Table10.D25" style:family="table-cell">
      <style:table-cell-properties style:vertical-align="top" fo:padding="0cm" fo:border-left="0.5pt solid #000000" fo:border-right="none" fo:border-top="0.5pt solid #000000" fo:border-bottom="none" style:writing-mode="lr-tb"/>
    </style:style>
    <style:style style:name="Table10.E25" style:family="table-cell">
      <style:table-cell-properties style:vertical-align="top" fo:padding="0cm" fo:border-left="0.5pt solid #000000" fo:border-right="none" fo:border-top="0.5pt solid #000000" fo:border-bottom="none" style:writing-mode="lr-tb"/>
    </style:style>
    <style:style style:name="Table10.F25" style:family="table-cell">
      <style:table-cell-properties style:vertical-align="top" fo:padding="0cm" fo:border-left="0.5pt solid #000000" fo:border-right="none" fo:border-top="0.5pt solid #000000" fo:border-bottom="none" style:writing-mode="lr-tb"/>
    </style:style>
    <style:style style:name="Table10.G25" style:family="table-cell">
      <style:table-cell-properties style:vertical-align="top" fo:padding="0cm" fo:border-left="0.5pt solid #000000" fo:border-right="none" fo:border-top="0.5pt solid #000000" fo:border-bottom="none" style:writing-mode="lr-tb"/>
    </style:style>
    <style:style style:name="Table10.H25" style:family="table-cell">
      <style:table-cell-properties style:vertical-align="top" fo:padding="0cm" fo:border-left="0.5pt solid #000000" fo:border-right="none" fo:border-top="0.5pt solid #000000" fo:border-bottom="none" style:writing-mode="lr-tb"/>
    </style:style>
    <style:style style:name="Table10.I25" style:family="table-cell">
      <style:table-cell-properties style:vertical-align="top" fo:padding="0cm" fo:border-left="0.5pt solid #000000" fo:border-right="none" fo:border-top="0.5pt solid #000000" fo:border-bottom="none" style:writing-mode="lr-tb"/>
    </style:style>
    <style:style style:name="Table10.J25" style:family="table-cell">
      <style:table-cell-properties style:vertical-align="top" fo:padding="0cm" fo:border-left="0.5pt solid #000000" fo:border-right="none" fo:border-top="0.5pt solid #000000" fo:border-bottom="none" style:writing-mode="lr-tb"/>
    </style:style>
    <style:style style:name="Table10.K25" style:family="table-cell">
      <style:table-cell-properties style:vertical-align="top" fo:padding="0cm" fo:border-left="0.5pt solid #000000" fo:border-right="none" fo:border-top="0.5pt solid #000000" fo:border-bottom="none" style:writing-mode="lr-tb"/>
    </style:style>
    <style:style style:name="Table10.L25" style:family="table-cell">
      <style:table-cell-properties style:vertical-align="top" fo:padding="0cm" fo:border-left="0.5pt solid #000000" fo:border-right="0.5pt solid #000000" fo:border-top="0.5pt solid #000000" fo:border-bottom="none" style:writing-mode="lr-tb"/>
    </style:style>
    <style:style style:name="Table10.A26" style:family="table-cell">
      <style:table-cell-properties style:vertical-align="middle" fo:background-color="#dddddd" fo:padding="0cm" fo:border-left="0.5pt solid #000000" fo:border-right="0.5pt solid #000000" fo:border-top="none" fo:border-bottom="none" style:writing-mode="lr-tb">
        <style:background-image/>
      </style:table-cell-properties>
    </style:style>
    <style:style style:name="Table10.B26" style:family="table-cell">
      <style:table-cell-properties style:vertical-align="top" fo:padding="0cm" fo:border-left="0.5pt solid #000000" fo:border-right="none" fo:border-top="none" fo:border-bottom="none" style:writing-mode="lr-tb"/>
    </style:style>
    <style:style style:name="Table10.C26" style:family="table-cell">
      <style:table-cell-properties style:vertical-align="top" fo:padding="0cm" fo:border-left="0.5pt solid #000000" fo:border-right="none" fo:border-top="none" fo:border-bottom="none" style:writing-mode="lr-tb"/>
    </style:style>
    <style:style style:name="Table10.D26" style:family="table-cell">
      <style:table-cell-properties style:vertical-align="top" fo:padding="0cm" fo:border-left="0.5pt solid #000000" fo:border-right="none" fo:border-top="none" fo:border-bottom="none" style:writing-mode="lr-tb"/>
    </style:style>
    <style:style style:name="Table10.E26" style:family="table-cell">
      <style:table-cell-properties style:vertical-align="top" fo:padding="0cm" fo:border-left="0.5pt solid #000000" fo:border-right="none" fo:border-top="none" fo:border-bottom="none" style:writing-mode="lr-tb"/>
    </style:style>
    <style:style style:name="Table10.F26" style:family="table-cell">
      <style:table-cell-properties style:vertical-align="top" fo:padding="0cm" fo:border-left="0.5pt solid #000000" fo:border-right="none" fo:border-top="none" fo:border-bottom="none" style:writing-mode="lr-tb"/>
    </style:style>
    <style:style style:name="Table10.G26" style:family="table-cell">
      <style:table-cell-properties style:vertical-align="top" fo:padding="0cm" fo:border-left="0.5pt solid #000000" fo:border-right="none" fo:border-top="none" fo:border-bottom="none" style:writing-mode="lr-tb"/>
    </style:style>
    <style:style style:name="Table10.H26" style:family="table-cell">
      <style:table-cell-properties style:vertical-align="top" fo:padding="0cm" fo:border-left="0.5pt solid #000000" fo:border-right="none" fo:border-top="none" fo:border-bottom="none" style:writing-mode="lr-tb"/>
    </style:style>
    <style:style style:name="Table10.I26" style:family="table-cell">
      <style:table-cell-properties style:vertical-align="top" fo:padding="0cm" fo:border-left="0.5pt solid #000000" fo:border-right="none" fo:border-top="none" fo:border-bottom="none" style:writing-mode="lr-tb"/>
    </style:style>
    <style:style style:name="Table10.J26" style:family="table-cell">
      <style:table-cell-properties style:vertical-align="top" fo:padding="0cm" fo:border-left="0.5pt solid #000000" fo:border-right="none" fo:border-top="none" fo:border-bottom="none" style:writing-mode="lr-tb"/>
    </style:style>
    <style:style style:name="Table10.K26" style:family="table-cell">
      <style:table-cell-properties style:vertical-align="top" fo:padding="0cm" fo:border-left="0.5pt solid #000000" fo:border-right="none" fo:border-top="none" fo:border-bottom="none" style:writing-mode="lr-tb"/>
    </style:style>
    <style:style style:name="Table10.L26" style:family="table-cell">
      <style:table-cell-properties style:vertical-align="top" fo:padding="0cm" fo:border-left="0.5pt solid #000000" fo:border-right="0.5pt solid #000000" fo:border-top="none" fo:border-bottom="none" style:writing-mode="lr-tb"/>
    </style:style>
    <style:style style:name="Table10.A27" style:family="table-cell">
      <style:table-cell-properties style:vertical-align="middle" fo:background-color="#dddddd" fo:padding="0cm" fo:border-left="0.5pt solid #000000" fo:border-right="0.5pt solid #000000" fo:border-top="none" fo:border-bottom="0.5pt solid #000000" style:writing-mode="lr-tb">
        <style:background-image/>
      </style:table-cell-properties>
    </style:style>
    <style:style style:name="Table10.B27" style:family="table-cell">
      <style:table-cell-properties style:vertical-align="top" fo:padding="0cm" fo:border-left="0.5pt solid #000000" fo:border-right="none" fo:border-top="none" fo:border-bottom="0.5pt solid #000000" style:writing-mode="lr-tb"/>
    </style:style>
    <style:style style:name="Table10.C27" style:family="table-cell">
      <style:table-cell-properties style:vertical-align="top" fo:padding="0cm" fo:border-left="0.5pt solid #000000" fo:border-right="none" fo:border-top="none" fo:border-bottom="0.5pt solid #000000" style:writing-mode="lr-tb"/>
    </style:style>
    <style:style style:name="Table10.D27" style:family="table-cell">
      <style:table-cell-properties style:vertical-align="top" fo:padding="0cm" fo:border-left="0.5pt solid #000000" fo:border-right="none" fo:border-top="none" fo:border-bottom="0.5pt solid #000000" style:writing-mode="lr-tb"/>
    </style:style>
    <style:style style:name="Table10.E27" style:family="table-cell">
      <style:table-cell-properties style:vertical-align="top" fo:padding="0cm" fo:border-left="0.5pt solid #000000" fo:border-right="none" fo:border-top="none" fo:border-bottom="0.5pt solid #000000" style:writing-mode="lr-tb"/>
    </style:style>
    <style:style style:name="Table10.F27" style:family="table-cell">
      <style:table-cell-properties style:vertical-align="top" fo:padding="0cm" fo:border-left="0.5pt solid #000000" fo:border-right="none" fo:border-top="none" fo:border-bottom="0.5pt solid #000000" style:writing-mode="lr-tb"/>
    </style:style>
    <style:style style:name="Table10.G27" style:family="table-cell">
      <style:table-cell-properties style:vertical-align="top" fo:padding="0cm" fo:border-left="0.5pt solid #000000" fo:border-right="none" fo:border-top="none" fo:border-bottom="0.5pt solid #000000" style:writing-mode="lr-tb"/>
    </style:style>
    <style:style style:name="Table10.H27" style:family="table-cell">
      <style:table-cell-properties style:vertical-align="top" fo:padding="0cm" fo:border-left="0.5pt solid #000000" fo:border-right="none" fo:border-top="none" fo:border-bottom="0.5pt solid #000000" style:writing-mode="lr-tb"/>
    </style:style>
    <style:style style:name="Table10.I27" style:family="table-cell">
      <style:table-cell-properties style:vertical-align="top" fo:padding="0cm" fo:border-left="0.5pt solid #000000" fo:border-right="none" fo:border-top="none" fo:border-bottom="0.5pt solid #000000" style:writing-mode="lr-tb"/>
    </style:style>
    <style:style style:name="Table10.J27" style:family="table-cell">
      <style:table-cell-properties style:vertical-align="top" fo:padding="0cm" fo:border-left="0.5pt solid #000000" fo:border-right="none" fo:border-top="none" fo:border-bottom="0.5pt solid #000000" style:writing-mode="lr-tb"/>
    </style:style>
    <style:style style:name="Table10.K27" style:family="table-cell">
      <style:table-cell-properties style:vertical-align="top" fo:padding="0cm" fo:border-left="0.5pt solid #000000" fo:border-right="none" fo:border-top="none" fo:border-bottom="0.5pt solid #000000" style:writing-mode="lr-tb"/>
    </style:style>
    <style:style style:name="Table10.L27" style:family="table-cell">
      <style:table-cell-properties style:vertical-align="top" fo:padding="0cm" fo:border-left="0.5pt solid #000000" fo:border-right="0.5pt solid #000000" fo:border-top="none" fo:border-bottom="0.5pt solid #000000" style:writing-mode="lr-tb"/>
    </style:style>
    <style:style style:name="Table10.B28" style:family="table-cell">
      <style:table-cell-properties style:vertical-align="top" fo:padding="0cm" fo:border-left="0.5pt solid #000000" fo:border-right="none" fo:border-top="0.5pt solid #000000" fo:border-bottom="none" style:writing-mode="lr-tb"/>
    </style:style>
    <style:style style:name="Table10.C28" style:family="table-cell">
      <style:table-cell-properties style:vertical-align="top" fo:padding="0cm" fo:border-left="0.5pt solid #000000" fo:border-right="none" fo:border-top="0.5pt solid #000000" fo:border-bottom="none" style:writing-mode="lr-tb"/>
    </style:style>
    <style:style style:name="Table10.D28" style:family="table-cell">
      <style:table-cell-properties style:vertical-align="top" fo:padding="0cm" fo:border-left="0.5pt solid #000000" fo:border-right="none" fo:border-top="0.5pt solid #000000" fo:border-bottom="none" style:writing-mode="lr-tb"/>
    </style:style>
    <style:style style:name="Table10.E28" style:family="table-cell">
      <style:table-cell-properties style:vertical-align="top" fo:padding="0cm" fo:border-left="0.5pt solid #000000" fo:border-right="none" fo:border-top="0.5pt solid #000000" fo:border-bottom="none" style:writing-mode="lr-tb"/>
    </style:style>
    <style:style style:name="Table10.F28" style:family="table-cell">
      <style:table-cell-properties style:vertical-align="top" fo:padding="0cm" fo:border-left="0.5pt solid #000000" fo:border-right="none" fo:border-top="0.5pt solid #000000" fo:border-bottom="none" style:writing-mode="lr-tb"/>
    </style:style>
    <style:style style:name="Table10.G28" style:family="table-cell">
      <style:table-cell-properties style:vertical-align="top" fo:padding="0cm" fo:border-left="0.5pt solid #000000" fo:border-right="none" fo:border-top="0.5pt solid #000000" fo:border-bottom="none" style:writing-mode="lr-tb"/>
    </style:style>
    <style:style style:name="Table10.H28" style:family="table-cell">
      <style:table-cell-properties style:vertical-align="top" fo:padding="0cm" fo:border-left="0.5pt solid #000000" fo:border-right="none" fo:border-top="0.5pt solid #000000" fo:border-bottom="none" style:writing-mode="lr-tb"/>
    </style:style>
    <style:style style:name="Table10.I28" style:family="table-cell">
      <style:table-cell-properties style:vertical-align="top" fo:padding="0cm" fo:border-left="0.5pt solid #000000" fo:border-right="none" fo:border-top="0.5pt solid #000000" fo:border-bottom="none" style:writing-mode="lr-tb"/>
    </style:style>
    <style:style style:name="Table10.J28" style:family="table-cell">
      <style:table-cell-properties style:vertical-align="top" fo:padding="0cm" fo:border-left="0.5pt solid #000000" fo:border-right="none" fo:border-top="0.5pt solid #000000" fo:border-bottom="none" style:writing-mode="lr-tb"/>
    </style:style>
    <style:style style:name="Table10.K28" style:family="table-cell">
      <style:table-cell-properties style:vertical-align="top" fo:padding="0cm" fo:border-left="0.5pt solid #000000" fo:border-right="none" fo:border-top="0.5pt solid #000000" fo:border-bottom="none" style:writing-mode="lr-tb"/>
    </style:style>
    <style:style style:name="Table10.L28" style:family="table-cell">
      <style:table-cell-properties style:vertical-align="top" fo:padding="0cm" fo:border-left="0.5pt solid #000000" fo:border-right="0.5pt solid #000000" fo:border-top="0.5pt solid #000000" fo:border-bottom="none" style:writing-mode="lr-tb"/>
    </style:style>
    <style:style style:name="Table10.B29" style:family="table-cell">
      <style:table-cell-properties style:vertical-align="top" fo:padding="0cm" fo:border-left="0.5pt solid #000000" fo:border-right="none" fo:border-top="none" fo:border-bottom="none" style:writing-mode="lr-tb"/>
    </style:style>
    <style:style style:name="Table10.C29" style:family="table-cell">
      <style:table-cell-properties style:vertical-align="top" fo:padding="0cm" fo:border-left="0.5pt solid #000000" fo:border-right="none" fo:border-top="none" fo:border-bottom="none" style:writing-mode="lr-tb"/>
    </style:style>
    <style:style style:name="Table10.D29" style:family="table-cell">
      <style:table-cell-properties style:vertical-align="top" fo:padding="0cm" fo:border-left="0.5pt solid #000000" fo:border-right="none" fo:border-top="none" fo:border-bottom="none" style:writing-mode="lr-tb"/>
    </style:style>
    <style:style style:name="Table10.E29" style:family="table-cell">
      <style:table-cell-properties style:vertical-align="top" fo:padding="0cm" fo:border-left="0.5pt solid #000000" fo:border-right="none" fo:border-top="none" fo:border-bottom="none" style:writing-mode="lr-tb"/>
    </style:style>
    <style:style style:name="Table10.F29" style:family="table-cell">
      <style:table-cell-properties style:vertical-align="top" fo:padding="0cm" fo:border-left="0.5pt solid #000000" fo:border-right="none" fo:border-top="none" fo:border-bottom="none" style:writing-mode="lr-tb"/>
    </style:style>
    <style:style style:name="Table10.G29" style:family="table-cell">
      <style:table-cell-properties style:vertical-align="top" fo:padding="0cm" fo:border-left="0.5pt solid #000000" fo:border-right="none" fo:border-top="none" fo:border-bottom="none" style:writing-mode="lr-tb"/>
    </style:style>
    <style:style style:name="Table10.H29" style:family="table-cell">
      <style:table-cell-properties style:vertical-align="top" fo:padding="0cm" fo:border-left="0.5pt solid #000000" fo:border-right="none" fo:border-top="none" fo:border-bottom="none" style:writing-mode="lr-tb"/>
    </style:style>
    <style:style style:name="Table10.I29" style:family="table-cell">
      <style:table-cell-properties style:vertical-align="top" fo:padding="0cm" fo:border-left="0.5pt solid #000000" fo:border-right="none" fo:border-top="none" fo:border-bottom="none" style:writing-mode="lr-tb"/>
    </style:style>
    <style:style style:name="Table10.J29" style:family="table-cell">
      <style:table-cell-properties style:vertical-align="top" fo:padding="0cm" fo:border-left="0.5pt solid #000000" fo:border-right="none" fo:border-top="none" fo:border-bottom="none" style:writing-mode="lr-tb"/>
    </style:style>
    <style:style style:name="Table10.K29" style:family="table-cell">
      <style:table-cell-properties style:vertical-align="top" fo:padding="0cm" fo:border-left="0.5pt solid #000000" fo:border-right="none" fo:border-top="none" fo:border-bottom="none" style:writing-mode="lr-tb"/>
    </style:style>
    <style:style style:name="Table10.L29" style:family="table-cell">
      <style:table-cell-properties style:vertical-align="top" fo:padding="0cm" fo:border-left="0.5pt solid #000000" fo:border-right="0.5pt solid #000000" fo:border-top="none" fo:border-bottom="none" style:writing-mode="lr-tb"/>
    </style:style>
    <style:style style:name="Table10.B30" style:family="table-cell">
      <style:table-cell-properties style:vertical-align="top" fo:padding="0cm" fo:border-left="0.5pt solid #000000" fo:border-right="none" fo:border-top="none" fo:border-bottom="0.5pt solid #000000" style:writing-mode="lr-tb"/>
    </style:style>
    <style:style style:name="Table10.C30" style:family="table-cell">
      <style:table-cell-properties style:vertical-align="top" fo:padding="0cm" fo:border-left="0.5pt solid #000000" fo:border-right="none" fo:border-top="none" fo:border-bottom="0.5pt solid #000000" style:writing-mode="lr-tb"/>
    </style:style>
    <style:style style:name="Table10.D30" style:family="table-cell">
      <style:table-cell-properties style:vertical-align="top" fo:padding="0cm" fo:border-left="0.5pt solid #000000" fo:border-right="none" fo:border-top="none" fo:border-bottom="0.5pt solid #000000" style:writing-mode="lr-tb"/>
    </style:style>
    <style:style style:name="Table10.E30" style:family="table-cell">
      <style:table-cell-properties style:vertical-align="top" fo:padding="0cm" fo:border-left="0.5pt solid #000000" fo:border-right="none" fo:border-top="none" fo:border-bottom="0.5pt solid #000000" style:writing-mode="lr-tb"/>
    </style:style>
    <style:style style:name="Table10.F30" style:family="table-cell">
      <style:table-cell-properties style:vertical-align="top" fo:padding="0cm" fo:border-left="0.5pt solid #000000" fo:border-right="none" fo:border-top="none" fo:border-bottom="0.5pt solid #000000" style:writing-mode="lr-tb"/>
    </style:style>
    <style:style style:name="Table10.G30" style:family="table-cell">
      <style:table-cell-properties style:vertical-align="top" fo:padding="0cm" fo:border-left="0.5pt solid #000000" fo:border-right="none" fo:border-top="none" fo:border-bottom="0.5pt solid #000000" style:writing-mode="lr-tb"/>
    </style:style>
    <style:style style:name="Table10.H30" style:family="table-cell">
      <style:table-cell-properties style:vertical-align="top" fo:padding="0cm" fo:border-left="0.5pt solid #000000" fo:border-right="none" fo:border-top="none" fo:border-bottom="0.5pt solid #000000" style:writing-mode="lr-tb"/>
    </style:style>
    <style:style style:name="Table10.I30" style:family="table-cell">
      <style:table-cell-properties style:vertical-align="top" fo:padding="0cm" fo:border-left="0.5pt solid #000000" fo:border-right="none" fo:border-top="none" fo:border-bottom="0.5pt solid #000000" style:writing-mode="lr-tb"/>
    </style:style>
    <style:style style:name="Table10.J30" style:family="table-cell">
      <style:table-cell-properties style:vertical-align="top" fo:padding="0cm" fo:border-left="0.5pt solid #000000" fo:border-right="none" fo:border-top="none" fo:border-bottom="0.5pt solid #000000" style:writing-mode="lr-tb"/>
    </style:style>
    <style:style style:name="Table10.K30" style:family="table-cell">
      <style:table-cell-properties style:vertical-align="top" fo:padding="0cm" fo:border-left="0.5pt solid #000000" fo:border-right="none" fo:border-top="none" fo:border-bottom="0.5pt solid #000000" style:writing-mode="lr-tb"/>
    </style:style>
    <style:style style:name="Table10.L30" style:family="table-cell">
      <style:table-cell-properties style:vertical-align="top" fo:padding="0cm" fo:border-left="0.5pt solid #000000" fo:border-right="0.5pt solid #000000" fo:border-top="none" fo:border-bottom="0.5pt solid #000000" style:writing-mode="lr-tb"/>
    </style:style>
    <style:style style:name="Table10.B31" style:family="table-cell">
      <style:table-cell-properties style:vertical-align="top" fo:padding="0cm" fo:border-left="0.5pt solid #000000" fo:border-right="none" fo:border-top="0.5pt solid #000000" fo:border-bottom="none" style:writing-mode="lr-tb"/>
    </style:style>
    <style:style style:name="Table10.C31" style:family="table-cell">
      <style:table-cell-properties style:vertical-align="top" fo:padding="0cm" fo:border-left="0.5pt solid #000000" fo:border-right="none" fo:border-top="0.5pt solid #000000" fo:border-bottom="none" style:writing-mode="lr-tb"/>
    </style:style>
    <style:style style:name="Table10.D31" style:family="table-cell">
      <style:table-cell-properties style:vertical-align="top" fo:padding="0cm" fo:border-left="0.5pt solid #000000" fo:border-right="none" fo:border-top="0.5pt solid #000000" fo:border-bottom="none" style:writing-mode="lr-tb"/>
    </style:style>
    <style:style style:name="Table10.E31" style:family="table-cell">
      <style:table-cell-properties style:vertical-align="top" fo:padding="0cm" fo:border-left="0.5pt solid #000000" fo:border-right="none" fo:border-top="0.5pt solid #000000" fo:border-bottom="none" style:writing-mode="lr-tb"/>
    </style:style>
    <style:style style:name="Table10.F31" style:family="table-cell">
      <style:table-cell-properties style:vertical-align="top" fo:padding="0cm" fo:border-left="0.5pt solid #000000" fo:border-right="none" fo:border-top="0.5pt solid #000000" fo:border-bottom="none" style:writing-mode="lr-tb"/>
    </style:style>
    <style:style style:name="Table10.G31" style:family="table-cell">
      <style:table-cell-properties style:vertical-align="top" fo:padding="0cm" fo:border-left="0.5pt solid #000000" fo:border-right="none" fo:border-top="0.5pt solid #000000" fo:border-bottom="none" style:writing-mode="lr-tb"/>
    </style:style>
    <style:style style:name="Table10.H31" style:family="table-cell">
      <style:table-cell-properties style:vertical-align="top" fo:padding="0cm" fo:border-left="0.5pt solid #000000" fo:border-right="none" fo:border-top="0.5pt solid #000000" fo:border-bottom="none" style:writing-mode="lr-tb"/>
    </style:style>
    <style:style style:name="Table10.I31" style:family="table-cell">
      <style:table-cell-properties style:vertical-align="top" fo:padding="0cm" fo:border-left="0.5pt solid #000000" fo:border-right="none" fo:border-top="0.5pt solid #000000" fo:border-bottom="none" style:writing-mode="lr-tb"/>
    </style:style>
    <style:style style:name="Table10.J31" style:family="table-cell">
      <style:table-cell-properties style:vertical-align="top" fo:padding="0cm" fo:border-left="0.5pt solid #000000" fo:border-right="none" fo:border-top="0.5pt solid #000000" fo:border-bottom="none" style:writing-mode="lr-tb"/>
    </style:style>
    <style:style style:name="Table10.K31" style:family="table-cell">
      <style:table-cell-properties style:vertical-align="top" fo:padding="0cm" fo:border-left="0.5pt solid #000000" fo:border-right="none" fo:border-top="0.5pt solid #000000" fo:border-bottom="none" style:writing-mode="lr-tb"/>
    </style:style>
    <style:style style:name="Table10.L31" style:family="table-cell">
      <style:table-cell-properties style:vertical-align="top" fo:padding="0cm" fo:border-left="0.5pt solid #000000" fo:border-right="0.5pt solid #000000" fo:border-top="0.5pt solid #000000" fo:border-bottom="none" style:writing-mode="lr-tb"/>
    </style:style>
    <style:style style:name="Table10.B32" style:family="table-cell">
      <style:table-cell-properties style:vertical-align="top" fo:padding="0cm" fo:border-left="0.5pt solid #000000" fo:border-right="none" fo:border-top="none" fo:border-bottom="none" style:writing-mode="lr-tb"/>
    </style:style>
    <style:style style:name="Table10.C32" style:family="table-cell">
      <style:table-cell-properties style:vertical-align="top" fo:padding="0cm" fo:border-left="0.5pt solid #000000" fo:border-right="none" fo:border-top="none" fo:border-bottom="none" style:writing-mode="lr-tb"/>
    </style:style>
    <style:style style:name="Table10.D32" style:family="table-cell">
      <style:table-cell-properties style:vertical-align="top" fo:padding="0cm" fo:border-left="0.5pt solid #000000" fo:border-right="none" fo:border-top="none" fo:border-bottom="none" style:writing-mode="lr-tb"/>
    </style:style>
    <style:style style:name="Table10.E32" style:family="table-cell">
      <style:table-cell-properties style:vertical-align="top" fo:padding="0cm" fo:border-left="0.5pt solid #000000" fo:border-right="none" fo:border-top="none" fo:border-bottom="none" style:writing-mode="lr-tb"/>
    </style:style>
    <style:style style:name="Table10.F32" style:family="table-cell">
      <style:table-cell-properties style:vertical-align="top" fo:padding="0cm" fo:border-left="0.5pt solid #000000" fo:border-right="none" fo:border-top="none" fo:border-bottom="none" style:writing-mode="lr-tb"/>
    </style:style>
    <style:style style:name="Table10.G32" style:family="table-cell">
      <style:table-cell-properties style:vertical-align="top" fo:padding="0cm" fo:border-left="0.5pt solid #000000" fo:border-right="none" fo:border-top="none" fo:border-bottom="none" style:writing-mode="lr-tb"/>
    </style:style>
    <style:style style:name="Table10.H32" style:family="table-cell">
      <style:table-cell-properties style:vertical-align="top" fo:padding="0cm" fo:border-left="0.5pt solid #000000" fo:border-right="none" fo:border-top="none" fo:border-bottom="none" style:writing-mode="lr-tb"/>
    </style:style>
    <style:style style:name="Table10.I32" style:family="table-cell">
      <style:table-cell-properties style:vertical-align="top" fo:padding="0cm" fo:border-left="0.5pt solid #000000" fo:border-right="none" fo:border-top="none" fo:border-bottom="none" style:writing-mode="lr-tb"/>
    </style:style>
    <style:style style:name="Table10.J32" style:family="table-cell">
      <style:table-cell-properties style:vertical-align="top" fo:padding="0cm" fo:border-left="0.5pt solid #000000" fo:border-right="none" fo:border-top="none" fo:border-bottom="none" style:writing-mode="lr-tb"/>
    </style:style>
    <style:style style:name="Table10.K32" style:family="table-cell">
      <style:table-cell-properties style:vertical-align="top" fo:padding="0cm" fo:border-left="0.5pt solid #000000" fo:border-right="none" fo:border-top="none" fo:border-bottom="none" style:writing-mode="lr-tb"/>
    </style:style>
    <style:style style:name="Table10.L32" style:family="table-cell">
      <style:table-cell-properties style:vertical-align="top" fo:padding="0cm" fo:border-left="0.5pt solid #000000" fo:border-right="0.5pt solid #000000" fo:border-top="none" fo:border-bottom="none" style:writing-mode="lr-tb"/>
    </style:style>
    <style:style style:name="Table10.B33" style:family="table-cell">
      <style:table-cell-properties style:vertical-align="top" fo:padding="0cm" fo:border-left="0.5pt solid #000000" fo:border-right="none" fo:border-top="none" fo:border-bottom="0.5pt solid #000000" style:writing-mode="lr-tb"/>
    </style:style>
    <style:style style:name="Table10.C33" style:family="table-cell">
      <style:table-cell-properties style:vertical-align="top" fo:padding="0cm" fo:border-left="0.5pt solid #000000" fo:border-right="none" fo:border-top="none" fo:border-bottom="0.5pt solid #000000" style:writing-mode="lr-tb"/>
    </style:style>
    <style:style style:name="Table10.D33" style:family="table-cell">
      <style:table-cell-properties style:vertical-align="top" fo:padding="0cm" fo:border-left="0.5pt solid #000000" fo:border-right="none" fo:border-top="none" fo:border-bottom="0.5pt solid #000000" style:writing-mode="lr-tb"/>
    </style:style>
    <style:style style:name="Table10.E33" style:family="table-cell">
      <style:table-cell-properties style:vertical-align="top" fo:padding="0cm" fo:border-left="0.5pt solid #000000" fo:border-right="none" fo:border-top="none" fo:border-bottom="0.5pt solid #000000" style:writing-mode="lr-tb"/>
    </style:style>
    <style:style style:name="Table10.F33" style:family="table-cell">
      <style:table-cell-properties style:vertical-align="top" fo:padding="0cm" fo:border-left="0.5pt solid #000000" fo:border-right="none" fo:border-top="none" fo:border-bottom="0.5pt solid #000000" style:writing-mode="lr-tb"/>
    </style:style>
    <style:style style:name="Table10.G33" style:family="table-cell">
      <style:table-cell-properties style:vertical-align="top" fo:padding="0cm" fo:border-left="0.5pt solid #000000" fo:border-right="none" fo:border-top="none" fo:border-bottom="0.5pt solid #000000" style:writing-mode="lr-tb"/>
    </style:style>
    <style:style style:name="Table10.H33" style:family="table-cell">
      <style:table-cell-properties style:vertical-align="top" fo:padding="0cm" fo:border-left="0.5pt solid #000000" fo:border-right="none" fo:border-top="none" fo:border-bottom="0.5pt solid #000000" style:writing-mode="lr-tb"/>
    </style:style>
    <style:style style:name="Table10.I33" style:family="table-cell">
      <style:table-cell-properties style:vertical-align="top" fo:padding="0cm" fo:border-left="0.5pt solid #000000" fo:border-right="none" fo:border-top="none" fo:border-bottom="0.5pt solid #000000" style:writing-mode="lr-tb"/>
    </style:style>
    <style:style style:name="Table10.J33" style:family="table-cell">
      <style:table-cell-properties style:vertical-align="top" fo:padding="0cm" fo:border-left="0.5pt solid #000000" fo:border-right="none" fo:border-top="none" fo:border-bottom="0.5pt solid #000000" style:writing-mode="lr-tb"/>
    </style:style>
    <style:style style:name="Table10.K33" style:family="table-cell">
      <style:table-cell-properties style:vertical-align="top" fo:padding="0cm" fo:border-left="0.5pt solid #000000" fo:border-right="none" fo:border-top="none" fo:border-bottom="0.5pt solid #000000" style:writing-mode="lr-tb"/>
    </style:style>
    <style:style style:name="Table10.L33" style:family="table-cell">
      <style:table-cell-properties style:vertical-align="top" fo:padding="0cm" fo:border-left="0.5pt solid #000000" fo:border-right="0.5pt solid #000000" fo:border-top="none" fo:border-bottom="0.5pt solid #000000" style:writing-mode="lr-tb"/>
    </style:style>
    <style:style style:name="Table10.B34" style:family="table-cell">
      <style:table-cell-properties style:vertical-align="top" fo:padding="0cm" fo:border-left="0.5pt solid #000000" fo:border-right="none" fo:border-top="none" fo:border-bottom="none" style:writing-mode="lr-tb"/>
    </style:style>
    <style:style style:name="Table10.C34" style:family="table-cell">
      <style:table-cell-properties style:vertical-align="top" fo:padding="0cm" fo:border-left="0.5pt solid #000000" fo:border-right="none" fo:border-top="none" fo:border-bottom="none" style:writing-mode="lr-tb"/>
    </style:style>
    <style:style style:name="Table10.D34" style:family="table-cell">
      <style:table-cell-properties style:vertical-align="top" fo:padding="0cm" fo:border-left="0.5pt solid #000000" fo:border-right="none" fo:border-top="none" fo:border-bottom="none" style:writing-mode="lr-tb"/>
    </style:style>
    <style:style style:name="Table10.E34" style:family="table-cell">
      <style:table-cell-properties style:vertical-align="top" fo:padding="0cm" fo:border-left="0.5pt solid #000000" fo:border-right="none" fo:border-top="none" fo:border-bottom="none" style:writing-mode="lr-tb"/>
    </style:style>
    <style:style style:name="Table10.F34" style:family="table-cell">
      <style:table-cell-properties style:vertical-align="top" fo:padding="0cm" fo:border-left="0.5pt solid #000000" fo:border-right="none" fo:border-top="none" fo:border-bottom="none" style:writing-mode="lr-tb"/>
    </style:style>
    <style:style style:name="Table10.G34" style:family="table-cell">
      <style:table-cell-properties style:vertical-align="top" fo:padding="0cm" fo:border-left="0.5pt solid #000000" fo:border-right="none" fo:border-top="none" fo:border-bottom="none" style:writing-mode="lr-tb"/>
    </style:style>
    <style:style style:name="Table10.H34" style:family="table-cell">
      <style:table-cell-properties style:vertical-align="top" fo:padding="0cm" fo:border-left="0.5pt solid #000000" fo:border-right="none" fo:border-top="none" fo:border-bottom="none" style:writing-mode="lr-tb"/>
    </style:style>
    <style:style style:name="Table10.I34" style:family="table-cell">
      <style:table-cell-properties style:vertical-align="top" fo:padding="0cm" fo:border-left="0.5pt solid #000000" fo:border-right="none" fo:border-top="none" fo:border-bottom="none" style:writing-mode="lr-tb"/>
    </style:style>
    <style:style style:name="Table10.J34" style:family="table-cell">
      <style:table-cell-properties style:vertical-align="top" fo:padding="0cm" fo:border-left="0.5pt solid #000000" fo:border-right="none" fo:border-top="none" fo:border-bottom="none" style:writing-mode="lr-tb"/>
    </style:style>
    <style:style style:name="Table10.K34" style:family="table-cell">
      <style:table-cell-properties style:vertical-align="top" fo:padding="0cm" fo:border-left="0.5pt solid #000000" fo:border-right="none" fo:border-top="none" fo:border-bottom="none" style:writing-mode="lr-tb"/>
    </style:style>
    <style:style style:name="Table10.L34" style:family="table-cell">
      <style:table-cell-properties style:vertical-align="top" fo:padding="0cm" fo:border-left="0.5pt solid #000000" fo:border-right="0.5pt solid #000000" fo:border-top="none" fo:border-bottom="none" style:writing-mode="lr-tb"/>
    </style:style>
    <style:style style:name="Table10.B35" style:family="table-cell">
      <style:table-cell-properties style:vertical-align="top" fo:padding="0cm" fo:border-left="0.5pt solid #000000" fo:border-right="none" fo:border-top="none" fo:border-bottom="0.5pt solid #000000" style:writing-mode="lr-tb"/>
    </style:style>
    <style:style style:name="Table10.C35" style:family="table-cell">
      <style:table-cell-properties style:vertical-align="top" fo:padding="0cm" fo:border-left="0.5pt solid #000000" fo:border-right="none" fo:border-top="none" fo:border-bottom="0.5pt solid #000000" style:writing-mode="lr-tb"/>
    </style:style>
    <style:style style:name="Table10.D35" style:family="table-cell">
      <style:table-cell-properties style:vertical-align="top" fo:padding="0cm" fo:border-left="0.5pt solid #000000" fo:border-right="none" fo:border-top="none" fo:border-bottom="0.5pt solid #000000" style:writing-mode="lr-tb"/>
    </style:style>
    <style:style style:name="Table10.E35" style:family="table-cell">
      <style:table-cell-properties style:vertical-align="top" fo:padding="0cm" fo:border-left="0.5pt solid #000000" fo:border-right="none" fo:border-top="none" fo:border-bottom="0.5pt solid #000000" style:writing-mode="lr-tb"/>
    </style:style>
    <style:style style:name="Table10.F35" style:family="table-cell">
      <style:table-cell-properties style:vertical-align="top" fo:padding="0cm" fo:border-left="0.5pt solid #000000" fo:border-right="none" fo:border-top="none" fo:border-bottom="0.5pt solid #000000" style:writing-mode="lr-tb"/>
    </style:style>
    <style:style style:name="Table10.G35" style:family="table-cell">
      <style:table-cell-properties style:vertical-align="top" fo:padding="0cm" fo:border-left="0.5pt solid #000000" fo:border-right="none" fo:border-top="none" fo:border-bottom="0.5pt solid #000000" style:writing-mode="lr-tb"/>
    </style:style>
    <style:style style:name="Table10.H35" style:family="table-cell">
      <style:table-cell-properties style:vertical-align="top" fo:padding="0cm" fo:border-left="0.5pt solid #000000" fo:border-right="none" fo:border-top="none" fo:border-bottom="0.5pt solid #000000" style:writing-mode="lr-tb"/>
    </style:style>
    <style:style style:name="Table10.I35" style:family="table-cell">
      <style:table-cell-properties style:vertical-align="top" fo:padding="0cm" fo:border-left="0.5pt solid #000000" fo:border-right="none" fo:border-top="none" fo:border-bottom="0.5pt solid #000000" style:writing-mode="lr-tb"/>
    </style:style>
    <style:style style:name="Table10.J35" style:family="table-cell">
      <style:table-cell-properties style:vertical-align="top" fo:padding="0cm" fo:border-left="0.5pt solid #000000" fo:border-right="none" fo:border-top="none" fo:border-bottom="0.5pt solid #000000" style:writing-mode="lr-tb"/>
    </style:style>
    <style:style style:name="Table10.K35" style:family="table-cell">
      <style:table-cell-properties style:vertical-align="top" fo:padding="0cm" fo:border-left="0.5pt solid #000000" fo:border-right="none" fo:border-top="none" fo:border-bottom="0.5pt solid #000000" style:writing-mode="lr-tb"/>
    </style:style>
    <style:style style:name="Table10.L35" style:family="table-cell">
      <style:table-cell-properties style:vertical-align="top" fo:padding="0cm" fo:border-left="0.5pt solid #000000" fo:border-right="0.5pt solid #000000" fo:border-top="none" fo:border-bottom="0.5pt solid #000000" style:writing-mode="lr-tb"/>
    </style:style>
    <style:style style:name="Table10.B36" style:family="table-cell">
      <style:table-cell-properties style:vertical-align="top" fo:padding="0cm" fo:border-left="0.5pt solid #000000" fo:border-right="none" fo:border-top="none" fo:border-bottom="none" style:writing-mode="lr-tb"/>
    </style:style>
    <style:style style:name="Table10.C36" style:family="table-cell">
      <style:table-cell-properties style:vertical-align="top" fo:padding="0cm" fo:border-left="0.5pt solid #000000" fo:border-right="none" fo:border-top="none" fo:border-bottom="none" style:writing-mode="lr-tb"/>
    </style:style>
    <style:style style:name="Table10.D36" style:family="table-cell">
      <style:table-cell-properties style:vertical-align="top" fo:padding="0cm" fo:border-left="0.5pt solid #000000" fo:border-right="none" fo:border-top="none" fo:border-bottom="none" style:writing-mode="lr-tb"/>
    </style:style>
    <style:style style:name="Table10.E36" style:family="table-cell">
      <style:table-cell-properties style:vertical-align="top" fo:padding="0cm" fo:border-left="0.5pt solid #000000" fo:border-right="none" fo:border-top="none" fo:border-bottom="none" style:writing-mode="lr-tb"/>
    </style:style>
    <style:style style:name="Table10.F36" style:family="table-cell">
      <style:table-cell-properties style:vertical-align="top" fo:padding="0cm" fo:border-left="0.5pt solid #000000" fo:border-right="none" fo:border-top="none" fo:border-bottom="none" style:writing-mode="lr-tb"/>
    </style:style>
    <style:style style:name="Table10.G36" style:family="table-cell">
      <style:table-cell-properties style:vertical-align="top" fo:padding="0cm" fo:border-left="0.5pt solid #000000" fo:border-right="none" fo:border-top="none" fo:border-bottom="none" style:writing-mode="lr-tb"/>
    </style:style>
    <style:style style:name="Table10.H36" style:family="table-cell">
      <style:table-cell-properties style:vertical-align="top" fo:padding="0cm" fo:border-left="0.5pt solid #000000" fo:border-right="none" fo:border-top="none" fo:border-bottom="none" style:writing-mode="lr-tb"/>
    </style:style>
    <style:style style:name="Table10.I36" style:family="table-cell">
      <style:table-cell-properties style:vertical-align="top" fo:padding="0cm" fo:border-left="0.5pt solid #000000" fo:border-right="none" fo:border-top="none" fo:border-bottom="none" style:writing-mode="lr-tb"/>
    </style:style>
    <style:style style:name="Table10.J36" style:family="table-cell">
      <style:table-cell-properties style:vertical-align="top" fo:padding="0cm" fo:border-left="0.5pt solid #000000" fo:border-right="none" fo:border-top="none" fo:border-bottom="none" style:writing-mode="lr-tb"/>
    </style:style>
    <style:style style:name="Table10.K36" style:family="table-cell">
      <style:table-cell-properties style:vertical-align="top" fo:padding="0cm" fo:border-left="0.5pt solid #000000" fo:border-right="none" fo:border-top="none" fo:border-bottom="none" style:writing-mode="lr-tb"/>
    </style:style>
    <style:style style:name="Table10.L36" style:family="table-cell">
      <style:table-cell-properties style:vertical-align="top" fo:padding="0cm" fo:border-left="0.5pt solid #000000" fo:border-right="0.5pt solid #000000" fo:border-top="none" fo:border-bottom="none" style:writing-mode="lr-tb"/>
    </style:style>
    <style:style style:name="Table10.B37" style:family="table-cell">
      <style:table-cell-properties style:vertical-align="top" fo:padding="0cm" fo:border-left="0.5pt solid #000000" fo:border-right="none" fo:border-top="none" fo:border-bottom="0.5pt solid #000000" style:writing-mode="lr-tb"/>
    </style:style>
    <style:style style:name="Table10.C37" style:family="table-cell">
      <style:table-cell-properties style:vertical-align="top" fo:padding="0cm" fo:border-left="0.5pt solid #000000" fo:border-right="none" fo:border-top="none" fo:border-bottom="0.5pt solid #000000" style:writing-mode="lr-tb"/>
    </style:style>
    <style:style style:name="Table10.D37" style:family="table-cell">
      <style:table-cell-properties style:vertical-align="top" fo:padding="0cm" fo:border-left="0.5pt solid #000000" fo:border-right="none" fo:border-top="none" fo:border-bottom="0.5pt solid #000000" style:writing-mode="lr-tb"/>
    </style:style>
    <style:style style:name="Table10.E37" style:family="table-cell">
      <style:table-cell-properties style:vertical-align="top" fo:padding="0cm" fo:border-left="0.5pt solid #000000" fo:border-right="none" fo:border-top="none" fo:border-bottom="0.5pt solid #000000" style:writing-mode="lr-tb"/>
    </style:style>
    <style:style style:name="Table10.F37" style:family="table-cell">
      <style:table-cell-properties style:vertical-align="top" fo:padding="0cm" fo:border-left="0.5pt solid #000000" fo:border-right="none" fo:border-top="none" fo:border-bottom="0.5pt solid #000000" style:writing-mode="lr-tb"/>
    </style:style>
    <style:style style:name="Table10.G37" style:family="table-cell">
      <style:table-cell-properties style:vertical-align="top" fo:padding="0cm" fo:border-left="0.5pt solid #000000" fo:border-right="none" fo:border-top="none" fo:border-bottom="0.5pt solid #000000" style:writing-mode="lr-tb"/>
    </style:style>
    <style:style style:name="Table10.H37" style:family="table-cell">
      <style:table-cell-properties style:vertical-align="top" fo:padding="0cm" fo:border-left="0.5pt solid #000000" fo:border-right="none" fo:border-top="none" fo:border-bottom="0.5pt solid #000000" style:writing-mode="lr-tb"/>
    </style:style>
    <style:style style:name="Table10.I37" style:family="table-cell">
      <style:table-cell-properties style:vertical-align="top" fo:padding="0cm" fo:border-left="0.5pt solid #000000" fo:border-right="none" fo:border-top="none" fo:border-bottom="0.5pt solid #000000" style:writing-mode="lr-tb"/>
    </style:style>
    <style:style style:name="Table10.J37" style:family="table-cell">
      <style:table-cell-properties style:vertical-align="top" fo:padding="0cm" fo:border-left="0.5pt solid #000000" fo:border-right="none" fo:border-top="none" fo:border-bottom="0.5pt solid #000000" style:writing-mode="lr-tb"/>
    </style:style>
    <style:style style:name="Table10.K37" style:family="table-cell">
      <style:table-cell-properties style:vertical-align="top" fo:padding="0cm" fo:border-left="0.5pt solid #000000" fo:border-right="none" fo:border-top="none" fo:border-bottom="0.5pt solid #000000" style:writing-mode="lr-tb"/>
    </style:style>
    <style:style style:name="Table10.L37" style:family="table-cell">
      <style:table-cell-properties style:vertical-align="top" fo:padding="0cm" fo:border-left="0.5pt solid #000000" fo:border-right="0.5pt solid #000000" fo:border-top="none" fo:border-bottom="0.5pt solid #000000" style:writing-mode="lr-tb"/>
    </style:style>
    <style:style style:name="Table10.B38" style:family="table-cell">
      <style:table-cell-properties style:vertical-align="top" fo:padding="0cm" fo:border-left="0.5pt solid #000000" fo:border-right="none" fo:border-top="none" fo:border-bottom="none" style:writing-mode="lr-tb"/>
    </style:style>
    <style:style style:name="Table10.C38" style:family="table-cell">
      <style:table-cell-properties style:vertical-align="top" fo:padding="0cm" fo:border-left="0.5pt solid #000000" fo:border-right="none" fo:border-top="none" fo:border-bottom="none" style:writing-mode="lr-tb"/>
    </style:style>
    <style:style style:name="Table10.D38" style:family="table-cell">
      <style:table-cell-properties style:vertical-align="top" fo:padding="0cm" fo:border-left="0.5pt solid #000000" fo:border-right="none" fo:border-top="none" fo:border-bottom="none" style:writing-mode="lr-tb"/>
    </style:style>
    <style:style style:name="Table10.E38" style:family="table-cell">
      <style:table-cell-properties style:vertical-align="top" fo:padding="0cm" fo:border-left="0.5pt solid #000000" fo:border-right="none" fo:border-top="none" fo:border-bottom="none" style:writing-mode="lr-tb"/>
    </style:style>
    <style:style style:name="Table10.F38" style:family="table-cell">
      <style:table-cell-properties style:vertical-align="top" fo:padding="0cm" fo:border-left="0.5pt solid #000000" fo:border-right="none" fo:border-top="none" fo:border-bottom="none" style:writing-mode="lr-tb"/>
    </style:style>
    <style:style style:name="Table10.G38" style:family="table-cell">
      <style:table-cell-properties style:vertical-align="top" fo:padding="0cm" fo:border-left="0.5pt solid #000000" fo:border-right="none" fo:border-top="none" fo:border-bottom="none" style:writing-mode="lr-tb"/>
    </style:style>
    <style:style style:name="Table10.H38" style:family="table-cell">
      <style:table-cell-properties style:vertical-align="top" fo:padding="0cm" fo:border-left="0.5pt solid #000000" fo:border-right="none" fo:border-top="none" fo:border-bottom="none" style:writing-mode="lr-tb"/>
    </style:style>
    <style:style style:name="Table10.I38" style:family="table-cell">
      <style:table-cell-properties style:vertical-align="top" fo:padding="0cm" fo:border-left="0.5pt solid #000000" fo:border-right="none" fo:border-top="none" fo:border-bottom="none" style:writing-mode="lr-tb"/>
    </style:style>
    <style:style style:name="Table10.J38" style:family="table-cell">
      <style:table-cell-properties style:vertical-align="top" fo:padding="0cm" fo:border-left="0.5pt solid #000000" fo:border-right="none" fo:border-top="none" fo:border-bottom="none" style:writing-mode="lr-tb"/>
    </style:style>
    <style:style style:name="Table10.K38" style:family="table-cell">
      <style:table-cell-properties style:vertical-align="top" fo:padding="0cm" fo:border-left="0.5pt solid #000000" fo:border-right="none" fo:border-top="none" fo:border-bottom="none" style:writing-mode="lr-tb"/>
    </style:style>
    <style:style style:name="Table10.L38" style:family="table-cell">
      <style:table-cell-properties style:vertical-align="top" fo:padding="0cm" fo:border-left="0.5pt solid #000000" fo:border-right="0.5pt solid #000000" fo:border-top="none" fo:border-bottom="none" style:writing-mode="lr-tb"/>
    </style:style>
    <style:style style:name="Table10.B39" style:family="table-cell">
      <style:table-cell-properties style:vertical-align="top" fo:padding="0cm" fo:border-left="0.5pt solid #000000" fo:border-right="none" fo:border-top="none" fo:border-bottom="none" style:writing-mode="lr-tb"/>
    </style:style>
    <style:style style:name="Table10.C39" style:family="table-cell">
      <style:table-cell-properties style:vertical-align="top" fo:padding="0cm" fo:border-left="0.5pt solid #000000" fo:border-right="none" fo:border-top="none" fo:border-bottom="none" style:writing-mode="lr-tb"/>
    </style:style>
    <style:style style:name="Table10.D39" style:family="table-cell">
      <style:table-cell-properties style:vertical-align="top" fo:padding="0cm" fo:border-left="0.5pt solid #000000" fo:border-right="none" fo:border-top="none" fo:border-bottom="none" style:writing-mode="lr-tb"/>
    </style:style>
    <style:style style:name="Table10.E39" style:family="table-cell">
      <style:table-cell-properties style:vertical-align="top" fo:padding="0cm" fo:border-left="0.5pt solid #000000" fo:border-right="none" fo:border-top="none" fo:border-bottom="none" style:writing-mode="lr-tb"/>
    </style:style>
    <style:style style:name="Table10.F39" style:family="table-cell">
      <style:table-cell-properties style:vertical-align="top" fo:padding="0cm" fo:border-left="0.5pt solid #000000" fo:border-right="none" fo:border-top="none" fo:border-bottom="none" style:writing-mode="lr-tb"/>
    </style:style>
    <style:style style:name="Table10.G39" style:family="table-cell">
      <style:table-cell-properties style:vertical-align="top" fo:padding="0cm" fo:border-left="0.5pt solid #000000" fo:border-right="none" fo:border-top="none" fo:border-bottom="none" style:writing-mode="lr-tb"/>
    </style:style>
    <style:style style:name="Table10.H39" style:family="table-cell">
      <style:table-cell-properties style:vertical-align="top" fo:padding="0cm" fo:border-left="0.5pt solid #000000" fo:border-right="none" fo:border-top="none" fo:border-bottom="none" style:writing-mode="lr-tb"/>
    </style:style>
    <style:style style:name="Table10.I39" style:family="table-cell">
      <style:table-cell-properties style:vertical-align="top" fo:padding="0cm" fo:border-left="0.5pt solid #000000" fo:border-right="none" fo:border-top="none" fo:border-bottom="none" style:writing-mode="lr-tb"/>
    </style:style>
    <style:style style:name="Table10.J39" style:family="table-cell">
      <style:table-cell-properties style:vertical-align="top" fo:padding="0cm" fo:border-left="0.5pt solid #000000" fo:border-right="none" fo:border-top="none" fo:border-bottom="none" style:writing-mode="lr-tb"/>
    </style:style>
    <style:style style:name="Table10.K39" style:family="table-cell">
      <style:table-cell-properties style:vertical-align="top" fo:padding="0cm" fo:border-left="0.5pt solid #000000" fo:border-right="none" fo:border-top="none" fo:border-bottom="none" style:writing-mode="lr-tb"/>
    </style:style>
    <style:style style:name="Table10.L39" style:family="table-cell">
      <style:table-cell-properties style:vertical-align="top" fo:padding="0cm" fo:border-left="0.5pt solid #000000" fo:border-right="0.5pt solid #000000" fo:border-top="none" fo:border-bottom="none" style:writing-mode="lr-tb"/>
    </style:style>
    <style:style style:name="Table10.A40" style:family="table-cell">
      <style:table-cell-properties style:vertical-align="middle" fo:background-color="#dddddd" fo:padding="0.097cm" fo:border-left="0.5pt solid #000000" fo:border-right="none" fo:border-top="0.5pt solid #000000" fo:border-bottom="none" style:writing-mode="lr-tb">
        <style:background-image/>
      </style:table-cell-properties>
    </style:style>
    <style:style style:name="Table10.B40" style:family="table-cell">
      <style:table-cell-properties style:vertical-align="top" fo:padding="0.097cm" fo:border-left="0.5pt solid #000000" fo:border-right="none" fo:border-top="0.5pt solid #000000" fo:border-bottom="none" style:writing-mode="lr-tb"/>
    </style:style>
    <style:style style:name="Table10.C40" style:family="table-cell">
      <style:table-cell-properties style:vertical-align="top" fo:padding="0.097cm" fo:border-left="0.5pt solid #000000" fo:border-right="none" fo:border-top="0.5pt solid #000000" fo:border-bottom="none" style:writing-mode="lr-tb"/>
    </style:style>
    <style:style style:name="Table10.D40" style:family="table-cell">
      <style:table-cell-properties style:vertical-align="top" fo:padding="0.097cm" fo:border-left="0.5pt solid #000000" fo:border-right="none" fo:border-top="0.5pt solid #000000" fo:border-bottom="none" style:writing-mode="lr-tb"/>
    </style:style>
    <style:style style:name="Table10.E40" style:family="table-cell">
      <style:table-cell-properties style:vertical-align="top" fo:padding="0.097cm" fo:border-left="0.5pt solid #000000" fo:border-right="none" fo:border-top="0.5pt solid #000000" fo:border-bottom="none" style:writing-mode="lr-tb"/>
    </style:style>
    <style:style style:name="Table10.F40" style:family="table-cell">
      <style:table-cell-properties style:vertical-align="top" fo:padding="0.097cm" fo:border-left="0.5pt solid #000000" fo:border-right="none" fo:border-top="0.5pt solid #000000" fo:border-bottom="none" style:writing-mode="lr-tb"/>
    </style:style>
    <style:style style:name="Table10.G40" style:family="table-cell">
      <style:table-cell-properties style:vertical-align="top" fo:padding="0.097cm" fo:border-left="0.5pt solid #000000" fo:border-right="none" fo:border-top="0.5pt solid #000000" fo:border-bottom="none" style:writing-mode="lr-tb"/>
    </style:style>
    <style:style style:name="Table10.H40" style:family="table-cell">
      <style:table-cell-properties style:vertical-align="top" fo:padding="0.097cm" fo:border-left="0.5pt solid #000000" fo:border-right="none" fo:border-top="0.5pt solid #000000" fo:border-bottom="none" style:writing-mode="lr-tb"/>
    </style:style>
    <style:style style:name="Table10.I40" style:family="table-cell">
      <style:table-cell-properties style:vertical-align="top" fo:padding="0.097cm" fo:border-left="0.5pt solid #000000" fo:border-right="none" fo:border-top="0.5pt solid #000000" fo:border-bottom="none" style:writing-mode="lr-tb"/>
    </style:style>
    <style:style style:name="Table10.J40" style:family="table-cell">
      <style:table-cell-properties style:vertical-align="top" fo:padding="0.097cm" fo:border-left="0.5pt solid #000000" fo:border-right="none" fo:border-top="0.5pt solid #000000" fo:border-bottom="none" style:writing-mode="lr-tb"/>
    </style:style>
    <style:style style:name="Table10.K40" style:family="table-cell">
      <style:table-cell-properties style:vertical-align="top" fo:padding="0.097cm" fo:border-left="0.5pt solid #000000" fo:border-right="none" fo:border-top="0.5pt solid #000000" fo:border-bottom="none" style:writing-mode="lr-tb"/>
    </style:style>
    <style:style style:name="Table10.L40" style:family="table-cell">
      <style:table-cell-properties style:vertical-align="top" fo:padding="0.097cm" fo:border-left="0.5pt solid #000000" fo:border-right="0.5pt solid #000000" fo:border-top="0.5pt solid #000000" fo:border-bottom="none" style:writing-mode="lr-tb"/>
    </style:style>
    <style:style style:name="Table10.B41" style:family="table-cell">
      <style:table-cell-properties style:vertical-align="top" fo:padding="0cm" fo:border-left="0.5pt solid #000000" fo:border-right="none" fo:border-top="none" fo:border-bottom="none" style:writing-mode="lr-tb"/>
    </style:style>
    <style:style style:name="Table10.C41" style:family="table-cell">
      <style:table-cell-properties style:vertical-align="top" fo:padding="0cm" fo:border-left="0.5pt solid #000000" fo:border-right="none" fo:border-top="none" fo:border-bottom="none" style:writing-mode="lr-tb"/>
    </style:style>
    <style:style style:name="Table10.D41" style:family="table-cell">
      <style:table-cell-properties style:vertical-align="top" fo:padding="0cm" fo:border-left="0.5pt solid #000000" fo:border-right="none" fo:border-top="none" fo:border-bottom="none" style:writing-mode="lr-tb"/>
    </style:style>
    <style:style style:name="Table10.E41" style:family="table-cell">
      <style:table-cell-properties style:vertical-align="top" fo:padding="0cm" fo:border-left="0.5pt solid #000000" fo:border-right="none" fo:border-top="none" fo:border-bottom="none" style:writing-mode="lr-tb"/>
    </style:style>
    <style:style style:name="Table10.F41" style:family="table-cell">
      <style:table-cell-properties style:vertical-align="top" fo:padding="0cm" fo:border-left="0.5pt solid #000000" fo:border-right="none" fo:border-top="none" fo:border-bottom="none" style:writing-mode="lr-tb"/>
    </style:style>
    <style:style style:name="Table10.G41" style:family="table-cell">
      <style:table-cell-properties style:vertical-align="top" fo:padding="0cm" fo:border-left="0.5pt solid #000000" fo:border-right="none" fo:border-top="none" fo:border-bottom="none" style:writing-mode="lr-tb"/>
    </style:style>
    <style:style style:name="Table10.H41" style:family="table-cell">
      <style:table-cell-properties style:vertical-align="top" fo:padding="0cm" fo:border-left="0.5pt solid #000000" fo:border-right="none" fo:border-top="none" fo:border-bottom="none" style:writing-mode="lr-tb"/>
    </style:style>
    <style:style style:name="Table10.I41" style:family="table-cell">
      <style:table-cell-properties style:vertical-align="top" fo:padding="0cm" fo:border-left="0.5pt solid #000000" fo:border-right="none" fo:border-top="none" fo:border-bottom="none" style:writing-mode="lr-tb"/>
    </style:style>
    <style:style style:name="Table10.J41" style:family="table-cell">
      <style:table-cell-properties style:vertical-align="top" fo:padding="0cm" fo:border-left="0.5pt solid #000000" fo:border-right="none" fo:border-top="none" fo:border-bottom="none" style:writing-mode="lr-tb"/>
    </style:style>
    <style:style style:name="Table10.K41" style:family="table-cell">
      <style:table-cell-properties style:vertical-align="top" fo:padding="0cm" fo:border-left="0.5pt solid #000000" fo:border-right="none" fo:border-top="none" fo:border-bottom="none" style:writing-mode="lr-tb"/>
    </style:style>
    <style:style style:name="Table10.L41" style:family="table-cell">
      <style:table-cell-properties style:vertical-align="top" fo:padding="0cm" fo:border-left="0.5pt solid #000000" fo:border-right="0.5pt solid #000000" fo:border-top="none" fo:border-bottom="none" style:writing-mode="lr-tb"/>
    </style:style>
    <style:style style:name="Table10.B42" style:family="table-cell">
      <style:table-cell-properties style:vertical-align="top" fo:padding="0.097cm" fo:border-left="0.5pt solid #000000" fo:border-right="none" fo:border-top="0.5pt solid #000000" fo:border-bottom="none" style:writing-mode="lr-tb"/>
    </style:style>
    <style:style style:name="Table10.C42" style:family="table-cell">
      <style:table-cell-properties style:vertical-align="top" fo:padding="0.097cm" fo:border-left="0.5pt solid #000000" fo:border-right="none" fo:border-top="0.5pt solid #000000" fo:border-bottom="none" style:writing-mode="lr-tb"/>
    </style:style>
    <style:style style:name="Table10.D42" style:family="table-cell">
      <style:table-cell-properties style:vertical-align="top" fo:padding="0.097cm" fo:border-left="0.5pt solid #000000" fo:border-right="none" fo:border-top="0.5pt solid #000000" fo:border-bottom="none" style:writing-mode="lr-tb"/>
    </style:style>
    <style:style style:name="Table10.E42" style:family="table-cell">
      <style:table-cell-properties style:vertical-align="top" fo:padding="0.097cm" fo:border-left="0.5pt solid #000000" fo:border-right="none" fo:border-top="0.5pt solid #000000" fo:border-bottom="none" style:writing-mode="lr-tb"/>
    </style:style>
    <style:style style:name="Table10.F42" style:family="table-cell">
      <style:table-cell-properties style:vertical-align="top" fo:padding="0.097cm" fo:border-left="0.5pt solid #000000" fo:border-right="none" fo:border-top="0.5pt solid #000000" fo:border-bottom="none" style:writing-mode="lr-tb"/>
    </style:style>
    <style:style style:name="Table10.G42" style:family="table-cell">
      <style:table-cell-properties style:vertical-align="top" fo:padding="0.097cm" fo:border-left="0.5pt solid #000000" fo:border-right="none" fo:border-top="0.5pt solid #000000" fo:border-bottom="none" style:writing-mode="lr-tb"/>
    </style:style>
    <style:style style:name="Table10.H42" style:family="table-cell">
      <style:table-cell-properties style:vertical-align="top" fo:padding="0.097cm" fo:border-left="0.5pt solid #000000" fo:border-right="none" fo:border-top="0.5pt solid #000000" fo:border-bottom="none" style:writing-mode="lr-tb"/>
    </style:style>
    <style:style style:name="Table10.I42" style:family="table-cell">
      <style:table-cell-properties style:vertical-align="top" fo:padding="0.097cm" fo:border-left="0.5pt solid #000000" fo:border-right="none" fo:border-top="0.5pt solid #000000" fo:border-bottom="none" style:writing-mode="lr-tb"/>
    </style:style>
    <style:style style:name="Table10.J42" style:family="table-cell">
      <style:table-cell-properties style:vertical-align="top" fo:padding="0.097cm" fo:border-left="0.5pt solid #000000" fo:border-right="none" fo:border-top="0.5pt solid #000000" fo:border-bottom="none" style:writing-mode="lr-tb"/>
    </style:style>
    <style:style style:name="Table10.K42" style:family="table-cell">
      <style:table-cell-properties style:vertical-align="top" fo:padding="0.097cm" fo:border-left="0.5pt solid #000000" fo:border-right="none" fo:border-top="0.5pt solid #000000" fo:border-bottom="none" style:writing-mode="lr-tb"/>
    </style:style>
    <style:style style:name="Table10.L42" style:family="table-cell">
      <style:table-cell-properties style:vertical-align="top" fo:padding="0.097cm" fo:border-left="0.5pt solid #000000" fo:border-right="0.5pt solid #000000" fo:border-top="0.5pt solid #000000" fo:border-bottom="none" style:writing-mode="lr-tb"/>
    </style:style>
    <style:style style:name="Table10.B43" style:family="table-cell">
      <style:table-cell-properties style:vertical-align="top" fo:padding="0cm" fo:border-left="0.5pt solid #000000" fo:border-right="none" fo:border-top="none" fo:border-bottom="0.5pt solid #000000" style:writing-mode="lr-tb"/>
    </style:style>
    <style:style style:name="Table10.C43" style:family="table-cell">
      <style:table-cell-properties style:vertical-align="top" fo:padding="0cm" fo:border-left="0.5pt solid #000000" fo:border-right="none" fo:border-top="none" fo:border-bottom="0.5pt solid #000000" style:writing-mode="lr-tb"/>
    </style:style>
    <style:style style:name="Table10.D43" style:family="table-cell">
      <style:table-cell-properties style:vertical-align="top" fo:padding="0cm" fo:border-left="0.5pt solid #000000" fo:border-right="none" fo:border-top="none" fo:border-bottom="0.5pt solid #000000" style:writing-mode="lr-tb"/>
    </style:style>
    <style:style style:name="Table10.E43" style:family="table-cell">
      <style:table-cell-properties style:vertical-align="top" fo:padding="0cm" fo:border-left="0.5pt solid #000000" fo:border-right="none" fo:border-top="none" fo:border-bottom="0.5pt solid #000000" style:writing-mode="lr-tb"/>
    </style:style>
    <style:style style:name="Table10.F43" style:family="table-cell">
      <style:table-cell-properties style:vertical-align="top" fo:padding="0cm" fo:border-left="0.5pt solid #000000" fo:border-right="none" fo:border-top="none" fo:border-bottom="0.5pt solid #000000" style:writing-mode="lr-tb"/>
    </style:style>
    <style:style style:name="Table10.G43" style:family="table-cell">
      <style:table-cell-properties style:vertical-align="top" fo:padding="0cm" fo:border-left="0.5pt solid #000000" fo:border-right="none" fo:border-top="none" fo:border-bottom="0.5pt solid #000000" style:writing-mode="lr-tb"/>
    </style:style>
    <style:style style:name="Table10.H43" style:family="table-cell">
      <style:table-cell-properties style:vertical-align="top" fo:padding="0cm" fo:border-left="0.5pt solid #000000" fo:border-right="none" fo:border-top="none" fo:border-bottom="0.5pt solid #000000" style:writing-mode="lr-tb"/>
    </style:style>
    <style:style style:name="Table10.I43" style:family="table-cell">
      <style:table-cell-properties style:vertical-align="top" fo:padding="0cm" fo:border-left="0.5pt solid #000000" fo:border-right="none" fo:border-top="none" fo:border-bottom="0.5pt solid #000000" style:writing-mode="lr-tb"/>
    </style:style>
    <style:style style:name="Table10.J43" style:family="table-cell">
      <style:table-cell-properties style:vertical-align="top" fo:padding="0cm" fo:border-left="0.5pt solid #000000" fo:border-right="none" fo:border-top="none" fo:border-bottom="0.5pt solid #000000" style:writing-mode="lr-tb"/>
    </style:style>
    <style:style style:name="Table10.K43" style:family="table-cell">
      <style:table-cell-properties style:vertical-align="top" fo:padding="0cm" fo:border-left="0.5pt solid #000000" fo:border-right="none" fo:border-top="none" fo:border-bottom="0.5pt solid #000000" style:writing-mode="lr-tb"/>
    </style:style>
    <style:style style:name="Table10.L43" style:family="table-cell">
      <style:table-cell-properties style:vertical-align="top" fo:padding="0cm" fo:border-left="0.5pt solid #000000" fo:border-right="0.5pt solid #000000" fo:border-top="none" fo:border-bottom="0.5pt solid #000000" style:writing-mode="lr-tb"/>
    </style:style>
    <style:style style:name="Table10.B44" style:family="table-cell">
      <style:table-cell-properties style:vertical-align="top" fo:padding="0cm" fo:border-left="0.5pt solid #000000" fo:border-right="none" fo:border-top="0.5pt solid #000000" fo:border-bottom="none" style:writing-mode="lr-tb"/>
    </style:style>
    <style:style style:name="Table10.C44" style:family="table-cell">
      <style:table-cell-properties style:vertical-align="top" fo:padding="0cm" fo:border-left="0.5pt solid #000000" fo:border-right="none" fo:border-top="0.5pt solid #000000" fo:border-bottom="none" style:writing-mode="lr-tb"/>
    </style:style>
    <style:style style:name="Table10.D44" style:family="table-cell">
      <style:table-cell-properties style:vertical-align="top" fo:padding="0cm" fo:border-left="0.5pt solid #000000" fo:border-right="none" fo:border-top="0.5pt solid #000000" fo:border-bottom="none" style:writing-mode="lr-tb"/>
    </style:style>
    <style:style style:name="Table10.E44" style:family="table-cell">
      <style:table-cell-properties style:vertical-align="top" fo:padding="0cm" fo:border-left="0.5pt solid #000000" fo:border-right="none" fo:border-top="0.5pt solid #000000" fo:border-bottom="none" style:writing-mode="lr-tb"/>
    </style:style>
    <style:style style:name="Table10.F44" style:family="table-cell">
      <style:table-cell-properties style:vertical-align="top" fo:padding="0cm" fo:border-left="0.5pt solid #000000" fo:border-right="none" fo:border-top="0.5pt solid #000000" fo:border-bottom="none" style:writing-mode="lr-tb"/>
    </style:style>
    <style:style style:name="Table10.G44" style:family="table-cell">
      <style:table-cell-properties style:vertical-align="top" fo:padding="0cm" fo:border-left="0.5pt solid #000000" fo:border-right="none" fo:border-top="0.5pt solid #000000" fo:border-bottom="none" style:writing-mode="lr-tb"/>
    </style:style>
    <style:style style:name="Table10.H44" style:family="table-cell">
      <style:table-cell-properties style:vertical-align="top" fo:padding="0cm" fo:border-left="0.5pt solid #000000" fo:border-right="none" fo:border-top="0.5pt solid #000000" fo:border-bottom="none" style:writing-mode="lr-tb"/>
    </style:style>
    <style:style style:name="Table10.I44" style:family="table-cell">
      <style:table-cell-properties style:vertical-align="top" fo:padding="0cm" fo:border-left="0.5pt solid #000000" fo:border-right="none" fo:border-top="0.5pt solid #000000" fo:border-bottom="none" style:writing-mode="lr-tb"/>
    </style:style>
    <style:style style:name="Table10.J44" style:family="table-cell">
      <style:table-cell-properties style:vertical-align="top" fo:padding="0cm" fo:border-left="0.5pt solid #000000" fo:border-right="none" fo:border-top="0.5pt solid #000000" fo:border-bottom="none" style:writing-mode="lr-tb"/>
    </style:style>
    <style:style style:name="Table10.K44" style:family="table-cell">
      <style:table-cell-properties style:vertical-align="top" fo:padding="0cm" fo:border-left="0.5pt solid #000000" fo:border-right="none" fo:border-top="0.5pt solid #000000" fo:border-bottom="none" style:writing-mode="lr-tb"/>
    </style:style>
    <style:style style:name="Table10.L44" style:family="table-cell">
      <style:table-cell-properties style:vertical-align="top" fo:padding="0cm" fo:border-left="0.5pt solid #000000" fo:border-right="0.5pt solid #000000" fo:border-top="0.5pt solid #000000" fo:border-bottom="none" style:writing-mode="lr-tb"/>
    </style:style>
    <style:style style:name="Table10.B45" style:family="table-cell">
      <style:table-cell-properties style:vertical-align="top" fo:padding="0cm" fo:border-left="0.5pt solid #000000" fo:border-right="none" fo:border-top="none" fo:border-bottom="0.5pt solid #000000" style:writing-mode="lr-tb"/>
    </style:style>
    <style:style style:name="Table10.C45" style:family="table-cell">
      <style:table-cell-properties style:vertical-align="top" fo:padding="0cm" fo:border-left="0.5pt solid #000000" fo:border-right="none" fo:border-top="none" fo:border-bottom="0.5pt solid #000000" style:writing-mode="lr-tb"/>
    </style:style>
    <style:style style:name="Table10.D45" style:family="table-cell">
      <style:table-cell-properties style:vertical-align="top" fo:padding="0cm" fo:border-left="0.5pt solid #000000" fo:border-right="none" fo:border-top="none" fo:border-bottom="0.5pt solid #000000" style:writing-mode="lr-tb"/>
    </style:style>
    <style:style style:name="Table10.E45" style:family="table-cell">
      <style:table-cell-properties style:vertical-align="top" fo:padding="0cm" fo:border-left="0.5pt solid #000000" fo:border-right="none" fo:border-top="none" fo:border-bottom="0.5pt solid #000000" style:writing-mode="lr-tb"/>
    </style:style>
    <style:style style:name="Table10.F45" style:family="table-cell">
      <style:table-cell-properties style:vertical-align="top" fo:padding="0cm" fo:border-left="0.5pt solid #000000" fo:border-right="none" fo:border-top="none" fo:border-bottom="0.5pt solid #000000" style:writing-mode="lr-tb"/>
    </style:style>
    <style:style style:name="Table10.G45" style:family="table-cell">
      <style:table-cell-properties style:vertical-align="top" fo:padding="0cm" fo:border-left="0.5pt solid #000000" fo:border-right="none" fo:border-top="none" fo:border-bottom="0.5pt solid #000000" style:writing-mode="lr-tb"/>
    </style:style>
    <style:style style:name="Table10.H45" style:family="table-cell">
      <style:table-cell-properties style:vertical-align="top" fo:padding="0cm" fo:border-left="0.5pt solid #000000" fo:border-right="none" fo:border-top="none" fo:border-bottom="0.5pt solid #000000" style:writing-mode="lr-tb"/>
    </style:style>
    <style:style style:name="Table10.I45" style:family="table-cell">
      <style:table-cell-properties style:vertical-align="top" fo:padding="0cm" fo:border-left="0.5pt solid #000000" fo:border-right="none" fo:border-top="none" fo:border-bottom="0.5pt solid #000000" style:writing-mode="lr-tb"/>
    </style:style>
    <style:style style:name="Table10.J45" style:family="table-cell">
      <style:table-cell-properties style:vertical-align="top" fo:padding="0cm" fo:border-left="0.5pt solid #000000" fo:border-right="none" fo:border-top="none" fo:border-bottom="0.5pt solid #000000" style:writing-mode="lr-tb"/>
    </style:style>
    <style:style style:name="Table10.K45" style:family="table-cell">
      <style:table-cell-properties style:vertical-align="top" fo:padding="0cm" fo:border-left="0.5pt solid #000000" fo:border-right="none" fo:border-top="none" fo:border-bottom="0.5pt solid #000000" style:writing-mode="lr-tb"/>
    </style:style>
    <style:style style:name="Table10.L45" style:family="table-cell">
      <style:table-cell-properties style:vertical-align="top" fo:padding="0cm" fo:border-left="0.5pt solid #000000" fo:border-right="0.5pt solid #000000" fo:border-top="none" fo:border-bottom="0.5pt solid #000000" style:writing-mode="lr-tb"/>
    </style:style>
    <style:style style:name="Table10.B46" style:family="table-cell">
      <style:table-cell-properties style:vertical-align="top" fo:padding="0cm" fo:border-left="0.5pt solid #000000" fo:border-right="none" fo:border-top="none" fo:border-bottom="none" style:writing-mode="lr-tb"/>
    </style:style>
    <style:style style:name="Table10.C46" style:family="table-cell">
      <style:table-cell-properties style:vertical-align="top" fo:padding="0cm" fo:border-left="0.5pt solid #000000" fo:border-right="none" fo:border-top="none" fo:border-bottom="none" style:writing-mode="lr-tb"/>
    </style:style>
    <style:style style:name="Table10.D46" style:family="table-cell">
      <style:table-cell-properties style:vertical-align="top" fo:padding="0cm" fo:border-left="0.5pt solid #000000" fo:border-right="none" fo:border-top="none" fo:border-bottom="none" style:writing-mode="lr-tb"/>
    </style:style>
    <style:style style:name="Table10.E46" style:family="table-cell">
      <style:table-cell-properties style:vertical-align="top" fo:padding="0cm" fo:border-left="0.5pt solid #000000" fo:border-right="none" fo:border-top="none" fo:border-bottom="none" style:writing-mode="lr-tb"/>
    </style:style>
    <style:style style:name="Table10.F46" style:family="table-cell">
      <style:table-cell-properties style:vertical-align="top" fo:padding="0cm" fo:border-left="0.5pt solid #000000" fo:border-right="none" fo:border-top="none" fo:border-bottom="none" style:writing-mode="lr-tb"/>
    </style:style>
    <style:style style:name="Table10.G46" style:family="table-cell">
      <style:table-cell-properties style:vertical-align="top" fo:padding="0cm" fo:border-left="0.5pt solid #000000" fo:border-right="none" fo:border-top="none" fo:border-bottom="none" style:writing-mode="lr-tb"/>
    </style:style>
    <style:style style:name="Table10.H46" style:family="table-cell">
      <style:table-cell-properties style:vertical-align="top" fo:padding="0cm" fo:border-left="0.5pt solid #000000" fo:border-right="none" fo:border-top="none" fo:border-bottom="none" style:writing-mode="lr-tb"/>
    </style:style>
    <style:style style:name="Table10.I46" style:family="table-cell">
      <style:table-cell-properties style:vertical-align="top" fo:padding="0cm" fo:border-left="0.5pt solid #000000" fo:border-right="none" fo:border-top="none" fo:border-bottom="none" style:writing-mode="lr-tb"/>
    </style:style>
    <style:style style:name="Table10.J46" style:family="table-cell">
      <style:table-cell-properties style:vertical-align="top" fo:padding="0cm" fo:border-left="0.5pt solid #000000" fo:border-right="none" fo:border-top="none" fo:border-bottom="none" style:writing-mode="lr-tb"/>
    </style:style>
    <style:style style:name="Table10.K46" style:family="table-cell">
      <style:table-cell-properties style:vertical-align="top" fo:padding="0cm" fo:border-left="0.5pt solid #000000" fo:border-right="none" fo:border-top="none" fo:border-bottom="none" style:writing-mode="lr-tb"/>
    </style:style>
    <style:style style:name="Table10.L46" style:family="table-cell">
      <style:table-cell-properties style:vertical-align="top" fo:padding="0cm" fo:border-left="0.5pt solid #000000" fo:border-right="0.5pt solid #000000" fo:border-top="none" fo:border-bottom="none" style:writing-mode="lr-tb"/>
    </style:style>
    <style:style style:name="Table10.B47" style:family="table-cell">
      <style:table-cell-properties style:vertical-align="top" fo:padding="0cm" fo:border-left="0.5pt solid #000000" fo:border-right="none" fo:border-top="none" fo:border-bottom="none" style:writing-mode="lr-tb"/>
    </style:style>
    <style:style style:name="Table10.C47" style:family="table-cell">
      <style:table-cell-properties style:vertical-align="top" fo:padding="0cm" fo:border-left="0.5pt solid #000000" fo:border-right="none" fo:border-top="none" fo:border-bottom="none" style:writing-mode="lr-tb"/>
    </style:style>
    <style:style style:name="Table10.D47" style:family="table-cell">
      <style:table-cell-properties style:vertical-align="top" fo:padding="0cm" fo:border-left="0.5pt solid #000000" fo:border-right="none" fo:border-top="none" fo:border-bottom="none" style:writing-mode="lr-tb"/>
    </style:style>
    <style:style style:name="Table10.E47" style:family="table-cell">
      <style:table-cell-properties style:vertical-align="top" fo:padding="0cm" fo:border-left="0.5pt solid #000000" fo:border-right="none" fo:border-top="none" fo:border-bottom="none" style:writing-mode="lr-tb"/>
    </style:style>
    <style:style style:name="Table10.F47" style:family="table-cell">
      <style:table-cell-properties style:vertical-align="top" fo:padding="0cm" fo:border-left="0.5pt solid #000000" fo:border-right="none" fo:border-top="none" fo:border-bottom="none" style:writing-mode="lr-tb"/>
    </style:style>
    <style:style style:name="Table10.G47" style:family="table-cell">
      <style:table-cell-properties style:vertical-align="top" fo:padding="0cm" fo:border-left="0.5pt solid #000000" fo:border-right="none" fo:border-top="none" fo:border-bottom="none" style:writing-mode="lr-tb"/>
    </style:style>
    <style:style style:name="Table10.H47" style:family="table-cell">
      <style:table-cell-properties style:vertical-align="top" fo:padding="0cm" fo:border-left="0.5pt solid #000000" fo:border-right="none" fo:border-top="none" fo:border-bottom="none" style:writing-mode="lr-tb"/>
    </style:style>
    <style:style style:name="Table10.I47" style:family="table-cell">
      <style:table-cell-properties style:vertical-align="top" fo:padding="0cm" fo:border-left="0.5pt solid #000000" fo:border-right="none" fo:border-top="none" fo:border-bottom="none" style:writing-mode="lr-tb"/>
    </style:style>
    <style:style style:name="Table10.J47" style:family="table-cell">
      <style:table-cell-properties style:vertical-align="top" fo:padding="0cm" fo:border-left="0.5pt solid #000000" fo:border-right="none" fo:border-top="none" fo:border-bottom="none" style:writing-mode="lr-tb"/>
    </style:style>
    <style:style style:name="Table10.K47" style:family="table-cell">
      <style:table-cell-properties style:vertical-align="top" fo:padding="0cm" fo:border-left="0.5pt solid #000000" fo:border-right="none" fo:border-top="none" fo:border-bottom="none" style:writing-mode="lr-tb"/>
    </style:style>
    <style:style style:name="Table10.L47" style:family="table-cell">
      <style:table-cell-properties style:vertical-align="top" fo:padding="0cm" fo:border-left="0.5pt solid #000000" fo:border-right="0.5pt solid #000000" fo:border-top="none" fo:border-bottom="none" style:writing-mode="lr-tb"/>
    </style:style>
    <style:style style:name="Table10.B48" style:family="table-cell">
      <style:table-cell-properties style:vertical-align="top" fo:padding="0cm" fo:border-left="0.5pt solid #000000" fo:border-right="none" fo:border-top="none" fo:border-bottom="0.5pt solid #000000" style:writing-mode="lr-tb"/>
    </style:style>
    <style:style style:name="Table10.C48" style:family="table-cell">
      <style:table-cell-properties style:vertical-align="top" fo:padding="0cm" fo:border-left="0.5pt solid #000000" fo:border-right="none" fo:border-top="none" fo:border-bottom="0.5pt solid #000000" style:writing-mode="lr-tb"/>
    </style:style>
    <style:style style:name="Table10.D48" style:family="table-cell">
      <style:table-cell-properties style:vertical-align="top" fo:padding="0cm" fo:border-left="0.5pt solid #000000" fo:border-right="none" fo:border-top="none" fo:border-bottom="0.5pt solid #000000" style:writing-mode="lr-tb"/>
    </style:style>
    <style:style style:name="Table10.E48" style:family="table-cell">
      <style:table-cell-properties style:vertical-align="top" fo:padding="0cm" fo:border-left="0.5pt solid #000000" fo:border-right="none" fo:border-top="none" fo:border-bottom="0.5pt solid #000000" style:writing-mode="lr-tb"/>
    </style:style>
    <style:style style:name="Table10.F48" style:family="table-cell">
      <style:table-cell-properties style:vertical-align="top" fo:padding="0cm" fo:border-left="0.5pt solid #000000" fo:border-right="none" fo:border-top="none" fo:border-bottom="0.5pt solid #000000" style:writing-mode="lr-tb"/>
    </style:style>
    <style:style style:name="Table10.G48" style:family="table-cell">
      <style:table-cell-properties style:vertical-align="top" fo:padding="0cm" fo:border-left="0.5pt solid #000000" fo:border-right="none" fo:border-top="none" fo:border-bottom="0.5pt solid #000000" style:writing-mode="lr-tb"/>
    </style:style>
    <style:style style:name="Table10.H48" style:family="table-cell">
      <style:table-cell-properties style:vertical-align="top" fo:padding="0cm" fo:border-left="0.5pt solid #000000" fo:border-right="none" fo:border-top="none" fo:border-bottom="0.5pt solid #000000" style:writing-mode="lr-tb"/>
    </style:style>
    <style:style style:name="Table10.I48" style:family="table-cell">
      <style:table-cell-properties style:vertical-align="top" fo:padding="0cm" fo:border-left="0.5pt solid #000000" fo:border-right="none" fo:border-top="none" fo:border-bottom="0.5pt solid #000000" style:writing-mode="lr-tb"/>
    </style:style>
    <style:style style:name="Table10.J48" style:family="table-cell">
      <style:table-cell-properties style:vertical-align="top" fo:padding="0cm" fo:border-left="0.5pt solid #000000" fo:border-right="none" fo:border-top="none" fo:border-bottom="0.5pt solid #000000" style:writing-mode="lr-tb"/>
    </style:style>
    <style:style style:name="Table10.K48" style:family="table-cell">
      <style:table-cell-properties style:vertical-align="top" fo:padding="0cm" fo:border-left="0.5pt solid #000000" fo:border-right="none" fo:border-top="none" fo:border-bottom="0.5pt solid #000000" style:writing-mode="lr-tb"/>
    </style:style>
    <style:style style:name="Table10.L48" style:family="table-cell">
      <style:table-cell-properties style:vertical-align="top" fo:padding="0cm" fo:border-left="0.5pt solid #000000" fo:border-right="0.5pt solid #000000" fo:border-top="none" fo:border-bottom="0.5pt solid #000000" style:writing-mode="lr-tb"/>
    </style:style>
    <style:style style:name="Table10.B49" style:family="table-cell">
      <style:table-cell-properties style:vertical-align="top" fo:padding="0cm" fo:border-left="0.5pt solid #000000" fo:border-right="none" fo:border-top="none" fo:border-bottom="none" style:writing-mode="lr-tb"/>
    </style:style>
    <style:style style:name="Table10.C49" style:family="table-cell">
      <style:table-cell-properties style:vertical-align="top" fo:padding="0cm" fo:border-left="0.5pt solid #000000" fo:border-right="none" fo:border-top="none" fo:border-bottom="none" style:writing-mode="lr-tb"/>
    </style:style>
    <style:style style:name="Table10.D49" style:family="table-cell">
      <style:table-cell-properties style:vertical-align="top" fo:padding="0cm" fo:border-left="0.5pt solid #000000" fo:border-right="none" fo:border-top="none" fo:border-bottom="none" style:writing-mode="lr-tb"/>
    </style:style>
    <style:style style:name="Table10.E49" style:family="table-cell">
      <style:table-cell-properties style:vertical-align="top" fo:padding="0cm" fo:border-left="0.5pt solid #000000" fo:border-right="none" fo:border-top="none" fo:border-bottom="none" style:writing-mode="lr-tb"/>
    </style:style>
    <style:style style:name="Table10.F49" style:family="table-cell">
      <style:table-cell-properties style:vertical-align="top" fo:padding="0cm" fo:border-left="0.5pt solid #000000" fo:border-right="none" fo:border-top="none" fo:border-bottom="none" style:writing-mode="lr-tb"/>
    </style:style>
    <style:style style:name="Table10.G49" style:family="table-cell">
      <style:table-cell-properties style:vertical-align="top" fo:padding="0cm" fo:border-left="0.5pt solid #000000" fo:border-right="none" fo:border-top="none" fo:border-bottom="none" style:writing-mode="lr-tb"/>
    </style:style>
    <style:style style:name="Table10.H49" style:family="table-cell">
      <style:table-cell-properties style:vertical-align="top" fo:padding="0cm" fo:border-left="0.5pt solid #000000" fo:border-right="none" fo:border-top="none" fo:border-bottom="none" style:writing-mode="lr-tb"/>
    </style:style>
    <style:style style:name="Table10.I49" style:family="table-cell">
      <style:table-cell-properties style:vertical-align="top" fo:padding="0cm" fo:border-left="0.5pt solid #000000" fo:border-right="none" fo:border-top="none" fo:border-bottom="none" style:writing-mode="lr-tb"/>
    </style:style>
    <style:style style:name="Table10.J49" style:family="table-cell">
      <style:table-cell-properties style:vertical-align="top" fo:padding="0cm" fo:border-left="0.5pt solid #000000" fo:border-right="none" fo:border-top="none" fo:border-bottom="none" style:writing-mode="lr-tb"/>
    </style:style>
    <style:style style:name="Table10.K49" style:family="table-cell">
      <style:table-cell-properties style:vertical-align="top" fo:padding="0cm" fo:border-left="0.5pt solid #000000" fo:border-right="none" fo:border-top="none" fo:border-bottom="none" style:writing-mode="lr-tb"/>
    </style:style>
    <style:style style:name="Table10.L49" style:family="table-cell">
      <style:table-cell-properties style:vertical-align="top" fo:padding="0cm" fo:border-left="0.5pt solid #000000" fo:border-right="0.5pt solid #000000" fo:border-top="none" fo:border-bottom="none" style:writing-mode="lr-tb"/>
    </style:style>
    <style:style style:name="Table10.B50" style:family="table-cell">
      <style:table-cell-properties style:vertical-align="top" fo:padding="0cm" fo:border-left="0.5pt solid #000000" fo:border-right="none" fo:border-top="none" fo:border-bottom="none" style:writing-mode="lr-tb"/>
    </style:style>
    <style:style style:name="Table10.C50" style:family="table-cell">
      <style:table-cell-properties style:vertical-align="top" fo:padding="0cm" fo:border-left="0.5pt solid #000000" fo:border-right="none" fo:border-top="none" fo:border-bottom="none" style:writing-mode="lr-tb"/>
    </style:style>
    <style:style style:name="Table10.D50" style:family="table-cell">
      <style:table-cell-properties style:vertical-align="top" fo:padding="0cm" fo:border-left="0.5pt solid #000000" fo:border-right="none" fo:border-top="none" fo:border-bottom="none" style:writing-mode="lr-tb"/>
    </style:style>
    <style:style style:name="Table10.E50" style:family="table-cell">
      <style:table-cell-properties style:vertical-align="top" fo:padding="0cm" fo:border-left="0.5pt solid #000000" fo:border-right="none" fo:border-top="none" fo:border-bottom="none" style:writing-mode="lr-tb"/>
    </style:style>
    <style:style style:name="Table10.F50" style:family="table-cell">
      <style:table-cell-properties style:vertical-align="top" fo:padding="0cm" fo:border-left="0.5pt solid #000000" fo:border-right="none" fo:border-top="none" fo:border-bottom="none" style:writing-mode="lr-tb"/>
    </style:style>
    <style:style style:name="Table10.G50" style:family="table-cell">
      <style:table-cell-properties style:vertical-align="top" fo:padding="0cm" fo:border-left="0.5pt solid #000000" fo:border-right="none" fo:border-top="none" fo:border-bottom="none" style:writing-mode="lr-tb"/>
    </style:style>
    <style:style style:name="Table10.H50" style:family="table-cell">
      <style:table-cell-properties style:vertical-align="top" fo:padding="0cm" fo:border-left="0.5pt solid #000000" fo:border-right="none" fo:border-top="none" fo:border-bottom="none" style:writing-mode="lr-tb"/>
    </style:style>
    <style:style style:name="Table10.I50" style:family="table-cell">
      <style:table-cell-properties style:vertical-align="top" fo:padding="0cm" fo:border-left="0.5pt solid #000000" fo:border-right="none" fo:border-top="none" fo:border-bottom="none" style:writing-mode="lr-tb"/>
    </style:style>
    <style:style style:name="Table10.J50" style:family="table-cell">
      <style:table-cell-properties style:vertical-align="top" fo:padding="0cm" fo:border-left="0.5pt solid #000000" fo:border-right="none" fo:border-top="none" fo:border-bottom="none" style:writing-mode="lr-tb"/>
    </style:style>
    <style:style style:name="Table10.K50" style:family="table-cell">
      <style:table-cell-properties style:vertical-align="top" fo:padding="0cm" fo:border-left="0.5pt solid #000000" fo:border-right="none" fo:border-top="none" fo:border-bottom="none" style:writing-mode="lr-tb"/>
    </style:style>
    <style:style style:name="Table10.L50" style:family="table-cell">
      <style:table-cell-properties style:vertical-align="top" fo:padding="0cm" fo:border-left="0.5pt solid #000000" fo:border-right="0.5pt solid #000000" fo:border-top="none" fo:border-bottom="none" style:writing-mode="lr-tb"/>
    </style:style>
    <style:style style:name="Table10.B51" style:family="table-cell">
      <style:table-cell-properties style:vertical-align="top" fo:padding="0cm" fo:border-left="0.5pt solid #000000" fo:border-right="none" fo:border-top="none" fo:border-bottom="0.5pt solid #000000" style:writing-mode="lr-tb"/>
    </style:style>
    <style:style style:name="Table10.C51" style:family="table-cell">
      <style:table-cell-properties style:vertical-align="top" fo:padding="0cm" fo:border-left="0.5pt solid #000000" fo:border-right="none" fo:border-top="none" fo:border-bottom="0.5pt solid #000000" style:writing-mode="lr-tb"/>
    </style:style>
    <style:style style:name="Table10.D51" style:family="table-cell">
      <style:table-cell-properties style:vertical-align="top" fo:padding="0cm" fo:border-left="0.5pt solid #000000" fo:border-right="none" fo:border-top="none" fo:border-bottom="0.5pt solid #000000" style:writing-mode="lr-tb"/>
    </style:style>
    <style:style style:name="Table10.E51" style:family="table-cell">
      <style:table-cell-properties style:vertical-align="top" fo:padding="0cm" fo:border-left="0.5pt solid #000000" fo:border-right="none" fo:border-top="none" fo:border-bottom="0.5pt solid #000000" style:writing-mode="lr-tb"/>
    </style:style>
    <style:style style:name="Table10.F51" style:family="table-cell">
      <style:table-cell-properties style:vertical-align="top" fo:padding="0cm" fo:border-left="0.5pt solid #000000" fo:border-right="none" fo:border-top="none" fo:border-bottom="0.5pt solid #000000" style:writing-mode="lr-tb"/>
    </style:style>
    <style:style style:name="Table10.G51" style:family="table-cell">
      <style:table-cell-properties style:vertical-align="top" fo:padding="0cm" fo:border-left="0.5pt solid #000000" fo:border-right="none" fo:border-top="none" fo:border-bottom="0.5pt solid #000000" style:writing-mode="lr-tb"/>
    </style:style>
    <style:style style:name="Table10.H51" style:family="table-cell">
      <style:table-cell-properties style:vertical-align="top" fo:padding="0cm" fo:border-left="0.5pt solid #000000" fo:border-right="none" fo:border-top="none" fo:border-bottom="0.5pt solid #000000" style:writing-mode="lr-tb"/>
    </style:style>
    <style:style style:name="Table10.I51" style:family="table-cell">
      <style:table-cell-properties style:vertical-align="top" fo:padding="0cm" fo:border-left="0.5pt solid #000000" fo:border-right="none" fo:border-top="none" fo:border-bottom="0.5pt solid #000000" style:writing-mode="lr-tb"/>
    </style:style>
    <style:style style:name="Table10.J51" style:family="table-cell">
      <style:table-cell-properties style:vertical-align="top" fo:padding="0cm" fo:border-left="0.5pt solid #000000" fo:border-right="none" fo:border-top="none" fo:border-bottom="0.5pt solid #000000" style:writing-mode="lr-tb"/>
    </style:style>
    <style:style style:name="Table10.K51" style:family="table-cell">
      <style:table-cell-properties style:vertical-align="top" fo:padding="0cm" fo:border-left="0.5pt solid #000000" fo:border-right="none" fo:border-top="none" fo:border-bottom="0.5pt solid #000000" style:writing-mode="lr-tb"/>
    </style:style>
    <style:style style:name="Table10.L51" style:family="table-cell">
      <style:table-cell-properties style:vertical-align="top" fo:padding="0cm" fo:border-left="0.5pt solid #000000" fo:border-right="0.5pt solid #000000" fo:border-top="none" fo:border-bottom="0.5pt solid #000000" style:writing-mode="lr-tb"/>
    </style:style>
    <style:style style:name="Table10.B52" style:family="table-cell">
      <style:table-cell-properties style:vertical-align="top" fo:padding="0cm" fo:border-left="0.5pt solid #000000" fo:border-right="none" fo:border-top="0.5pt solid #000000" fo:border-bottom="none" style:writing-mode="lr-tb"/>
    </style:style>
    <style:style style:name="Table10.C52" style:family="table-cell">
      <style:table-cell-properties style:vertical-align="top" fo:padding="0cm" fo:border-left="0.5pt solid #000000" fo:border-right="none" fo:border-top="0.5pt solid #000000" fo:border-bottom="none" style:writing-mode="lr-tb"/>
    </style:style>
    <style:style style:name="Table10.D52" style:family="table-cell">
      <style:table-cell-properties style:vertical-align="top" fo:padding="0cm" fo:border-left="0.5pt solid #000000" fo:border-right="none" fo:border-top="0.5pt solid #000000" fo:border-bottom="none" style:writing-mode="lr-tb"/>
    </style:style>
    <style:style style:name="Table10.E52" style:family="table-cell">
      <style:table-cell-properties style:vertical-align="top" fo:padding="0cm" fo:border-left="0.5pt solid #000000" fo:border-right="none" fo:border-top="0.5pt solid #000000" fo:border-bottom="none" style:writing-mode="lr-tb"/>
    </style:style>
    <style:style style:name="Table10.F52" style:family="table-cell">
      <style:table-cell-properties style:vertical-align="top" fo:padding="0cm" fo:border-left="0.5pt solid #000000" fo:border-right="none" fo:border-top="0.5pt solid #000000" fo:border-bottom="none" style:writing-mode="lr-tb"/>
    </style:style>
    <style:style style:name="Table10.G52" style:family="table-cell">
      <style:table-cell-properties style:vertical-align="top" fo:padding="0cm" fo:border-left="0.5pt solid #000000" fo:border-right="none" fo:border-top="0.5pt solid #000000" fo:border-bottom="none" style:writing-mode="lr-tb"/>
    </style:style>
    <style:style style:name="Table10.H52" style:family="table-cell">
      <style:table-cell-properties style:vertical-align="top" fo:padding="0cm" fo:border-left="0.5pt solid #000000" fo:border-right="none" fo:border-top="0.5pt solid #000000" fo:border-bottom="none" style:writing-mode="lr-tb"/>
    </style:style>
    <style:style style:name="Table10.I52" style:family="table-cell">
      <style:table-cell-properties style:vertical-align="top" fo:padding="0cm" fo:border-left="0.5pt solid #000000" fo:border-right="none" fo:border-top="0.5pt solid #000000" fo:border-bottom="none" style:writing-mode="lr-tb"/>
    </style:style>
    <style:style style:name="Table10.J52" style:family="table-cell">
      <style:table-cell-properties style:vertical-align="top" fo:padding="0cm" fo:border-left="0.5pt solid #000000" fo:border-right="none" fo:border-top="0.5pt solid #000000" fo:border-bottom="none" style:writing-mode="lr-tb"/>
    </style:style>
    <style:style style:name="Table10.K52" style:family="table-cell">
      <style:table-cell-properties style:vertical-align="top" fo:padding="0cm" fo:border-left="0.5pt solid #000000" fo:border-right="none" fo:border-top="0.5pt solid #000000" fo:border-bottom="none" style:writing-mode="lr-tb"/>
    </style:style>
    <style:style style:name="Table10.L52" style:family="table-cell">
      <style:table-cell-properties style:vertical-align="top" fo:padding="0cm" fo:border-left="0.5pt solid #000000" fo:border-right="0.5pt solid #000000" fo:border-top="0.5pt solid #000000" fo:border-bottom="none" style:writing-mode="lr-tb"/>
    </style:style>
    <style:style style:name="Table10.B53" style:family="table-cell">
      <style:table-cell-properties style:vertical-align="top" fo:padding="0cm" fo:border-left="0.5pt solid #000000" fo:border-right="none" fo:border-top="none" fo:border-bottom="0.5pt solid #000000" style:writing-mode="lr-tb"/>
    </style:style>
    <style:style style:name="Table10.C53" style:family="table-cell">
      <style:table-cell-properties style:vertical-align="top" fo:padding="0cm" fo:border-left="0.5pt solid #000000" fo:border-right="none" fo:border-top="none" fo:border-bottom="0.5pt solid #000000" style:writing-mode="lr-tb"/>
    </style:style>
    <style:style style:name="Table10.D53" style:family="table-cell">
      <style:table-cell-properties style:vertical-align="top" fo:padding="0cm" fo:border-left="0.5pt solid #000000" fo:border-right="none" fo:border-top="none" fo:border-bottom="0.5pt solid #000000" style:writing-mode="lr-tb"/>
    </style:style>
    <style:style style:name="Table10.E53" style:family="table-cell">
      <style:table-cell-properties style:vertical-align="top" fo:padding="0cm" fo:border-left="0.5pt solid #000000" fo:border-right="none" fo:border-top="none" fo:border-bottom="0.5pt solid #000000" style:writing-mode="lr-tb"/>
    </style:style>
    <style:style style:name="Table10.F53" style:family="table-cell">
      <style:table-cell-properties style:vertical-align="top" fo:padding="0cm" fo:border-left="0.5pt solid #000000" fo:border-right="none" fo:border-top="none" fo:border-bottom="0.5pt solid #000000" style:writing-mode="lr-tb"/>
    </style:style>
    <style:style style:name="Table10.G53" style:family="table-cell">
      <style:table-cell-properties style:vertical-align="top" fo:padding="0cm" fo:border-left="0.5pt solid #000000" fo:border-right="none" fo:border-top="none" fo:border-bottom="0.5pt solid #000000" style:writing-mode="lr-tb"/>
    </style:style>
    <style:style style:name="Table10.H53" style:family="table-cell">
      <style:table-cell-properties style:vertical-align="top" fo:padding="0cm" fo:border-left="0.5pt solid #000000" fo:border-right="none" fo:border-top="none" fo:border-bottom="0.5pt solid #000000" style:writing-mode="lr-tb"/>
    </style:style>
    <style:style style:name="Table10.I53" style:family="table-cell">
      <style:table-cell-properties style:vertical-align="top" fo:padding="0cm" fo:border-left="0.5pt solid #000000" fo:border-right="none" fo:border-top="none" fo:border-bottom="0.5pt solid #000000" style:writing-mode="lr-tb"/>
    </style:style>
    <style:style style:name="Table10.J53" style:family="table-cell">
      <style:table-cell-properties style:vertical-align="top" fo:padding="0cm" fo:border-left="0.5pt solid #000000" fo:border-right="none" fo:border-top="none" fo:border-bottom="0.5pt solid #000000" style:writing-mode="lr-tb"/>
    </style:style>
    <style:style style:name="Table10.K53" style:family="table-cell">
      <style:table-cell-properties style:vertical-align="top" fo:padding="0cm" fo:border-left="0.5pt solid #000000" fo:border-right="none" fo:border-top="none" fo:border-bottom="0.5pt solid #000000" style:writing-mode="lr-tb"/>
    </style:style>
    <style:style style:name="Table10.L53" style:family="table-cell">
      <style:table-cell-properties style:vertical-align="top" fo:padding="0cm" fo:border-left="0.5pt solid #000000" fo:border-right="0.5pt solid #000000" fo:border-top="none" fo:border-bottom="0.5pt solid #000000" style:writing-mode="lr-tb"/>
    </style:style>
    <style:style style:name="Table10.B54" style:family="table-cell">
      <style:table-cell-properties style:vertical-align="top" fo:padding="0cm" fo:border-left="0.5pt solid #000000" fo:border-right="none" fo:border-top="0.5pt solid #000000" fo:border-bottom="none" style:writing-mode="lr-tb"/>
    </style:style>
    <style:style style:name="Table10.C54" style:family="table-cell">
      <style:table-cell-properties style:vertical-align="top" fo:padding="0cm" fo:border-left="0.5pt solid #000000" fo:border-right="none" fo:border-top="0.5pt solid #000000" fo:border-bottom="none" style:writing-mode="lr-tb"/>
    </style:style>
    <style:style style:name="Table10.D54" style:family="table-cell">
      <style:table-cell-properties style:vertical-align="top" fo:padding="0cm" fo:border-left="0.5pt solid #000000" fo:border-right="none" fo:border-top="0.5pt solid #000000" fo:border-bottom="none" style:writing-mode="lr-tb"/>
    </style:style>
    <style:style style:name="Table10.E54" style:family="table-cell">
      <style:table-cell-properties style:vertical-align="top" fo:padding="0cm" fo:border-left="0.5pt solid #000000" fo:border-right="none" fo:border-top="0.5pt solid #000000" fo:border-bottom="none" style:writing-mode="lr-tb"/>
    </style:style>
    <style:style style:name="Table10.F54" style:family="table-cell">
      <style:table-cell-properties style:vertical-align="top" fo:padding="0cm" fo:border-left="0.5pt solid #000000" fo:border-right="none" fo:border-top="0.5pt solid #000000" fo:border-bottom="none" style:writing-mode="lr-tb"/>
    </style:style>
    <style:style style:name="Table10.G54" style:family="table-cell">
      <style:table-cell-properties style:vertical-align="top" fo:padding="0cm" fo:border-left="0.5pt solid #000000" fo:border-right="none" fo:border-top="0.5pt solid #000000" fo:border-bottom="none" style:writing-mode="lr-tb"/>
    </style:style>
    <style:style style:name="Table10.H54" style:family="table-cell">
      <style:table-cell-properties style:vertical-align="top" fo:padding="0cm" fo:border-left="0.5pt solid #000000" fo:border-right="none" fo:border-top="0.5pt solid #000000" fo:border-bottom="none" style:writing-mode="lr-tb"/>
    </style:style>
    <style:style style:name="Table10.I54" style:family="table-cell">
      <style:table-cell-properties style:vertical-align="top" fo:padding="0cm" fo:border-left="0.5pt solid #000000" fo:border-right="none" fo:border-top="0.5pt solid #000000" fo:border-bottom="none" style:writing-mode="lr-tb"/>
    </style:style>
    <style:style style:name="Table10.J54" style:family="table-cell">
      <style:table-cell-properties style:vertical-align="top" fo:padding="0cm" fo:border-left="0.5pt solid #000000" fo:border-right="none" fo:border-top="0.5pt solid #000000" fo:border-bottom="none" style:writing-mode="lr-tb"/>
    </style:style>
    <style:style style:name="Table10.K54" style:family="table-cell">
      <style:table-cell-properties style:vertical-align="top" fo:padding="0cm" fo:border-left="0.5pt solid #000000" fo:border-right="none" fo:border-top="0.5pt solid #000000" fo:border-bottom="none" style:writing-mode="lr-tb"/>
    </style:style>
    <style:style style:name="Table10.L54" style:family="table-cell">
      <style:table-cell-properties style:vertical-align="top" fo:padding="0cm" fo:border-left="0.5pt solid #000000" fo:border-right="0.5pt solid #000000" fo:border-top="0.5pt solid #000000" fo:border-bottom="none" style:writing-mode="lr-tb"/>
    </style:style>
    <style:style style:name="Table10.B55" style:family="table-cell">
      <style:table-cell-properties style:vertical-align="top" fo:padding="0cm" fo:border-left="0.5pt solid #000000" fo:border-right="none" fo:border-top="none" fo:border-bottom="0.5pt solid #000000" style:writing-mode="lr-tb"/>
    </style:style>
    <style:style style:name="Table10.C55" style:family="table-cell">
      <style:table-cell-properties style:vertical-align="top" fo:padding="0cm" fo:border-left="0.5pt solid #000000" fo:border-right="none" fo:border-top="none" fo:border-bottom="0.5pt solid #000000" style:writing-mode="lr-tb"/>
    </style:style>
    <style:style style:name="Table10.D55" style:family="table-cell">
      <style:table-cell-properties style:vertical-align="top" fo:padding="0cm" fo:border-left="0.5pt solid #000000" fo:border-right="none" fo:border-top="none" fo:border-bottom="0.5pt solid #000000" style:writing-mode="lr-tb"/>
    </style:style>
    <style:style style:name="Table10.E55" style:family="table-cell">
      <style:table-cell-properties style:vertical-align="top" fo:padding="0cm" fo:border-left="0.5pt solid #000000" fo:border-right="none" fo:border-top="none" fo:border-bottom="0.5pt solid #000000" style:writing-mode="lr-tb"/>
    </style:style>
    <style:style style:name="Table10.F55" style:family="table-cell">
      <style:table-cell-properties style:vertical-align="top" fo:padding="0cm" fo:border-left="0.5pt solid #000000" fo:border-right="none" fo:border-top="none" fo:border-bottom="0.5pt solid #000000" style:writing-mode="lr-tb"/>
    </style:style>
    <style:style style:name="Table10.G55" style:family="table-cell">
      <style:table-cell-properties style:vertical-align="top" fo:padding="0cm" fo:border-left="0.5pt solid #000000" fo:border-right="none" fo:border-top="none" fo:border-bottom="0.5pt solid #000000" style:writing-mode="lr-tb"/>
    </style:style>
    <style:style style:name="Table10.H55" style:family="table-cell">
      <style:table-cell-properties style:vertical-align="top" fo:padding="0cm" fo:border-left="0.5pt solid #000000" fo:border-right="none" fo:border-top="none" fo:border-bottom="0.5pt solid #000000" style:writing-mode="lr-tb"/>
    </style:style>
    <style:style style:name="Table10.I55" style:family="table-cell">
      <style:table-cell-properties style:vertical-align="top" fo:padding="0cm" fo:border-left="0.5pt solid #000000" fo:border-right="none" fo:border-top="none" fo:border-bottom="0.5pt solid #000000" style:writing-mode="lr-tb"/>
    </style:style>
    <style:style style:name="Table10.J55" style:family="table-cell">
      <style:table-cell-properties style:vertical-align="top" fo:padding="0cm" fo:border-left="0.5pt solid #000000" fo:border-right="none" fo:border-top="none" fo:border-bottom="0.5pt solid #000000" style:writing-mode="lr-tb"/>
    </style:style>
    <style:style style:name="Table10.K55" style:family="table-cell">
      <style:table-cell-properties style:vertical-align="top" fo:padding="0cm" fo:border-left="0.5pt solid #000000" fo:border-right="none" fo:border-top="none" fo:border-bottom="0.5pt solid #000000" style:writing-mode="lr-tb"/>
    </style:style>
    <style:style style:name="Table10.L55" style:family="table-cell">
      <style:table-cell-properties style:vertical-align="top" fo:padding="0cm" fo:border-left="0.5pt solid #000000" fo:border-right="0.5pt solid #000000" fo:border-top="none" fo:border-bottom="0.5pt solid #000000" style:writing-mode="lr-tb"/>
    </style:style>
    <style:style style:name="Table10.B56" style:family="table-cell">
      <style:table-cell-properties style:vertical-align="top" fo:padding="0cm" fo:border-left="0.5pt solid #000000" fo:border-right="none" fo:border-top="0.5pt solid #000000" fo:border-bottom="none" style:writing-mode="lr-tb"/>
    </style:style>
    <style:style style:name="Table10.C56" style:family="table-cell">
      <style:table-cell-properties style:vertical-align="top" fo:padding="0cm" fo:border-left="0.5pt solid #000000" fo:border-right="none" fo:border-top="0.5pt solid #000000" fo:border-bottom="none" style:writing-mode="lr-tb"/>
    </style:style>
    <style:style style:name="Table10.D56" style:family="table-cell">
      <style:table-cell-properties style:vertical-align="top" fo:padding="0cm" fo:border-left="0.5pt solid #000000" fo:border-right="none" fo:border-top="0.5pt solid #000000" fo:border-bottom="none" style:writing-mode="lr-tb"/>
    </style:style>
    <style:style style:name="Table10.E56" style:family="table-cell">
      <style:table-cell-properties style:vertical-align="top" fo:padding="0cm" fo:border-left="0.5pt solid #000000" fo:border-right="none" fo:border-top="0.5pt solid #000000" fo:border-bottom="none" style:writing-mode="lr-tb"/>
    </style:style>
    <style:style style:name="Table10.F56" style:family="table-cell">
      <style:table-cell-properties style:vertical-align="top" fo:padding="0cm" fo:border-left="0.5pt solid #000000" fo:border-right="none" fo:border-top="0.5pt solid #000000" fo:border-bottom="none" style:writing-mode="lr-tb"/>
    </style:style>
    <style:style style:name="Table10.G56" style:family="table-cell">
      <style:table-cell-properties style:vertical-align="top" fo:padding="0cm" fo:border-left="0.5pt solid #000000" fo:border-right="none" fo:border-top="0.5pt solid #000000" fo:border-bottom="none" style:writing-mode="lr-tb"/>
    </style:style>
    <style:style style:name="Table10.H56" style:family="table-cell">
      <style:table-cell-properties style:vertical-align="top" fo:padding="0cm" fo:border-left="0.5pt solid #000000" fo:border-right="none" fo:border-top="0.5pt solid #000000" fo:border-bottom="none" style:writing-mode="lr-tb"/>
    </style:style>
    <style:style style:name="Table10.I56" style:family="table-cell">
      <style:table-cell-properties style:vertical-align="top" fo:padding="0cm" fo:border-left="0.5pt solid #000000" fo:border-right="none" fo:border-top="0.5pt solid #000000" fo:border-bottom="none" style:writing-mode="lr-tb"/>
    </style:style>
    <style:style style:name="Table10.J56" style:family="table-cell">
      <style:table-cell-properties style:vertical-align="top" fo:padding="0cm" fo:border-left="0.5pt solid #000000" fo:border-right="none" fo:border-top="0.5pt solid #000000" fo:border-bottom="none" style:writing-mode="lr-tb"/>
    </style:style>
    <style:style style:name="Table10.K56" style:family="table-cell">
      <style:table-cell-properties style:vertical-align="top" fo:padding="0cm" fo:border-left="0.5pt solid #000000" fo:border-right="none" fo:border-top="0.5pt solid #000000" fo:border-bottom="none" style:writing-mode="lr-tb"/>
    </style:style>
    <style:style style:name="Table10.L56" style:family="table-cell">
      <style:table-cell-properties style:vertical-align="top" fo:padding="0cm" fo:border-left="0.5pt solid #000000" fo:border-right="0.5pt solid #000000" fo:border-top="0.5pt solid #000000" fo:border-bottom="none" style:writing-mode="lr-tb"/>
    </style:style>
    <style:style style:name="Table10.B57" style:family="table-cell">
      <style:table-cell-properties style:vertical-align="top" fo:padding="0cm" fo:border-left="0.5pt solid #000000" fo:border-right="none" fo:border-top="none" fo:border-bottom="0.5pt solid #000000" style:writing-mode="lr-tb"/>
    </style:style>
    <style:style style:name="Table10.C57" style:family="table-cell">
      <style:table-cell-properties style:vertical-align="top" fo:padding="0cm" fo:border-left="0.5pt solid #000000" fo:border-right="none" fo:border-top="none" fo:border-bottom="0.5pt solid #000000" style:writing-mode="lr-tb"/>
    </style:style>
    <style:style style:name="Table10.D57" style:family="table-cell">
      <style:table-cell-properties style:vertical-align="top" fo:padding="0cm" fo:border-left="0.5pt solid #000000" fo:border-right="none" fo:border-top="none" fo:border-bottom="0.5pt solid #000000" style:writing-mode="lr-tb"/>
    </style:style>
    <style:style style:name="Table10.E57" style:family="table-cell">
      <style:table-cell-properties style:vertical-align="top" fo:padding="0cm" fo:border-left="0.5pt solid #000000" fo:border-right="none" fo:border-top="none" fo:border-bottom="0.5pt solid #000000" style:writing-mode="lr-tb"/>
    </style:style>
    <style:style style:name="Table10.F57" style:family="table-cell">
      <style:table-cell-properties style:vertical-align="top" fo:padding="0cm" fo:border-left="0.5pt solid #000000" fo:border-right="none" fo:border-top="none" fo:border-bottom="0.5pt solid #000000" style:writing-mode="lr-tb"/>
    </style:style>
    <style:style style:name="Table10.G57" style:family="table-cell">
      <style:table-cell-properties style:vertical-align="top" fo:padding="0cm" fo:border-left="0.5pt solid #000000" fo:border-right="none" fo:border-top="none" fo:border-bottom="0.5pt solid #000000" style:writing-mode="lr-tb"/>
    </style:style>
    <style:style style:name="Table10.H57" style:family="table-cell">
      <style:table-cell-properties style:vertical-align="top" fo:padding="0cm" fo:border-left="0.5pt solid #000000" fo:border-right="none" fo:border-top="none" fo:border-bottom="0.5pt solid #000000" style:writing-mode="lr-tb"/>
    </style:style>
    <style:style style:name="Table10.I57" style:family="table-cell">
      <style:table-cell-properties style:vertical-align="top" fo:padding="0cm" fo:border-left="0.5pt solid #000000" fo:border-right="none" fo:border-top="none" fo:border-bottom="0.5pt solid #000000" style:writing-mode="lr-tb"/>
    </style:style>
    <style:style style:name="Table10.J57" style:family="table-cell">
      <style:table-cell-properties style:vertical-align="top" fo:padding="0cm" fo:border-left="0.5pt solid #000000" fo:border-right="none" fo:border-top="none" fo:border-bottom="0.5pt solid #000000" style:writing-mode="lr-tb"/>
    </style:style>
    <style:style style:name="Table10.K57" style:family="table-cell">
      <style:table-cell-properties style:vertical-align="top" fo:padding="0cm" fo:border-left="0.5pt solid #000000" fo:border-right="none" fo:border-top="none" fo:border-bottom="0.5pt solid #000000" style:writing-mode="lr-tb"/>
    </style:style>
    <style:style style:name="Table10.L57" style:family="table-cell">
      <style:table-cell-properties style:vertical-align="top" fo:padding="0cm" fo:border-left="0.5pt solid #000000" fo:border-right="0.5pt solid #000000" fo:border-top="none" fo:border-bottom="0.5pt solid #000000" style:writing-mode="lr-tb"/>
    </style:style>
    <style:style style:name="Table10.B58" style:family="table-cell">
      <style:table-cell-properties style:vertical-align="top" fo:padding="0cm" fo:border-left="0.5pt solid #000000" fo:border-right="none" fo:border-top="none" fo:border-bottom="none" style:writing-mode="lr-tb"/>
    </style:style>
    <style:style style:name="Table10.C58" style:family="table-cell">
      <style:table-cell-properties style:vertical-align="top" fo:padding="0cm" fo:border-left="0.5pt solid #000000" fo:border-right="none" fo:border-top="none" fo:border-bottom="none" style:writing-mode="lr-tb"/>
    </style:style>
    <style:style style:name="Table10.D58" style:family="table-cell">
      <style:table-cell-properties style:vertical-align="top" fo:padding="0cm" fo:border-left="0.5pt solid #000000" fo:border-right="none" fo:border-top="none" fo:border-bottom="none" style:writing-mode="lr-tb"/>
    </style:style>
    <style:style style:name="Table10.E58" style:family="table-cell">
      <style:table-cell-properties style:vertical-align="top" fo:padding="0cm" fo:border-left="0.5pt solid #000000" fo:border-right="none" fo:border-top="none" fo:border-bottom="none" style:writing-mode="lr-tb"/>
    </style:style>
    <style:style style:name="Table10.F58" style:family="table-cell">
      <style:table-cell-properties style:vertical-align="top" fo:padding="0cm" fo:border-left="0.5pt solid #000000" fo:border-right="none" fo:border-top="none" fo:border-bottom="none" style:writing-mode="lr-tb"/>
    </style:style>
    <style:style style:name="Table10.G58" style:family="table-cell">
      <style:table-cell-properties style:vertical-align="top" fo:padding="0cm" fo:border-left="0.5pt solid #000000" fo:border-right="none" fo:border-top="none" fo:border-bottom="none" style:writing-mode="lr-tb"/>
    </style:style>
    <style:style style:name="Table10.H58" style:family="table-cell">
      <style:table-cell-properties style:vertical-align="top" fo:padding="0cm" fo:border-left="0.5pt solid #000000" fo:border-right="none" fo:border-top="none" fo:border-bottom="none" style:writing-mode="lr-tb"/>
    </style:style>
    <style:style style:name="Table10.I58" style:family="table-cell">
      <style:table-cell-properties style:vertical-align="top" fo:padding="0cm" fo:border-left="0.5pt solid #000000" fo:border-right="none" fo:border-top="none" fo:border-bottom="none" style:writing-mode="lr-tb"/>
    </style:style>
    <style:style style:name="Table10.J58" style:family="table-cell">
      <style:table-cell-properties style:vertical-align="top" fo:padding="0cm" fo:border-left="0.5pt solid #000000" fo:border-right="none" fo:border-top="none" fo:border-bottom="none" style:writing-mode="lr-tb"/>
    </style:style>
    <style:style style:name="Table10.K58" style:family="table-cell">
      <style:table-cell-properties style:vertical-align="top" fo:padding="0cm" fo:border-left="0.5pt solid #000000" fo:border-right="none" fo:border-top="none" fo:border-bottom="none" style:writing-mode="lr-tb"/>
    </style:style>
    <style:style style:name="Table10.L58" style:family="table-cell">
      <style:table-cell-properties style:vertical-align="top" fo:padding="0cm" fo:border-left="0.5pt solid #000000" fo:border-right="0.5pt solid #000000" fo:border-top="none" fo:border-bottom="none" style:writing-mode="lr-tb"/>
    </style:style>
    <style:style style:name="Table10.B59" style:family="table-cell">
      <style:table-cell-properties style:vertical-align="top" fo:padding="0cm" fo:border-left="0.5pt solid #000000" fo:border-right="none" fo:border-top="none" fo:border-bottom="0.5pt solid #000000" style:writing-mode="lr-tb"/>
    </style:style>
    <style:style style:name="Table10.C59" style:family="table-cell">
      <style:table-cell-properties style:vertical-align="top" fo:padding="0cm" fo:border-left="0.5pt solid #000000" fo:border-right="none" fo:border-top="none" fo:border-bottom="0.5pt solid #000000" style:writing-mode="lr-tb"/>
    </style:style>
    <style:style style:name="Table10.D59" style:family="table-cell">
      <style:table-cell-properties style:vertical-align="top" fo:padding="0cm" fo:border-left="0.5pt solid #000000" fo:border-right="none" fo:border-top="none" fo:border-bottom="0.5pt solid #000000" style:writing-mode="lr-tb"/>
    </style:style>
    <style:style style:name="Table10.E59" style:family="table-cell">
      <style:table-cell-properties style:vertical-align="top" fo:padding="0cm" fo:border-left="0.5pt solid #000000" fo:border-right="none" fo:border-top="none" fo:border-bottom="0.5pt solid #000000" style:writing-mode="lr-tb"/>
    </style:style>
    <style:style style:name="Table10.F59" style:family="table-cell">
      <style:table-cell-properties style:vertical-align="top" fo:padding="0cm" fo:border-left="0.5pt solid #000000" fo:border-right="none" fo:border-top="none" fo:border-bottom="0.5pt solid #000000" style:writing-mode="lr-tb"/>
    </style:style>
    <style:style style:name="Table10.G59" style:family="table-cell">
      <style:table-cell-properties style:vertical-align="top" fo:padding="0cm" fo:border-left="0.5pt solid #000000" fo:border-right="none" fo:border-top="none" fo:border-bottom="0.5pt solid #000000" style:writing-mode="lr-tb"/>
    </style:style>
    <style:style style:name="Table10.H59" style:family="table-cell">
      <style:table-cell-properties style:vertical-align="top" fo:padding="0cm" fo:border-left="0.5pt solid #000000" fo:border-right="none" fo:border-top="none" fo:border-bottom="0.5pt solid #000000" style:writing-mode="lr-tb"/>
    </style:style>
    <style:style style:name="Table10.I59" style:family="table-cell">
      <style:table-cell-properties style:vertical-align="top" fo:padding="0cm" fo:border-left="0.5pt solid #000000" fo:border-right="none" fo:border-top="none" fo:border-bottom="0.5pt solid #000000" style:writing-mode="lr-tb"/>
    </style:style>
    <style:style style:name="Table10.J59" style:family="table-cell">
      <style:table-cell-properties style:vertical-align="top" fo:padding="0cm" fo:border-left="0.5pt solid #000000" fo:border-right="none" fo:border-top="none" fo:border-bottom="0.5pt solid #000000" style:writing-mode="lr-tb"/>
    </style:style>
    <style:style style:name="Table10.K59" style:family="table-cell">
      <style:table-cell-properties style:vertical-align="top" fo:padding="0cm" fo:border-left="0.5pt solid #000000" fo:border-right="none" fo:border-top="none" fo:border-bottom="0.5pt solid #000000" style:writing-mode="lr-tb"/>
    </style:style>
    <style:style style:name="Table10.L59" style:family="table-cell">
      <style:table-cell-properties style:vertical-align="top" fo:padding="0cm" fo:border-left="0.5pt solid #000000" fo:border-right="0.5pt solid #000000" fo:border-top="none" fo:border-bottom="0.5pt solid #000000" style:writing-mode="lr-tb"/>
    </style:style>
    <style:style style:name="Table10.B60" style:family="table-cell">
      <style:table-cell-properties style:vertical-align="top" fo:padding="0cm" fo:border-left="0.5pt solid #000000" fo:border-right="none" fo:border-top="none" fo:border-bottom="none" style:writing-mode="lr-tb"/>
    </style:style>
    <style:style style:name="Table10.C60" style:family="table-cell">
      <style:table-cell-properties style:vertical-align="top" fo:padding="0cm" fo:border-left="0.5pt solid #000000" fo:border-right="none" fo:border-top="none" fo:border-bottom="none" style:writing-mode="lr-tb"/>
    </style:style>
    <style:style style:name="Table10.D60" style:family="table-cell">
      <style:table-cell-properties style:vertical-align="top" fo:padding="0cm" fo:border-left="0.5pt solid #000000" fo:border-right="none" fo:border-top="none" fo:border-bottom="none" style:writing-mode="lr-tb"/>
    </style:style>
    <style:style style:name="Table10.E60" style:family="table-cell">
      <style:table-cell-properties style:vertical-align="top" fo:padding="0cm" fo:border-left="0.5pt solid #000000" fo:border-right="none" fo:border-top="none" fo:border-bottom="none" style:writing-mode="lr-tb"/>
    </style:style>
    <style:style style:name="Table10.F60" style:family="table-cell">
      <style:table-cell-properties style:vertical-align="top" fo:padding="0cm" fo:border-left="0.5pt solid #000000" fo:border-right="none" fo:border-top="none" fo:border-bottom="none" style:writing-mode="lr-tb"/>
    </style:style>
    <style:style style:name="Table10.G60" style:family="table-cell">
      <style:table-cell-properties style:vertical-align="top" fo:padding="0cm" fo:border-left="0.5pt solid #000000" fo:border-right="none" fo:border-top="none" fo:border-bottom="none" style:writing-mode="lr-tb"/>
    </style:style>
    <style:style style:name="Table10.H60" style:family="table-cell">
      <style:table-cell-properties style:vertical-align="top" fo:padding="0cm" fo:border-left="0.5pt solid #000000" fo:border-right="none" fo:border-top="none" fo:border-bottom="none" style:writing-mode="lr-tb"/>
    </style:style>
    <style:style style:name="Table10.I60" style:family="table-cell">
      <style:table-cell-properties style:vertical-align="top" fo:padding="0cm" fo:border-left="0.5pt solid #000000" fo:border-right="none" fo:border-top="none" fo:border-bottom="none" style:writing-mode="lr-tb"/>
    </style:style>
    <style:style style:name="Table10.J60" style:family="table-cell">
      <style:table-cell-properties style:vertical-align="top" fo:padding="0cm" fo:border-left="0.5pt solid #000000" fo:border-right="none" fo:border-top="none" fo:border-bottom="none" style:writing-mode="lr-tb"/>
    </style:style>
    <style:style style:name="Table10.K60" style:family="table-cell">
      <style:table-cell-properties style:vertical-align="top" fo:padding="0cm" fo:border-left="0.5pt solid #000000" fo:border-right="none" fo:border-top="none" fo:border-bottom="none" style:writing-mode="lr-tb"/>
    </style:style>
    <style:style style:name="Table10.L60" style:family="table-cell">
      <style:table-cell-properties style:vertical-align="top" fo:padding="0cm" fo:border-left="0.5pt solid #000000" fo:border-right="0.5pt solid #000000" fo:border-top="none" fo:border-bottom="none" style:writing-mode="lr-tb"/>
    </style:style>
    <style:style style:name="Table10.B61" style:family="table-cell">
      <style:table-cell-properties style:vertical-align="top" fo:padding="0cm" fo:border-left="0.5pt solid #000000" fo:border-right="none" fo:border-top="none" fo:border-bottom="0.5pt solid #000000" style:writing-mode="lr-tb"/>
    </style:style>
    <style:style style:name="Table10.C61" style:family="table-cell">
      <style:table-cell-properties style:vertical-align="top" fo:padding="0cm" fo:border-left="0.5pt solid #000000" fo:border-right="none" fo:border-top="none" fo:border-bottom="0.5pt solid #000000" style:writing-mode="lr-tb"/>
    </style:style>
    <style:style style:name="Table10.D61" style:family="table-cell">
      <style:table-cell-properties style:vertical-align="top" fo:padding="0cm" fo:border-left="0.5pt solid #000000" fo:border-right="none" fo:border-top="none" fo:border-bottom="0.5pt solid #000000" style:writing-mode="lr-tb"/>
    </style:style>
    <style:style style:name="Table10.E61" style:family="table-cell">
      <style:table-cell-properties style:vertical-align="top" fo:padding="0cm" fo:border-left="0.5pt solid #000000" fo:border-right="none" fo:border-top="none" fo:border-bottom="0.5pt solid #000000" style:writing-mode="lr-tb"/>
    </style:style>
    <style:style style:name="Table10.F61" style:family="table-cell">
      <style:table-cell-properties style:vertical-align="top" fo:padding="0cm" fo:border-left="0.5pt solid #000000" fo:border-right="none" fo:border-top="none" fo:border-bottom="0.5pt solid #000000" style:writing-mode="lr-tb"/>
    </style:style>
    <style:style style:name="Table10.G61" style:family="table-cell">
      <style:table-cell-properties style:vertical-align="top" fo:padding="0cm" fo:border-left="0.5pt solid #000000" fo:border-right="none" fo:border-top="none" fo:border-bottom="0.5pt solid #000000" style:writing-mode="lr-tb"/>
    </style:style>
    <style:style style:name="Table10.H61" style:family="table-cell">
      <style:table-cell-properties style:vertical-align="top" fo:padding="0cm" fo:border-left="0.5pt solid #000000" fo:border-right="none" fo:border-top="none" fo:border-bottom="0.5pt solid #000000" style:writing-mode="lr-tb"/>
    </style:style>
    <style:style style:name="Table10.I61" style:family="table-cell">
      <style:table-cell-properties style:vertical-align="top" fo:padding="0cm" fo:border-left="0.5pt solid #000000" fo:border-right="none" fo:border-top="none" fo:border-bottom="0.5pt solid #000000" style:writing-mode="lr-tb"/>
    </style:style>
    <style:style style:name="Table10.J61" style:family="table-cell">
      <style:table-cell-properties style:vertical-align="top" fo:padding="0cm" fo:border-left="0.5pt solid #000000" fo:border-right="none" fo:border-top="none" fo:border-bottom="0.5pt solid #000000" style:writing-mode="lr-tb"/>
    </style:style>
    <style:style style:name="Table10.K61" style:family="table-cell">
      <style:table-cell-properties style:vertical-align="top" fo:padding="0cm" fo:border-left="0.5pt solid #000000" fo:border-right="none" fo:border-top="none" fo:border-bottom="0.5pt solid #000000" style:writing-mode="lr-tb"/>
    </style:style>
    <style:style style:name="Table10.L61" style:family="table-cell">
      <style:table-cell-properties style:vertical-align="top" fo:padding="0cm" fo:border-left="0.5pt solid #000000" fo:border-right="0.5pt solid #000000" fo:border-top="none" fo:border-bottom="0.5pt solid #000000" style:writing-mode="lr-tb"/>
    </style:style>
    <style:style style:name="Table10.B62" style:family="table-cell">
      <style:table-cell-properties style:vertical-align="top" fo:padding="0cm" fo:border-left="0.5pt solid #000000" fo:border-right="none" fo:border-top="none" fo:border-bottom="none" style:writing-mode="lr-tb"/>
    </style:style>
    <style:style style:name="Table10.C62" style:family="table-cell">
      <style:table-cell-properties style:vertical-align="top" fo:padding="0cm" fo:border-left="0.5pt solid #000000" fo:border-right="none" fo:border-top="none" fo:border-bottom="none" style:writing-mode="lr-tb"/>
    </style:style>
    <style:style style:name="Table10.D62" style:family="table-cell">
      <style:table-cell-properties style:vertical-align="top" fo:padding="0cm" fo:border-left="0.5pt solid #000000" fo:border-right="none" fo:border-top="none" fo:border-bottom="none" style:writing-mode="lr-tb"/>
    </style:style>
    <style:style style:name="Table10.E62" style:family="table-cell">
      <style:table-cell-properties style:vertical-align="top" fo:padding="0cm" fo:border-left="0.5pt solid #000000" fo:border-right="none" fo:border-top="none" fo:border-bottom="none" style:writing-mode="lr-tb"/>
    </style:style>
    <style:style style:name="Table10.F62" style:family="table-cell">
      <style:table-cell-properties style:vertical-align="top" fo:padding="0cm" fo:border-left="0.5pt solid #000000" fo:border-right="none" fo:border-top="none" fo:border-bottom="none" style:writing-mode="lr-tb"/>
    </style:style>
    <style:style style:name="Table10.G62" style:family="table-cell">
      <style:table-cell-properties style:vertical-align="top" fo:padding="0cm" fo:border-left="0.5pt solid #000000" fo:border-right="none" fo:border-top="none" fo:border-bottom="none" style:writing-mode="lr-tb"/>
    </style:style>
    <style:style style:name="Table10.H62" style:family="table-cell">
      <style:table-cell-properties style:vertical-align="top" fo:padding="0cm" fo:border-left="0.5pt solid #000000" fo:border-right="none" fo:border-top="none" fo:border-bottom="none" style:writing-mode="lr-tb"/>
    </style:style>
    <style:style style:name="Table10.I62" style:family="table-cell">
      <style:table-cell-properties style:vertical-align="top" fo:padding="0cm" fo:border-left="0.5pt solid #000000" fo:border-right="none" fo:border-top="none" fo:border-bottom="none" style:writing-mode="lr-tb"/>
    </style:style>
    <style:style style:name="Table10.J62" style:family="table-cell">
      <style:table-cell-properties style:vertical-align="top" fo:padding="0cm" fo:border-left="0.5pt solid #000000" fo:border-right="none" fo:border-top="none" fo:border-bottom="none" style:writing-mode="lr-tb"/>
    </style:style>
    <style:style style:name="Table10.K62" style:family="table-cell">
      <style:table-cell-properties style:vertical-align="top" fo:padding="0cm" fo:border-left="0.5pt solid #000000" fo:border-right="none" fo:border-top="none" fo:border-bottom="none" style:writing-mode="lr-tb"/>
    </style:style>
    <style:style style:name="Table10.L62" style:family="table-cell">
      <style:table-cell-properties style:vertical-align="top" fo:padding="0cm" fo:border-left="0.5pt solid #000000" fo:border-right="0.5pt solid #000000" fo:border-top="none" fo:border-bottom="none" style:writing-mode="lr-tb"/>
    </style:style>
    <style:style style:name="Table10.B63" style:family="table-cell">
      <style:table-cell-properties style:vertical-align="top" fo:padding="0cm" fo:border-left="0.5pt solid #000000" fo:border-right="none" fo:border-top="none" fo:border-bottom="0.5pt solid #000000" style:writing-mode="lr-tb"/>
    </style:style>
    <style:style style:name="Table10.C63" style:family="table-cell">
      <style:table-cell-properties style:vertical-align="top" fo:padding="0cm" fo:border-left="0.5pt solid #000000" fo:border-right="none" fo:border-top="none" fo:border-bottom="0.5pt solid #000000" style:writing-mode="lr-tb"/>
    </style:style>
    <style:style style:name="Table10.D63" style:family="table-cell">
      <style:table-cell-properties style:vertical-align="top" fo:padding="0cm" fo:border-left="0.5pt solid #000000" fo:border-right="none" fo:border-top="none" fo:border-bottom="0.5pt solid #000000" style:writing-mode="lr-tb"/>
    </style:style>
    <style:style style:name="Table10.E63" style:family="table-cell">
      <style:table-cell-properties style:vertical-align="top" fo:padding="0cm" fo:border-left="0.5pt solid #000000" fo:border-right="none" fo:border-top="none" fo:border-bottom="0.5pt solid #000000" style:writing-mode="lr-tb"/>
    </style:style>
    <style:style style:name="Table10.F63" style:family="table-cell">
      <style:table-cell-properties style:vertical-align="top" fo:padding="0cm" fo:border-left="0.5pt solid #000000" fo:border-right="none" fo:border-top="none" fo:border-bottom="0.5pt solid #000000" style:writing-mode="lr-tb"/>
    </style:style>
    <style:style style:name="Table10.G63" style:family="table-cell">
      <style:table-cell-properties style:vertical-align="top" fo:padding="0cm" fo:border-left="0.5pt solid #000000" fo:border-right="none" fo:border-top="none" fo:border-bottom="0.5pt solid #000000" style:writing-mode="lr-tb"/>
    </style:style>
    <style:style style:name="Table10.H63" style:family="table-cell">
      <style:table-cell-properties style:vertical-align="top" fo:padding="0cm" fo:border-left="0.5pt solid #000000" fo:border-right="none" fo:border-top="none" fo:border-bottom="0.5pt solid #000000" style:writing-mode="lr-tb"/>
    </style:style>
    <style:style style:name="Table10.I63" style:family="table-cell">
      <style:table-cell-properties style:vertical-align="top" fo:padding="0cm" fo:border-left="0.5pt solid #000000" fo:border-right="none" fo:border-top="none" fo:border-bottom="0.5pt solid #000000" style:writing-mode="lr-tb"/>
    </style:style>
    <style:style style:name="Table10.J63" style:family="table-cell">
      <style:table-cell-properties style:vertical-align="top" fo:padding="0cm" fo:border-left="0.5pt solid #000000" fo:border-right="none" fo:border-top="none" fo:border-bottom="0.5pt solid #000000" style:writing-mode="lr-tb"/>
    </style:style>
    <style:style style:name="Table10.K63" style:family="table-cell">
      <style:table-cell-properties style:vertical-align="top" fo:padding="0cm" fo:border-left="0.5pt solid #000000" fo:border-right="none" fo:border-top="none" fo:border-bottom="0.5pt solid #000000" style:writing-mode="lr-tb"/>
    </style:style>
    <style:style style:name="Table10.L63" style:family="table-cell">
      <style:table-cell-properties style:vertical-align="top" fo:padding="0cm" fo:border-left="0.5pt solid #000000" fo:border-right="0.5pt solid #000000" fo:border-top="none" fo:border-bottom="0.5pt solid #000000" style:writing-mode="lr-tb"/>
    </style:style>
    <style:style style:name="Table10.B64" style:family="table-cell">
      <style:table-cell-properties style:vertical-align="top" fo:padding="0cm" fo:border-left="0.5pt solid #000000" fo:border-right="none" fo:border-top="none" fo:border-bottom="none" style:writing-mode="lr-tb"/>
    </style:style>
    <style:style style:name="Table10.C64" style:family="table-cell">
      <style:table-cell-properties style:vertical-align="top" fo:padding="0cm" fo:border-left="0.5pt solid #000000" fo:border-right="none" fo:border-top="none" fo:border-bottom="none" style:writing-mode="lr-tb"/>
    </style:style>
    <style:style style:name="Table10.D64" style:family="table-cell">
      <style:table-cell-properties style:vertical-align="top" fo:padding="0cm" fo:border-left="0.5pt solid #000000" fo:border-right="none" fo:border-top="none" fo:border-bottom="none" style:writing-mode="lr-tb"/>
    </style:style>
    <style:style style:name="Table10.E64" style:family="table-cell">
      <style:table-cell-properties style:vertical-align="top" fo:padding="0cm" fo:border-left="0.5pt solid #000000" fo:border-right="none" fo:border-top="none" fo:border-bottom="none" style:writing-mode="lr-tb"/>
    </style:style>
    <style:style style:name="Table10.F64" style:family="table-cell">
      <style:table-cell-properties style:vertical-align="top" fo:padding="0cm" fo:border-left="0.5pt solid #000000" fo:border-right="none" fo:border-top="none" fo:border-bottom="none" style:writing-mode="lr-tb"/>
    </style:style>
    <style:style style:name="Table10.G64" style:family="table-cell">
      <style:table-cell-properties style:vertical-align="top" fo:padding="0cm" fo:border-left="0.5pt solid #000000" fo:border-right="none" fo:border-top="none" fo:border-bottom="none" style:writing-mode="lr-tb"/>
    </style:style>
    <style:style style:name="Table10.H64" style:family="table-cell">
      <style:table-cell-properties style:vertical-align="top" fo:padding="0cm" fo:border-left="0.5pt solid #000000" fo:border-right="none" fo:border-top="none" fo:border-bottom="none" style:writing-mode="lr-tb"/>
    </style:style>
    <style:style style:name="Table10.I64" style:family="table-cell">
      <style:table-cell-properties style:vertical-align="top" fo:padding="0cm" fo:border-left="0.5pt solid #000000" fo:border-right="none" fo:border-top="none" fo:border-bottom="none" style:writing-mode="lr-tb"/>
    </style:style>
    <style:style style:name="Table10.J64" style:family="table-cell">
      <style:table-cell-properties style:vertical-align="top" fo:padding="0cm" fo:border-left="0.5pt solid #000000" fo:border-right="none" fo:border-top="none" fo:border-bottom="none" style:writing-mode="lr-tb"/>
    </style:style>
    <style:style style:name="Table10.K64" style:family="table-cell">
      <style:table-cell-properties style:vertical-align="top" fo:padding="0cm" fo:border-left="0.5pt solid #000000" fo:border-right="none" fo:border-top="none" fo:border-bottom="none" style:writing-mode="lr-tb"/>
    </style:style>
    <style:style style:name="Table10.L64" style:family="table-cell">
      <style:table-cell-properties style:vertical-align="top" fo:padding="0cm" fo:border-left="0.5pt solid #000000" fo:border-right="0.5pt solid #000000" fo:border-top="none" fo:border-bottom="none" style:writing-mode="lr-tb"/>
    </style:style>
    <style:style style:name="Table10.B65" style:family="table-cell">
      <style:table-cell-properties style:vertical-align="top" fo:padding="0cm" fo:border-left="0.5pt solid #000000" fo:border-right="none" fo:border-top="none" fo:border-bottom="0.5pt solid #000000" style:writing-mode="lr-tb"/>
    </style:style>
    <style:style style:name="Table10.C65" style:family="table-cell">
      <style:table-cell-properties style:vertical-align="top" fo:padding="0cm" fo:border-left="0.5pt solid #000000" fo:border-right="none" fo:border-top="none" fo:border-bottom="0.5pt solid #000000" style:writing-mode="lr-tb"/>
    </style:style>
    <style:style style:name="Table10.D65" style:family="table-cell">
      <style:table-cell-properties style:vertical-align="top" fo:padding="0cm" fo:border-left="0.5pt solid #000000" fo:border-right="none" fo:border-top="none" fo:border-bottom="0.5pt solid #000000" style:writing-mode="lr-tb"/>
    </style:style>
    <style:style style:name="Table10.E65" style:family="table-cell">
      <style:table-cell-properties style:vertical-align="top" fo:padding="0cm" fo:border-left="0.5pt solid #000000" fo:border-right="none" fo:border-top="none" fo:border-bottom="0.5pt solid #000000" style:writing-mode="lr-tb"/>
    </style:style>
    <style:style style:name="Table10.F65" style:family="table-cell">
      <style:table-cell-properties style:vertical-align="top" fo:padding="0cm" fo:border-left="0.5pt solid #000000" fo:border-right="none" fo:border-top="none" fo:border-bottom="0.5pt solid #000000" style:writing-mode="lr-tb"/>
    </style:style>
    <style:style style:name="Table10.G65" style:family="table-cell">
      <style:table-cell-properties style:vertical-align="top" fo:padding="0cm" fo:border-left="0.5pt solid #000000" fo:border-right="none" fo:border-top="none" fo:border-bottom="0.5pt solid #000000" style:writing-mode="lr-tb"/>
    </style:style>
    <style:style style:name="Table10.H65" style:family="table-cell">
      <style:table-cell-properties style:vertical-align="top" fo:padding="0cm" fo:border-left="0.5pt solid #000000" fo:border-right="none" fo:border-top="none" fo:border-bottom="0.5pt solid #000000" style:writing-mode="lr-tb"/>
    </style:style>
    <style:style style:name="Table10.I65" style:family="table-cell">
      <style:table-cell-properties style:vertical-align="top" fo:padding="0cm" fo:border-left="0.5pt solid #000000" fo:border-right="none" fo:border-top="none" fo:border-bottom="0.5pt solid #000000" style:writing-mode="lr-tb"/>
    </style:style>
    <style:style style:name="Table10.J65" style:family="table-cell">
      <style:table-cell-properties style:vertical-align="top" fo:padding="0cm" fo:border-left="0.5pt solid #000000" fo:border-right="none" fo:border-top="none" fo:border-bottom="0.5pt solid #000000" style:writing-mode="lr-tb"/>
    </style:style>
    <style:style style:name="Table10.K65" style:family="table-cell">
      <style:table-cell-properties style:vertical-align="top" fo:padding="0cm" fo:border-left="0.5pt solid #000000" fo:border-right="none" fo:border-top="none" fo:border-bottom="0.5pt solid #000000" style:writing-mode="lr-tb"/>
    </style:style>
    <style:style style:name="Table10.L65" style:family="table-cell">
      <style:table-cell-properties style:vertical-align="top" fo:padding="0cm" fo:border-left="0.5pt solid #000000" fo:border-right="0.5pt solid #000000" fo:border-top="none" fo:border-bottom="0.5pt solid #000000" style:writing-mode="lr-tb"/>
    </style:style>
    <style:style style:name="Table10.B66" style:family="table-cell">
      <style:table-cell-properties style:vertical-align="top" fo:padding="0cm" fo:border-left="0.5pt solid #000000" fo:border-right="none" fo:border-top="none" fo:border-bottom="none" style:writing-mode="lr-tb"/>
    </style:style>
    <style:style style:name="Table10.C66" style:family="table-cell">
      <style:table-cell-properties style:vertical-align="top" fo:padding="0cm" fo:border-left="0.5pt solid #000000" fo:border-right="none" fo:border-top="none" fo:border-bottom="none" style:writing-mode="lr-tb"/>
    </style:style>
    <style:style style:name="Table10.D66" style:family="table-cell">
      <style:table-cell-properties style:vertical-align="top" fo:padding="0cm" fo:border-left="0.5pt solid #000000" fo:border-right="none" fo:border-top="none" fo:border-bottom="none" style:writing-mode="lr-tb"/>
    </style:style>
    <style:style style:name="Table10.E66" style:family="table-cell">
      <style:table-cell-properties style:vertical-align="top" fo:padding="0cm" fo:border-left="0.5pt solid #000000" fo:border-right="none" fo:border-top="none" fo:border-bottom="none" style:writing-mode="lr-tb"/>
    </style:style>
    <style:style style:name="Table10.F66" style:family="table-cell">
      <style:table-cell-properties style:vertical-align="top" fo:padding="0cm" fo:border-left="0.5pt solid #000000" fo:border-right="none" fo:border-top="none" fo:border-bottom="none" style:writing-mode="lr-tb"/>
    </style:style>
    <style:style style:name="Table10.G66" style:family="table-cell">
      <style:table-cell-properties style:vertical-align="top" fo:padding="0cm" fo:border-left="0.5pt solid #000000" fo:border-right="none" fo:border-top="none" fo:border-bottom="none" style:writing-mode="lr-tb"/>
    </style:style>
    <style:style style:name="Table10.H66" style:family="table-cell">
      <style:table-cell-properties style:vertical-align="top" fo:padding="0cm" fo:border-left="0.5pt solid #000000" fo:border-right="none" fo:border-top="none" fo:border-bottom="none" style:writing-mode="lr-tb"/>
    </style:style>
    <style:style style:name="Table10.I66" style:family="table-cell">
      <style:table-cell-properties style:vertical-align="top" fo:padding="0cm" fo:border-left="0.5pt solid #000000" fo:border-right="none" fo:border-top="none" fo:border-bottom="none" style:writing-mode="lr-tb"/>
    </style:style>
    <style:style style:name="Table10.J66" style:family="table-cell">
      <style:table-cell-properties style:vertical-align="top" fo:padding="0cm" fo:border-left="0.5pt solid #000000" fo:border-right="none" fo:border-top="none" fo:border-bottom="none" style:writing-mode="lr-tb"/>
    </style:style>
    <style:style style:name="Table10.K66" style:family="table-cell">
      <style:table-cell-properties style:vertical-align="top" fo:padding="0cm" fo:border-left="0.5pt solid #000000" fo:border-right="none" fo:border-top="none" fo:border-bottom="none" style:writing-mode="lr-tb"/>
    </style:style>
    <style:style style:name="Table10.L66" style:family="table-cell">
      <style:table-cell-properties style:vertical-align="top" fo:padding="0cm" fo:border-left="0.5pt solid #000000" fo:border-right="0.5pt solid #000000" fo:border-top="none" fo:border-bottom="none" style:writing-mode="lr-tb"/>
    </style:style>
    <style:style style:name="Table10.B67" style:family="table-cell">
      <style:table-cell-properties style:vertical-align="top" fo:padding="0cm" fo:border-left="0.5pt solid #000000" fo:border-right="none" fo:border-top="none" fo:border-bottom="0.5pt solid #000000" style:writing-mode="lr-tb"/>
    </style:style>
    <style:style style:name="Table10.C67" style:family="table-cell">
      <style:table-cell-properties style:vertical-align="top" fo:padding="0cm" fo:border-left="0.5pt solid #000000" fo:border-right="none" fo:border-top="none" fo:border-bottom="0.5pt solid #000000" style:writing-mode="lr-tb"/>
    </style:style>
    <style:style style:name="Table10.D67" style:family="table-cell">
      <style:table-cell-properties style:vertical-align="top" fo:padding="0cm" fo:border-left="0.5pt solid #000000" fo:border-right="none" fo:border-top="none" fo:border-bottom="0.5pt solid #000000" style:writing-mode="lr-tb"/>
    </style:style>
    <style:style style:name="Table10.E67" style:family="table-cell">
      <style:table-cell-properties style:vertical-align="top" fo:padding="0cm" fo:border-left="0.5pt solid #000000" fo:border-right="none" fo:border-top="none" fo:border-bottom="0.5pt solid #000000" style:writing-mode="lr-tb"/>
    </style:style>
    <style:style style:name="Table10.F67" style:family="table-cell">
      <style:table-cell-properties style:vertical-align="top" fo:padding="0cm" fo:border-left="0.5pt solid #000000" fo:border-right="none" fo:border-top="none" fo:border-bottom="0.5pt solid #000000" style:writing-mode="lr-tb"/>
    </style:style>
    <style:style style:name="Table10.G67" style:family="table-cell">
      <style:table-cell-properties style:vertical-align="top" fo:padding="0cm" fo:border-left="0.5pt solid #000000" fo:border-right="none" fo:border-top="none" fo:border-bottom="0.5pt solid #000000" style:writing-mode="lr-tb"/>
    </style:style>
    <style:style style:name="Table10.H67" style:family="table-cell">
      <style:table-cell-properties style:vertical-align="top" fo:padding="0cm" fo:border-left="0.5pt solid #000000" fo:border-right="none" fo:border-top="none" fo:border-bottom="0.5pt solid #000000" style:writing-mode="lr-tb"/>
    </style:style>
    <style:style style:name="Table10.I67" style:family="table-cell">
      <style:table-cell-properties style:vertical-align="top" fo:padding="0cm" fo:border-left="0.5pt solid #000000" fo:border-right="none" fo:border-top="none" fo:border-bottom="0.5pt solid #000000" style:writing-mode="lr-tb"/>
    </style:style>
    <style:style style:name="Table10.J67" style:family="table-cell">
      <style:table-cell-properties style:vertical-align="top" fo:padding="0cm" fo:border-left="0.5pt solid #000000" fo:border-right="none" fo:border-top="none" fo:border-bottom="0.5pt solid #000000" style:writing-mode="lr-tb"/>
    </style:style>
    <style:style style:name="Table10.K67" style:family="table-cell">
      <style:table-cell-properties style:vertical-align="top" fo:padding="0cm" fo:border-left="0.5pt solid #000000" fo:border-right="none" fo:border-top="none" fo:border-bottom="0.5pt solid #000000" style:writing-mode="lr-tb"/>
    </style:style>
    <style:style style:name="Table10.L67" style:family="table-cell">
      <style:table-cell-properties style:vertical-align="top" fo:padding="0cm" fo:border-left="0.5pt solid #000000" fo:border-right="0.5pt solid #000000" fo:border-top="none" fo:border-bottom="0.5pt solid #000000" style:writing-mode="lr-tb"/>
    </style:style>
    <style:style style:name="Table10.B68" style:family="table-cell">
      <style:table-cell-properties style:vertical-align="top" fo:padding="0cm" fo:border-left="0.5pt solid #000000" fo:border-right="none" fo:border-top="none" fo:border-bottom="none" style:writing-mode="lr-tb"/>
    </style:style>
    <style:style style:name="Table10.C68" style:family="table-cell">
      <style:table-cell-properties style:vertical-align="top" fo:padding="0cm" fo:border-left="0.5pt solid #000000" fo:border-right="none" fo:border-top="none" fo:border-bottom="none" style:writing-mode="lr-tb"/>
    </style:style>
    <style:style style:name="Table10.D68" style:family="table-cell">
      <style:table-cell-properties style:vertical-align="top" fo:padding="0cm" fo:border-left="0.5pt solid #000000" fo:border-right="none" fo:border-top="none" fo:border-bottom="none" style:writing-mode="lr-tb"/>
    </style:style>
    <style:style style:name="Table10.E68" style:family="table-cell">
      <style:table-cell-properties style:vertical-align="top" fo:padding="0cm" fo:border-left="0.5pt solid #000000" fo:border-right="none" fo:border-top="none" fo:border-bottom="none" style:writing-mode="lr-tb"/>
    </style:style>
    <style:style style:name="Table10.F68" style:family="table-cell">
      <style:table-cell-properties style:vertical-align="top" fo:padding="0cm" fo:border-left="0.5pt solid #000000" fo:border-right="none" fo:border-top="none" fo:border-bottom="none" style:writing-mode="lr-tb"/>
    </style:style>
    <style:style style:name="Table10.G68" style:family="table-cell">
      <style:table-cell-properties style:vertical-align="top" fo:padding="0cm" fo:border-left="0.5pt solid #000000" fo:border-right="none" fo:border-top="none" fo:border-bottom="none" style:writing-mode="lr-tb"/>
    </style:style>
    <style:style style:name="Table10.H68" style:family="table-cell">
      <style:table-cell-properties style:vertical-align="top" fo:padding="0cm" fo:border-left="0.5pt solid #000000" fo:border-right="none" fo:border-top="none" fo:border-bottom="none" style:writing-mode="lr-tb"/>
    </style:style>
    <style:style style:name="Table10.I68" style:family="table-cell">
      <style:table-cell-properties style:vertical-align="top" fo:padding="0cm" fo:border-left="0.5pt solid #000000" fo:border-right="none" fo:border-top="none" fo:border-bottom="none" style:writing-mode="lr-tb"/>
    </style:style>
    <style:style style:name="Table10.J68" style:family="table-cell">
      <style:table-cell-properties style:vertical-align="top" fo:padding="0cm" fo:border-left="0.5pt solid #000000" fo:border-right="none" fo:border-top="none" fo:border-bottom="none" style:writing-mode="lr-tb"/>
    </style:style>
    <style:style style:name="Table10.K68" style:family="table-cell">
      <style:table-cell-properties style:vertical-align="top" fo:padding="0cm" fo:border-left="0.5pt solid #000000" fo:border-right="none" fo:border-top="none" fo:border-bottom="none" style:writing-mode="lr-tb"/>
    </style:style>
    <style:style style:name="Table10.L68" style:family="table-cell">
      <style:table-cell-properties style:vertical-align="top" fo:padding="0cm" fo:border-left="0.5pt solid #000000" fo:border-right="0.5pt solid #000000" fo:border-top="none" fo:border-bottom="none" style:writing-mode="lr-tb"/>
    </style:style>
    <style:style style:name="Table10.B69" style:family="table-cell">
      <style:table-cell-properties style:vertical-align="top" fo:padding="0cm" fo:border-left="0.5pt solid #000000" fo:border-right="none" fo:border-top="none" fo:border-bottom="0.5pt solid #000000" style:writing-mode="lr-tb"/>
    </style:style>
    <style:style style:name="Table10.C69" style:family="table-cell">
      <style:table-cell-properties style:vertical-align="top" fo:padding="0cm" fo:border-left="0.5pt solid #000000" fo:border-right="none" fo:border-top="none" fo:border-bottom="0.5pt solid #000000" style:writing-mode="lr-tb"/>
    </style:style>
    <style:style style:name="Table10.D69" style:family="table-cell">
      <style:table-cell-properties style:vertical-align="top" fo:padding="0cm" fo:border-left="0.5pt solid #000000" fo:border-right="none" fo:border-top="none" fo:border-bottom="0.5pt solid #000000" style:writing-mode="lr-tb"/>
    </style:style>
    <style:style style:name="Table10.E69" style:family="table-cell">
      <style:table-cell-properties style:vertical-align="top" fo:padding="0cm" fo:border-left="0.5pt solid #000000" fo:border-right="none" fo:border-top="none" fo:border-bottom="0.5pt solid #000000" style:writing-mode="lr-tb"/>
    </style:style>
    <style:style style:name="Table10.F69" style:family="table-cell">
      <style:table-cell-properties style:vertical-align="top" fo:padding="0cm" fo:border-left="0.5pt solid #000000" fo:border-right="none" fo:border-top="none" fo:border-bottom="0.5pt solid #000000" style:writing-mode="lr-tb"/>
    </style:style>
    <style:style style:name="Table10.G69" style:family="table-cell">
      <style:table-cell-properties style:vertical-align="top" fo:padding="0cm" fo:border-left="0.5pt solid #000000" fo:border-right="none" fo:border-top="none" fo:border-bottom="0.5pt solid #000000" style:writing-mode="lr-tb"/>
    </style:style>
    <style:style style:name="Table10.H69" style:family="table-cell">
      <style:table-cell-properties style:vertical-align="top" fo:padding="0cm" fo:border-left="0.5pt solid #000000" fo:border-right="none" fo:border-top="none" fo:border-bottom="0.5pt solid #000000" style:writing-mode="lr-tb"/>
    </style:style>
    <style:style style:name="Table10.I69" style:family="table-cell">
      <style:table-cell-properties style:vertical-align="top" fo:padding="0cm" fo:border-left="0.5pt solid #000000" fo:border-right="none" fo:border-top="none" fo:border-bottom="0.5pt solid #000000" style:writing-mode="lr-tb"/>
    </style:style>
    <style:style style:name="Table10.J69" style:family="table-cell">
      <style:table-cell-properties style:vertical-align="top" fo:padding="0cm" fo:border-left="0.5pt solid #000000" fo:border-right="none" fo:border-top="none" fo:border-bottom="0.5pt solid #000000" style:writing-mode="lr-tb"/>
    </style:style>
    <style:style style:name="Table10.K69" style:family="table-cell">
      <style:table-cell-properties style:vertical-align="top" fo:padding="0cm" fo:border-left="0.5pt solid #000000" fo:border-right="none" fo:border-top="none" fo:border-bottom="0.5pt solid #000000" style:writing-mode="lr-tb"/>
    </style:style>
    <style:style style:name="Table10.L69" style:family="table-cell">
      <style:table-cell-properties style:vertical-align="top" fo:padding="0cm" fo:border-left="0.5pt solid #000000" fo:border-right="0.5pt solid #000000" fo:border-top="none" fo:border-bottom="0.5pt solid #000000" style:writing-mode="lr-tb"/>
    </style:style>
    <style:style style:name="Table10.B70" style:family="table-cell">
      <style:table-cell-properties style:vertical-align="top" fo:padding="0cm" fo:border-left="0.5pt solid #000000" fo:border-right="none" fo:border-top="none" fo:border-bottom="none" style:writing-mode="lr-tb"/>
    </style:style>
    <style:style style:name="Table10.C70" style:family="table-cell">
      <style:table-cell-properties style:vertical-align="top" fo:padding="0cm" fo:border-left="0.5pt solid #000000" fo:border-right="none" fo:border-top="none" fo:border-bottom="none" style:writing-mode="lr-tb"/>
    </style:style>
    <style:style style:name="Table10.D70" style:family="table-cell">
      <style:table-cell-properties style:vertical-align="top" fo:padding="0cm" fo:border-left="0.5pt solid #000000" fo:border-right="none" fo:border-top="none" fo:border-bottom="none" style:writing-mode="lr-tb"/>
    </style:style>
    <style:style style:name="Table10.E70" style:family="table-cell">
      <style:table-cell-properties style:vertical-align="top" fo:padding="0cm" fo:border-left="0.5pt solid #000000" fo:border-right="none" fo:border-top="none" fo:border-bottom="none" style:writing-mode="lr-tb"/>
    </style:style>
    <style:style style:name="Table10.F70" style:family="table-cell">
      <style:table-cell-properties style:vertical-align="top" fo:padding="0cm" fo:border-left="0.5pt solid #000000" fo:border-right="none" fo:border-top="none" fo:border-bottom="none" style:writing-mode="lr-tb"/>
    </style:style>
    <style:style style:name="Table10.G70" style:family="table-cell">
      <style:table-cell-properties style:vertical-align="top" fo:padding="0cm" fo:border-left="0.5pt solid #000000" fo:border-right="none" fo:border-top="none" fo:border-bottom="none" style:writing-mode="lr-tb"/>
    </style:style>
    <style:style style:name="Table10.H70" style:family="table-cell">
      <style:table-cell-properties style:vertical-align="top" fo:padding="0cm" fo:border-left="0.5pt solid #000000" fo:border-right="none" fo:border-top="none" fo:border-bottom="none" style:writing-mode="lr-tb"/>
    </style:style>
    <style:style style:name="Table10.I70" style:family="table-cell">
      <style:table-cell-properties style:vertical-align="top" fo:padding="0cm" fo:border-left="0.5pt solid #000000" fo:border-right="none" fo:border-top="none" fo:border-bottom="none" style:writing-mode="lr-tb"/>
    </style:style>
    <style:style style:name="Table10.J70" style:family="table-cell">
      <style:table-cell-properties style:vertical-align="top" fo:padding="0cm" fo:border-left="0.5pt solid #000000" fo:border-right="none" fo:border-top="none" fo:border-bottom="none" style:writing-mode="lr-tb"/>
    </style:style>
    <style:style style:name="Table10.K70" style:family="table-cell">
      <style:table-cell-properties style:vertical-align="top" fo:padding="0cm" fo:border-left="0.5pt solid #000000" fo:border-right="none" fo:border-top="none" fo:border-bottom="none" style:writing-mode="lr-tb"/>
    </style:style>
    <style:style style:name="Table10.L70" style:family="table-cell">
      <style:table-cell-properties style:vertical-align="top" fo:padding="0cm" fo:border-left="0.5pt solid #000000" fo:border-right="0.5pt solid #000000" fo:border-top="none" fo:border-bottom="none" style:writing-mode="lr-tb"/>
    </style:style>
    <style:style style:name="Table10.B71" style:family="table-cell">
      <style:table-cell-properties style:vertical-align="top" fo:padding="0cm" fo:border-left="0.5pt solid #000000" fo:border-right="none" fo:border-top="none" fo:border-bottom="0.5pt solid #000000" style:writing-mode="lr-tb"/>
    </style:style>
    <style:style style:name="Table10.C71" style:family="table-cell">
      <style:table-cell-properties style:vertical-align="top" fo:padding="0cm" fo:border-left="0.5pt solid #000000" fo:border-right="none" fo:border-top="none" fo:border-bottom="0.5pt solid #000000" style:writing-mode="lr-tb"/>
    </style:style>
    <style:style style:name="Table10.D71" style:family="table-cell">
      <style:table-cell-properties style:vertical-align="top" fo:padding="0cm" fo:border-left="0.5pt solid #000000" fo:border-right="none" fo:border-top="none" fo:border-bottom="0.5pt solid #000000" style:writing-mode="lr-tb"/>
    </style:style>
    <style:style style:name="Table10.E71" style:family="table-cell">
      <style:table-cell-properties style:vertical-align="top" fo:padding="0cm" fo:border-left="0.5pt solid #000000" fo:border-right="none" fo:border-top="none" fo:border-bottom="0.5pt solid #000000" style:writing-mode="lr-tb"/>
    </style:style>
    <style:style style:name="Table10.F71" style:family="table-cell">
      <style:table-cell-properties style:vertical-align="top" fo:padding="0cm" fo:border-left="0.5pt solid #000000" fo:border-right="none" fo:border-top="none" fo:border-bottom="0.5pt solid #000000" style:writing-mode="lr-tb"/>
    </style:style>
    <style:style style:name="Table10.G71" style:family="table-cell">
      <style:table-cell-properties style:vertical-align="top" fo:padding="0cm" fo:border-left="0.5pt solid #000000" fo:border-right="none" fo:border-top="none" fo:border-bottom="0.5pt solid #000000" style:writing-mode="lr-tb"/>
    </style:style>
    <style:style style:name="Table10.H71" style:family="table-cell">
      <style:table-cell-properties style:vertical-align="top" fo:padding="0cm" fo:border-left="0.5pt solid #000000" fo:border-right="none" fo:border-top="none" fo:border-bottom="0.5pt solid #000000" style:writing-mode="lr-tb"/>
    </style:style>
    <style:style style:name="Table10.I71" style:family="table-cell">
      <style:table-cell-properties style:vertical-align="top" fo:padding="0cm" fo:border-left="0.5pt solid #000000" fo:border-right="none" fo:border-top="none" fo:border-bottom="0.5pt solid #000000" style:writing-mode="lr-tb"/>
    </style:style>
    <style:style style:name="Table10.J71" style:family="table-cell">
      <style:table-cell-properties style:vertical-align="top" fo:padding="0cm" fo:border-left="0.5pt solid #000000" fo:border-right="none" fo:border-top="none" fo:border-bottom="0.5pt solid #000000" style:writing-mode="lr-tb"/>
    </style:style>
    <style:style style:name="Table10.K71" style:family="table-cell">
      <style:table-cell-properties style:vertical-align="top" fo:padding="0cm" fo:border-left="0.5pt solid #000000" fo:border-right="none" fo:border-top="none" fo:border-bottom="0.5pt solid #000000" style:writing-mode="lr-tb"/>
    </style:style>
    <style:style style:name="Table10.L71" style:family="table-cell">
      <style:table-cell-properties style:vertical-align="top" fo:padding="0cm" fo:border-left="0.5pt solid #000000" fo:border-right="0.5pt solid #000000" fo:border-top="none" fo:border-bottom="0.5pt solid #000000" style:writing-mode="lr-tb"/>
    </style:style>
    <style:style style:name="Table10.B72" style:family="table-cell">
      <style:table-cell-properties style:vertical-align="top" fo:padding="0cm" fo:border-left="0.5pt solid #000000" fo:border-right="none" fo:border-top="none" fo:border-bottom="none" style:writing-mode="lr-tb"/>
    </style:style>
    <style:style style:name="Table10.C72" style:family="table-cell">
      <style:table-cell-properties style:vertical-align="top" fo:padding="0cm" fo:border-left="0.5pt solid #000000" fo:border-right="none" fo:border-top="none" fo:border-bottom="none" style:writing-mode="lr-tb"/>
    </style:style>
    <style:style style:name="Table10.D72" style:family="table-cell">
      <style:table-cell-properties style:vertical-align="top" fo:padding="0cm" fo:border-left="0.5pt solid #000000" fo:border-right="none" fo:border-top="none" fo:border-bottom="none" style:writing-mode="lr-tb"/>
    </style:style>
    <style:style style:name="Table10.E72" style:family="table-cell">
      <style:table-cell-properties style:vertical-align="top" fo:padding="0cm" fo:border-left="0.5pt solid #000000" fo:border-right="none" fo:border-top="none" fo:border-bottom="none" style:writing-mode="lr-tb"/>
    </style:style>
    <style:style style:name="Table10.F72" style:family="table-cell">
      <style:table-cell-properties style:vertical-align="top" fo:padding="0cm" fo:border-left="0.5pt solid #000000" fo:border-right="none" fo:border-top="none" fo:border-bottom="none" style:writing-mode="lr-tb"/>
    </style:style>
    <style:style style:name="Table10.G72" style:family="table-cell">
      <style:table-cell-properties style:vertical-align="top" fo:padding="0cm" fo:border-left="0.5pt solid #000000" fo:border-right="none" fo:border-top="none" fo:border-bottom="none" style:writing-mode="lr-tb"/>
    </style:style>
    <style:style style:name="Table10.H72" style:family="table-cell">
      <style:table-cell-properties style:vertical-align="top" fo:padding="0cm" fo:border-left="0.5pt solid #000000" fo:border-right="none" fo:border-top="none" fo:border-bottom="none" style:writing-mode="lr-tb"/>
    </style:style>
    <style:style style:name="Table10.I72" style:family="table-cell">
      <style:table-cell-properties style:vertical-align="top" fo:padding="0cm" fo:border-left="0.5pt solid #000000" fo:border-right="none" fo:border-top="none" fo:border-bottom="none" style:writing-mode="lr-tb"/>
    </style:style>
    <style:style style:name="Table10.J72" style:family="table-cell">
      <style:table-cell-properties style:vertical-align="top" fo:padding="0cm" fo:border-left="0.5pt solid #000000" fo:border-right="none" fo:border-top="none" fo:border-bottom="none" style:writing-mode="lr-tb"/>
    </style:style>
    <style:style style:name="Table10.K72" style:family="table-cell">
      <style:table-cell-properties style:vertical-align="top" fo:padding="0cm" fo:border-left="0.5pt solid #000000" fo:border-right="none" fo:border-top="none" fo:border-bottom="none" style:writing-mode="lr-tb"/>
    </style:style>
    <style:style style:name="Table10.L72" style:family="table-cell">
      <style:table-cell-properties style:vertical-align="top" fo:padding="0cm" fo:border-left="0.5pt solid #000000" fo:border-right="0.5pt solid #000000" fo:border-top="none" fo:border-bottom="none" style:writing-mode="lr-tb"/>
    </style:style>
    <style:style style:name="Table10.B73" style:family="table-cell">
      <style:table-cell-properties style:vertical-align="top" fo:padding="0cm" fo:border-left="0.5pt solid #000000" fo:border-right="none" fo:border-top="none" fo:border-bottom="0.5pt solid #000000" style:writing-mode="lr-tb"/>
    </style:style>
    <style:style style:name="Table10.C73" style:family="table-cell">
      <style:table-cell-properties style:vertical-align="top" fo:padding="0cm" fo:border-left="0.5pt solid #000000" fo:border-right="none" fo:border-top="none" fo:border-bottom="0.5pt solid #000000" style:writing-mode="lr-tb"/>
    </style:style>
    <style:style style:name="Table10.D73" style:family="table-cell">
      <style:table-cell-properties style:vertical-align="top" fo:padding="0cm" fo:border-left="0.5pt solid #000000" fo:border-right="none" fo:border-top="none" fo:border-bottom="0.5pt solid #000000" style:writing-mode="lr-tb"/>
    </style:style>
    <style:style style:name="Table10.E73" style:family="table-cell">
      <style:table-cell-properties style:vertical-align="top" fo:padding="0cm" fo:border-left="0.5pt solid #000000" fo:border-right="none" fo:border-top="none" fo:border-bottom="0.5pt solid #000000" style:writing-mode="lr-tb"/>
    </style:style>
    <style:style style:name="Table10.F73" style:family="table-cell">
      <style:table-cell-properties style:vertical-align="top" fo:padding="0cm" fo:border-left="0.5pt solid #000000" fo:border-right="none" fo:border-top="none" fo:border-bottom="0.5pt solid #000000" style:writing-mode="lr-tb"/>
    </style:style>
    <style:style style:name="Table10.G73" style:family="table-cell">
      <style:table-cell-properties style:vertical-align="top" fo:padding="0cm" fo:border-left="0.5pt solid #000000" fo:border-right="none" fo:border-top="none" fo:border-bottom="0.5pt solid #000000" style:writing-mode="lr-tb"/>
    </style:style>
    <style:style style:name="Table10.H73" style:family="table-cell">
      <style:table-cell-properties style:vertical-align="top" fo:padding="0cm" fo:border-left="0.5pt solid #000000" fo:border-right="none" fo:border-top="none" fo:border-bottom="0.5pt solid #000000" style:writing-mode="lr-tb"/>
    </style:style>
    <style:style style:name="Table10.I73" style:family="table-cell">
      <style:table-cell-properties style:vertical-align="top" fo:padding="0cm" fo:border-left="0.5pt solid #000000" fo:border-right="none" fo:border-top="none" fo:border-bottom="0.5pt solid #000000" style:writing-mode="lr-tb"/>
    </style:style>
    <style:style style:name="Table10.J73" style:family="table-cell">
      <style:table-cell-properties style:vertical-align="top" fo:padding="0cm" fo:border-left="0.5pt solid #000000" fo:border-right="none" fo:border-top="none" fo:border-bottom="0.5pt solid #000000" style:writing-mode="lr-tb"/>
    </style:style>
    <style:style style:name="Table10.K73" style:family="table-cell">
      <style:table-cell-properties style:vertical-align="top" fo:padding="0cm" fo:border-left="0.5pt solid #000000" fo:border-right="none" fo:border-top="none" fo:border-bottom="0.5pt solid #000000" style:writing-mode="lr-tb"/>
    </style:style>
    <style:style style:name="Table10.L73" style:family="table-cell">
      <style:table-cell-properties style:vertical-align="top" fo:padding="0cm" fo:border-left="0.5pt solid #000000" fo:border-right="0.5pt solid #000000" fo:border-top="none" fo:border-bottom="0.5pt solid #000000" style:writing-mode="lr-tb"/>
    </style:style>
    <style:style style:name="Table10.B74" style:family="table-cell">
      <style:table-cell-properties style:vertical-align="top" fo:padding="0cm" fo:border-left="0.5pt solid #000000" fo:border-right="none" fo:border-top="none" fo:border-bottom="none" style:writing-mode="lr-tb"/>
    </style:style>
    <style:style style:name="Table10.C74" style:family="table-cell">
      <style:table-cell-properties style:vertical-align="top" fo:padding="0cm" fo:border-left="0.5pt solid #000000" fo:border-right="none" fo:border-top="none" fo:border-bottom="none" style:writing-mode="lr-tb"/>
    </style:style>
    <style:style style:name="Table10.D74" style:family="table-cell">
      <style:table-cell-properties style:vertical-align="top" fo:padding="0cm" fo:border-left="0.5pt solid #000000" fo:border-right="none" fo:border-top="none" fo:border-bottom="none" style:writing-mode="lr-tb"/>
    </style:style>
    <style:style style:name="Table10.E74" style:family="table-cell">
      <style:table-cell-properties style:vertical-align="top" fo:padding="0cm" fo:border-left="0.5pt solid #000000" fo:border-right="none" fo:border-top="none" fo:border-bottom="none" style:writing-mode="lr-tb"/>
    </style:style>
    <style:style style:name="Table10.F74" style:family="table-cell">
      <style:table-cell-properties style:vertical-align="top" fo:padding="0cm" fo:border-left="0.5pt solid #000000" fo:border-right="none" fo:border-top="none" fo:border-bottom="none" style:writing-mode="lr-tb"/>
    </style:style>
    <style:style style:name="Table10.G74" style:family="table-cell">
      <style:table-cell-properties style:vertical-align="top" fo:padding="0cm" fo:border-left="0.5pt solid #000000" fo:border-right="none" fo:border-top="none" fo:border-bottom="none" style:writing-mode="lr-tb"/>
    </style:style>
    <style:style style:name="Table10.H74" style:family="table-cell">
      <style:table-cell-properties style:vertical-align="top" fo:padding="0cm" fo:border-left="0.5pt solid #000000" fo:border-right="none" fo:border-top="none" fo:border-bottom="none" style:writing-mode="lr-tb"/>
    </style:style>
    <style:style style:name="Table10.I74" style:family="table-cell">
      <style:table-cell-properties style:vertical-align="top" fo:padding="0cm" fo:border-left="0.5pt solid #000000" fo:border-right="none" fo:border-top="none" fo:border-bottom="none" style:writing-mode="lr-tb"/>
    </style:style>
    <style:style style:name="Table10.J74" style:family="table-cell">
      <style:table-cell-properties style:vertical-align="top" fo:padding="0cm" fo:border-left="0.5pt solid #000000" fo:border-right="none" fo:border-top="none" fo:border-bottom="none" style:writing-mode="lr-tb"/>
    </style:style>
    <style:style style:name="Table10.K74" style:family="table-cell">
      <style:table-cell-properties style:vertical-align="top" fo:padding="0cm" fo:border-left="0.5pt solid #000000" fo:border-right="none" fo:border-top="none" fo:border-bottom="none" style:writing-mode="lr-tb"/>
    </style:style>
    <style:style style:name="Table10.L74" style:family="table-cell">
      <style:table-cell-properties style:vertical-align="top" fo:padding="0cm" fo:border-left="0.5pt solid #000000" fo:border-right="0.5pt solid #000000" fo:border-top="none" fo:border-bottom="none" style:writing-mode="lr-tb"/>
    </style:style>
    <style:style style:name="Table10.B75" style:family="table-cell">
      <style:table-cell-properties style:vertical-align="top" fo:padding="0cm" fo:border-left="0.5pt solid #000000" fo:border-right="none" fo:border-top="none" fo:border-bottom="0.5pt solid #000000" style:writing-mode="lr-tb"/>
    </style:style>
    <style:style style:name="Table10.C75" style:family="table-cell">
      <style:table-cell-properties style:vertical-align="top" fo:padding="0cm" fo:border-left="0.5pt solid #000000" fo:border-right="none" fo:border-top="none" fo:border-bottom="0.5pt solid #000000" style:writing-mode="lr-tb"/>
    </style:style>
    <style:style style:name="Table10.D75" style:family="table-cell">
      <style:table-cell-properties style:vertical-align="top" fo:padding="0cm" fo:border-left="0.5pt solid #000000" fo:border-right="none" fo:border-top="none" fo:border-bottom="0.5pt solid #000000" style:writing-mode="lr-tb"/>
    </style:style>
    <style:style style:name="Table10.E75" style:family="table-cell">
      <style:table-cell-properties style:vertical-align="top" fo:padding="0cm" fo:border-left="0.5pt solid #000000" fo:border-right="none" fo:border-top="none" fo:border-bottom="0.5pt solid #000000" style:writing-mode="lr-tb"/>
    </style:style>
    <style:style style:name="Table10.F75" style:family="table-cell">
      <style:table-cell-properties style:vertical-align="top" fo:padding="0cm" fo:border-left="0.5pt solid #000000" fo:border-right="none" fo:border-top="none" fo:border-bottom="0.5pt solid #000000" style:writing-mode="lr-tb"/>
    </style:style>
    <style:style style:name="Table10.G75" style:family="table-cell">
      <style:table-cell-properties style:vertical-align="top" fo:padding="0cm" fo:border-left="0.5pt solid #000000" fo:border-right="none" fo:border-top="none" fo:border-bottom="0.5pt solid #000000" style:writing-mode="lr-tb"/>
    </style:style>
    <style:style style:name="Table10.H75" style:family="table-cell">
      <style:table-cell-properties style:vertical-align="top" fo:padding="0cm" fo:border-left="0.5pt solid #000000" fo:border-right="none" fo:border-top="none" fo:border-bottom="0.5pt solid #000000" style:writing-mode="lr-tb"/>
    </style:style>
    <style:style style:name="Table10.I75" style:family="table-cell">
      <style:table-cell-properties style:vertical-align="top" fo:padding="0cm" fo:border-left="0.5pt solid #000000" fo:border-right="none" fo:border-top="none" fo:border-bottom="0.5pt solid #000000" style:writing-mode="lr-tb"/>
    </style:style>
    <style:style style:name="Table10.J75" style:family="table-cell">
      <style:table-cell-properties style:vertical-align="top" fo:padding="0cm" fo:border-left="0.5pt solid #000000" fo:border-right="none" fo:border-top="none" fo:border-bottom="0.5pt solid #000000" style:writing-mode="lr-tb"/>
    </style:style>
    <style:style style:name="Table10.K75" style:family="table-cell">
      <style:table-cell-properties style:vertical-align="top" fo:padding="0cm" fo:border-left="0.5pt solid #000000" fo:border-right="none" fo:border-top="none" fo:border-bottom="0.5pt solid #000000" style:writing-mode="lr-tb"/>
    </style:style>
    <style:style style:name="Table10.L75" style:family="table-cell">
      <style:table-cell-properties style:vertical-align="top" fo:padding="0cm" fo:border-left="0.5pt solid #000000" fo:border-right="0.5pt solid #000000" fo:border-top="none" fo:border-bottom="0.5pt solid #000000" style:writing-mode="lr-tb"/>
    </style:style>
    <style:style style:name="Table10.B76" style:family="table-cell">
      <style:table-cell-properties style:vertical-align="top" fo:padding="0cm" fo:border-left="0.5pt solid #000000" fo:border-right="none" fo:border-top="0.5pt solid #000000" fo:border-bottom="none" style:writing-mode="lr-tb"/>
    </style:style>
    <style:style style:name="Table10.C76" style:family="table-cell">
      <style:table-cell-properties style:vertical-align="top" fo:padding="0cm" fo:border-left="0.5pt solid #000000" fo:border-right="none" fo:border-top="0.5pt solid #000000" fo:border-bottom="none" style:writing-mode="lr-tb"/>
    </style:style>
    <style:style style:name="Table10.D76" style:family="table-cell">
      <style:table-cell-properties style:vertical-align="top" fo:padding="0cm" fo:border-left="0.5pt solid #000000" fo:border-right="none" fo:border-top="0.5pt solid #000000" fo:border-bottom="none" style:writing-mode="lr-tb"/>
    </style:style>
    <style:style style:name="Table10.E76" style:family="table-cell">
      <style:table-cell-properties style:vertical-align="top" fo:padding="0cm" fo:border-left="0.5pt solid #000000" fo:border-right="none" fo:border-top="0.5pt solid #000000" fo:border-bottom="none" style:writing-mode="lr-tb"/>
    </style:style>
    <style:style style:name="Table10.F76" style:family="table-cell">
      <style:table-cell-properties style:vertical-align="top" fo:padding="0cm" fo:border-left="0.5pt solid #000000" fo:border-right="none" fo:border-top="0.5pt solid #000000" fo:border-bottom="none" style:writing-mode="lr-tb"/>
    </style:style>
    <style:style style:name="Table10.G76" style:family="table-cell">
      <style:table-cell-properties style:vertical-align="top" fo:padding="0cm" fo:border-left="0.5pt solid #000000" fo:border-right="none" fo:border-top="0.5pt solid #000000" fo:border-bottom="none" style:writing-mode="lr-tb"/>
    </style:style>
    <style:style style:name="Table10.H76" style:family="table-cell">
      <style:table-cell-properties style:vertical-align="top" fo:padding="0cm" fo:border-left="0.5pt solid #000000" fo:border-right="none" fo:border-top="0.5pt solid #000000" fo:border-bottom="none" style:writing-mode="lr-tb"/>
    </style:style>
    <style:style style:name="Table10.I76" style:family="table-cell">
      <style:table-cell-properties style:vertical-align="top" fo:padding="0cm" fo:border-left="0.5pt solid #000000" fo:border-right="none" fo:border-top="0.5pt solid #000000" fo:border-bottom="none" style:writing-mode="lr-tb"/>
    </style:style>
    <style:style style:name="Table10.J76" style:family="table-cell">
      <style:table-cell-properties style:vertical-align="top" fo:padding="0cm" fo:border-left="0.5pt solid #000000" fo:border-right="none" fo:border-top="0.5pt solid #000000" fo:border-bottom="none" style:writing-mode="lr-tb"/>
    </style:style>
    <style:style style:name="Table10.K76" style:family="table-cell">
      <style:table-cell-properties style:vertical-align="top" fo:padding="0cm" fo:border-left="0.5pt solid #000000" fo:border-right="none" fo:border-top="0.5pt solid #000000" fo:border-bottom="none" style:writing-mode="lr-tb"/>
    </style:style>
    <style:style style:name="Table10.L76" style:family="table-cell">
      <style:table-cell-properties style:vertical-align="top" fo:padding="0cm" fo:border-left="0.5pt solid #000000" fo:border-right="0.5pt solid #000000" fo:border-top="0.5pt solid #000000" fo:border-bottom="none" style:writing-mode="lr-tb"/>
    </style:style>
    <style:style style:name="Table10.B77" style:family="table-cell">
      <style:table-cell-properties style:vertical-align="top" fo:padding="0cm" fo:border-left="0.5pt solid #000000" fo:border-right="none" fo:border-top="none" fo:border-bottom="none" style:writing-mode="lr-tb"/>
    </style:style>
    <style:style style:name="Table10.C77" style:family="table-cell">
      <style:table-cell-properties style:vertical-align="top" fo:padding="0cm" fo:border-left="0.5pt solid #000000" fo:border-right="none" fo:border-top="none" fo:border-bottom="none" style:writing-mode="lr-tb"/>
    </style:style>
    <style:style style:name="Table10.D77" style:family="table-cell">
      <style:table-cell-properties style:vertical-align="top" fo:padding="0cm" fo:border-left="0.5pt solid #000000" fo:border-right="none" fo:border-top="none" fo:border-bottom="none" style:writing-mode="lr-tb"/>
    </style:style>
    <style:style style:name="Table10.E77" style:family="table-cell">
      <style:table-cell-properties style:vertical-align="top" fo:padding="0cm" fo:border-left="0.5pt solid #000000" fo:border-right="none" fo:border-top="none" fo:border-bottom="none" style:writing-mode="lr-tb"/>
    </style:style>
    <style:style style:name="Table10.F77" style:family="table-cell">
      <style:table-cell-properties style:vertical-align="top" fo:padding="0cm" fo:border-left="0.5pt solid #000000" fo:border-right="none" fo:border-top="none" fo:border-bottom="none" style:writing-mode="lr-tb"/>
    </style:style>
    <style:style style:name="Table10.G77" style:family="table-cell">
      <style:table-cell-properties style:vertical-align="top" fo:padding="0cm" fo:border-left="0.5pt solid #000000" fo:border-right="none" fo:border-top="none" fo:border-bottom="none" style:writing-mode="lr-tb"/>
    </style:style>
    <style:style style:name="Table10.H77" style:family="table-cell">
      <style:table-cell-properties style:vertical-align="top" fo:padding="0cm" fo:border-left="0.5pt solid #000000" fo:border-right="none" fo:border-top="none" fo:border-bottom="none" style:writing-mode="lr-tb"/>
    </style:style>
    <style:style style:name="Table10.I77" style:family="table-cell">
      <style:table-cell-properties style:vertical-align="top" fo:padding="0cm" fo:border-left="0.5pt solid #000000" fo:border-right="none" fo:border-top="none" fo:border-bottom="none" style:writing-mode="lr-tb"/>
    </style:style>
    <style:style style:name="Table10.J77" style:family="table-cell">
      <style:table-cell-properties style:vertical-align="top" fo:padding="0cm" fo:border-left="0.5pt solid #000000" fo:border-right="none" fo:border-top="none" fo:border-bottom="none" style:writing-mode="lr-tb"/>
    </style:style>
    <style:style style:name="Table10.K77" style:family="table-cell">
      <style:table-cell-properties style:vertical-align="top" fo:padding="0cm" fo:border-left="0.5pt solid #000000" fo:border-right="none" fo:border-top="none" fo:border-bottom="none" style:writing-mode="lr-tb"/>
    </style:style>
    <style:style style:name="Table10.L77" style:family="table-cell">
      <style:table-cell-properties style:vertical-align="top" fo:padding="0cm" fo:border-left="0.5pt solid #000000" fo:border-right="0.5pt solid #000000" fo:border-top="none" fo:border-bottom="none" style:writing-mode="lr-tb"/>
    </style:style>
    <style:style style:name="Table10.B78" style:family="table-cell">
      <style:table-cell-properties style:vertical-align="top" fo:padding="0cm" fo:border-left="0.5pt solid #000000" fo:border-right="none" fo:border-top="none" fo:border-bottom="0.5pt solid #000000" style:writing-mode="lr-tb"/>
    </style:style>
    <style:style style:name="Table10.C78" style:family="table-cell">
      <style:table-cell-properties style:vertical-align="top" fo:padding="0cm" fo:border-left="0.5pt solid #000000" fo:border-right="none" fo:border-top="none" fo:border-bottom="0.5pt solid #000000" style:writing-mode="lr-tb"/>
    </style:style>
    <style:style style:name="Table10.D78" style:family="table-cell">
      <style:table-cell-properties style:vertical-align="top" fo:padding="0cm" fo:border-left="0.5pt solid #000000" fo:border-right="none" fo:border-top="none" fo:border-bottom="0.5pt solid #000000" style:writing-mode="lr-tb"/>
    </style:style>
    <style:style style:name="Table10.E78" style:family="table-cell">
      <style:table-cell-properties style:vertical-align="top" fo:padding="0cm" fo:border-left="0.5pt solid #000000" fo:border-right="none" fo:border-top="none" fo:border-bottom="0.5pt solid #000000" style:writing-mode="lr-tb"/>
    </style:style>
    <style:style style:name="Table10.F78" style:family="table-cell">
      <style:table-cell-properties style:vertical-align="top" fo:padding="0cm" fo:border-left="0.5pt solid #000000" fo:border-right="none" fo:border-top="none" fo:border-bottom="0.5pt solid #000000" style:writing-mode="lr-tb"/>
    </style:style>
    <style:style style:name="Table10.G78" style:family="table-cell">
      <style:table-cell-properties style:vertical-align="top" fo:padding="0cm" fo:border-left="0.5pt solid #000000" fo:border-right="none" fo:border-top="none" fo:border-bottom="0.5pt solid #000000" style:writing-mode="lr-tb"/>
    </style:style>
    <style:style style:name="Table10.H78" style:family="table-cell">
      <style:table-cell-properties style:vertical-align="top" fo:padding="0cm" fo:border-left="0.5pt solid #000000" fo:border-right="none" fo:border-top="none" fo:border-bottom="0.5pt solid #000000" style:writing-mode="lr-tb"/>
    </style:style>
    <style:style style:name="Table10.I78" style:family="table-cell">
      <style:table-cell-properties style:vertical-align="top" fo:padding="0cm" fo:border-left="0.5pt solid #000000" fo:border-right="none" fo:border-top="none" fo:border-bottom="0.5pt solid #000000" style:writing-mode="lr-tb"/>
    </style:style>
    <style:style style:name="Table10.J78" style:family="table-cell">
      <style:table-cell-properties style:vertical-align="top" fo:padding="0cm" fo:border-left="0.5pt solid #000000" fo:border-right="none" fo:border-top="none" fo:border-bottom="0.5pt solid #000000" style:writing-mode="lr-tb"/>
    </style:style>
    <style:style style:name="Table10.K78" style:family="table-cell">
      <style:table-cell-properties style:vertical-align="top" fo:padding="0cm" fo:border-left="0.5pt solid #000000" fo:border-right="none" fo:border-top="none" fo:border-bottom="0.5pt solid #000000" style:writing-mode="lr-tb"/>
    </style:style>
    <style:style style:name="Table10.L78" style:family="table-cell">
      <style:table-cell-properties style:vertical-align="top" fo:padding="0cm" fo:border-left="0.5pt solid #000000" fo:border-right="0.5pt solid #000000" fo:border-top="none" fo:border-bottom="0.5pt solid #000000" style:writing-mode="lr-tb"/>
    </style:style>
    <style:style style:name="Table10.B79" style:family="table-cell">
      <style:table-cell-properties style:vertical-align="top" fo:padding="0cm" fo:border-left="0.5pt solid #000000" fo:border-right="none" fo:border-top="0.5pt solid #000000" fo:border-bottom="none" style:writing-mode="lr-tb"/>
    </style:style>
    <style:style style:name="Table10.C79" style:family="table-cell">
      <style:table-cell-properties style:vertical-align="top" fo:padding="0cm" fo:border-left="0.5pt solid #000000" fo:border-right="none" fo:border-top="0.5pt solid #000000" fo:border-bottom="none" style:writing-mode="lr-tb"/>
    </style:style>
    <style:style style:name="Table10.D79" style:family="table-cell">
      <style:table-cell-properties style:vertical-align="top" fo:padding="0cm" fo:border-left="0.5pt solid #000000" fo:border-right="none" fo:border-top="0.5pt solid #000000" fo:border-bottom="none" style:writing-mode="lr-tb"/>
    </style:style>
    <style:style style:name="Table10.E79" style:family="table-cell">
      <style:table-cell-properties style:vertical-align="top" fo:padding="0cm" fo:border-left="0.5pt solid #000000" fo:border-right="none" fo:border-top="0.5pt solid #000000" fo:border-bottom="none" style:writing-mode="lr-tb"/>
    </style:style>
    <style:style style:name="Table10.F79" style:family="table-cell">
      <style:table-cell-properties style:vertical-align="top" fo:padding="0cm" fo:border-left="0.5pt solid #000000" fo:border-right="none" fo:border-top="0.5pt solid #000000" fo:border-bottom="none" style:writing-mode="lr-tb"/>
    </style:style>
    <style:style style:name="Table10.G79" style:family="table-cell">
      <style:table-cell-properties style:vertical-align="top" fo:padding="0cm" fo:border-left="0.5pt solid #000000" fo:border-right="none" fo:border-top="0.5pt solid #000000" fo:border-bottom="none" style:writing-mode="lr-tb"/>
    </style:style>
    <style:style style:name="Table10.H79" style:family="table-cell">
      <style:table-cell-properties style:vertical-align="top" fo:padding="0cm" fo:border-left="0.5pt solid #000000" fo:border-right="none" fo:border-top="0.5pt solid #000000" fo:border-bottom="none" style:writing-mode="lr-tb"/>
    </style:style>
    <style:style style:name="Table10.I79" style:family="table-cell">
      <style:table-cell-properties style:vertical-align="top" fo:padding="0cm" fo:border-left="0.5pt solid #000000" fo:border-right="none" fo:border-top="0.5pt solid #000000" fo:border-bottom="none" style:writing-mode="lr-tb"/>
    </style:style>
    <style:style style:name="Table10.J79" style:family="table-cell">
      <style:table-cell-properties style:vertical-align="top" fo:padding="0cm" fo:border-left="0.5pt solid #000000" fo:border-right="none" fo:border-top="0.5pt solid #000000" fo:border-bottom="none" style:writing-mode="lr-tb"/>
    </style:style>
    <style:style style:name="Table10.K79" style:family="table-cell">
      <style:table-cell-properties style:vertical-align="top" fo:padding="0cm" fo:border-left="0.5pt solid #000000" fo:border-right="none" fo:border-top="0.5pt solid #000000" fo:border-bottom="none" style:writing-mode="lr-tb"/>
    </style:style>
    <style:style style:name="Table10.L79" style:family="table-cell">
      <style:table-cell-properties style:vertical-align="top" fo:padding="0cm" fo:border-left="0.5pt solid #000000" fo:border-right="0.5pt solid #000000" fo:border-top="0.5pt solid #000000" fo:border-bottom="none" style:writing-mode="lr-tb"/>
    </style:style>
    <style:style style:name="Table10.B80" style:family="table-cell">
      <style:table-cell-properties style:vertical-align="top" fo:padding="0cm" fo:border-left="0.5pt solid #000000" fo:border-right="none" fo:border-top="none" fo:border-bottom="none" style:writing-mode="lr-tb"/>
    </style:style>
    <style:style style:name="Table10.C80" style:family="table-cell">
      <style:table-cell-properties style:vertical-align="top" fo:padding="0cm" fo:border-left="0.5pt solid #000000" fo:border-right="none" fo:border-top="none" fo:border-bottom="none" style:writing-mode="lr-tb"/>
    </style:style>
    <style:style style:name="Table10.D80" style:family="table-cell">
      <style:table-cell-properties style:vertical-align="top" fo:padding="0cm" fo:border-left="0.5pt solid #000000" fo:border-right="none" fo:border-top="none" fo:border-bottom="none" style:writing-mode="lr-tb"/>
    </style:style>
    <style:style style:name="Table10.E80" style:family="table-cell">
      <style:table-cell-properties style:vertical-align="top" fo:padding="0cm" fo:border-left="0.5pt solid #000000" fo:border-right="none" fo:border-top="none" fo:border-bottom="none" style:writing-mode="lr-tb"/>
    </style:style>
    <style:style style:name="Table10.F80" style:family="table-cell">
      <style:table-cell-properties style:vertical-align="top" fo:padding="0cm" fo:border-left="0.5pt solid #000000" fo:border-right="none" fo:border-top="none" fo:border-bottom="none" style:writing-mode="lr-tb"/>
    </style:style>
    <style:style style:name="Table10.G80" style:family="table-cell">
      <style:table-cell-properties style:vertical-align="top" fo:padding="0cm" fo:border-left="0.5pt solid #000000" fo:border-right="none" fo:border-top="none" fo:border-bottom="none" style:writing-mode="lr-tb"/>
    </style:style>
    <style:style style:name="Table10.H80" style:family="table-cell">
      <style:table-cell-properties style:vertical-align="top" fo:padding="0cm" fo:border-left="0.5pt solid #000000" fo:border-right="none" fo:border-top="none" fo:border-bottom="none" style:writing-mode="lr-tb"/>
    </style:style>
    <style:style style:name="Table10.I80" style:family="table-cell">
      <style:table-cell-properties style:vertical-align="top" fo:padding="0cm" fo:border-left="0.5pt solid #000000" fo:border-right="none" fo:border-top="none" fo:border-bottom="none" style:writing-mode="lr-tb"/>
    </style:style>
    <style:style style:name="Table10.J80" style:family="table-cell">
      <style:table-cell-properties style:vertical-align="top" fo:padding="0cm" fo:border-left="0.5pt solid #000000" fo:border-right="none" fo:border-top="none" fo:border-bottom="none" style:writing-mode="lr-tb"/>
    </style:style>
    <style:style style:name="Table10.K80" style:family="table-cell">
      <style:table-cell-properties style:vertical-align="top" fo:padding="0cm" fo:border-left="0.5pt solid #000000" fo:border-right="none" fo:border-top="none" fo:border-bottom="none" style:writing-mode="lr-tb"/>
    </style:style>
    <style:style style:name="Table10.L80" style:family="table-cell">
      <style:table-cell-properties style:vertical-align="top" fo:padding="0cm" fo:border-left="0.5pt solid #000000" fo:border-right="0.5pt solid #000000" fo:border-top="none" fo:border-bottom="none" style:writing-mode="lr-tb"/>
    </style:style>
    <style:style style:name="Table10.B81" style:family="table-cell">
      <style:table-cell-properties style:vertical-align="top" fo:padding="0cm" fo:border-left="0.5pt solid #000000" fo:border-right="none" fo:border-top="none" fo:border-bottom="0.5pt solid #000000" style:writing-mode="lr-tb"/>
    </style:style>
    <style:style style:name="Table10.C81" style:family="table-cell">
      <style:table-cell-properties style:vertical-align="top" fo:padding="0cm" fo:border-left="0.5pt solid #000000" fo:border-right="none" fo:border-top="none" fo:border-bottom="0.5pt solid #000000" style:writing-mode="lr-tb"/>
    </style:style>
    <style:style style:name="Table10.D81" style:family="table-cell">
      <style:table-cell-properties style:vertical-align="top" fo:padding="0cm" fo:border-left="0.5pt solid #000000" fo:border-right="none" fo:border-top="none" fo:border-bottom="0.5pt solid #000000" style:writing-mode="lr-tb"/>
    </style:style>
    <style:style style:name="Table10.E81" style:family="table-cell">
      <style:table-cell-properties style:vertical-align="top" fo:padding="0cm" fo:border-left="0.5pt solid #000000" fo:border-right="none" fo:border-top="none" fo:border-bottom="0.5pt solid #000000" style:writing-mode="lr-tb"/>
    </style:style>
    <style:style style:name="Table10.F81" style:family="table-cell">
      <style:table-cell-properties style:vertical-align="top" fo:padding="0cm" fo:border-left="0.5pt solid #000000" fo:border-right="none" fo:border-top="none" fo:border-bottom="0.5pt solid #000000" style:writing-mode="lr-tb"/>
    </style:style>
    <style:style style:name="Table10.G81" style:family="table-cell">
      <style:table-cell-properties style:vertical-align="top" fo:padding="0cm" fo:border-left="0.5pt solid #000000" fo:border-right="none" fo:border-top="none" fo:border-bottom="0.5pt solid #000000" style:writing-mode="lr-tb"/>
    </style:style>
    <style:style style:name="Table10.H81" style:family="table-cell">
      <style:table-cell-properties style:vertical-align="top" fo:padding="0cm" fo:border-left="0.5pt solid #000000" fo:border-right="none" fo:border-top="none" fo:border-bottom="0.5pt solid #000000" style:writing-mode="lr-tb"/>
    </style:style>
    <style:style style:name="Table10.I81" style:family="table-cell">
      <style:table-cell-properties style:vertical-align="top" fo:padding="0cm" fo:border-left="0.5pt solid #000000" fo:border-right="none" fo:border-top="none" fo:border-bottom="0.5pt solid #000000" style:writing-mode="lr-tb"/>
    </style:style>
    <style:style style:name="Table10.J81" style:family="table-cell">
      <style:table-cell-properties style:vertical-align="top" fo:padding="0cm" fo:border-left="0.5pt solid #000000" fo:border-right="none" fo:border-top="none" fo:border-bottom="0.5pt solid #000000" style:writing-mode="lr-tb"/>
    </style:style>
    <style:style style:name="Table10.K81" style:family="table-cell">
      <style:table-cell-properties style:vertical-align="top" fo:padding="0cm" fo:border-left="0.5pt solid #000000" fo:border-right="none" fo:border-top="none" fo:border-bottom="0.5pt solid #000000" style:writing-mode="lr-tb"/>
    </style:style>
    <style:style style:name="Table10.L81" style:family="table-cell">
      <style:table-cell-properties style:vertical-align="top" fo:padding="0cm" fo:border-left="0.5pt solid #000000" fo:border-right="0.5pt solid #000000" fo:border-top="none" fo:border-bottom="0.5pt solid #000000" style:writing-mode="lr-tb"/>
    </style:style>
    <style:style style:name="Table10.B82" style:family="table-cell">
      <style:table-cell-properties style:vertical-align="top" fo:padding="0cm" fo:border-left="0.5pt solid #000000" fo:border-right="none" fo:border-top="0.5pt solid #000000" fo:border-bottom="none" style:writing-mode="lr-tb"/>
    </style:style>
    <style:style style:name="Table10.C82" style:family="table-cell">
      <style:table-cell-properties style:vertical-align="top" fo:padding="0cm" fo:border-left="0.5pt solid #000000" fo:border-right="none" fo:border-top="0.5pt solid #000000" fo:border-bottom="none" style:writing-mode="lr-tb"/>
    </style:style>
    <style:style style:name="Table10.D82" style:family="table-cell">
      <style:table-cell-properties style:vertical-align="top" fo:padding="0cm" fo:border-left="0.5pt solid #000000" fo:border-right="none" fo:border-top="0.5pt solid #000000" fo:border-bottom="none" style:writing-mode="lr-tb"/>
    </style:style>
    <style:style style:name="Table10.E82" style:family="table-cell">
      <style:table-cell-properties style:vertical-align="top" fo:padding="0cm" fo:border-left="0.5pt solid #000000" fo:border-right="none" fo:border-top="0.5pt solid #000000" fo:border-bottom="none" style:writing-mode="lr-tb"/>
    </style:style>
    <style:style style:name="Table10.F82" style:family="table-cell">
      <style:table-cell-properties style:vertical-align="top" fo:padding="0cm" fo:border-left="0.5pt solid #000000" fo:border-right="none" fo:border-top="0.5pt solid #000000" fo:border-bottom="none" style:writing-mode="lr-tb"/>
    </style:style>
    <style:style style:name="Table10.G82" style:family="table-cell">
      <style:table-cell-properties style:vertical-align="top" fo:padding="0cm" fo:border-left="0.5pt solid #000000" fo:border-right="none" fo:border-top="0.5pt solid #000000" fo:border-bottom="none" style:writing-mode="lr-tb"/>
    </style:style>
    <style:style style:name="Table10.H82" style:family="table-cell">
      <style:table-cell-properties style:vertical-align="top" fo:padding="0cm" fo:border-left="0.5pt solid #000000" fo:border-right="none" fo:border-top="0.5pt solid #000000" fo:border-bottom="none" style:writing-mode="lr-tb"/>
    </style:style>
    <style:style style:name="Table10.I82" style:family="table-cell">
      <style:table-cell-properties style:vertical-align="top" fo:padding="0cm" fo:border-left="0.5pt solid #000000" fo:border-right="none" fo:border-top="0.5pt solid #000000" fo:border-bottom="none" style:writing-mode="lr-tb"/>
    </style:style>
    <style:style style:name="Table10.J82" style:family="table-cell">
      <style:table-cell-properties style:vertical-align="top" fo:padding="0cm" fo:border-left="0.5pt solid #000000" fo:border-right="none" fo:border-top="0.5pt solid #000000" fo:border-bottom="none" style:writing-mode="lr-tb"/>
    </style:style>
    <style:style style:name="Table10.K82" style:family="table-cell">
      <style:table-cell-properties style:vertical-align="top" fo:padding="0cm" fo:border-left="0.5pt solid #000000" fo:border-right="none" fo:border-top="0.5pt solid #000000" fo:border-bottom="none" style:writing-mode="lr-tb"/>
    </style:style>
    <style:style style:name="Table10.L82" style:family="table-cell">
      <style:table-cell-properties style:vertical-align="top" fo:padding="0cm" fo:border-left="0.5pt solid #000000" fo:border-right="0.5pt solid #000000" fo:border-top="0.5pt solid #000000" fo:border-bottom="none" style:writing-mode="lr-tb"/>
    </style:style>
    <style:style style:name="Table10.B83" style:family="table-cell">
      <style:table-cell-properties style:vertical-align="top" fo:padding="0cm" fo:border-left="0.5pt solid #000000" fo:border-right="none" fo:border-top="none" fo:border-bottom="0.5pt solid #000000" style:writing-mode="lr-tb"/>
    </style:style>
    <style:style style:name="Table10.C83" style:family="table-cell">
      <style:table-cell-properties style:vertical-align="top" fo:padding="0cm" fo:border-left="0.5pt solid #000000" fo:border-right="none" fo:border-top="none" fo:border-bottom="0.5pt solid #000000" style:writing-mode="lr-tb"/>
    </style:style>
    <style:style style:name="Table10.D83" style:family="table-cell">
      <style:table-cell-properties style:vertical-align="top" fo:padding="0cm" fo:border-left="0.5pt solid #000000" fo:border-right="none" fo:border-top="none" fo:border-bottom="0.5pt solid #000000" style:writing-mode="lr-tb"/>
    </style:style>
    <style:style style:name="Table10.E83" style:family="table-cell">
      <style:table-cell-properties style:vertical-align="top" fo:padding="0cm" fo:border-left="0.5pt solid #000000" fo:border-right="none" fo:border-top="none" fo:border-bottom="0.5pt solid #000000" style:writing-mode="lr-tb"/>
    </style:style>
    <style:style style:name="Table10.F83" style:family="table-cell">
      <style:table-cell-properties style:vertical-align="top" fo:padding="0cm" fo:border-left="0.5pt solid #000000" fo:border-right="none" fo:border-top="none" fo:border-bottom="0.5pt solid #000000" style:writing-mode="lr-tb"/>
    </style:style>
    <style:style style:name="Table10.G83" style:family="table-cell">
      <style:table-cell-properties style:vertical-align="top" fo:padding="0cm" fo:border-left="0.5pt solid #000000" fo:border-right="none" fo:border-top="none" fo:border-bottom="0.5pt solid #000000" style:writing-mode="lr-tb"/>
    </style:style>
    <style:style style:name="Table10.H83" style:family="table-cell">
      <style:table-cell-properties style:vertical-align="top" fo:padding="0cm" fo:border-left="0.5pt solid #000000" fo:border-right="none" fo:border-top="none" fo:border-bottom="0.5pt solid #000000" style:writing-mode="lr-tb"/>
    </style:style>
    <style:style style:name="Table10.I83" style:family="table-cell">
      <style:table-cell-properties style:vertical-align="top" fo:padding="0cm" fo:border-left="0.5pt solid #000000" fo:border-right="none" fo:border-top="none" fo:border-bottom="0.5pt solid #000000" style:writing-mode="lr-tb"/>
    </style:style>
    <style:style style:name="Table10.J83" style:family="table-cell">
      <style:table-cell-properties style:vertical-align="top" fo:padding="0cm" fo:border-left="0.5pt solid #000000" fo:border-right="none" fo:border-top="none" fo:border-bottom="0.5pt solid #000000" style:writing-mode="lr-tb"/>
    </style:style>
    <style:style style:name="Table10.K83" style:family="table-cell">
      <style:table-cell-properties style:vertical-align="top" fo:padding="0cm" fo:border-left="0.5pt solid #000000" fo:border-right="none" fo:border-top="none" fo:border-bottom="0.5pt solid #000000" style:writing-mode="lr-tb"/>
    </style:style>
    <style:style style:name="Table10.L83" style:family="table-cell">
      <style:table-cell-properties style:vertical-align="top" fo:padding="0cm" fo:border-left="0.5pt solid #000000" fo:border-right="0.5pt solid #000000" fo:border-top="none" fo:border-bottom="0.5pt solid #000000" style:writing-mode="lr-tb"/>
    </style:style>
    <style:style style:name="Table10.B84" style:family="table-cell">
      <style:table-cell-properties style:vertical-align="top" fo:padding="0cm" fo:border-left="0.5pt solid #000000" fo:border-right="none" fo:border-top="none" fo:border-bottom="none" style:writing-mode="lr-tb"/>
    </style:style>
    <style:style style:name="Table10.C84" style:family="table-cell">
      <style:table-cell-properties style:vertical-align="top" fo:padding="0cm" fo:border-left="0.5pt solid #000000" fo:border-right="none" fo:border-top="none" fo:border-bottom="none" style:writing-mode="lr-tb"/>
    </style:style>
    <style:style style:name="Table10.D84" style:family="table-cell">
      <style:table-cell-properties style:vertical-align="top" fo:padding="0cm" fo:border-left="0.5pt solid #000000" fo:border-right="none" fo:border-top="none" fo:border-bottom="none" style:writing-mode="lr-tb"/>
    </style:style>
    <style:style style:name="Table10.E84" style:family="table-cell">
      <style:table-cell-properties style:vertical-align="top" fo:padding="0cm" fo:border-left="0.5pt solid #000000" fo:border-right="none" fo:border-top="none" fo:border-bottom="none" style:writing-mode="lr-tb"/>
    </style:style>
    <style:style style:name="Table10.F84" style:family="table-cell">
      <style:table-cell-properties style:vertical-align="top" fo:padding="0cm" fo:border-left="0.5pt solid #000000" fo:border-right="none" fo:border-top="none" fo:border-bottom="none" style:writing-mode="lr-tb"/>
    </style:style>
    <style:style style:name="Table10.G84" style:family="table-cell">
      <style:table-cell-properties style:vertical-align="top" fo:padding="0cm" fo:border-left="0.5pt solid #000000" fo:border-right="none" fo:border-top="none" fo:border-bottom="none" style:writing-mode="lr-tb"/>
    </style:style>
    <style:style style:name="Table10.H84" style:family="table-cell">
      <style:table-cell-properties style:vertical-align="top" fo:padding="0cm" fo:border-left="0.5pt solid #000000" fo:border-right="none" fo:border-top="none" fo:border-bottom="none" style:writing-mode="lr-tb"/>
    </style:style>
    <style:style style:name="Table10.I84" style:family="table-cell">
      <style:table-cell-properties style:vertical-align="top" fo:padding="0cm" fo:border-left="0.5pt solid #000000" fo:border-right="none" fo:border-top="none" fo:border-bottom="none" style:writing-mode="lr-tb"/>
    </style:style>
    <style:style style:name="Table10.J84" style:family="table-cell">
      <style:table-cell-properties style:vertical-align="top" fo:padding="0cm" fo:border-left="0.5pt solid #000000" fo:border-right="none" fo:border-top="none" fo:border-bottom="none" style:writing-mode="lr-tb"/>
    </style:style>
    <style:style style:name="Table10.K84" style:family="table-cell">
      <style:table-cell-properties style:vertical-align="top" fo:padding="0cm" fo:border-left="0.5pt solid #000000" fo:border-right="none" fo:border-top="none" fo:border-bottom="none" style:writing-mode="lr-tb"/>
    </style:style>
    <style:style style:name="Table10.L84" style:family="table-cell">
      <style:table-cell-properties style:vertical-align="top" fo:padding="0cm" fo:border-left="0.5pt solid #000000" fo:border-right="0.5pt solid #000000" fo:border-top="none" fo:border-bottom="none" style:writing-mode="lr-tb"/>
    </style:style>
    <style:style style:name="Table10.B85" style:family="table-cell">
      <style:table-cell-properties style:vertical-align="top" fo:padding="0cm" fo:border-left="0.5pt solid #000000" fo:border-right="none" fo:border-top="none" fo:border-bottom="0.5pt solid #000000" style:writing-mode="lr-tb"/>
    </style:style>
    <style:style style:name="Table10.C85" style:family="table-cell">
      <style:table-cell-properties style:vertical-align="top" fo:padding="0cm" fo:border-left="0.5pt solid #000000" fo:border-right="none" fo:border-top="none" fo:border-bottom="0.5pt solid #000000" style:writing-mode="lr-tb"/>
    </style:style>
    <style:style style:name="Table10.D85" style:family="table-cell">
      <style:table-cell-properties style:vertical-align="top" fo:padding="0cm" fo:border-left="0.5pt solid #000000" fo:border-right="none" fo:border-top="none" fo:border-bottom="0.5pt solid #000000" style:writing-mode="lr-tb"/>
    </style:style>
    <style:style style:name="Table10.E85" style:family="table-cell">
      <style:table-cell-properties style:vertical-align="top" fo:padding="0cm" fo:border-left="0.5pt solid #000000" fo:border-right="none" fo:border-top="none" fo:border-bottom="0.5pt solid #000000" style:writing-mode="lr-tb"/>
    </style:style>
    <style:style style:name="Table10.F85" style:family="table-cell">
      <style:table-cell-properties style:vertical-align="top" fo:padding="0cm" fo:border-left="0.5pt solid #000000" fo:border-right="none" fo:border-top="none" fo:border-bottom="0.5pt solid #000000" style:writing-mode="lr-tb"/>
    </style:style>
    <style:style style:name="Table10.G85" style:family="table-cell">
      <style:table-cell-properties style:vertical-align="top" fo:padding="0cm" fo:border-left="0.5pt solid #000000" fo:border-right="none" fo:border-top="none" fo:border-bottom="0.5pt solid #000000" style:writing-mode="lr-tb"/>
    </style:style>
    <style:style style:name="Table10.H85" style:family="table-cell">
      <style:table-cell-properties style:vertical-align="top" fo:padding="0cm" fo:border-left="0.5pt solid #000000" fo:border-right="none" fo:border-top="none" fo:border-bottom="0.5pt solid #000000" style:writing-mode="lr-tb"/>
    </style:style>
    <style:style style:name="Table10.I85" style:family="table-cell">
      <style:table-cell-properties style:vertical-align="top" fo:padding="0cm" fo:border-left="0.5pt solid #000000" fo:border-right="none" fo:border-top="none" fo:border-bottom="0.5pt solid #000000" style:writing-mode="lr-tb"/>
    </style:style>
    <style:style style:name="Table10.J85" style:family="table-cell">
      <style:table-cell-properties style:vertical-align="top" fo:padding="0cm" fo:border-left="0.5pt solid #000000" fo:border-right="none" fo:border-top="none" fo:border-bottom="0.5pt solid #000000" style:writing-mode="lr-tb"/>
    </style:style>
    <style:style style:name="Table10.K85" style:family="table-cell">
      <style:table-cell-properties style:vertical-align="top" fo:padding="0cm" fo:border-left="0.5pt solid #000000" fo:border-right="none" fo:border-top="none" fo:border-bottom="0.5pt solid #000000" style:writing-mode="lr-tb"/>
    </style:style>
    <style:style style:name="Table10.L85" style:family="table-cell">
      <style:table-cell-properties style:vertical-align="top" fo:padding="0cm" fo:border-left="0.5pt solid #000000" fo:border-right="0.5pt solid #000000" fo:border-top="none" fo:border-bottom="0.5pt solid #000000" style:writing-mode="lr-tb"/>
    </style:style>
    <style:style style:name="Table10.B86" style:family="table-cell">
      <style:table-cell-properties style:vertical-align="top" fo:padding="0cm" fo:border-left="0.5pt solid #000000" fo:border-right="none" fo:border-top="none" fo:border-bottom="none" style:writing-mode="lr-tb"/>
    </style:style>
    <style:style style:name="Table10.C86" style:family="table-cell">
      <style:table-cell-properties style:vertical-align="top" fo:padding="0cm" fo:border-left="0.5pt solid #000000" fo:border-right="none" fo:border-top="none" fo:border-bottom="none" style:writing-mode="lr-tb"/>
    </style:style>
    <style:style style:name="Table10.D86" style:family="table-cell">
      <style:table-cell-properties style:vertical-align="top" fo:padding="0cm" fo:border-left="0.5pt solid #000000" fo:border-right="none" fo:border-top="none" fo:border-bottom="none" style:writing-mode="lr-tb"/>
    </style:style>
    <style:style style:name="Table10.E86" style:family="table-cell">
      <style:table-cell-properties style:vertical-align="top" fo:padding="0cm" fo:border-left="0.5pt solid #000000" fo:border-right="none" fo:border-top="none" fo:border-bottom="none" style:writing-mode="lr-tb"/>
    </style:style>
    <style:style style:name="Table10.F86" style:family="table-cell">
      <style:table-cell-properties style:vertical-align="top" fo:padding="0cm" fo:border-left="0.5pt solid #000000" fo:border-right="none" fo:border-top="none" fo:border-bottom="none" style:writing-mode="lr-tb"/>
    </style:style>
    <style:style style:name="Table10.G86" style:family="table-cell">
      <style:table-cell-properties style:vertical-align="top" fo:padding="0cm" fo:border-left="0.5pt solid #000000" fo:border-right="none" fo:border-top="none" fo:border-bottom="none" style:writing-mode="lr-tb"/>
    </style:style>
    <style:style style:name="Table10.H86" style:family="table-cell">
      <style:table-cell-properties style:vertical-align="top" fo:padding="0cm" fo:border-left="0.5pt solid #000000" fo:border-right="none" fo:border-top="none" fo:border-bottom="none" style:writing-mode="lr-tb"/>
    </style:style>
    <style:style style:name="Table10.I86" style:family="table-cell">
      <style:table-cell-properties style:vertical-align="top" fo:padding="0cm" fo:border-left="0.5pt solid #000000" fo:border-right="none" fo:border-top="none" fo:border-bottom="none" style:writing-mode="lr-tb"/>
    </style:style>
    <style:style style:name="Table10.J86" style:family="table-cell">
      <style:table-cell-properties style:vertical-align="top" fo:padding="0cm" fo:border-left="0.5pt solid #000000" fo:border-right="none" fo:border-top="none" fo:border-bottom="none" style:writing-mode="lr-tb"/>
    </style:style>
    <style:style style:name="Table10.K86" style:family="table-cell">
      <style:table-cell-properties style:vertical-align="top" fo:padding="0cm" fo:border-left="0.5pt solid #000000" fo:border-right="none" fo:border-top="none" fo:border-bottom="none" style:writing-mode="lr-tb"/>
    </style:style>
    <style:style style:name="Table10.L86" style:family="table-cell">
      <style:table-cell-properties style:vertical-align="top" fo:padding="0cm" fo:border-left="0.5pt solid #000000" fo:border-right="0.5pt solid #000000" fo:border-top="none" fo:border-bottom="none" style:writing-mode="lr-tb"/>
    </style:style>
    <style:style style:name="Table10.B87" style:family="table-cell">
      <style:table-cell-properties style:vertical-align="top" fo:padding="0cm" fo:border-left="0.5pt solid #000000" fo:border-right="none" fo:border-top="none" fo:border-bottom="0.5pt solid #000000" style:writing-mode="lr-tb"/>
    </style:style>
    <style:style style:name="Table10.C87" style:family="table-cell">
      <style:table-cell-properties style:vertical-align="top" fo:padding="0cm" fo:border-left="0.5pt solid #000000" fo:border-right="none" fo:border-top="none" fo:border-bottom="0.5pt solid #000000" style:writing-mode="lr-tb"/>
    </style:style>
    <style:style style:name="Table10.D87" style:family="table-cell">
      <style:table-cell-properties style:vertical-align="top" fo:padding="0cm" fo:border-left="0.5pt solid #000000" fo:border-right="none" fo:border-top="none" fo:border-bottom="0.5pt solid #000000" style:writing-mode="lr-tb"/>
    </style:style>
    <style:style style:name="Table10.E87" style:family="table-cell">
      <style:table-cell-properties style:vertical-align="top" fo:padding="0cm" fo:border-left="0.5pt solid #000000" fo:border-right="none" fo:border-top="none" fo:border-bottom="0.5pt solid #000000" style:writing-mode="lr-tb"/>
    </style:style>
    <style:style style:name="Table10.F87" style:family="table-cell">
      <style:table-cell-properties style:vertical-align="top" fo:padding="0cm" fo:border-left="0.5pt solid #000000" fo:border-right="none" fo:border-top="none" fo:border-bottom="0.5pt solid #000000" style:writing-mode="lr-tb"/>
    </style:style>
    <style:style style:name="Table10.G87" style:family="table-cell">
      <style:table-cell-properties style:vertical-align="top" fo:padding="0cm" fo:border-left="0.5pt solid #000000" fo:border-right="none" fo:border-top="none" fo:border-bottom="0.5pt solid #000000" style:writing-mode="lr-tb"/>
    </style:style>
    <style:style style:name="Table10.H87" style:family="table-cell">
      <style:table-cell-properties style:vertical-align="top" fo:padding="0cm" fo:border-left="0.5pt solid #000000" fo:border-right="none" fo:border-top="none" fo:border-bottom="0.5pt solid #000000" style:writing-mode="lr-tb"/>
    </style:style>
    <style:style style:name="Table10.I87" style:family="table-cell">
      <style:table-cell-properties style:vertical-align="top" fo:padding="0cm" fo:border-left="0.5pt solid #000000" fo:border-right="none" fo:border-top="none" fo:border-bottom="0.5pt solid #000000" style:writing-mode="lr-tb"/>
    </style:style>
    <style:style style:name="Table10.J87" style:family="table-cell">
      <style:table-cell-properties style:vertical-align="top" fo:padding="0cm" fo:border-left="0.5pt solid #000000" fo:border-right="none" fo:border-top="none" fo:border-bottom="0.5pt solid #000000" style:writing-mode="lr-tb"/>
    </style:style>
    <style:style style:name="Table10.K87" style:family="table-cell">
      <style:table-cell-properties style:vertical-align="top" fo:padding="0cm" fo:border-left="0.5pt solid #000000" fo:border-right="none" fo:border-top="none" fo:border-bottom="0.5pt solid #000000" style:writing-mode="lr-tb"/>
    </style:style>
    <style:style style:name="Table10.L87" style:family="table-cell">
      <style:table-cell-properties style:vertical-align="top" fo:padding="0cm" fo:border-left="0.5pt solid #000000" fo:border-right="0.5pt solid #000000" fo:border-top="none" fo:border-bottom="0.5pt solid #000000" style:writing-mode="lr-tb"/>
    </style:style>
    <style:style style:name="Table10.B88" style:family="table-cell">
      <style:table-cell-properties style:vertical-align="top" fo:padding="0cm" fo:border-left="0.5pt solid #000000" fo:border-right="none" fo:border-top="none" fo:border-bottom="none" style:writing-mode="lr-tb"/>
    </style:style>
    <style:style style:name="Table10.C88" style:family="table-cell">
      <style:table-cell-properties style:vertical-align="top" fo:padding="0cm" fo:border-left="0.5pt solid #000000" fo:border-right="none" fo:border-top="none" fo:border-bottom="none" style:writing-mode="lr-tb"/>
    </style:style>
    <style:style style:name="Table10.D88" style:family="table-cell">
      <style:table-cell-properties style:vertical-align="top" fo:padding="0cm" fo:border-left="0.5pt solid #000000" fo:border-right="none" fo:border-top="none" fo:border-bottom="none" style:writing-mode="lr-tb"/>
    </style:style>
    <style:style style:name="Table10.E88" style:family="table-cell">
      <style:table-cell-properties style:vertical-align="top" fo:padding="0cm" fo:border-left="0.5pt solid #000000" fo:border-right="none" fo:border-top="none" fo:border-bottom="none" style:writing-mode="lr-tb"/>
    </style:style>
    <style:style style:name="Table10.F88" style:family="table-cell">
      <style:table-cell-properties style:vertical-align="top" fo:padding="0cm" fo:border-left="0.5pt solid #000000" fo:border-right="none" fo:border-top="none" fo:border-bottom="none" style:writing-mode="lr-tb"/>
    </style:style>
    <style:style style:name="Table10.G88" style:family="table-cell">
      <style:table-cell-properties style:vertical-align="top" fo:padding="0cm" fo:border-left="0.5pt solid #000000" fo:border-right="none" fo:border-top="none" fo:border-bottom="none" style:writing-mode="lr-tb"/>
    </style:style>
    <style:style style:name="Table10.H88" style:family="table-cell">
      <style:table-cell-properties style:vertical-align="top" fo:padding="0cm" fo:border-left="0.5pt solid #000000" fo:border-right="none" fo:border-top="none" fo:border-bottom="none" style:writing-mode="lr-tb"/>
    </style:style>
    <style:style style:name="Table10.I88" style:family="table-cell">
      <style:table-cell-properties style:vertical-align="top" fo:padding="0cm" fo:border-left="0.5pt solid #000000" fo:border-right="none" fo:border-top="none" fo:border-bottom="none" style:writing-mode="lr-tb"/>
    </style:style>
    <style:style style:name="Table10.J88" style:family="table-cell">
      <style:table-cell-properties style:vertical-align="top" fo:padding="0cm" fo:border-left="0.5pt solid #000000" fo:border-right="none" fo:border-top="none" fo:border-bottom="none" style:writing-mode="lr-tb"/>
    </style:style>
    <style:style style:name="Table10.K88" style:family="table-cell">
      <style:table-cell-properties style:vertical-align="top" fo:padding="0cm" fo:border-left="0.5pt solid #000000" fo:border-right="none" fo:border-top="none" fo:border-bottom="none" style:writing-mode="lr-tb"/>
    </style:style>
    <style:style style:name="Table10.L88" style:family="table-cell">
      <style:table-cell-properties style:vertical-align="top" fo:padding="0cm" fo:border-left="0.5pt solid #000000" fo:border-right="0.5pt solid #000000" fo:border-top="none" fo:border-bottom="none" style:writing-mode="lr-tb"/>
    </style:style>
    <style:style style:name="Table10.B89" style:family="table-cell">
      <style:table-cell-properties style:vertical-align="top" fo:padding="0cm" fo:border-left="0.5pt solid #000000" fo:border-right="none" fo:border-top="none" fo:border-bottom="0.5pt solid #000000" style:writing-mode="lr-tb"/>
    </style:style>
    <style:style style:name="Table10.C89" style:family="table-cell">
      <style:table-cell-properties style:vertical-align="top" fo:padding="0cm" fo:border-left="0.5pt solid #000000" fo:border-right="none" fo:border-top="none" fo:border-bottom="0.5pt solid #000000" style:writing-mode="lr-tb"/>
    </style:style>
    <style:style style:name="Table10.D89" style:family="table-cell">
      <style:table-cell-properties style:vertical-align="top" fo:padding="0cm" fo:border-left="0.5pt solid #000000" fo:border-right="none" fo:border-top="none" fo:border-bottom="0.5pt solid #000000" style:writing-mode="lr-tb"/>
    </style:style>
    <style:style style:name="Table10.E89" style:family="table-cell">
      <style:table-cell-properties style:vertical-align="top" fo:padding="0cm" fo:border-left="0.5pt solid #000000" fo:border-right="none" fo:border-top="none" fo:border-bottom="0.5pt solid #000000" style:writing-mode="lr-tb"/>
    </style:style>
    <style:style style:name="Table10.F89" style:family="table-cell">
      <style:table-cell-properties style:vertical-align="top" fo:padding="0cm" fo:border-left="0.5pt solid #000000" fo:border-right="none" fo:border-top="none" fo:border-bottom="0.5pt solid #000000" style:writing-mode="lr-tb"/>
    </style:style>
    <style:style style:name="Table10.G89" style:family="table-cell">
      <style:table-cell-properties style:vertical-align="top" fo:padding="0cm" fo:border-left="0.5pt solid #000000" fo:border-right="none" fo:border-top="none" fo:border-bottom="0.5pt solid #000000" style:writing-mode="lr-tb"/>
    </style:style>
    <style:style style:name="Table10.H89" style:family="table-cell">
      <style:table-cell-properties style:vertical-align="top" fo:padding="0cm" fo:border-left="0.5pt solid #000000" fo:border-right="none" fo:border-top="none" fo:border-bottom="0.5pt solid #000000" style:writing-mode="lr-tb"/>
    </style:style>
    <style:style style:name="Table10.I89" style:family="table-cell">
      <style:table-cell-properties style:vertical-align="top" fo:padding="0cm" fo:border-left="0.5pt solid #000000" fo:border-right="none" fo:border-top="none" fo:border-bottom="0.5pt solid #000000" style:writing-mode="lr-tb"/>
    </style:style>
    <style:style style:name="Table10.J89" style:family="table-cell">
      <style:table-cell-properties style:vertical-align="top" fo:padding="0cm" fo:border-left="0.5pt solid #000000" fo:border-right="none" fo:border-top="none" fo:border-bottom="0.5pt solid #000000" style:writing-mode="lr-tb"/>
    </style:style>
    <style:style style:name="Table10.K89" style:family="table-cell">
      <style:table-cell-properties style:vertical-align="top" fo:padding="0cm" fo:border-left="0.5pt solid #000000" fo:border-right="none" fo:border-top="none" fo:border-bottom="0.5pt solid #000000" style:writing-mode="lr-tb"/>
    </style:style>
    <style:style style:name="Table10.L89" style:family="table-cell">
      <style:table-cell-properties style:vertical-align="top" fo:padding="0cm" fo:border-left="0.5pt solid #000000" fo:border-right="0.5pt solid #000000" fo:border-top="none" fo:border-bottom="0.5pt solid #000000" style:writing-mode="lr-tb"/>
    </style:style>
    <style:style style:name="Table10.B90" style:family="table-cell">
      <style:table-cell-properties style:vertical-align="top" fo:padding="0cm" fo:border-left="0.5pt solid #000000" fo:border-right="none" fo:border-top="none" fo:border-bottom="none" style:writing-mode="lr-tb"/>
    </style:style>
    <style:style style:name="Table10.C90" style:family="table-cell">
      <style:table-cell-properties style:vertical-align="top" fo:padding="0cm" fo:border-left="0.5pt solid #000000" fo:border-right="none" fo:border-top="none" fo:border-bottom="none" style:writing-mode="lr-tb"/>
    </style:style>
    <style:style style:name="Table10.D90" style:family="table-cell">
      <style:table-cell-properties style:vertical-align="top" fo:padding="0cm" fo:border-left="0.5pt solid #000000" fo:border-right="none" fo:border-top="none" fo:border-bottom="none" style:writing-mode="lr-tb"/>
    </style:style>
    <style:style style:name="Table10.E90" style:family="table-cell">
      <style:table-cell-properties style:vertical-align="top" fo:padding="0cm" fo:border-left="0.5pt solid #000000" fo:border-right="none" fo:border-top="none" fo:border-bottom="none" style:writing-mode="lr-tb"/>
    </style:style>
    <style:style style:name="Table10.F90" style:family="table-cell">
      <style:table-cell-properties style:vertical-align="top" fo:padding="0cm" fo:border-left="0.5pt solid #000000" fo:border-right="none" fo:border-top="none" fo:border-bottom="none" style:writing-mode="lr-tb"/>
    </style:style>
    <style:style style:name="Table10.G90" style:family="table-cell">
      <style:table-cell-properties style:vertical-align="top" fo:padding="0cm" fo:border-left="0.5pt solid #000000" fo:border-right="none" fo:border-top="none" fo:border-bottom="none" style:writing-mode="lr-tb"/>
    </style:style>
    <style:style style:name="Table10.H90" style:family="table-cell">
      <style:table-cell-properties style:vertical-align="top" fo:padding="0cm" fo:border-left="0.5pt solid #000000" fo:border-right="none" fo:border-top="none" fo:border-bottom="none" style:writing-mode="lr-tb"/>
    </style:style>
    <style:style style:name="Table10.I90" style:family="table-cell">
      <style:table-cell-properties style:vertical-align="top" fo:padding="0cm" fo:border-left="0.5pt solid #000000" fo:border-right="none" fo:border-top="none" fo:border-bottom="none" style:writing-mode="lr-tb"/>
    </style:style>
    <style:style style:name="Table10.J90" style:family="table-cell">
      <style:table-cell-properties style:vertical-align="top" fo:padding="0cm" fo:border-left="0.5pt solid #000000" fo:border-right="none" fo:border-top="none" fo:border-bottom="none" style:writing-mode="lr-tb"/>
    </style:style>
    <style:style style:name="Table10.K90" style:family="table-cell">
      <style:table-cell-properties style:vertical-align="top" fo:padding="0cm" fo:border-left="0.5pt solid #000000" fo:border-right="none" fo:border-top="none" fo:border-bottom="none" style:writing-mode="lr-tb"/>
    </style:style>
    <style:style style:name="Table10.L90" style:family="table-cell">
      <style:table-cell-properties style:vertical-align="top" fo:padding="0cm" fo:border-left="0.5pt solid #000000" fo:border-right="0.5pt solid #000000" fo:border-top="none" fo:border-bottom="none" style:writing-mode="lr-tb"/>
    </style:style>
    <style:style style:name="Table10.B91" style:family="table-cell">
      <style:table-cell-properties style:vertical-align="top" fo:padding="0cm" fo:border-left="0.5pt solid #000000" fo:border-right="none" fo:border-top="none" fo:border-bottom="0.5pt solid #000000" style:writing-mode="lr-tb"/>
    </style:style>
    <style:style style:name="Table10.C91" style:family="table-cell">
      <style:table-cell-properties style:vertical-align="top" fo:padding="0cm" fo:border-left="0.5pt solid #000000" fo:border-right="none" fo:border-top="none" fo:border-bottom="0.5pt solid #000000" style:writing-mode="lr-tb"/>
    </style:style>
    <style:style style:name="Table10.D91" style:family="table-cell">
      <style:table-cell-properties style:vertical-align="top" fo:padding="0cm" fo:border-left="0.5pt solid #000000" fo:border-right="none" fo:border-top="none" fo:border-bottom="0.5pt solid #000000" style:writing-mode="lr-tb"/>
    </style:style>
    <style:style style:name="Table10.E91" style:family="table-cell">
      <style:table-cell-properties style:vertical-align="top" fo:padding="0cm" fo:border-left="0.5pt solid #000000" fo:border-right="none" fo:border-top="none" fo:border-bottom="0.5pt solid #000000" style:writing-mode="lr-tb"/>
    </style:style>
    <style:style style:name="Table10.F91" style:family="table-cell">
      <style:table-cell-properties style:vertical-align="top" fo:padding="0cm" fo:border-left="0.5pt solid #000000" fo:border-right="none" fo:border-top="none" fo:border-bottom="0.5pt solid #000000" style:writing-mode="lr-tb"/>
    </style:style>
    <style:style style:name="Table10.G91" style:family="table-cell">
      <style:table-cell-properties style:vertical-align="top" fo:padding="0cm" fo:border-left="0.5pt solid #000000" fo:border-right="none" fo:border-top="none" fo:border-bottom="0.5pt solid #000000" style:writing-mode="lr-tb"/>
    </style:style>
    <style:style style:name="Table10.H91" style:family="table-cell">
      <style:table-cell-properties style:vertical-align="top" fo:padding="0cm" fo:border-left="0.5pt solid #000000" fo:border-right="none" fo:border-top="none" fo:border-bottom="0.5pt solid #000000" style:writing-mode="lr-tb"/>
    </style:style>
    <style:style style:name="Table10.I91" style:family="table-cell">
      <style:table-cell-properties style:vertical-align="top" fo:padding="0cm" fo:border-left="0.5pt solid #000000" fo:border-right="none" fo:border-top="none" fo:border-bottom="0.5pt solid #000000" style:writing-mode="lr-tb"/>
    </style:style>
    <style:style style:name="Table10.J91" style:family="table-cell">
      <style:table-cell-properties style:vertical-align="top" fo:padding="0cm" fo:border-left="0.5pt solid #000000" fo:border-right="none" fo:border-top="none" fo:border-bottom="0.5pt solid #000000" style:writing-mode="lr-tb"/>
    </style:style>
    <style:style style:name="Table10.K91" style:family="table-cell">
      <style:table-cell-properties style:vertical-align="top" fo:padding="0cm" fo:border-left="0.5pt solid #000000" fo:border-right="none" fo:border-top="none" fo:border-bottom="0.5pt solid #000000" style:writing-mode="lr-tb"/>
    </style:style>
    <style:style style:name="Table10.L91" style:family="table-cell">
      <style:table-cell-properties style:vertical-align="top" fo:padding="0cm" fo:border-left="0.5pt solid #000000" fo:border-right="0.5pt solid #000000" fo:border-top="none" fo:border-bottom="0.5pt solid #000000" style:writing-mode="lr-tb"/>
    </style:style>
    <style:style style:name="Table10.B92" style:family="table-cell">
      <style:table-cell-properties style:vertical-align="top" fo:padding="0cm" fo:border-left="0.5pt solid #000000" fo:border-right="none" fo:border-top="none" fo:border-bottom="none" style:writing-mode="lr-tb"/>
    </style:style>
    <style:style style:name="Table10.C92" style:family="table-cell">
      <style:table-cell-properties style:vertical-align="top" fo:padding="0cm" fo:border-left="0.5pt solid #000000" fo:border-right="none" fo:border-top="none" fo:border-bottom="none" style:writing-mode="lr-tb"/>
    </style:style>
    <style:style style:name="Table10.D92" style:family="table-cell">
      <style:table-cell-properties style:vertical-align="top" fo:padding="0cm" fo:border-left="0.5pt solid #000000" fo:border-right="none" fo:border-top="none" fo:border-bottom="none" style:writing-mode="lr-tb"/>
    </style:style>
    <style:style style:name="Table10.E92" style:family="table-cell">
      <style:table-cell-properties style:vertical-align="top" fo:padding="0cm" fo:border-left="0.5pt solid #000000" fo:border-right="none" fo:border-top="none" fo:border-bottom="none" style:writing-mode="lr-tb"/>
    </style:style>
    <style:style style:name="Table10.F92" style:family="table-cell">
      <style:table-cell-properties style:vertical-align="top" fo:padding="0cm" fo:border-left="0.5pt solid #000000" fo:border-right="none" fo:border-top="none" fo:border-bottom="none" style:writing-mode="lr-tb"/>
    </style:style>
    <style:style style:name="Table10.G92" style:family="table-cell">
      <style:table-cell-properties style:vertical-align="top" fo:padding="0cm" fo:border-left="0.5pt solid #000000" fo:border-right="none" fo:border-top="none" fo:border-bottom="none" style:writing-mode="lr-tb"/>
    </style:style>
    <style:style style:name="Table10.H92" style:family="table-cell">
      <style:table-cell-properties style:vertical-align="top" fo:padding="0cm" fo:border-left="0.5pt solid #000000" fo:border-right="none" fo:border-top="none" fo:border-bottom="none" style:writing-mode="lr-tb"/>
    </style:style>
    <style:style style:name="Table10.I92" style:family="table-cell">
      <style:table-cell-properties style:vertical-align="top" fo:padding="0cm" fo:border-left="0.5pt solid #000000" fo:border-right="none" fo:border-top="none" fo:border-bottom="none" style:writing-mode="lr-tb"/>
    </style:style>
    <style:style style:name="Table10.J92" style:family="table-cell">
      <style:table-cell-properties style:vertical-align="top" fo:padding="0cm" fo:border-left="0.5pt solid #000000" fo:border-right="none" fo:border-top="none" fo:border-bottom="none" style:writing-mode="lr-tb"/>
    </style:style>
    <style:style style:name="Table10.K92" style:family="table-cell">
      <style:table-cell-properties style:vertical-align="top" fo:padding="0cm" fo:border-left="0.5pt solid #000000" fo:border-right="none" fo:border-top="none" fo:border-bottom="none" style:writing-mode="lr-tb"/>
    </style:style>
    <style:style style:name="Table10.L92" style:family="table-cell">
      <style:table-cell-properties style:vertical-align="top" fo:padding="0cm" fo:border-left="0.5pt solid #000000" fo:border-right="0.5pt solid #000000" fo:border-top="none" fo:border-bottom="none" style:writing-mode="lr-tb"/>
    </style:style>
    <style:style style:name="Table10.B93" style:family="table-cell">
      <style:table-cell-properties style:vertical-align="top" fo:padding="0cm" fo:border-left="0.5pt solid #000000" fo:border-right="none" fo:border-top="none" fo:border-bottom="0.5pt solid #000000" style:writing-mode="lr-tb"/>
    </style:style>
    <style:style style:name="Table10.C93" style:family="table-cell">
      <style:table-cell-properties style:vertical-align="top" fo:padding="0cm" fo:border-left="0.5pt solid #000000" fo:border-right="none" fo:border-top="none" fo:border-bottom="0.5pt solid #000000" style:writing-mode="lr-tb"/>
    </style:style>
    <style:style style:name="Table10.D93" style:family="table-cell">
      <style:table-cell-properties style:vertical-align="top" fo:padding="0cm" fo:border-left="0.5pt solid #000000" fo:border-right="none" fo:border-top="none" fo:border-bottom="0.5pt solid #000000" style:writing-mode="lr-tb"/>
    </style:style>
    <style:style style:name="Table10.E93" style:family="table-cell">
      <style:table-cell-properties style:vertical-align="top" fo:padding="0cm" fo:border-left="0.5pt solid #000000" fo:border-right="none" fo:border-top="none" fo:border-bottom="0.5pt solid #000000" style:writing-mode="lr-tb"/>
    </style:style>
    <style:style style:name="Table10.F93" style:family="table-cell">
      <style:table-cell-properties style:vertical-align="top" fo:padding="0cm" fo:border-left="0.5pt solid #000000" fo:border-right="none" fo:border-top="none" fo:border-bottom="0.5pt solid #000000" style:writing-mode="lr-tb"/>
    </style:style>
    <style:style style:name="Table10.G93" style:family="table-cell">
      <style:table-cell-properties style:vertical-align="top" fo:padding="0cm" fo:border-left="0.5pt solid #000000" fo:border-right="none" fo:border-top="none" fo:border-bottom="0.5pt solid #000000" style:writing-mode="lr-tb"/>
    </style:style>
    <style:style style:name="Table10.H93" style:family="table-cell">
      <style:table-cell-properties style:vertical-align="top" fo:padding="0cm" fo:border-left="0.5pt solid #000000" fo:border-right="none" fo:border-top="none" fo:border-bottom="0.5pt solid #000000" style:writing-mode="lr-tb"/>
    </style:style>
    <style:style style:name="Table10.I93" style:family="table-cell">
      <style:table-cell-properties style:vertical-align="top" fo:padding="0cm" fo:border-left="0.5pt solid #000000" fo:border-right="none" fo:border-top="none" fo:border-bottom="0.5pt solid #000000" style:writing-mode="lr-tb"/>
    </style:style>
    <style:style style:name="Table10.J93" style:family="table-cell">
      <style:table-cell-properties style:vertical-align="top" fo:padding="0cm" fo:border-left="0.5pt solid #000000" fo:border-right="none" fo:border-top="none" fo:border-bottom="0.5pt solid #000000" style:writing-mode="lr-tb"/>
    </style:style>
    <style:style style:name="Table10.K93" style:family="table-cell">
      <style:table-cell-properties style:vertical-align="top" fo:padding="0cm" fo:border-left="0.5pt solid #000000" fo:border-right="none" fo:border-top="none" fo:border-bottom="0.5pt solid #000000" style:writing-mode="lr-tb"/>
    </style:style>
    <style:style style:name="Table10.L93" style:family="table-cell">
      <style:table-cell-properties style:vertical-align="top" fo:padding="0cm" fo:border-left="0.5pt solid #000000" fo:border-right="0.5pt solid #000000" fo:border-top="none" fo:border-bottom="0.5pt solid #000000" style:writing-mode="lr-tb"/>
    </style:style>
    <style:style style:name="Table10.B94" style:family="table-cell">
      <style:table-cell-properties style:vertical-align="top" fo:padding="0cm" fo:border-left="0.5pt solid #000000" fo:border-right="none" fo:border-top="none" fo:border-bottom="none" style:writing-mode="lr-tb"/>
    </style:style>
    <style:style style:name="Table10.C94" style:family="table-cell">
      <style:table-cell-properties style:vertical-align="top" fo:padding="0cm" fo:border-left="0.5pt solid #000000" fo:border-right="none" fo:border-top="none" fo:border-bottom="none" style:writing-mode="lr-tb"/>
    </style:style>
    <style:style style:name="Table10.D94" style:family="table-cell">
      <style:table-cell-properties style:vertical-align="top" fo:padding="0cm" fo:border-left="0.5pt solid #000000" fo:border-right="none" fo:border-top="none" fo:border-bottom="none" style:writing-mode="lr-tb"/>
    </style:style>
    <style:style style:name="Table10.E94" style:family="table-cell">
      <style:table-cell-properties style:vertical-align="top" fo:padding="0cm" fo:border-left="0.5pt solid #000000" fo:border-right="none" fo:border-top="none" fo:border-bottom="none" style:writing-mode="lr-tb"/>
    </style:style>
    <style:style style:name="Table10.F94" style:family="table-cell">
      <style:table-cell-properties style:vertical-align="top" fo:padding="0cm" fo:border-left="0.5pt solid #000000" fo:border-right="none" fo:border-top="none" fo:border-bottom="none" style:writing-mode="lr-tb"/>
    </style:style>
    <style:style style:name="Table10.G94" style:family="table-cell">
      <style:table-cell-properties style:vertical-align="top" fo:padding="0cm" fo:border-left="0.5pt solid #000000" fo:border-right="none" fo:border-top="none" fo:border-bottom="none" style:writing-mode="lr-tb"/>
    </style:style>
    <style:style style:name="Table10.H94" style:family="table-cell">
      <style:table-cell-properties style:vertical-align="top" fo:padding="0cm" fo:border-left="0.5pt solid #000000" fo:border-right="none" fo:border-top="none" fo:border-bottom="none" style:writing-mode="lr-tb"/>
    </style:style>
    <style:style style:name="Table10.I94" style:family="table-cell">
      <style:table-cell-properties style:vertical-align="top" fo:padding="0cm" fo:border-left="0.5pt solid #000000" fo:border-right="none" fo:border-top="none" fo:border-bottom="none" style:writing-mode="lr-tb"/>
    </style:style>
    <style:style style:name="Table10.J94" style:family="table-cell">
      <style:table-cell-properties style:vertical-align="top" fo:padding="0cm" fo:border-left="0.5pt solid #000000" fo:border-right="none" fo:border-top="none" fo:border-bottom="none" style:writing-mode="lr-tb"/>
    </style:style>
    <style:style style:name="Table10.K94" style:family="table-cell">
      <style:table-cell-properties style:vertical-align="top" fo:padding="0cm" fo:border-left="0.5pt solid #000000" fo:border-right="none" fo:border-top="none" fo:border-bottom="none" style:writing-mode="lr-tb"/>
    </style:style>
    <style:style style:name="Table10.L94" style:family="table-cell">
      <style:table-cell-properties style:vertical-align="top" fo:padding="0cm" fo:border-left="0.5pt solid #000000" fo:border-right="0.5pt solid #000000" fo:border-top="none" fo:border-bottom="none" style:writing-mode="lr-tb"/>
    </style:style>
    <style:style style:name="Table10.B95" style:family="table-cell">
      <style:table-cell-properties style:vertical-align="top" fo:padding="0cm" fo:border-left="0.5pt solid #000000" fo:border-right="none" fo:border-top="none" fo:border-bottom="none" style:writing-mode="lr-tb"/>
    </style:style>
    <style:style style:name="Table10.C95" style:family="table-cell">
      <style:table-cell-properties style:vertical-align="top" fo:padding="0cm" fo:border-left="0.5pt solid #000000" fo:border-right="none" fo:border-top="none" fo:border-bottom="none" style:writing-mode="lr-tb"/>
    </style:style>
    <style:style style:name="Table10.D95" style:family="table-cell">
      <style:table-cell-properties style:vertical-align="top" fo:padding="0cm" fo:border-left="0.5pt solid #000000" fo:border-right="none" fo:border-top="none" fo:border-bottom="none" style:writing-mode="lr-tb"/>
    </style:style>
    <style:style style:name="Table10.E95" style:family="table-cell">
      <style:table-cell-properties style:vertical-align="top" fo:padding="0cm" fo:border-left="0.5pt solid #000000" fo:border-right="none" fo:border-top="none" fo:border-bottom="none" style:writing-mode="lr-tb"/>
    </style:style>
    <style:style style:name="Table10.F95" style:family="table-cell">
      <style:table-cell-properties style:vertical-align="top" fo:padding="0cm" fo:border-left="0.5pt solid #000000" fo:border-right="none" fo:border-top="none" fo:border-bottom="none" style:writing-mode="lr-tb"/>
    </style:style>
    <style:style style:name="Table10.G95" style:family="table-cell">
      <style:table-cell-properties style:vertical-align="top" fo:padding="0cm" fo:border-left="0.5pt solid #000000" fo:border-right="none" fo:border-top="none" fo:border-bottom="none" style:writing-mode="lr-tb"/>
    </style:style>
    <style:style style:name="Table10.H95" style:family="table-cell">
      <style:table-cell-properties style:vertical-align="top" fo:padding="0cm" fo:border-left="0.5pt solid #000000" fo:border-right="none" fo:border-top="none" fo:border-bottom="none" style:writing-mode="lr-tb"/>
    </style:style>
    <style:style style:name="Table10.I95" style:family="table-cell">
      <style:table-cell-properties style:vertical-align="top" fo:padding="0cm" fo:border-left="0.5pt solid #000000" fo:border-right="none" fo:border-top="none" fo:border-bottom="none" style:writing-mode="lr-tb"/>
    </style:style>
    <style:style style:name="Table10.J95" style:family="table-cell">
      <style:table-cell-properties style:vertical-align="top" fo:padding="0cm" fo:border-left="0.5pt solid #000000" fo:border-right="none" fo:border-top="none" fo:border-bottom="none" style:writing-mode="lr-tb"/>
    </style:style>
    <style:style style:name="Table10.K95" style:family="table-cell">
      <style:table-cell-properties style:vertical-align="top" fo:padding="0cm" fo:border-left="0.5pt solid #000000" fo:border-right="none" fo:border-top="none" fo:border-bottom="none" style:writing-mode="lr-tb"/>
    </style:style>
    <style:style style:name="Table10.L95" style:family="table-cell">
      <style:table-cell-properties style:vertical-align="top" fo:padding="0cm" fo:border-left="0.5pt solid #000000" fo:border-right="0.5pt solid #000000" fo:border-top="none" fo:border-bottom="none" style:writing-mode="lr-tb"/>
    </style:style>
    <style:style style:name="Table10.B96" style:family="table-cell">
      <style:table-cell-properties style:vertical-align="top" fo:padding="0cm" fo:border-left="0.5pt solid #000000" fo:border-right="none" fo:border-top="none" fo:border-bottom="0.5pt solid #000000" style:writing-mode="lr-tb"/>
    </style:style>
    <style:style style:name="Table10.C96" style:family="table-cell">
      <style:table-cell-properties style:vertical-align="top" fo:padding="0cm" fo:border-left="0.5pt solid #000000" fo:border-right="none" fo:border-top="none" fo:border-bottom="0.5pt solid #000000" style:writing-mode="lr-tb"/>
    </style:style>
    <style:style style:name="Table10.D96" style:family="table-cell">
      <style:table-cell-properties style:vertical-align="top" fo:padding="0cm" fo:border-left="0.5pt solid #000000" fo:border-right="none" fo:border-top="none" fo:border-bottom="0.5pt solid #000000" style:writing-mode="lr-tb"/>
    </style:style>
    <style:style style:name="Table10.E96" style:family="table-cell">
      <style:table-cell-properties style:vertical-align="top" fo:padding="0cm" fo:border-left="0.5pt solid #000000" fo:border-right="none" fo:border-top="none" fo:border-bottom="0.5pt solid #000000" style:writing-mode="lr-tb"/>
    </style:style>
    <style:style style:name="Table10.F96" style:family="table-cell">
      <style:table-cell-properties style:vertical-align="top" fo:padding="0cm" fo:border-left="0.5pt solid #000000" fo:border-right="none" fo:border-top="none" fo:border-bottom="0.5pt solid #000000" style:writing-mode="lr-tb"/>
    </style:style>
    <style:style style:name="Table10.G96" style:family="table-cell">
      <style:table-cell-properties style:vertical-align="top" fo:padding="0cm" fo:border-left="0.5pt solid #000000" fo:border-right="none" fo:border-top="none" fo:border-bottom="0.5pt solid #000000" style:writing-mode="lr-tb"/>
    </style:style>
    <style:style style:name="Table10.H96" style:family="table-cell">
      <style:table-cell-properties style:vertical-align="top" fo:padding="0cm" fo:border-left="0.5pt solid #000000" fo:border-right="none" fo:border-top="none" fo:border-bottom="0.5pt solid #000000" style:writing-mode="lr-tb"/>
    </style:style>
    <style:style style:name="Table10.I96" style:family="table-cell">
      <style:table-cell-properties style:vertical-align="top" fo:padding="0cm" fo:border-left="0.5pt solid #000000" fo:border-right="none" fo:border-top="none" fo:border-bottom="0.5pt solid #000000" style:writing-mode="lr-tb"/>
    </style:style>
    <style:style style:name="Table10.J96" style:family="table-cell">
      <style:table-cell-properties style:vertical-align="top" fo:padding="0cm" fo:border-left="0.5pt solid #000000" fo:border-right="none" fo:border-top="none" fo:border-bottom="0.5pt solid #000000" style:writing-mode="lr-tb"/>
    </style:style>
    <style:style style:name="Table10.K96" style:family="table-cell">
      <style:table-cell-properties style:vertical-align="top" fo:padding="0cm" fo:border-left="0.5pt solid #000000" fo:border-right="none" fo:border-top="none" fo:border-bottom="0.5pt solid #000000" style:writing-mode="lr-tb"/>
    </style:style>
    <style:style style:name="Table10.L96" style:family="table-cell">
      <style:table-cell-properties style:vertical-align="top" fo:padding="0cm" fo:border-left="0.5pt solid #000000" fo:border-right="0.5pt solid #000000" fo:border-top="none" fo:border-bottom="0.5pt solid #000000" style:writing-mode="lr-tb"/>
    </style:style>
    <style:style style:name="Table10.B97" style:family="table-cell">
      <style:table-cell-properties style:vertical-align="top" fo:padding="0cm" fo:border-left="0.5pt solid #000000" fo:border-right="none" fo:border-top="none" fo:border-bottom="none" style:writing-mode="lr-tb"/>
    </style:style>
    <style:style style:name="Table10.C97" style:family="table-cell">
      <style:table-cell-properties style:vertical-align="top" fo:padding="0cm" fo:border-left="0.5pt solid #000000" fo:border-right="none" fo:border-top="none" fo:border-bottom="none" style:writing-mode="lr-tb"/>
    </style:style>
    <style:style style:name="Table10.D97" style:family="table-cell">
      <style:table-cell-properties style:vertical-align="top" fo:padding="0cm" fo:border-left="0.5pt solid #000000" fo:border-right="none" fo:border-top="none" fo:border-bottom="none" style:writing-mode="lr-tb"/>
    </style:style>
    <style:style style:name="Table10.E97" style:family="table-cell">
      <style:table-cell-properties style:vertical-align="top" fo:padding="0cm" fo:border-left="0.5pt solid #000000" fo:border-right="none" fo:border-top="none" fo:border-bottom="none" style:writing-mode="lr-tb"/>
    </style:style>
    <style:style style:name="Table10.F97" style:family="table-cell">
      <style:table-cell-properties style:vertical-align="top" fo:padding="0cm" fo:border-left="0.5pt solid #000000" fo:border-right="none" fo:border-top="none" fo:border-bottom="none" style:writing-mode="lr-tb"/>
    </style:style>
    <style:style style:name="Table10.G97" style:family="table-cell">
      <style:table-cell-properties style:vertical-align="top" fo:padding="0cm" fo:border-left="0.5pt solid #000000" fo:border-right="none" fo:border-top="none" fo:border-bottom="none" style:writing-mode="lr-tb"/>
    </style:style>
    <style:style style:name="Table10.H97" style:family="table-cell">
      <style:table-cell-properties style:vertical-align="top" fo:padding="0cm" fo:border-left="0.5pt solid #000000" fo:border-right="none" fo:border-top="none" fo:border-bottom="none" style:writing-mode="lr-tb"/>
    </style:style>
    <style:style style:name="Table10.I97" style:family="table-cell">
      <style:table-cell-properties style:vertical-align="top" fo:padding="0cm" fo:border-left="0.5pt solid #000000" fo:border-right="none" fo:border-top="none" fo:border-bottom="none" style:writing-mode="lr-tb"/>
    </style:style>
    <style:style style:name="Table10.J97" style:family="table-cell">
      <style:table-cell-properties style:vertical-align="top" fo:padding="0cm" fo:border-left="0.5pt solid #000000" fo:border-right="none" fo:border-top="none" fo:border-bottom="none" style:writing-mode="lr-tb"/>
    </style:style>
    <style:style style:name="Table10.K97" style:family="table-cell">
      <style:table-cell-properties style:vertical-align="top" fo:padding="0cm" fo:border-left="0.5pt solid #000000" fo:border-right="none" fo:border-top="none" fo:border-bottom="none" style:writing-mode="lr-tb"/>
    </style:style>
    <style:style style:name="Table10.L97" style:family="table-cell">
      <style:table-cell-properties style:vertical-align="top" fo:padding="0cm" fo:border-left="0.5pt solid #000000" fo:border-right="0.5pt solid #000000" fo:border-top="none" fo:border-bottom="none" style:writing-mode="lr-tb"/>
    </style:style>
    <style:style style:name="Table10.B98" style:family="table-cell">
      <style:table-cell-properties style:vertical-align="top" fo:padding="0cm" fo:border-left="0.5pt solid #000000" fo:border-right="none" fo:border-top="none" fo:border-bottom="none" style:writing-mode="lr-tb"/>
    </style:style>
    <style:style style:name="Table10.C98" style:family="table-cell">
      <style:table-cell-properties style:vertical-align="top" fo:padding="0cm" fo:border-left="0.5pt solid #000000" fo:border-right="none" fo:border-top="none" fo:border-bottom="none" style:writing-mode="lr-tb"/>
    </style:style>
    <style:style style:name="Table10.D98" style:family="table-cell">
      <style:table-cell-properties style:vertical-align="top" fo:padding="0cm" fo:border-left="0.5pt solid #000000" fo:border-right="none" fo:border-top="none" fo:border-bottom="none" style:writing-mode="lr-tb"/>
    </style:style>
    <style:style style:name="Table10.E98" style:family="table-cell">
      <style:table-cell-properties style:vertical-align="top" fo:padding="0cm" fo:border-left="0.5pt solid #000000" fo:border-right="none" fo:border-top="none" fo:border-bottom="none" style:writing-mode="lr-tb"/>
    </style:style>
    <style:style style:name="Table10.F98" style:family="table-cell">
      <style:table-cell-properties style:vertical-align="top" fo:padding="0cm" fo:border-left="0.5pt solid #000000" fo:border-right="none" fo:border-top="none" fo:border-bottom="none" style:writing-mode="lr-tb"/>
    </style:style>
    <style:style style:name="Table10.G98" style:family="table-cell">
      <style:table-cell-properties style:vertical-align="top" fo:padding="0cm" fo:border-left="0.5pt solid #000000" fo:border-right="none" fo:border-top="none" fo:border-bottom="none" style:writing-mode="lr-tb"/>
    </style:style>
    <style:style style:name="Table10.H98" style:family="table-cell">
      <style:table-cell-properties style:vertical-align="top" fo:padding="0cm" fo:border-left="0.5pt solid #000000" fo:border-right="none" fo:border-top="none" fo:border-bottom="none" style:writing-mode="lr-tb"/>
    </style:style>
    <style:style style:name="Table10.I98" style:family="table-cell">
      <style:table-cell-properties style:vertical-align="top" fo:padding="0cm" fo:border-left="0.5pt solid #000000" fo:border-right="none" fo:border-top="none" fo:border-bottom="none" style:writing-mode="lr-tb"/>
    </style:style>
    <style:style style:name="Table10.J98" style:family="table-cell">
      <style:table-cell-properties style:vertical-align="top" fo:padding="0cm" fo:border-left="0.5pt solid #000000" fo:border-right="none" fo:border-top="none" fo:border-bottom="none" style:writing-mode="lr-tb"/>
    </style:style>
    <style:style style:name="Table10.K98" style:family="table-cell">
      <style:table-cell-properties style:vertical-align="top" fo:padding="0cm" fo:border-left="0.5pt solid #000000" fo:border-right="none" fo:border-top="none" fo:border-bottom="none" style:writing-mode="lr-tb"/>
    </style:style>
    <style:style style:name="Table10.L98" style:family="table-cell">
      <style:table-cell-properties style:vertical-align="top" fo:padding="0cm" fo:border-left="0.5pt solid #000000" fo:border-right="0.5pt solid #000000" fo:border-top="none" fo:border-bottom="none" style:writing-mode="lr-tb"/>
    </style:style>
    <style:style style:name="Table10.B99" style:family="table-cell">
      <style:table-cell-properties style:vertical-align="top" fo:padding="0cm" fo:border-left="0.5pt solid #000000" fo:border-right="none" fo:border-top="none" fo:border-bottom="0.5pt solid #000000" style:writing-mode="lr-tb"/>
    </style:style>
    <style:style style:name="Table10.C99" style:family="table-cell">
      <style:table-cell-properties style:vertical-align="top" fo:padding="0cm" fo:border-left="0.5pt solid #000000" fo:border-right="none" fo:border-top="none" fo:border-bottom="0.5pt solid #000000" style:writing-mode="lr-tb"/>
    </style:style>
    <style:style style:name="Table10.D99" style:family="table-cell">
      <style:table-cell-properties style:vertical-align="top" fo:padding="0cm" fo:border-left="0.5pt solid #000000" fo:border-right="none" fo:border-top="none" fo:border-bottom="0.5pt solid #000000" style:writing-mode="lr-tb"/>
    </style:style>
    <style:style style:name="Table10.E99" style:family="table-cell">
      <style:table-cell-properties style:vertical-align="top" fo:padding="0cm" fo:border-left="0.5pt solid #000000" fo:border-right="none" fo:border-top="none" fo:border-bottom="0.5pt solid #000000" style:writing-mode="lr-tb"/>
    </style:style>
    <style:style style:name="Table10.F99" style:family="table-cell">
      <style:table-cell-properties style:vertical-align="top" fo:padding="0cm" fo:border-left="0.5pt solid #000000" fo:border-right="none" fo:border-top="none" fo:border-bottom="0.5pt solid #000000" style:writing-mode="lr-tb"/>
    </style:style>
    <style:style style:name="Table10.G99" style:family="table-cell">
      <style:table-cell-properties style:vertical-align="top" fo:padding="0cm" fo:border-left="0.5pt solid #000000" fo:border-right="none" fo:border-top="none" fo:border-bottom="0.5pt solid #000000" style:writing-mode="lr-tb"/>
    </style:style>
    <style:style style:name="Table10.H99" style:family="table-cell">
      <style:table-cell-properties style:vertical-align="top" fo:padding="0cm" fo:border-left="0.5pt solid #000000" fo:border-right="none" fo:border-top="none" fo:border-bottom="0.5pt solid #000000" style:writing-mode="lr-tb"/>
    </style:style>
    <style:style style:name="Table10.I99" style:family="table-cell">
      <style:table-cell-properties style:vertical-align="top" fo:padding="0cm" fo:border-left="0.5pt solid #000000" fo:border-right="none" fo:border-top="none" fo:border-bottom="0.5pt solid #000000" style:writing-mode="lr-tb"/>
    </style:style>
    <style:style style:name="Table10.J99" style:family="table-cell">
      <style:table-cell-properties style:vertical-align="top" fo:padding="0cm" fo:border-left="0.5pt solid #000000" fo:border-right="none" fo:border-top="none" fo:border-bottom="0.5pt solid #000000" style:writing-mode="lr-tb"/>
    </style:style>
    <style:style style:name="Table10.K99" style:family="table-cell">
      <style:table-cell-properties style:vertical-align="top" fo:padding="0cm" fo:border-left="0.5pt solid #000000" fo:border-right="none" fo:border-top="none" fo:border-bottom="0.5pt solid #000000" style:writing-mode="lr-tb"/>
    </style:style>
    <style:style style:name="Table10.L99" style:family="table-cell">
      <style:table-cell-properties style:vertical-align="top" fo:padding="0cm" fo:border-left="0.5pt solid #000000" fo:border-right="0.5pt solid #000000" fo:border-top="none" fo:border-bottom="0.5pt solid #000000" style:writing-mode="lr-tb"/>
    </style:style>
    <style:style style:name="Table10.B100" style:family="table-cell">
      <style:table-cell-properties style:vertical-align="top" fo:padding="0cm" fo:border-left="0.5pt solid #000000" fo:border-right="none" fo:border-top="0.5pt solid #000000" fo:border-bottom="none" style:writing-mode="lr-tb"/>
    </style:style>
    <style:style style:name="Table10.C100" style:family="table-cell">
      <style:table-cell-properties style:vertical-align="top" fo:padding="0cm" fo:border-left="0.5pt solid #000000" fo:border-right="none" fo:border-top="0.5pt solid #000000" fo:border-bottom="none" style:writing-mode="lr-tb"/>
    </style:style>
    <style:style style:name="Table10.D100" style:family="table-cell">
      <style:table-cell-properties style:vertical-align="top" fo:padding="0cm" fo:border-left="0.5pt solid #000000" fo:border-right="none" fo:border-top="0.5pt solid #000000" fo:border-bottom="none" style:writing-mode="lr-tb"/>
    </style:style>
    <style:style style:name="Table10.E100" style:family="table-cell">
      <style:table-cell-properties style:vertical-align="top" fo:padding="0cm" fo:border-left="0.5pt solid #000000" fo:border-right="none" fo:border-top="0.5pt solid #000000" fo:border-bottom="none" style:writing-mode="lr-tb"/>
    </style:style>
    <style:style style:name="Table10.F100" style:family="table-cell">
      <style:table-cell-properties style:vertical-align="top" fo:padding="0cm" fo:border-left="0.5pt solid #000000" fo:border-right="none" fo:border-top="0.5pt solid #000000" fo:border-bottom="none" style:writing-mode="lr-tb"/>
    </style:style>
    <style:style style:name="Table10.G100" style:family="table-cell">
      <style:table-cell-properties style:vertical-align="top" fo:padding="0cm" fo:border-left="0.5pt solid #000000" fo:border-right="none" fo:border-top="0.5pt solid #000000" fo:border-bottom="none" style:writing-mode="lr-tb"/>
    </style:style>
    <style:style style:name="Table10.H100" style:family="table-cell">
      <style:table-cell-properties style:vertical-align="top" fo:padding="0cm" fo:border-left="0.5pt solid #000000" fo:border-right="none" fo:border-top="0.5pt solid #000000" fo:border-bottom="none" style:writing-mode="lr-tb"/>
    </style:style>
    <style:style style:name="Table10.I100" style:family="table-cell">
      <style:table-cell-properties style:vertical-align="top" fo:padding="0cm" fo:border-left="0.5pt solid #000000" fo:border-right="none" fo:border-top="0.5pt solid #000000" fo:border-bottom="none" style:writing-mode="lr-tb"/>
    </style:style>
    <style:style style:name="Table10.J100" style:family="table-cell">
      <style:table-cell-properties style:vertical-align="top" fo:padding="0cm" fo:border-left="0.5pt solid #000000" fo:border-right="none" fo:border-top="0.5pt solid #000000" fo:border-bottom="none" style:writing-mode="lr-tb"/>
    </style:style>
    <style:style style:name="Table10.K100" style:family="table-cell">
      <style:table-cell-properties style:vertical-align="top" fo:padding="0cm" fo:border-left="0.5pt solid #000000" fo:border-right="none" fo:border-top="0.5pt solid #000000" fo:border-bottom="none" style:writing-mode="lr-tb"/>
    </style:style>
    <style:style style:name="Table10.L100" style:family="table-cell">
      <style:table-cell-properties style:vertical-align="top" fo:padding="0cm" fo:border-left="0.5pt solid #000000" fo:border-right="0.5pt solid #000000" fo:border-top="0.5pt solid #000000" fo:border-bottom="none" style:writing-mode="lr-tb"/>
    </style:style>
    <style:style style:name="Table10.B101" style:family="table-cell">
      <style:table-cell-properties style:vertical-align="top" fo:padding="0cm" fo:border-left="0.5pt solid #000000" fo:border-right="none" fo:border-top="none" fo:border-bottom="0.5pt solid #000000" style:writing-mode="lr-tb"/>
    </style:style>
    <style:style style:name="Table10.C101" style:family="table-cell">
      <style:table-cell-properties style:vertical-align="top" fo:padding="0cm" fo:border-left="0.5pt solid #000000" fo:border-right="none" fo:border-top="none" fo:border-bottom="0.5pt solid #000000" style:writing-mode="lr-tb"/>
    </style:style>
    <style:style style:name="Table10.D101" style:family="table-cell">
      <style:table-cell-properties style:vertical-align="top" fo:padding="0cm" fo:border-left="0.5pt solid #000000" fo:border-right="none" fo:border-top="none" fo:border-bottom="0.5pt solid #000000" style:writing-mode="lr-tb"/>
    </style:style>
    <style:style style:name="Table10.E101" style:family="table-cell">
      <style:table-cell-properties style:vertical-align="top" fo:padding="0cm" fo:border-left="0.5pt solid #000000" fo:border-right="none" fo:border-top="none" fo:border-bottom="0.5pt solid #000000" style:writing-mode="lr-tb"/>
    </style:style>
    <style:style style:name="Table10.F101" style:family="table-cell">
      <style:table-cell-properties style:vertical-align="top" fo:padding="0cm" fo:border-left="0.5pt solid #000000" fo:border-right="none" fo:border-top="none" fo:border-bottom="0.5pt solid #000000" style:writing-mode="lr-tb"/>
    </style:style>
    <style:style style:name="Table10.G101" style:family="table-cell">
      <style:table-cell-properties style:vertical-align="top" fo:padding="0cm" fo:border-left="0.5pt solid #000000" fo:border-right="none" fo:border-top="none" fo:border-bottom="0.5pt solid #000000" style:writing-mode="lr-tb"/>
    </style:style>
    <style:style style:name="Table10.H101" style:family="table-cell">
      <style:table-cell-properties style:vertical-align="top" fo:padding="0cm" fo:border-left="0.5pt solid #000000" fo:border-right="none" fo:border-top="none" fo:border-bottom="0.5pt solid #000000" style:writing-mode="lr-tb"/>
    </style:style>
    <style:style style:name="Table10.I101" style:family="table-cell">
      <style:table-cell-properties style:vertical-align="top" fo:padding="0cm" fo:border-left="0.5pt solid #000000" fo:border-right="none" fo:border-top="none" fo:border-bottom="0.5pt solid #000000" style:writing-mode="lr-tb"/>
    </style:style>
    <style:style style:name="Table10.J101" style:family="table-cell">
      <style:table-cell-properties style:vertical-align="top" fo:padding="0cm" fo:border-left="0.5pt solid #000000" fo:border-right="none" fo:border-top="none" fo:border-bottom="0.5pt solid #000000" style:writing-mode="lr-tb"/>
    </style:style>
    <style:style style:name="Table10.K101" style:family="table-cell">
      <style:table-cell-properties style:vertical-align="top" fo:padding="0cm" fo:border-left="0.5pt solid #000000" fo:border-right="none" fo:border-top="none" fo:border-bottom="0.5pt solid #000000" style:writing-mode="lr-tb"/>
    </style:style>
    <style:style style:name="Table10.L101" style:family="table-cell">
      <style:table-cell-properties style:vertical-align="top" fo:padding="0cm" fo:border-left="0.5pt solid #000000" fo:border-right="0.5pt solid #000000" fo:border-top="none" fo:border-bottom="0.5pt solid #000000" style:writing-mode="lr-tb"/>
    </style:style>
    <style:style style:name="Table10.B102" style:family="table-cell">
      <style:table-cell-properties style:vertical-align="top" fo:padding="0cm" fo:border-left="0.5pt solid #000000" fo:border-right="none" fo:border-top="0.5pt solid #000000" fo:border-bottom="none" style:writing-mode="lr-tb"/>
    </style:style>
    <style:style style:name="Table10.C102" style:family="table-cell">
      <style:table-cell-properties style:vertical-align="top" fo:padding="0cm" fo:border-left="0.5pt solid #000000" fo:border-right="none" fo:border-top="0.5pt solid #000000" fo:border-bottom="none" style:writing-mode="lr-tb"/>
    </style:style>
    <style:style style:name="Table10.D102" style:family="table-cell">
      <style:table-cell-properties style:vertical-align="top" fo:padding="0cm" fo:border-left="0.5pt solid #000000" fo:border-right="none" fo:border-top="0.5pt solid #000000" fo:border-bottom="none" style:writing-mode="lr-tb"/>
    </style:style>
    <style:style style:name="Table10.E102" style:family="table-cell">
      <style:table-cell-properties style:vertical-align="top" fo:padding="0cm" fo:border-left="0.5pt solid #000000" fo:border-right="none" fo:border-top="0.5pt solid #000000" fo:border-bottom="none" style:writing-mode="lr-tb"/>
    </style:style>
    <style:style style:name="Table10.F102" style:family="table-cell">
      <style:table-cell-properties style:vertical-align="top" fo:padding="0cm" fo:border-left="0.5pt solid #000000" fo:border-right="none" fo:border-top="0.5pt solid #000000" fo:border-bottom="none" style:writing-mode="lr-tb"/>
    </style:style>
    <style:style style:name="Table10.G102" style:family="table-cell">
      <style:table-cell-properties style:vertical-align="top" fo:padding="0cm" fo:border-left="0.5pt solid #000000" fo:border-right="none" fo:border-top="0.5pt solid #000000" fo:border-bottom="none" style:writing-mode="lr-tb"/>
    </style:style>
    <style:style style:name="Table10.H102" style:family="table-cell">
      <style:table-cell-properties style:vertical-align="top" fo:padding="0cm" fo:border-left="0.5pt solid #000000" fo:border-right="none" fo:border-top="0.5pt solid #000000" fo:border-bottom="none" style:writing-mode="lr-tb"/>
    </style:style>
    <style:style style:name="Table10.I102" style:family="table-cell">
      <style:table-cell-properties style:vertical-align="top" fo:padding="0cm" fo:border-left="0.5pt solid #000000" fo:border-right="none" fo:border-top="0.5pt solid #000000" fo:border-bottom="none" style:writing-mode="lr-tb"/>
    </style:style>
    <style:style style:name="Table10.J102" style:family="table-cell">
      <style:table-cell-properties style:vertical-align="top" fo:padding="0cm" fo:border-left="0.5pt solid #000000" fo:border-right="none" fo:border-top="0.5pt solid #000000" fo:border-bottom="none" style:writing-mode="lr-tb"/>
    </style:style>
    <style:style style:name="Table10.K102" style:family="table-cell">
      <style:table-cell-properties style:vertical-align="top" fo:padding="0cm" fo:border-left="0.5pt solid #000000" fo:border-right="none" fo:border-top="0.5pt solid #000000" fo:border-bottom="none" style:writing-mode="lr-tb"/>
    </style:style>
    <style:style style:name="Table10.L102" style:family="table-cell">
      <style:table-cell-properties style:vertical-align="top" fo:padding="0cm" fo:border-left="0.5pt solid #000000" fo:border-right="0.5pt solid #000000" fo:border-top="0.5pt solid #000000" fo:border-bottom="none" style:writing-mode="lr-tb"/>
    </style:style>
    <style:style style:name="Table10.B103" style:family="table-cell">
      <style:table-cell-properties style:vertical-align="top" fo:padding="0cm" fo:border-left="0.5pt solid #000000" fo:border-right="none" fo:border-top="none" fo:border-bottom="0.5pt solid #000000" style:writing-mode="lr-tb"/>
    </style:style>
    <style:style style:name="Table10.C103" style:family="table-cell">
      <style:table-cell-properties style:vertical-align="top" fo:padding="0cm" fo:border-left="0.5pt solid #000000" fo:border-right="none" fo:border-top="none" fo:border-bottom="0.5pt solid #000000" style:writing-mode="lr-tb"/>
    </style:style>
    <style:style style:name="Table10.D103" style:family="table-cell">
      <style:table-cell-properties style:vertical-align="top" fo:padding="0cm" fo:border-left="0.5pt solid #000000" fo:border-right="none" fo:border-top="none" fo:border-bottom="0.5pt solid #000000" style:writing-mode="lr-tb"/>
    </style:style>
    <style:style style:name="Table10.E103" style:family="table-cell">
      <style:table-cell-properties style:vertical-align="top" fo:padding="0cm" fo:border-left="0.5pt solid #000000" fo:border-right="none" fo:border-top="none" fo:border-bottom="0.5pt solid #000000" style:writing-mode="lr-tb"/>
    </style:style>
    <style:style style:name="Table10.F103" style:family="table-cell">
      <style:table-cell-properties style:vertical-align="top" fo:padding="0cm" fo:border-left="0.5pt solid #000000" fo:border-right="none" fo:border-top="none" fo:border-bottom="0.5pt solid #000000" style:writing-mode="lr-tb"/>
    </style:style>
    <style:style style:name="Table10.G103" style:family="table-cell">
      <style:table-cell-properties style:vertical-align="top" fo:padding="0cm" fo:border-left="0.5pt solid #000000" fo:border-right="none" fo:border-top="none" fo:border-bottom="0.5pt solid #000000" style:writing-mode="lr-tb"/>
    </style:style>
    <style:style style:name="Table10.H103" style:family="table-cell">
      <style:table-cell-properties style:vertical-align="top" fo:padding="0cm" fo:border-left="0.5pt solid #000000" fo:border-right="none" fo:border-top="none" fo:border-bottom="0.5pt solid #000000" style:writing-mode="lr-tb"/>
    </style:style>
    <style:style style:name="Table10.I103" style:family="table-cell">
      <style:table-cell-properties style:vertical-align="top" fo:padding="0cm" fo:border-left="0.5pt solid #000000" fo:border-right="none" fo:border-top="none" fo:border-bottom="0.5pt solid #000000" style:writing-mode="lr-tb"/>
    </style:style>
    <style:style style:name="Table10.J103" style:family="table-cell">
      <style:table-cell-properties style:vertical-align="top" fo:padding="0cm" fo:border-left="0.5pt solid #000000" fo:border-right="none" fo:border-top="none" fo:border-bottom="0.5pt solid #000000" style:writing-mode="lr-tb"/>
    </style:style>
    <style:style style:name="Table10.K103" style:family="table-cell">
      <style:table-cell-properties style:vertical-align="top" fo:padding="0cm" fo:border-left="0.5pt solid #000000" fo:border-right="none" fo:border-top="none" fo:border-bottom="0.5pt solid #000000" style:writing-mode="lr-tb"/>
    </style:style>
    <style:style style:name="Table10.L103" style:family="table-cell">
      <style:table-cell-properties style:vertical-align="top" fo:padding="0cm" fo:border-left="0.5pt solid #000000" fo:border-right="0.5pt solid #000000" fo:border-top="none" fo:border-bottom="0.5pt solid #000000" style:writing-mode="lr-tb"/>
    </style:style>
    <style:style style:name="Table21" style:family="table">
      <style:table-properties style:width="14.497cm" table:align="left" style:may-break-between-rows="false" style:writing-mode="lr-tb"/>
    </style:style>
    <style:style style:name="Table21.A" style:family="table-column">
      <style:table-column-properties style:column-width="2cm"/>
    </style:style>
    <style:style style:name="Table21.B" style:family="table-column">
      <style:table-column-properties style:column-width="2.499cm"/>
    </style:style>
    <style:style style:name="Table21.1" style:family="table-row">
      <style:table-row-properties fo:keep-together="auto"/>
    </style:style>
    <style:style style:name="Table21.A1" style:family="table-cell">
      <style:table-cell-properties style:vertical-align="top" fo:background-color="#dddddd" fo:padding="0.101cm" fo:border="0.5pt solid #000000" style:writing-mode="lr-tb">
        <style:background-image/>
      </style:table-cell-properties>
    </style:style>
    <style:style style:name="Table21.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21.A3"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21.F3"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21.A4"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21.F4" style:family="table-cell">
      <style:table-cell-properties style:vertical-align="top" fo:background-color="#dddddd" fo:padding="0cm" fo:border="0.5pt solid #000000" style:writing-mode="lr-tb">
        <style:background-image/>
      </style:table-cell-properties>
    </style:style>
    <style:style style:name="Table21.A5" style:family="table-cell">
      <style:table-cell-properties style:vertical-align="top" fo:background-color="#dddddd" fo:padding="0cm" fo:border-left="0.5pt solid #000000" fo:border-right="none" fo:border-top="none" fo:border-bottom="none" style:writing-mode="lr-tb">
        <style:background-image/>
      </style:table-cell-properties>
    </style:style>
    <style:style style:name="Table21.B5" style:family="table-cell">
      <style:table-cell-properties style:vertical-align="top" fo:padding="0cm" fo:border-left="0.5pt solid #000000" fo:border-right="none" fo:border-top="none" fo:border-bottom="none" style:writing-mode="lr-tb"/>
    </style:style>
    <style:style style:name="Table21.C5" style:family="table-cell">
      <style:table-cell-properties style:vertical-align="top" fo:padding="0cm" fo:border-left="0.5pt solid #000000" fo:border-right="none" fo:border-top="none" fo:border-bottom="none" style:writing-mode="lr-tb"/>
    </style:style>
    <style:style style:name="Table21.D5" style:family="table-cell">
      <style:table-cell-properties style:vertical-align="top" fo:padding="0cm" fo:border-left="0.5pt solid #000000" fo:border-right="none" fo:border-top="none" fo:border-bottom="none" style:writing-mode="lr-tb"/>
    </style:style>
    <style:style style:name="Table21.E5" style:family="table-cell">
      <style:table-cell-properties style:vertical-align="top" fo:padding="0cm" fo:border-left="0.5pt solid #000000" fo:border-right="none" fo:border-top="none" fo:border-bottom="none" style:writing-mode="lr-tb"/>
    </style:style>
    <style:style style:name="Table21.F5" style:family="table-cell">
      <style:table-cell-properties style:vertical-align="top" fo:padding="0cm" fo:border-left="0.5pt solid #000000" fo:border-right="0.5pt solid #000000" fo:border-top="none" fo:border-bottom="none" style:writing-mode="lr-tb"/>
    </style:style>
    <style:style style:name="Table21.B6" style:family="table-cell">
      <style:table-cell-properties style:vertical-align="top" fo:padding="0cm" fo:border-left="0.5pt solid #000000" fo:border-right="none" fo:border-top="none" fo:border-bottom="0.5pt solid #000000" style:writing-mode="lr-tb"/>
    </style:style>
    <style:style style:name="Table21.C6" style:family="table-cell">
      <style:table-cell-properties style:vertical-align="top" fo:padding="0cm" fo:border-left="0.5pt solid #000000" fo:border-right="none" fo:border-top="none" fo:border-bottom="0.5pt solid #000000" style:writing-mode="lr-tb"/>
    </style:style>
    <style:style style:name="Table21.D6" style:family="table-cell">
      <style:table-cell-properties style:vertical-align="top" fo:padding="0cm" fo:border-left="0.5pt solid #000000" fo:border-right="none" fo:border-top="none" fo:border-bottom="0.5pt solid #000000" style:writing-mode="lr-tb"/>
    </style:style>
    <style:style style:name="Table21.E6" style:family="table-cell">
      <style:table-cell-properties style:vertical-align="top" fo:padding="0cm" fo:border-left="0.5pt solid #000000" fo:border-right="none" fo:border-top="none" fo:border-bottom="0.5pt solid #000000" style:writing-mode="lr-tb"/>
    </style:style>
    <style:style style:name="Table21.F6" style:family="table-cell">
      <style:table-cell-properties style:vertical-align="top" fo:padding="0cm" fo:border-left="0.5pt solid #000000" fo:border-right="0.5pt solid #000000" fo:border-top="none" fo:border-bottom="0.5pt solid #000000" style:writing-mode="lr-tb"/>
    </style:style>
    <style:style style:name="Table21.B9" style:family="table-cell">
      <style:table-cell-properties style:vertical-align="top" fo:padding="0cm" fo:border-left="0.5pt solid #000000" fo:border-right="none" fo:border-top="none" fo:border-bottom="none" style:writing-mode="lr-tb"/>
    </style:style>
    <style:style style:name="Table21.C9" style:family="table-cell">
      <style:table-cell-properties style:vertical-align="top" fo:padding="0cm" fo:border-left="0.5pt solid #000000" fo:border-right="none" fo:border-top="none" fo:border-bottom="none" style:writing-mode="lr-tb"/>
    </style:style>
    <style:style style:name="Table21.D9" style:family="table-cell">
      <style:table-cell-properties style:vertical-align="top" fo:padding="0cm" fo:border-left="0.5pt solid #000000" fo:border-right="none" fo:border-top="none" fo:border-bottom="none" style:writing-mode="lr-tb"/>
    </style:style>
    <style:style style:name="Table21.E9" style:family="table-cell">
      <style:table-cell-properties style:vertical-align="top" fo:padding="0cm" fo:border-left="0.5pt solid #000000" fo:border-right="none" fo:border-top="none" fo:border-bottom="none" style:writing-mode="lr-tb"/>
    </style:style>
    <style:style style:name="Table21.F9" style:family="table-cell">
      <style:table-cell-properties style:vertical-align="top" fo:padding="0cm" fo:border-left="0.5pt solid #000000" fo:border-right="0.5pt solid #000000" fo:border-top="none" fo:border-bottom="none" style:writing-mode="lr-tb"/>
    </style:style>
    <style:style style:name="Table21.10" style:family="table-row">
      <style:table-row-properties style:min-row-height="0.152cm" fo:keep-together="auto"/>
    </style:style>
    <style:style style:name="Table21.B10" style:family="table-cell">
      <style:table-cell-properties style:vertical-align="top" fo:padding="0cm" fo:border-left="0.5pt solid #000000" fo:border-right="none" fo:border-top="none" fo:border-bottom="0.5pt solid #000000" style:writing-mode="lr-tb"/>
    </style:style>
    <style:style style:name="Table21.C10" style:family="table-cell">
      <style:table-cell-properties style:vertical-align="top" fo:padding="0cm" fo:border-left="0.5pt solid #000000" fo:border-right="none" fo:border-top="none" fo:border-bottom="0.5pt solid #000000" style:writing-mode="lr-tb"/>
    </style:style>
    <style:style style:name="Table21.D10" style:family="table-cell">
      <style:table-cell-properties style:vertical-align="top" fo:padding="0cm" fo:border-left="0.5pt solid #000000" fo:border-right="none" fo:border-top="none" fo:border-bottom="0.5pt solid #000000" style:writing-mode="lr-tb"/>
    </style:style>
    <style:style style:name="Table21.E10" style:family="table-cell">
      <style:table-cell-properties style:vertical-align="top" fo:padding="0cm" fo:border-left="0.5pt solid #000000" fo:border-right="none" fo:border-top="none" fo:border-bottom="0.5pt solid #000000" style:writing-mode="lr-tb"/>
    </style:style>
    <style:style style:name="Table21.F10" style:family="table-cell">
      <style:table-cell-properties style:vertical-align="top" fo:padding="0cm" fo:border-left="0.5pt solid #000000" fo:border-right="0.5pt solid #000000" fo:border-top="none" fo:border-bottom="0.5pt solid #000000" style:writing-mode="lr-tb"/>
    </style:style>
    <style:style style:name="Table2" style:family="table">
      <style:table-properties style:width="15.626cm" fo:margin-left="1.281cm" table:align="left" style:writing-mode="lr-tb"/>
    </style:style>
    <style:style style:name="Table2.A" style:family="table-column">
      <style:table-column-properties style:column-width="15.6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P1" style:family="paragraph" style:parent-style-name="Unicode-Value">
      <style:text-properties officeooo:rsid="00c51761" officeooo:paragraph-rsid="00c51761"/>
    </style:style>
    <style:style style:name="P2" style:family="paragraph" style:parent-style-name="Unicode-Character">
      <style:text-properties officeooo:rsid="00c51761" officeooo:paragraph-rsid="00c51761"/>
    </style:style>
    <style:style style:name="P3" style:family="paragraph" style:parent-style-name="Unicode-Value">
      <style:text-properties officeooo:paragraph-rsid="00d797e5"/>
    </style:style>
    <style:style style:name="P4" style:family="paragraph" style:parent-style-name="Unicode-Character">
      <style:text-properties officeooo:rsid="00c73f10" officeooo:paragraph-rsid="00c73f10"/>
    </style:style>
    <style:style style:name="P5" style:family="paragraph" style:parent-style-name="Unicode-Character">
      <style:text-properties officeooo:rsid="00dd71da" officeooo:paragraph-rsid="00dd71da"/>
    </style:style>
    <style:style style:name="P6" style:family="paragraph" style:parent-style-name="Unicode-Value">
      <style:text-properties officeooo:rsid="00e0e28b" officeooo:paragraph-rsid="00e0e28b"/>
    </style:style>
    <style:style style:name="P7" style:family="paragraph" style:parent-style-name="Unicode-Character">
      <style:text-properties officeooo:rsid="00e0e28b" officeooo:paragraph-rsid="00e0e28b"/>
    </style:style>
    <style:style style:name="P8" style:family="paragraph" style:parent-style-name="Unicode-Character">
      <style:text-properties officeooo:rsid="00e0e28b" officeooo:paragraph-rsid="00e25f8b"/>
    </style:style>
    <style:style style:name="P9" style:family="paragraph" style:parent-style-name="Unicode-Value">
      <style:text-properties officeooo:paragraph-rsid="00e2a3b1"/>
    </style:style>
    <style:style style:name="P10" style:family="paragraph" style:parent-style-name="Input-Character">
      <style:text-properties officeooo:rsid="00dee4bb" officeooo:paragraph-rsid="00dee4bb"/>
    </style:style>
    <style:style style:name="P11" style:family="paragraph" style:parent-style-name="Input-Character">
      <style:text-properties officeooo:rsid="00dee4bb" officeooo:paragraph-rsid="00e0e28b"/>
    </style:style>
    <style:style style:name="P12" style:family="paragraph" style:parent-style-name="Unicode-Character">
      <style:text-properties officeooo:rsid="00e25f8b"/>
    </style:style>
    <style:style style:name="P13" style:family="paragraph" style:parent-style-name="Unicode-Character">
      <style:text-properties officeooo:rsid="00e36c64"/>
    </style:style>
    <style:style style:name="P14" style:family="paragraph" style:parent-style-name="Unicode-Character">
      <style:text-properties officeooo:rsid="00e3a12a"/>
    </style:style>
    <style:style style:name="P15" style:family="paragraph" style:parent-style-name="Heading_20_3" style:list-style-name="">
      <style:paragraph-properties fo:orphans="2" fo:widows="2" fo:hyphenation-ladder-count="no-limit"/>
      <style:text-properties fo:hyphenate="false" fo:hyphenation-remain-char-count="2" fo:hyphenation-push-char-count="2" loext:hyphenation-no-caps="false"/>
    </style:style>
    <style:style style:name="P16" style:family="paragraph" style:parent-style-name="Heading_20_3">
      <style:paragraph-properties fo:break-before="page"/>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c67086" style:language-asian="zxx" style:country-asian="none" style:language-complex="zxx" style:country-complex="none"/>
    </style:style>
    <style:style style:name="T3" style:family="text">
      <style:text-properties officeooo:rsid="00c24247"/>
    </style:style>
    <style:style style:name="T4" style:family="text">
      <style:text-properties officeooo:rsid="00c51761"/>
    </style:style>
    <style:style style:name="T5" style:family="text">
      <style:text-properties officeooo:rsid="00ca8221"/>
    </style:style>
    <style:style style:name="T6" style:family="text">
      <style:text-properties officeooo:rsid="00cc1b2c"/>
    </style:style>
    <style:style style:name="T7" style:family="text">
      <style:text-properties officeooo:rsid="00dee4bb"/>
    </style:style>
    <style:style style:name="T8" style:family="text">
      <style:text-properties officeooo:rsid="00e25f8b"/>
    </style:style>
    <style:style style:name="T9" style:family="text">
      <style:text-properties officeooo:rsid="00e2a3b1"/>
    </style:style>
    <style:style style:name="T10" style:family="text">
      <style:text-properties officeooo:rsid="00e3a12a"/>
    </style:style>
    <style:style style:name="T1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Title">SIL EL - Ethiopian Latin Keyboard</text:p>
          </table:table-cell>
        </table:table-row>
      </table:table>
      <text:p text:style-name="Standard"/>
      <text:p text:style-name="Standard">The “SIL EL - Ethiopian Latin” keyboard is intended to support keying many Ethiopian latin-based scripts.</text:p>
      <table:table table:name="Table6" table:style-name="Table6">
        <table:table-column table:style-name="Table6.A"/>
        <table:table-column table:style-name="Table6.B" table:number-columns-repeated="9"/>
        <table:table-row table:style-name="Table6.1">
          <table:table-cell table:style-name="Table6.A1" table:number-columns-spanned="10" office:value-type="string">
            <text:h text:style-name="Heading_20_3" text:outline-level="3">Special Vowel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Input-Character">keys:</text:p>
          </table:table-cell>
          <table:table-cell table:style-name="Table6.A2" office:value-type="string">
            <text:p text:style-name="Input-Character"/>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 i</text:p>
          </table:table-cell>
          <table:table-cell table:style-name="Table6.A2" office:value-type="string">
            <text:p text:style-name="Input-Character"/>
          </table:table-cell>
          <table:table-cell table:style-name="Table6.A2" office:value-type="string">
            <text:p text:style-name="Input-Character">; o</text:p>
          </table:table-cell>
          <table:table-cell table:style-name="Table6.A2" office:value-type="string">
            <text:p text:style-name="Input-Character"/>
          </table:table-cell>
          <table:table-cell table:style-name="Table6.A2" office:value-type="string">
            <text:p text:style-name="Input-Character">; u</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table:table-cell>
          <table:table-cell table:style-name="Table6.A2" office:value-type="string">
            <text:p text:style-name="Input-Character">e &lt;</text:p>
          </table:table-cell>
          <table:table-cell table:style-name="Table6.A2" office:value-type="string">
            <text:p text:style-name="Input-Character"/>
          </table:table-cell>
          <table:table-cell table:style-name="Table6.A2" office:value-type="string">
            <text:p text:style-name="Input-Character">i &lt;</text:p>
          </table:table-cell>
          <table:table-cell table:style-name="Table6.A2" office:value-type="string">
            <text:p text:style-name="Input-Character"/>
          </table:table-cell>
          <table:table-cell table:style-name="Table6.A2" office:value-type="string">
            <text:p text:style-name="Input-Character">o &lt;</text:p>
          </table:table-cell>
          <table:table-cell table:style-name="Table6.A2" office:value-type="string">
            <text:p text:style-name="Input-Character"/>
          </table:table-cell>
          <table:table-cell table:style-name="Table6.A2" office:value-type="string">
            <text:p text:style-name="Input-Character">u &lt;</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a</text:p>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i =</text:p>
          </table:table-cell>
          <table:table-cell table:style-name="Table6.A2" office:value-type="string">
            <text:p text:style-name="Input-Character">] i</text:p>
          </table:table-cell>
          <table:table-cell table:style-name="Table6.A2" office:value-type="string">
            <text:p text:style-name="Input-Character">] o</text:p>
          </table:table-cell>
          <table:table-cell table:style-name="Table6.A2" office:value-type="string">
            <text:p text:style-name="Input-Character">= o</text:p>
          </table:table-cell>
          <table:table-cell table:style-name="Table6.A2" office:value-type="string">
            <text:p text:style-name="Input-Character">u =</text:p>
          </table:table-cell>
          <table:table-cell table:style-name="Table6.J2" office:value-type="string">
            <text:p text:style-name="Input-Character">] u</text:p>
          </table:table-cell>
        </table:table-row>
        <table:table-row table:style-name="Table6.1">
          <table:table-cell table:style-name="Table6.A5" office:value-type="string">
            <text:p text:style-name="Unicode-Character"/>
          </table:table-cell>
          <table:table-cell table:style-name="Table6.B5" office:value-type="string">
            <text:p text:style-name="Unicode-Character">ʌ</text:p>
          </table:table-cell>
          <table:table-cell table:style-name="Table6.C5" office:value-type="string">
            <text:p text:style-name="Unicode-Character">ɛ</text:p>
          </table:table-cell>
          <table:table-cell table:style-name="Table6.D5" office:value-type="string">
            <text:p text:style-name="Unicode-Character">ə</text:p>
          </table:table-cell>
          <table:table-cell table:style-name="Table6.E5" office:value-type="string">
            <text:p text:style-name="Unicode-Character">ɨ</text:p>
          </table:table-cell>
          <table:table-cell table:style-name="Table6.F5" office:value-type="string">
            <text:p text:style-name="Unicode-Character">ɩ</text:p>
          </table:table-cell>
          <table:table-cell table:style-name="Table6.G5" office:value-type="string">
            <text:p text:style-name="Unicode-Character">ɔ</text:p>
          </table:table-cell>
          <table:table-cell table:style-name="Table6.H5" office:value-type="string">
            <text:p text:style-name="Unicode-Character">ø</text:p>
          </table:table-cell>
          <table:table-cell table:style-name="Table6.I5" office:value-type="string">
            <text:p text:style-name="Unicode-Character">ʉ</text:p>
          </table:table-cell>
          <table:table-cell table:style-name="Table6.J5" office:value-type="string">
            <text:p text:style-name="Unicode-Character">ʋ</text:p>
          </table:table-cell>
        </table:table-row>
        <table:table-row table:style-name="Table6.1">
          <table:table-cell table:style-name="Table6.A2" office:value-type="string">
            <text:p text:style-name="Unicode-Value"/>
          </table:table-cell>
          <table:table-cell table:style-name="Table6.B6" office:value-type="string">
            <text:p text:style-name="Unicode-Value">028C</text:p>
          </table:table-cell>
          <table:table-cell table:style-name="Table6.C6" office:value-type="string">
            <text:p text:style-name="Unicode-Value">025B</text:p>
          </table:table-cell>
          <table:table-cell table:style-name="Table6.D6" office:value-type="string">
            <text:p text:style-name="Unicode-Value">0259</text:p>
          </table:table-cell>
          <table:table-cell table:style-name="Table6.E6" office:value-type="string">
            <text:p text:style-name="Unicode-Value">0268</text:p>
          </table:table-cell>
          <table:table-cell table:style-name="Table6.F6" office:value-type="string">
            <text:p text:style-name="Unicode-Value">0269</text:p>
          </table:table-cell>
          <table:table-cell table:style-name="Table6.G6" office:value-type="string">
            <text:p text:style-name="Unicode-Value">0254</text:p>
          </table:table-cell>
          <table:table-cell table:style-name="Table6.H6" office:value-type="string">
            <text:p text:style-name="Unicode-Value">00F8</text:p>
          </table:table-cell>
          <table:table-cell table:style-name="Table6.I6" office:value-type="string">
            <text:p text:style-name="Unicode-Value">0289</text:p>
          </table:table-cell>
          <table:table-cell table:style-name="Table6.J6" office:value-type="string">
            <text:p text:style-name="Unicode-Value">028<text:span text:style-name="T5">B</text:span></text:p>
          </table:table-cell>
        </table:table-row>
      </table:table>
      <text:p text:style-name="Standard"/>
      <table:table table:name="Table11" table:style-name="Table11">
        <table:table-column table:style-name="Table11.A"/>
        <table:table-column table:style-name="Table11.B" table:number-columns-repeated="9"/>
        <table:table-row table:style-name="Table11.1">
          <table:table-cell table:style-name="Table11.A1" table:number-columns-spanned="10" office:value-type="string">
            <text:h text:style-name="Heading_20_3" text:outline-level="3">Special Vowel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Input-Character">keys:</text:p>
          </table:table-cell>
          <table:table-cell table:style-name="Table11.A2" office:value-type="string">
            <text:p text:style-name="Input-Character"/>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 I</text:p>
          </table:table-cell>
          <table:table-cell table:style-name="Table11.A2" office:value-type="string">
            <text:p text:style-name="Input-Character"/>
          </table:table-cell>
          <table:table-cell table:style-name="Table11.A2" office:value-type="string">
            <text:p text:style-name="Input-Character">; O</text:p>
          </table:table-cell>
          <table:table-cell table:style-name="Table11.A2" office:value-type="string">
            <text:p text:style-name="Input-Character"/>
          </table:table-cell>
          <table:table-cell table:style-name="Table11.A2" office:value-type="string">
            <text:p text:style-name="Input-Character">; U</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table:table-cell>
          <table:table-cell table:style-name="Table11.A2" office:value-type="string">
            <text:p text:style-name="Input-Character">E &lt;</text:p>
          </table:table-cell>
          <table:table-cell table:style-name="Table11.A2" office:value-type="string">
            <text:p text:style-name="Input-Character"/>
          </table:table-cell>
          <table:table-cell table:style-name="Table11.A2" office:value-type="string">
            <text:p text:style-name="Input-Character">I &lt;</text:p>
          </table:table-cell>
          <table:table-cell table:style-name="Table11.A2" office:value-type="string">
            <text:p text:style-name="Input-Character"/>
          </table:table-cell>
          <table:table-cell table:style-name="Table11.A2" office:value-type="string">
            <text:p text:style-name="Input-Character">O &lt;</text:p>
          </table:table-cell>
          <table:table-cell table:style-name="Table11.A2" office:value-type="string">
            <text:p text:style-name="Input-Character"/>
          </table:table-cell>
          <table:table-cell table:style-name="Table11.A2" office:value-type="string">
            <text:p text:style-name="Input-Character">U &lt;</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A</text:p>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I =</text:p>
          </table:table-cell>
          <table:table-cell table:style-name="Table11.A2" office:value-type="string">
            <text:p text:style-name="Input-Character">] I</text:p>
          </table:table-cell>
          <table:table-cell table:style-name="Table11.A2" office:value-type="string">
            <text:p text:style-name="Input-Character">] O</text:p>
          </table:table-cell>
          <table:table-cell table:style-name="Table11.A2" office:value-type="string">
            <text:p text:style-name="Input-Character">= O</text:p>
          </table:table-cell>
          <table:table-cell table:style-name="Table11.A2" office:value-type="string">
            <text:p text:style-name="Input-Character">U =</text:p>
          </table:table-cell>
          <table:table-cell table:style-name="Table11.J2" office:value-type="string">
            <text:p text:style-name="Input-Character">] U</text:p>
          </table:table-cell>
        </table:table-row>
        <table:table-row table:style-name="Table11.1">
          <table:table-cell table:style-name="Table11.A5" office:value-type="string">
            <text:p text:style-name="Unicode-Character"/>
          </table:table-cell>
          <table:table-cell table:style-name="Table11.B5" office:value-type="string">
            <text:p text:style-name="Unicode-Character">Ʌ</text:p>
          </table:table-cell>
          <table:table-cell table:style-name="Table11.C5" office:value-type="string">
            <text:p text:style-name="Unicode-Character">Ɛ</text:p>
          </table:table-cell>
          <table:table-cell table:style-name="Table11.D5" office:value-type="string">
            <text:p text:style-name="Unicode-Character">Ə</text:p>
          </table:table-cell>
          <table:table-cell table:style-name="Table11.E5" office:value-type="string">
            <text:p text:style-name="Unicode-Character">Ɨ</text:p>
          </table:table-cell>
          <table:table-cell table:style-name="Table11.F5" office:value-type="string">
            <text:p text:style-name="Unicode-Character">Ɩ</text:p>
          </table:table-cell>
          <table:table-cell table:style-name="Table11.G5" office:value-type="string">
            <text:p text:style-name="Unicode-Character">Ɔ</text:p>
          </table:table-cell>
          <table:table-cell table:style-name="Table11.H5" office:value-type="string">
            <text:p text:style-name="Unicode-Character">Ø</text:p>
          </table:table-cell>
          <table:table-cell table:style-name="Table11.I5" office:value-type="string">
            <text:p text:style-name="Unicode-Character">Ʉ</text:p>
          </table:table-cell>
          <table:table-cell table:style-name="Table11.J5" office:value-type="string">
            <text:p text:style-name="Unicode-Character">Ʋ</text:p>
          </table:table-cell>
        </table:table-row>
        <table:table-row table:style-name="Table11.1">
          <table:table-cell table:style-name="Table11.A2" office:value-type="string">
            <text:p text:style-name="Unicode-Value"/>
          </table:table-cell>
          <table:table-cell table:style-name="Table11.B6" office:value-type="string">
            <text:p text:style-name="Unicode-Value">0245</text:p>
          </table:table-cell>
          <table:table-cell table:style-name="Table11.C6" office:value-type="string">
            <text:p text:style-name="Unicode-Value">0190</text:p>
          </table:table-cell>
          <table:table-cell table:style-name="Table11.D6" office:value-type="string">
            <text:p text:style-name="Unicode-Value">018F</text:p>
          </table:table-cell>
          <table:table-cell table:style-name="Table11.E6" office:value-type="string">
            <text:p text:style-name="Unicode-Value">0197</text:p>
          </table:table-cell>
          <table:table-cell table:style-name="Table11.F6" office:value-type="string">
            <text:p text:style-name="Unicode-Value">0196</text:p>
          </table:table-cell>
          <table:table-cell table:style-name="Table11.G6" office:value-type="string">
            <text:p text:style-name="Unicode-Value">0186</text:p>
          </table:table-cell>
          <table:table-cell table:style-name="Table11.H6" office:value-type="string">
            <text:p text:style-name="Unicode-Value">00D8</text:p>
          </table:table-cell>
          <table:table-cell table:style-name="Table11.I6" office:value-type="string">
            <text:p text:style-name="Unicode-Value">0244</text:p>
          </table:table-cell>
          <table:table-cell table:style-name="Table11.J6" office:value-type="string">
            <text:p text:style-name="Unicode-Value">01B2</text:p>
          </table:table-cell>
        </table:table-row>
      </table:table>
      <text:p text:style-name="Standard"/>
      <table:table table:name="Table12" table:style-name="Table12">
        <table:table-column table:style-name="Table12.A"/>
        <table:table-column table:style-name="Table12.B" table:number-columns-repeated="9"/>
        <table:table-row table:style-name="Table12.1">
          <table:table-cell table:style-name="Table12.A1" table:number-columns-spanned="10" office:value-type="string">
            <text:h text:style-name="Heading_20_3" text:outline-level="3">Special Consonant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Input-Character">keys:</text:p>
          </table:table-cell>
          <table:table-cell table:style-name="Table12.A2" office:value-type="string">
            <text:p text:style-name="Input-Character">; b</text:p>
          </table:table-cell>
          <table:table-cell table:style-name="Table12.A2" office:value-type="string">
            <text:p text:style-name="Input-Character">; c</text:p>
          </table:table-cell>
          <table:table-cell table:style-name="Table12.A2" office:value-type="string">
            <text:p text:style-name="Input-Character">; d</text:p>
          </table:table-cell>
          <table:table-cell table:style-name="Table12.A2" office:value-type="string">
            <text:p text:style-name="Input-Character">; g</text:p>
          </table:table-cell>
          <table:table-cell table:style-name="Table12.A2" office:value-type="string">
            <text:p text:style-name="P11">] g</text:p>
          </table:table-cell>
          <table:table-cell table:style-name="Table12.A2" office:value-type="string">
            <text:p text:style-name="Input-Character">; h</text:p>
          </table:table-cell>
          <table:table-cell table:style-name="Table12.A2" office:value-type="string">
            <text:p text:style-name="Input-Character">; n</text:p>
          </table:table-cell>
          <table:table-cell table:style-name="Table12.A2" office:value-type="string">
            <text:p text:style-name="Input-Character">: n</text:p>
          </table:table-cell>
          <table:table-cell table:style-name="Table12.J2" office:value-type="string">
            <text:p text:style-name="Input-Character">; s</text:p>
          </table:table-cell>
        </table:table-row>
        <table:table-row table:style-name="Table12.1">
          <table:table-cell table:style-name="Table12.A2" office:value-type="string">
            <text:p text:style-name="Input-Character">or:</text:p>
          </table:table-cell>
          <table:table-cell table:style-name="Table12.A2" office:value-type="string">
            <text:p text:style-name="Input-Character">b &lt;</text:p>
          </table:table-cell>
          <table:table-cell table:style-name="Table12.A2" office:value-type="string">
            <text:p text:style-name="Input-Character">c &lt;</text:p>
          </table:table-cell>
          <table:table-cell table:style-name="Table12.A2" office:value-type="string">
            <text:p text:style-name="Input-Character">d &lt;</text:p>
          </table:table-cell>
          <table:table-cell table:style-name="Table12.A2" office:value-type="string">
            <text:p text:style-name="Input-Character">g &lt;</text:p>
          </table:table-cell>
          <table:table-cell table:style-name="Table12.A2" office:value-type="string">
            <text:p text:style-name="P10"/>
          </table:table-cell>
          <table:table-cell table:style-name="Table12.A2" office:value-type="string">
            <text:p text:style-name="Input-Character"/>
          </table:table-cell>
          <table:table-cell table:style-name="Table12.A2" office:value-type="string">
            <text:p text:style-name="Input-Character">n &lt;</text:p>
          </table:table-cell>
          <table:table-cell table:style-name="Table12.A2" office:value-type="string">
            <text:p text:style-name="Input-Character">= n</text:p>
          </table:table-cell>
          <table:table-cell table:style-name="Table12.J2" office:value-type="string">
            <text:p text:style-name="Input-Character">s &lt;</text:p>
          </table:table-cell>
        </table:table-row>
        <table:table-row table:style-name="Table12.1">
          <table:table-cell table:style-name="Table12.A2" office:value-type="string">
            <text:p text:style-name="P10">or:</text:p>
          </table:table-cell>
          <table:table-cell table:style-name="Table12.A2" office:value-type="string">
            <text:p text:style-name="Input-Character"/>
          </table:table-cell>
          <table:table-cell table:style-name="Table12.A2" office:value-type="string">
            <text:p text:style-name="Input-Character"/>
          </table:table-cell>
          <table:table-cell table:style-name="Table12.A2" office:value-type="string">
            <text:p text:style-name="Input-Character"/>
          </table:table-cell>
          <table:table-cell table:style-name="Table12.A2" office:value-type="string">
            <text:p text:style-name="Input-Character"/>
          </table:table-cell>
          <table:table-cell table:style-name="Table12.A2" office:value-type="string">
            <text:p text:style-name="P10"/>
          </table:table-cell>
          <table:table-cell table:style-name="Table12.A2" office:value-type="string">
            <text:p text:style-name="Input-Character"/>
          </table:table-cell>
          <table:table-cell table:style-name="Table12.A2" office:value-type="string">
            <text:p text:style-name="P10">] n</text:p>
          </table:table-cell>
          <table:table-cell table:style-name="Table12.A2" office:value-type="string">
            <text:p text:style-name="Input-Character"/>
          </table:table-cell>
          <table:table-cell table:style-name="Table12.J2" office:value-type="string">
            <text:p text:style-name="Input-Character"/>
          </table:table-cell>
        </table:table-row>
        <table:table-row table:style-name="Table12.1">
          <table:table-cell table:style-name="Table12.A5" office:value-type="string">
            <text:p text:style-name="Unicode-Character"/>
          </table:table-cell>
          <table:table-cell table:style-name="Table12.B5" office:value-type="string">
            <text:p text:style-name="Unicode-Character">ɓ</text:p>
          </table:table-cell>
          <table:table-cell table:style-name="Table12.C5" office:value-type="string">
            <text:p text:style-name="Unicode-Character">ç</text:p>
          </table:table-cell>
          <table:table-cell table:style-name="Table12.D5" office:value-type="string">
            <text:p text:style-name="Unicode-Character">ɗ</text:p>
          </table:table-cell>
          <table:table-cell table:style-name="Table12.E5" office:value-type="string">
            <text:p text:style-name="Unicode-Character">ɠ</text:p>
          </table:table-cell>
          <table:table-cell table:style-name="Table12.F5" office:value-type="string">
            <text:p text:style-name="P8">ɣ</text:p>
          </table:table-cell>
          <table:table-cell table:style-name="Table12.G5" office:value-type="string">
            <text:p text:style-name="P4">ħ</text:p>
          </table:table-cell>
          <table:table-cell table:style-name="Table12.H5" office:value-type="string">
            <text:p text:style-name="Unicode-Character">ŋ</text:p>
          </table:table-cell>
          <table:table-cell table:style-name="Table12.I5" office:value-type="string">
            <text:p text:style-name="Unicode-Character">ɲ</text:p>
          </table:table-cell>
          <table:table-cell table:style-name="Table12.J5" office:value-type="string">
            <text:p text:style-name="Unicode-Character">ʃ</text:p>
          </table:table-cell>
        </table:table-row>
        <table:table-row table:style-name="Table12.1">
          <table:table-cell table:style-name="Table12.A2" office:value-type="string">
            <text:p text:style-name="Unicode-Value"/>
          </table:table-cell>
          <table:table-cell table:style-name="Table12.B6" office:value-type="string">
            <text:p text:style-name="Unicode-Value">0253</text:p>
          </table:table-cell>
          <table:table-cell table:style-name="Table12.C6" office:value-type="string">
            <text:p text:style-name="Unicode-Value">00E7</text:p>
          </table:table-cell>
          <table:table-cell table:style-name="Table12.D6" office:value-type="string">
            <text:p text:style-name="Unicode-Value">0257</text:p>
          </table:table-cell>
          <table:table-cell table:style-name="Table12.E6" office:value-type="string">
            <text:p text:style-name="Unicode-Value">0260</text:p>
          </table:table-cell>
          <table:table-cell table:style-name="Table12.F6" office:value-type="string">
            <text:p text:style-name="P6">0263</text:p>
          </table:table-cell>
          <table:table-cell table:style-name="Table12.G6" office:value-type="string">
            <text:p text:style-name="Unicode-Value">0127</text:p>
          </table:table-cell>
          <table:table-cell table:style-name="Table12.H6" office:value-type="string">
            <text:p text:style-name="Unicode-Value">014B</text:p>
          </table:table-cell>
          <table:table-cell table:style-name="Table12.I6" office:value-type="string">
            <text:p text:style-name="Unicode-Value">0272</text:p>
          </table:table-cell>
          <table:table-cell table:style-name="Table12.J6" office:value-type="string">
            <text:p text:style-name="Unicode-Value">0283</text:p>
          </table:table-cell>
        </table:table-row>
      </table:table>
      <text:p text:style-name="Standard"/>
      <table:table table:name="Table13" table:style-name="Table13">
        <table:table-column table:style-name="Table13.A"/>
        <table:table-column table:style-name="Table13.B" table:number-columns-repeated="9"/>
        <table:table-row table:style-name="Table13.1">
          <table:table-cell table:style-name="Table13.A1" table:number-columns-spanned="10" office:value-type="string">
            <text:h text:style-name="Heading_20_3" text:outline-level="3">Special Consonant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Input-Character">keys:</text:p>
          </table:table-cell>
          <table:table-cell table:style-name="Table13.A2" office:value-type="string">
            <text:p text:style-name="Input-Character">; B</text:p>
          </table:table-cell>
          <table:table-cell table:style-name="Table13.A2" office:value-type="string">
            <text:p text:style-name="Input-Character">; C</text:p>
          </table:table-cell>
          <table:table-cell table:style-name="Table13.A2" office:value-type="string">
            <text:p text:style-name="Input-Character">; D</text:p>
          </table:table-cell>
          <table:table-cell table:style-name="Table13.A2" office:value-type="string">
            <text:p text:style-name="Input-Character">; G</text:p>
          </table:table-cell>
          <table:table-cell table:style-name="Table13.A2" office:value-type="string">
            <text:p text:style-name="P11">] G</text:p>
          </table:table-cell>
          <table:table-cell table:style-name="Table13.A2" office:value-type="string">
            <text:p text:style-name="Input-Character">; H</text:p>
          </table:table-cell>
          <table:table-cell table:style-name="Table13.A2" office:value-type="string">
            <text:p text:style-name="Input-Character">; N</text:p>
          </table:table-cell>
          <table:table-cell table:style-name="Table13.A2" office:value-type="string">
            <text:p text:style-name="Input-Character">: N</text:p>
          </table:table-cell>
          <table:table-cell table:style-name="Table13.J2" office:value-type="string">
            <text:p text:style-name="Input-Character">; S</text:p>
          </table:table-cell>
        </table:table-row>
        <table:table-row table:style-name="Table13.1">
          <table:table-cell table:style-name="Table13.A2" office:value-type="string">
            <text:p text:style-name="Input-Character">or:</text:p>
          </table:table-cell>
          <table:table-cell table:style-name="Table13.A2" office:value-type="string">
            <text:p text:style-name="Input-Character">B &lt;</text:p>
          </table:table-cell>
          <table:table-cell table:style-name="Table13.A2" office:value-type="string">
            <text:p text:style-name="Input-Character">C &lt;</text:p>
          </table:table-cell>
          <table:table-cell table:style-name="Table13.A2" office:value-type="string">
            <text:p text:style-name="Input-Character">D &lt;</text:p>
          </table:table-cell>
          <table:table-cell table:style-name="Table13.A2" office:value-type="string">
            <text:p text:style-name="Input-Character">G &lt;</text:p>
          </table:table-cell>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Input-Character">N &lt;</text:p>
          </table:table-cell>
          <table:table-cell table:style-name="Table13.A2" office:value-type="string">
            <text:p text:style-name="Input-Character">= N</text:p>
          </table:table-cell>
          <table:table-cell table:style-name="Table13.J2" office:value-type="string">
            <text:p text:style-name="Input-Character">S &lt;</text:p>
          </table:table-cell>
        </table:table-row>
        <table:table-row table:style-name="Table13.1">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P10"/>
          </table:table-cell>
          <table:table-cell table:style-name="Table13.A2" office:value-type="string">
            <text:p text:style-name="Input-Character"/>
          </table:table-cell>
          <table:table-cell table:style-name="Table13.A2" office:value-type="string">
            <text:p text:style-name="P10">] N</text:p>
          </table:table-cell>
          <table:table-cell table:style-name="Table13.A2" office:value-type="string">
            <text:p text:style-name="Input-Character"/>
          </table:table-cell>
          <table:table-cell table:style-name="Table13.J2" office:value-type="string">
            <text:p text:style-name="Input-Character"/>
          </table:table-cell>
        </table:table-row>
        <table:table-row table:style-name="Table13.1">
          <table:table-cell table:style-name="Table13.A5" office:value-type="string">
            <text:p text:style-name="Unicode-Character"/>
          </table:table-cell>
          <table:table-cell table:style-name="Table13.B5" office:value-type="string">
            <text:p text:style-name="Unicode-Character">Ɓ</text:p>
          </table:table-cell>
          <table:table-cell table:style-name="Table13.C5" office:value-type="string">
            <text:p text:style-name="Unicode-Character">Ç</text:p>
          </table:table-cell>
          <table:table-cell table:style-name="Table13.D5" office:value-type="string">
            <text:p text:style-name="Unicode-Character">Ɗ</text:p>
          </table:table-cell>
          <table:table-cell table:style-name="Table13.E5" office:value-type="string">
            <text:p text:style-name="Unicode-Character">Ɠ</text:p>
          </table:table-cell>
          <table:table-cell table:style-name="Table13.F5" office:value-type="string">
            <text:p text:style-name="P7">Ɣ</text:p>
          </table:table-cell>
          <table:table-cell table:style-name="Table13.G5" office:value-type="string">
            <text:p text:style-name="P4">Ħ</text:p>
          </table:table-cell>
          <table:table-cell table:style-name="Table13.H5" office:value-type="string">
            <text:p text:style-name="Unicode-Character">Ŋ</text:p>
          </table:table-cell>
          <table:table-cell table:style-name="Table13.I5" office:value-type="string">
            <text:p text:style-name="Unicode-Character">Ɲ</text:p>
          </table:table-cell>
          <table:table-cell table:style-name="Table13.J5" office:value-type="string">
            <text:p text:style-name="Unicode-Character">ʆ</text:p>
          </table:table-cell>
        </table:table-row>
        <table:table-row table:style-name="Table13.1">
          <table:table-cell table:style-name="Table13.A2" office:value-type="string">
            <text:p text:style-name="Unicode-Value"/>
          </table:table-cell>
          <table:table-cell table:style-name="Table13.B6" office:value-type="string">
            <text:p text:style-name="Unicode-Value">0181</text:p>
          </table:table-cell>
          <table:table-cell table:style-name="Table13.C6" office:value-type="string">
            <text:p text:style-name="Unicode-Value">00C7</text:p>
          </table:table-cell>
          <table:table-cell table:style-name="Table13.D6" office:value-type="string">
            <text:p text:style-name="Unicode-Value">018A</text:p>
          </table:table-cell>
          <table:table-cell table:style-name="Table13.E6" office:value-type="string">
            <text:p text:style-name="Unicode-Value">0193</text:p>
          </table:table-cell>
          <table:table-cell table:style-name="Table13.F6" office:value-type="string">
            <text:p text:style-name="P6">0194</text:p>
          </table:table-cell>
          <table:table-cell table:style-name="Table13.G6" office:value-type="string">
            <text:p text:style-name="Unicode-Value">012<text:span text:style-name="T3">6</text:span></text:p>
          </table:table-cell>
          <table:table-cell table:style-name="Table13.H6" office:value-type="string">
            <text:p text:style-name="Unicode-Value">014A</text:p>
          </table:table-cell>
          <table:table-cell table:style-name="Table13.I6" office:value-type="string">
            <text:p text:style-name="Unicode-Value">019D</text:p>
          </table:table-cell>
          <table:table-cell table:style-name="Table13.J6" office:value-type="string">
            <text:p text:style-name="Unicode-Value">0286</text:p>
          </table:table-cell>
        </table:table-row>
      </table:table>
      <text:p text:style-name="Standard"/>
      <table:table table:name="Table3" table:style-name="Table3">
        <table:table-column table:style-name="Table3.A"/>
        <table:table-column table:style-name="Table3.B" table:number-columns-repeated="5"/>
        <text:soft-page-break/>
        <table:table-row table:style-name="Table3.1">
          <table:table-cell table:style-name="Table3.A1" table:number-columns-spanned="6" office:value-type="string">
            <text:h text:style-name="Heading_20_3" text:outline-level="3">Special “Non-Punctuation Word Forming” Characters</text:h>
          </table:table-cell>
          <table:covered-table-cell/>
          <table:covered-table-cell/>
          <table:covered-table-cell/>
          <table:covered-table-cell/>
          <table:covered-table-cell/>
        </table:table-row>
        <table:table-row table:style-name="Table3.1">
          <table:table-cell table:style-name="Table3.A2" office:value-type="string">
            <text:p text:style-name="Input-Character">keys:</text:p>
          </table:table-cell>
          <table:table-cell table:style-name="Table3.A2" office:value-type="string">
            <text:p text:style-name="Input-Character">; <text:span text:style-name="T4">X</text:span></text:p>
          </table:table-cell>
          <table:table-cell table:style-name="Table3.A2" office:value-type="string">
            <text:p text:style-name="Input-Character">; x</text:p>
          </table:table-cell>
          <table:table-cell table:style-name="Table3.A2" office:value-type="string">
            <text:p text:style-name="Input-Character">] <text:s/>] <text:s/>(rota)</text:p>
          </table:table-cell>
          <table:table-cell table:style-name="Table3.A2" office:value-type="string">
            <text:p text:style-name="Input-Character">; '</text:p>
          </table:table-cell>
          <table:table-cell table:style-name="Table3.F2" office:value-type="string">
            <text:p text:style-name="Input-Character">] :</text:p>
          </table:table-cell>
        </table:table-row>
        <table:table-row table:style-name="Table3.1">
          <table:table-cell table:style-name="Table3.A2" office:value-type="string">
            <text:p text:style-name="Unicode-Value">description:</text:p>
          </table:table-cell>
          <table:table-cell table:style-name="Table3.A2" office:value-type="string">
            <text:p text:style-name="P1">glottal</text:p>
          </table:table-cell>
          <table:table-cell table:style-name="Table3.A2" office:value-type="string">
            <text:p text:style-name="Unicode-Value">pharyngeal</text:p>
          </table:table-cell>
          <table:table-cell table:style-name="Table3.A2" office:value-type="string">
            <text:p text:style-name="Unicode-Value">ejective or glottal stop</text:p>
          </table:table-cell>
          <table:table-cell table:style-name="Table3.A2" office:value-type="string">
            <text:p text:style-name="Unicode-Value">saltillo - straight glottal</text:p>
          </table:table-cell>
          <table:table-cell table:style-name="Table3.F2" office:value-type="string">
            <text:p text:style-name="Unicode-Value">postposed subject marker</text:p>
          </table:table-cell>
        </table:table-row>
        <table:table-row table:style-name="Table3.1">
          <table:table-cell table:style-name="Table3.A4" office:value-type="string">
            <text:p text:style-name="Unicode-Character"/>
          </table:table-cell>
          <table:table-cell table:style-name="Table3.B4" office:value-type="string">
            <text:p text:style-name="P2">ʔ</text:p>
          </table:table-cell>
          <table:table-cell table:style-name="Table3.C4" office:value-type="string">
            <text:p text:style-name="Unicode-Character">ʕ</text:p>
          </table:table-cell>
          <table:table-cell table:style-name="Table3.D4" office:value-type="string">
            <text:p text:style-name="Unicode-Character">ʼ</text:p>
          </table:table-cell>
          <table:table-cell table:style-name="Table3.E4" office:value-type="string">
            <text:p text:style-name="Unicode-Character">ꞌ</text:p>
          </table:table-cell>
          <table:table-cell table:style-name="Table3.F4" office:value-type="string">
            <text:p text:style-name="Unicode-Character">꞉</text:p>
          </table:table-cell>
        </table:table-row>
        <table:table-row table:style-name="Table3.1">
          <table:table-cell table:style-name="Table3.A2" office:value-type="string">
            <text:p text:style-name="Unicode-Value"/>
          </table:table-cell>
          <table:table-cell table:style-name="Table3.B5" office:value-type="string">
            <text:p text:style-name="Unicode-Value">029<text:span text:style-name="T4">4</text:span></text:p>
          </table:table-cell>
          <table:table-cell table:style-name="Table3.C5" office:value-type="string">
            <text:p text:style-name="Unicode-Value">0295</text:p>
          </table:table-cell>
          <table:table-cell table:style-name="Table3.D5" office:value-type="string">
            <text:p text:style-name="Unicode-Value">02BC</text:p>
          </table:table-cell>
          <table:table-cell table:style-name="Table3.E5" office:value-type="string">
            <text:p text:style-name="Unicode-Value">A78C</text:p>
          </table:table-cell>
          <table:table-cell table:style-name="Table3.F5" office:value-type="string">
            <text:p text:style-name="Unicode-Value">A789</text:p>
          </table:table-cell>
        </table:table-row>
      </table:table>
      <text:p text:style-name="Standard"/>
      <table:table table:name="Table9" table:style-name="Table9">
        <table:table-column table:style-name="Table9.A"/>
        <table:table-column table:style-name="Table9.B" table:number-columns-repeated="11"/>
        <table:table-row table:style-name="Table9.1">
          <table:table-cell table:style-name="Table9.A1" table:number-columns-spanned="12"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12" office:value-type="string">
            <text:p text:style-name="Standard">First type the keystrokes from the leftmost column, followed by the keystrok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Input-Character">keys:</text:p>
          </table:table-cell>
          <table:table-cell table:style-name="Table9.A3" office:value-type="string">
            <text:p text:style-name="Input-Character">1</text:p>
          </table:table-cell>
          <table:table-cell table:style-name="Table9.A3" office:value-type="string">
            <text:p text:style-name="Input-Character">2</text:p>
          </table:table-cell>
          <table:table-cell table:style-name="Table9.A3" office:value-type="string">
            <text:p text:style-name="Input-Character">3</text:p>
          </table:table-cell>
          <table:table-cell table:style-name="Table9.A3" office:value-type="string">
            <text:p text:style-name="Input-Character">4</text:p>
          </table:table-cell>
          <table:table-cell table:style-name="Table9.A3" office:value-type="string">
            <text:p text:style-name="Input-Character">5</text:p>
          </table:table-cell>
          <table:table-cell table:style-name="Table9.A3" office:value-type="string">
            <text:p text:style-name="Input-Character">6</text:p>
          </table:table-cell>
          <table:table-cell table:style-name="Table9.A3" office:value-type="string">
            <text:p text:style-name="Input-Character">7</text:p>
          </table:table-cell>
          <table:table-cell table:style-name="Table9.A3" office:value-type="string">
            <text:p text:style-name="Input-Character">8</text:p>
          </table:table-cell>
          <table:table-cell table:style-name="Table9.A3" office:value-type="string">
            <text:p text:style-name="Input-Character">9</text:p>
          </table:table-cell>
          <table:table-cell table:style-name="Table9.A3" office:value-type="string">
            <text:p text:style-name="Input-Character">0</text:p>
          </table:table-cell>
          <table:table-cell table:style-name="Table9.L3" office:value-type="string">
            <text:p text:style-name="Input-Character"># or [</text:p>
          </table:table-cell>
        </table:table-row>
        <table:table-row table:style-name="Table9.1">
          <table:table-cell table:style-name="Table9.A4" office:value-type="string">
            <text:p text:style-name="Unicode-Character"/>
          </table:table-cell>
          <table:table-cell table:style-name="Table9.B4" office:value-type="string">
            <text:p text:style-name="Unicode-Character">◌́</text:p>
          </table:table-cell>
          <table:table-cell table:style-name="Table9.C4" office:value-type="string">
            <text:p text:style-name="Unicode-Character">◌̀</text:p>
          </table:table-cell>
          <table:table-cell table:style-name="Table9.D4" office:value-type="string">
            <text:p text:style-name="Unicode-Character">◌̂</text:p>
          </table:table-cell>
          <table:table-cell table:style-name="Table9.E4" office:value-type="string">
            <text:p text:style-name="Unicode-Character">◌̌</text:p>
          </table:table-cell>
          <table:table-cell table:style-name="Table9.F4" office:value-type="string">
            <text:p text:style-name="Unicode-Character">◌̃</text:p>
          </table:table-cell>
          <table:table-cell table:style-name="Table9.G4" office:value-type="string">
            <text:p text:style-name="Unicode-Character">◌̕</text:p>
          </table:table-cell>
          <table:table-cell table:style-name="Table9.H4" office:value-type="string">
            <text:p text:style-name="Unicode-Character">◌̋</text:p>
          </table:table-cell>
          <table:table-cell table:style-name="Table9.I4" office:value-type="string">
            <text:p text:style-name="Unicode-Character">◌̏</text:p>
          </table:table-cell>
          <table:table-cell table:style-name="Table9.J4" office:value-type="string">
            <text:p text:style-name="Unicode-Character">◌̄</text:p>
          </table:table-cell>
          <table:table-cell table:style-name="Table9.K4" office:value-type="string">
            <text:p text:style-name="Unicode-Character">◌̱</text:p>
          </table:table-cell>
          <table:table-cell table:style-name="Table9.L4" office:value-type="string">
            <text:p text:style-name="Unicode-Character">◌̈</text:p>
          </table:table-cell>
        </table:table-row>
        <table:table-row table:style-name="Table9.1">
          <table:table-cell table:style-name="Table9.A5" office:value-type="string">
            <text:p text:style-name="Unicode-Value"/>
          </table:table-cell>
          <table:table-cell table:style-name="Table9.B5" office:value-type="string">
            <text:p text:style-name="Unicode-Value">composed, else +0301</text:p>
          </table:table-cell>
          <table:table-cell table:style-name="Table9.C5" office:value-type="string">
            <text:p text:style-name="Unicode-Value">composed, else +0300</text:p>
          </table:table-cell>
          <table:table-cell table:style-name="Table9.D5" office:value-type="string">
            <text:p text:style-name="Unicode-Value">composed, else +0302</text:p>
          </table:table-cell>
          <table:table-cell table:style-name="Table9.E5" office:value-type="string">
            <text:p text:style-name="Unicode-Value">composed, else + 030C</text:p>
          </table:table-cell>
          <table:table-cell table:style-name="Table9.F5" office:value-type="string">
            <text:p text:style-name="Unicode-Value">composed, else +0303</text:p>
          </table:table-cell>
          <table:table-cell table:style-name="Table9.G5" office:value-type="string">
            <text:p text:style-name="Unicode-Value">composed, else +0315</text:p>
          </table:table-cell>
          <table:table-cell table:style-name="Table9.H5" office:value-type="string">
            <text:p text:style-name="Unicode-Value">composed, else +030B</text:p>
          </table:table-cell>
          <table:table-cell table:style-name="Table9.I5" office:value-type="string">
            <text:p text:style-name="Unicode-Value">composed, else +030F</text:p>
          </table:table-cell>
          <table:table-cell table:style-name="Table9.J5" office:value-type="string">
            <text:p text:style-name="Unicode-Value">composed, else +0304</text:p>
          </table:table-cell>
          <table:table-cell table:style-name="Table9.K5" office:value-type="string">
            <text:p text:style-name="Unicode-Value">composed,</text:p>
            <text:p text:style-name="Unicode-Value">else +0331</text:p>
          </table:table-cell>
          <table:table-cell table:style-name="Table9.L5" office:value-type="string">
            <text:p text:style-name="Unicode-Value">composed, else +0308</text:p>
          </table:table-cell>
        </table:table-row>
      </table:table>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Diacritic Reference Table</text:h>
            </table:table-cell>
          </table:table-row>
        </table:table-header-rows>
        <table:table-row table:style-name="Table7.1">
          <table:table-cell table:style-name="Table7.A2" office:value-type="string">
            <text:p text:style-name="Standard">First type the keystrokes from the leftmost column, followed by the keystroke at the top of the column.</text:p>
            <text:p text:style-name="Standard">For example, pressing “<text:span text:style-name="Keyboard">u</text:span>” and then “<text:span text:style-name="Keyboard">1</text:span>” produces “<text:span text:style-name="Keyboard">ú</text:span>” or pressing “<text:span text:style-name="Keyboard">E</text:span>” and then “<text:span text:style-name="Keyboard">4</text:span>” produces “<text:span text:style-name="Keyboard">Ě</text:span>”</text:p>
          </table:table-cell>
        </table:table-row>
      </table:table>
      <table:table table:name="Table10" table:style-name="Table10">
        <table:table-column table:style-name="Table10.A"/>
        <table:table-column table:style-name="Table10.B" table:number-columns-repeated="11"/>
        <table:table-header-rows>
          <table:table-row table:style-name="Table10.1">
            <table:table-cell table:style-name="Table10.A1" office:value-type="string">
              <text:p text:style-name="Input-Character">keys:</text:p>
            </table:table-cell>
            <table:table-cell table:style-name="Table10.A1" office:value-type="string">
              <text:p text:style-name="Input-Character">1</text:p>
            </table:table-cell>
            <table:table-cell table:style-name="Table10.A1" office:value-type="string">
              <text:p text:style-name="Input-Character">2</text:p>
            </table:table-cell>
            <table:table-cell table:style-name="Table10.A1" office:value-type="string">
              <text:p text:style-name="Input-Character">3</text:p>
            </table:table-cell>
            <table:table-cell table:style-name="Table10.A1" office:value-type="string">
              <text:p text:style-name="Input-Character">4</text:p>
            </table:table-cell>
            <table:table-cell table:style-name="Table10.A1" office:value-type="string">
              <text:p text:style-name="Input-Character">5</text:p>
            </table:table-cell>
            <table:table-cell table:style-name="Table10.A1" office:value-type="string">
              <text:p text:style-name="Input-Character">6</text:p>
            </table:table-cell>
            <table:table-cell table:style-name="Table10.A1" office:value-type="string">
              <text:p text:style-name="Input-Character">7</text:p>
            </table:table-cell>
            <table:table-cell table:style-name="Table10.A1" office:value-type="string">
              <text:p text:style-name="Input-Character">8</text:p>
            </table:table-cell>
            <table:table-cell table:style-name="Table10.A1" office:value-type="string">
              <text:p text:style-name="Input-Character">9</text:p>
            </table:table-cell>
            <table:table-cell table:style-name="Table10.A1" office:value-type="string">
              <text:p text:style-name="Input-Character">0</text:p>
            </table:table-cell>
            <table:table-cell table:style-name="Table10.L1" office:value-type="string">
              <text:p text:style-name="Input-Character"># or [</text:p>
            </table:table-cell>
          </table:table-row>
        </table:table-header-rows>
        <table:table-row table:style-name="Table10.1">
          <table:table-cell table:style-name="Table10.A2" office:value-type="string">
            <text:p text:style-name="Input-Character">a</text:p>
          </table:table-cell>
          <table:table-cell table:style-name="Table10.B2" office:value-type="string">
            <text:p text:style-name="Unicode-Character">á</text:p>
          </table:table-cell>
          <table:table-cell table:style-name="Table10.C2" office:value-type="string">
            <text:p text:style-name="Unicode-Character">à</text:p>
          </table:table-cell>
          <table:table-cell table:style-name="Table10.D2" office:value-type="string">
            <text:p text:style-name="Unicode-Character">â</text:p>
          </table:table-cell>
          <table:table-cell table:style-name="Table10.E2" office:value-type="string">
            <text:p text:style-name="Unicode-Character">ǎ</text:p>
          </table:table-cell>
          <table:table-cell table:style-name="Table10.F2" office:value-type="string">
            <text:p text:style-name="Unicode-Character"/>
          </table:table-cell>
          <table:table-cell table:style-name="Table10.G2" office:value-type="string">
            <text:p text:style-name="Unicode-Character"/>
          </table:table-cell>
          <table:table-cell table:style-name="Table10.H2" office:value-type="string">
            <text:p text:style-name="Unicode-Character">a̋</text:p>
          </table:table-cell>
          <table:table-cell table:style-name="Table10.I2" office:value-type="string">
            <text:p text:style-name="Unicode-Character">ȁ</text:p>
          </table:table-cell>
          <table:table-cell table:style-name="Table10.J2" office:value-type="string">
            <text:p text:style-name="Unicode-Character">ā</text:p>
          </table:table-cell>
          <table:table-cell table:style-name="Table10.K2" office:value-type="string">
            <text:p text:style-name="Unicode-Character">a̱</text:p>
          </table:table-cell>
          <table:table-cell table:style-name="Table10.L2" office:value-type="string">
            <text:p text:style-name="Unicode-Character">ä</text:p>
          </table:table-cell>
        </table:table-row>
        <table:table-row table:style-name="Table10.1">
          <table:table-cell table:style-name="Table10.A3" office:value-type="string">
            <text:p text:style-name="Unicode-Value"/>
          </table:table-cell>
          <table:table-cell table:style-name="Table10.B3" office:value-type="string">
            <text:p text:style-name="Unicode-Value">00E1</text:p>
          </table:table-cell>
          <table:table-cell table:style-name="Table10.C3" office:value-type="string">
            <text:p text:style-name="Unicode-Value">00E0</text:p>
          </table:table-cell>
          <table:table-cell table:style-name="Table10.D3" office:value-type="string">
            <text:p text:style-name="Unicode-Value">00E2</text:p>
          </table:table-cell>
          <table:table-cell table:style-name="Table10.E3" office:value-type="string">
            <text:p text:style-name="Unicode-Value">01CE</text:p>
          </table:table-cell>
          <table:table-cell table:style-name="Table10.F3" office:value-type="string">
            <text:p text:style-name="Unicode-Value"/>
          </table:table-cell>
          <table:table-cell table:style-name="Table10.G3" office:value-type="string">
            <text:p text:style-name="Unicode-Value"/>
          </table:table-cell>
          <table:table-cell table:style-name="Table10.H3" office:value-type="string">
            <text:p text:style-name="Unicode-Value">0061 (+030B)</text:p>
          </table:table-cell>
          <table:table-cell table:style-name="Table10.I3" office:value-type="string">
            <text:p text:style-name="Unicode-Value">0201</text:p>
          </table:table-cell>
          <table:table-cell table:style-name="Table10.J3" office:value-type="string">
            <text:p text:style-name="Unicode-Value">0101</text:p>
          </table:table-cell>
          <table:table-cell table:style-name="Table10.K3" office:value-type="string">
            <text:p text:style-name="Unicode-Value">0061 (+0331)</text:p>
          </table:table-cell>
          <table:table-cell table:style-name="Table10.L3" office:value-type="string">
            <text:p text:style-name="Unicode-Value">00E4</text:p>
          </table:table-cell>
        </table:table-row>
        <table:table-row table:style-name="Table10.1">
          <table:table-cell table:style-name="Table10.A4" office:value-type="string">
            <text:p text:style-name="Input-Character">A</text:p>
          </table:table-cell>
          <table:table-cell table:style-name="Table10.B4" office:value-type="string">
            <text:p text:style-name="Unicode-Character">Á</text:p>
          </table:table-cell>
          <table:table-cell table:style-name="Table10.C4" office:value-type="string">
            <text:p text:style-name="Unicode-Character">À</text:p>
          </table:table-cell>
          <table:table-cell table:style-name="Table10.D4" office:value-type="string">
            <text:p text:style-name="Unicode-Character">Â</text:p>
          </table:table-cell>
          <table:table-cell table:style-name="Table10.E4" office:value-type="string">
            <text:p text:style-name="Unicode-Character">Ǎ</text:p>
          </table:table-cell>
          <table:table-cell table:style-name="Table10.F4" office:value-type="string">
            <text:p text:style-name="Unicode-Character"/>
          </table:table-cell>
          <table:table-cell table:style-name="Table10.G4" office:value-type="string">
            <text:p text:style-name="Unicode-Character"/>
          </table:table-cell>
          <table:table-cell table:style-name="Table10.H4" office:value-type="string">
            <text:p text:style-name="Unicode-Character">A̋</text:p>
          </table:table-cell>
          <table:table-cell table:style-name="Table10.I4" office:value-type="string">
            <text:p text:style-name="Unicode-Character">Ȁ</text:p>
          </table:table-cell>
          <table:table-cell table:style-name="Table10.J4" office:value-type="string">
            <text:p text:style-name="Unicode-Character">Ā</text:p>
          </table:table-cell>
          <table:table-cell table:style-name="Table10.K4" office:value-type="string">
            <text:p text:style-name="Unicode-Character">A̱</text:p>
          </table:table-cell>
          <table:table-cell table:style-name="Table10.L4" office:value-type="string">
            <text:p text:style-name="Unicode-Character">Ä</text:p>
          </table:table-cell>
        </table:table-row>
        <table:table-row table:style-name="Table10.1">
          <table:table-cell table:style-name="Table10.A3" office:value-type="string">
            <text:p text:style-name="Unicode-Value"/>
          </table:table-cell>
          <table:table-cell table:style-name="Table10.B5" office:value-type="string">
            <text:p text:style-name="Unicode-Value">00C1</text:p>
          </table:table-cell>
          <table:table-cell table:style-name="Table10.C5" office:value-type="string">
            <text:p text:style-name="Unicode-Value">00C0</text:p>
          </table:table-cell>
          <table:table-cell table:style-name="Table10.D5" office:value-type="string">
            <text:p text:style-name="Unicode-Value">00C2</text:p>
          </table:table-cell>
          <table:table-cell table:style-name="Table10.E5" office:value-type="string">
            <text:p text:style-name="Unicode-Value">01CD</text:p>
          </table:table-cell>
          <table:table-cell table:style-name="Table10.F5" office:value-type="string">
            <text:p text:style-name="Unicode-Value"/>
          </table:table-cell>
          <table:table-cell table:style-name="Table10.G5" office:value-type="string">
            <text:p text:style-name="Unicode-Value"/>
          </table:table-cell>
          <table:table-cell table:style-name="Table10.H5" office:value-type="string">
            <text:p text:style-name="Unicode-Value">0041 (+030B)</text:p>
          </table:table-cell>
          <table:table-cell table:style-name="Table10.I5" office:value-type="string">
            <text:p text:style-name="Unicode-Value">0200</text:p>
          </table:table-cell>
          <table:table-cell table:style-name="Table10.J5" office:value-type="string">
            <text:p text:style-name="Unicode-Value">0100</text:p>
          </table:table-cell>
          <table:table-cell table:style-name="Table10.K5" office:value-type="string">
            <text:p text:style-name="Unicode-Value">0041 (+0331)</text:p>
          </table:table-cell>
          <table:table-cell table:style-name="Table10.L5" office:value-type="string">
            <text:p text:style-name="Unicode-Value">00C4</text:p>
          </table:table-cell>
        </table:table-row>
        <table:table-row table:style-name="Table10.1">
          <table:table-cell table:style-name="Table10.A4" office:value-type="string">
            <text:p text:style-name="Input-Character">] a</text:p>
          </table:table-cell>
          <table:table-cell table:style-name="Table10.B6" office:value-type="string">
            <text:p text:style-name="Unicode-Character">ʌ́</text:p>
          </table:table-cell>
          <table:table-cell table:style-name="Table10.C6" office:value-type="string">
            <text:p text:style-name="Unicode-Character">ʌ̀</text:p>
          </table:table-cell>
          <table:table-cell table:style-name="Table10.D6" office:value-type="string">
            <text:p text:style-name="Unicode-Character">ʌ̂</text:p>
          </table:table-cell>
          <table:table-cell table:style-name="Table10.E6" office:value-type="string">
            <text:p text:style-name="Unicode-Character">ʌ̌</text:p>
          </table:table-cell>
          <table:table-cell table:style-name="Table10.F6" office:value-type="string">
            <text:p text:style-name="Unicode-Character"/>
          </table:table-cell>
          <table:table-cell table:style-name="Table10.G6" office:value-type="string">
            <text:p text:style-name="Unicode-Character"/>
          </table:table-cell>
          <table:table-cell table:style-name="Table10.H6" office:value-type="string">
            <text:p text:style-name="Unicode-Character"/>
          </table:table-cell>
          <table:table-cell table:style-name="Table10.I6" office:value-type="string">
            <text:p text:style-name="Unicode-Character"/>
          </table:table-cell>
          <table:table-cell table:style-name="Table10.J6" office:value-type="string">
            <text:p text:style-name="Unicode-Character">ʌ̄</text:p>
          </table:table-cell>
          <table:table-cell table:style-name="Table10.K6" office:value-type="string">
            <text:p text:style-name="Unicode-Character">ʌ̱</text:p>
          </table:table-cell>
          <table:table-cell table:style-name="Table10.L6" office:value-type="string">
            <text:p text:style-name="Unicode-Character"/>
          </table:table-cell>
        </table:table-row>
        <table:table-row table:style-name="Table10.1">
          <table:table-cell table:style-name="Table10.A3" office:value-type="string">
            <text:p text:style-name="Unicode-Value"/>
          </table:table-cell>
          <table:table-cell table:style-name="Table10.B7" office:value-type="string">
            <text:p text:style-name="Unicode-Value">028C (+0301)</text:p>
          </table:table-cell>
          <table:table-cell table:style-name="Table10.C7" office:value-type="string">
            <text:p text:style-name="Unicode-Value">028C (+0300)</text:p>
          </table:table-cell>
          <table:table-cell table:style-name="Table10.D7" office:value-type="string">
            <text:p text:style-name="Unicode-Value">028C (+0302)</text:p>
          </table:table-cell>
          <table:table-cell table:style-name="Table10.E7" office:value-type="string">
            <text:p text:style-name="Unicode-Value">028C (+030C)</text:p>
          </table:table-cell>
          <table:table-cell table:style-name="Table10.F7" office:value-type="string">
            <text:p text:style-name="Unicode-Value"/>
          </table:table-cell>
          <table:table-cell table:style-name="Table10.G7" office:value-type="string">
            <text:p text:style-name="Unicode-Value"/>
          </table:table-cell>
          <table:table-cell table:style-name="Table10.H7" office:value-type="string">
            <text:p text:style-name="Unicode-Value"/>
          </table:table-cell>
          <table:table-cell table:style-name="Table10.I7" office:value-type="string">
            <text:p text:style-name="Unicode-Value"/>
          </table:table-cell>
          <table:table-cell table:style-name="Table10.J7" office:value-type="string">
            <text:p text:style-name="Unicode-Value">028C (+0304)</text:p>
          </table:table-cell>
          <table:table-cell table:style-name="Table10.K7" office:value-type="string">
            <text:p text:style-name="Unicode-Value">028C (+0331)</text:p>
          </table:table-cell>
          <table:table-cell table:style-name="Table10.L7" office:value-type="string">
            <text:p text:style-name="Unicode-Value"/>
          </table:table-cell>
        </table:table-row>
        <table:table-row table:style-name="Table10.1">
          <table:table-cell table:style-name="Table10.A4" office:value-type="string">
            <text:p text:style-name="Input-Character">] A</text:p>
          </table:table-cell>
          <table:table-cell table:style-name="Table10.B8" office:value-type="string">
            <text:p text:style-name="Unicode-Character">Ʌ́</text:p>
          </table:table-cell>
          <table:table-cell table:style-name="Table10.C8" office:value-type="string">
            <text:p text:style-name="Unicode-Character">Ʌ̀</text:p>
          </table:table-cell>
          <table:table-cell table:style-name="Table10.D8" office:value-type="string">
            <text:p text:style-name="Unicode-Character">Ʌ̂</text:p>
          </table:table-cell>
          <table:table-cell table:style-name="Table10.E8" office:value-type="string">
            <text:p text:style-name="Unicode-Character">Ʌ̌</text:p>
          </table:table-cell>
          <table:table-cell table:style-name="Table10.F8" office:value-type="string">
            <text:p text:style-name="Unicode-Character"/>
          </table:table-cell>
          <table:table-cell table:style-name="Table10.G8" office:value-type="string">
            <text:p text:style-name="Unicode-Character"/>
          </table:table-cell>
          <table:table-cell table:style-name="Table10.H8" office:value-type="string">
            <text:p text:style-name="Unicode-Character"/>
          </table:table-cell>
          <table:table-cell table:style-name="Table10.I8" office:value-type="string">
            <text:p text:style-name="Unicode-Character"/>
          </table:table-cell>
          <table:table-cell table:style-name="Table10.J8" office:value-type="string">
            <text:p text:style-name="Unicode-Character">Ʌ̄</text:p>
          </table:table-cell>
          <table:table-cell table:style-name="Table10.K8" office:value-type="string">
            <text:p text:style-name="Unicode-Character">Ʌ̱</text:p>
          </table:table-cell>
          <table:table-cell table:style-name="Table10.L8" office:value-type="string">
            <text:p text:style-name="Unicode-Character"/>
          </table:table-cell>
        </table:table-row>
        <table:table-row table:style-name="Table10.1">
          <table:table-cell table:style-name="Table10.A3" office:value-type="string">
            <text:p text:style-name="Unicode-Value"/>
          </table:table-cell>
          <table:table-cell table:style-name="Table10.B9" office:value-type="string">
            <text:p text:style-name="Unicode-Value">0245 (+0301)</text:p>
          </table:table-cell>
          <table:table-cell table:style-name="Table10.C9" office:value-type="string">
            <text:p text:style-name="Unicode-Value">0245 (+0300)</text:p>
          </table:table-cell>
          <table:table-cell table:style-name="Table10.D9" office:value-type="string">
            <text:p text:style-name="Unicode-Value">0245 (+0302)</text:p>
          </table:table-cell>
          <table:table-cell table:style-name="Table10.E9" office:value-type="string">
            <text:p text:style-name="Unicode-Value">0245 (+030C)</text:p>
          </table:table-cell>
          <table:table-cell table:style-name="Table10.F9" office:value-type="string">
            <text:p text:style-name="Unicode-Value"/>
          </table:table-cell>
          <table:table-cell table:style-name="Table10.G9" office:value-type="string">
            <text:p text:style-name="Unicode-Value"/>
          </table:table-cell>
          <table:table-cell table:style-name="Table10.H9" office:value-type="string">
            <text:p text:style-name="Unicode-Value"/>
          </table:table-cell>
          <table:table-cell table:style-name="Table10.I9" office:value-type="string">
            <text:p text:style-name="Unicode-Value"/>
          </table:table-cell>
          <table:table-cell table:style-name="Table10.J9" office:value-type="string">
            <text:p text:style-name="Unicode-Value">0245 (+0304)</text:p>
          </table:table-cell>
          <table:table-cell table:style-name="Table10.K9" office:value-type="string">
            <text:p text:style-name="Unicode-Value">0245 (+0331)</text:p>
          </table:table-cell>
          <table:table-cell table:style-name="Table10.L9" office:value-type="string">
            <text:p text:style-name="Unicode-Value"/>
          </table:table-cell>
        </table:table-row>
        <table:table-row table:style-name="Table10.1">
          <table:table-cell table:style-name="Table10.A4" office:value-type="string">
            <text:p text:style-name="Input-Character">b</text:p>
          </table:table-cell>
          <table:table-cell table:style-name="Table10.B10" office:value-type="string">
            <text:p text:style-name="Unicode-Character">b́</text:p>
          </table:table-cell>
          <table:table-cell table:style-name="Table10.C10" office:value-type="string">
            <text:p text:style-name="Unicode-Character"/>
          </table:table-cell>
          <table:table-cell table:style-name="Table10.D10" office:value-type="string">
            <text:p text:style-name="Unicode-Character"/>
          </table:table-cell>
          <table:table-cell table:style-name="Table10.E10" office:value-type="string">
            <text:p text:style-name="Unicode-Character"/>
          </table:table-cell>
          <table:table-cell table:style-name="Table10.F10" office:value-type="string">
            <text:p text:style-name="Unicode-Character"/>
          </table:table-cell>
          <table:table-cell table:style-name="Table10.G10" office:value-type="string">
            <text:p text:style-name="Unicode-Character"/>
          </table:table-cell>
          <table:table-cell table:style-name="Table10.H10" office:value-type="string">
            <text:p text:style-name="Unicode-Character"/>
          </table:table-cell>
          <table:table-cell table:style-name="Table10.I10" office:value-type="string">
            <text:p text:style-name="Unicode-Character"/>
          </table:table-cell>
          <table:table-cell table:style-name="Table10.J10" office:value-type="string">
            <text:p text:style-name="Unicode-Character"/>
          </table:table-cell>
          <table:table-cell table:style-name="Table10.K10" office:value-type="string">
            <text:p text:style-name="Unicode-Character"/>
          </table:table-cell>
          <table:table-cell table:style-name="Table10.L10" office:value-type="string">
            <text:p text:style-name="Unicode-Character"/>
          </table:table-cell>
        </table:table-row>
        <table:table-row table:style-name="Table10.1">
          <table:table-cell table:style-name="Table10.A3" office:value-type="string">
            <text:p text:style-name="Unicode-Value"/>
          </table:table-cell>
          <table:table-cell table:style-name="Table10.B11" office:value-type="string">
            <text:p text:style-name="Unicode-Value">0062 (+0301)</text:p>
          </table:table-cell>
          <table:table-cell table:style-name="Table10.C11" office:value-type="string">
            <text:p text:style-name="Unicode-Value"/>
          </table:table-cell>
          <table:table-cell table:style-name="Table10.D11" office:value-type="string">
            <text:p text:style-name="Unicode-Value"/>
          </table:table-cell>
          <table:table-cell table:style-name="Table10.E11" office:value-type="string">
            <text:p text:style-name="Unicode-Value"/>
          </table:table-cell>
          <table:table-cell table:style-name="Table10.F11" office:value-type="string">
            <text:p text:style-name="Unicode-Value"/>
          </table:table-cell>
          <table:table-cell table:style-name="Table10.G11" office:value-type="string">
            <text:p text:style-name="Unicode-Value"/>
          </table:table-cell>
          <table:table-cell table:style-name="Table10.H11" office:value-type="string">
            <text:p text:style-name="Unicode-Value"/>
          </table:table-cell>
          <table:table-cell table:style-name="Table10.I11" office:value-type="string">
            <text:p text:style-name="Unicode-Value"/>
          </table:table-cell>
          <table:table-cell table:style-name="Table10.J11" office:value-type="string">
            <text:p text:style-name="Unicode-Value"/>
          </table:table-cell>
          <table:table-cell table:style-name="Table10.K11" office:value-type="string">
            <text:p text:style-name="Unicode-Value"/>
          </table:table-cell>
          <table:table-cell table:style-name="Table10.L11" office:value-type="string">
            <text:p text:style-name="Unicode-Value"/>
          </table:table-cell>
        </table:table-row>
        <table:table-row table:style-name="Table10.1">
          <table:table-cell table:style-name="Table10.A2" office:value-type="string">
            <text:p text:style-name="Input-Character">B</text:p>
          </table:table-cell>
          <table:table-cell table:style-name="Table10.B12" office:value-type="string">
            <text:p text:style-name="Unicode-Character">B́</text:p>
          </table:table-cell>
          <table:table-cell table:style-name="Table10.C12" office:value-type="string">
            <text:p text:style-name="Unicode-Character"/>
          </table:table-cell>
          <table:table-cell table:style-name="Table10.D12" office:value-type="string">
            <text:p text:style-name="Unicode-Character"/>
          </table:table-cell>
          <table:table-cell table:style-name="Table10.E12" office:value-type="string">
            <text:p text:style-name="Unicode-Character"/>
          </table:table-cell>
          <table:table-cell table:style-name="Table10.F12" office:value-type="string">
            <text:p text:style-name="Unicode-Character"/>
          </table:table-cell>
          <table:table-cell table:style-name="Table10.G12" office:value-type="string">
            <text:p text:style-name="Unicode-Character"/>
          </table:table-cell>
          <table:table-cell table:style-name="Table10.H12" office:value-type="string">
            <text:p text:style-name="Unicode-Character"/>
          </table:table-cell>
          <table:table-cell table:style-name="Table10.I12" office:value-type="string">
            <text:p text:style-name="Unicode-Character"/>
          </table:table-cell>
          <table:table-cell table:style-name="Table10.J12" office:value-type="string">
            <text:p text:style-name="Unicode-Character"/>
          </table:table-cell>
          <table:table-cell table:style-name="Table10.K12" office:value-type="string">
            <text:p text:style-name="Unicode-Character"/>
          </table:table-cell>
          <table:table-cell table:style-name="Table10.L12" office:value-type="string">
            <text:p text:style-name="Unicode-Character"/>
          </table:table-cell>
        </table:table-row>
        <table:table-row table:style-name="Table10.1">
          <table:table-cell table:style-name="Table10.A3" office:value-type="string">
            <text:p text:style-name="Unicode-Value"/>
          </table:table-cell>
          <table:table-cell table:style-name="Table10.B13" office:value-type="string">
            <text:p text:style-name="Unicode-Value">0042 (+0301)</text:p>
          </table:table-cell>
          <table:table-cell table:style-name="Table10.C13" office:value-type="string">
            <text:p text:style-name="Unicode-Value"/>
          </table:table-cell>
          <table:table-cell table:style-name="Table10.D13" office:value-type="string">
            <text:p text:style-name="Unicode-Value"/>
          </table:table-cell>
          <table:table-cell table:style-name="Table10.E13" office:value-type="string">
            <text:p text:style-name="Unicode-Value"/>
          </table:table-cell>
          <table:table-cell table:style-name="Table10.F13" office:value-type="string">
            <text:p text:style-name="Unicode-Value"/>
          </table:table-cell>
          <table:table-cell table:style-name="Table10.G13" office:value-type="string">
            <text:p text:style-name="Unicode-Value"/>
          </table:table-cell>
          <table:table-cell table:style-name="Table10.H13" office:value-type="string">
            <text:p text:style-name="Unicode-Value"/>
          </table:table-cell>
          <table:table-cell table:style-name="Table10.I13" office:value-type="string">
            <text:p text:style-name="Unicode-Value"/>
          </table:table-cell>
          <table:table-cell table:style-name="Table10.J13" office:value-type="string">
            <text:p text:style-name="Unicode-Value"/>
          </table:table-cell>
          <table:table-cell table:style-name="Table10.K13" office:value-type="string">
            <text:p text:style-name="Unicode-Value"/>
          </table:table-cell>
          <table:table-cell table:style-name="Table10.L13" office:value-type="string">
            <text:p text:style-name="Unicode-Value"/>
          </table:table-cell>
        </table:table-row>
        <table:table-row table:style-name="Table10.1">
          <table:table-cell table:style-name="Table10.A2" office:value-type="string">
            <text:p text:style-name="Input-Character">c</text:p>
          </table:table-cell>
          <table:table-cell table:style-name="Table10.B14" office:value-type="string">
            <text:p text:style-name="Unicode-Character"/>
          </table:table-cell>
          <table:table-cell table:style-name="Table10.C14" office:value-type="string">
            <text:p text:style-name="Unicode-Character"/>
          </table:table-cell>
          <table:table-cell table:style-name="Table10.D14" office:value-type="string">
            <text:p text:style-name="Unicode-Character"/>
          </table:table-cell>
          <table:table-cell table:style-name="Table10.E14" office:value-type="string">
            <text:p text:style-name="Unicode-Character"/>
          </table:table-cell>
          <table:table-cell table:style-name="Table10.F14" office:value-type="string">
            <text:p text:style-name="Unicode-Character"/>
          </table:table-cell>
          <table:table-cell table:style-name="Table10.G14" office:value-type="string">
            <text:p text:style-name="Unicode-Character">c̕</text:p>
          </table:table-cell>
          <table:table-cell table:style-name="Table10.H14" office:value-type="string">
            <text:p text:style-name="Unicode-Character"/>
          </table:table-cell>
          <table:table-cell table:style-name="Table10.I14" office:value-type="string">
            <text:p text:style-name="Unicode-Character"/>
          </table:table-cell>
          <table:table-cell table:style-name="Table10.J14" office:value-type="string">
            <text:p text:style-name="Unicode-Character"/>
          </table:table-cell>
          <table:table-cell table:style-name="Table10.K14" office:value-type="string">
            <text:p text:style-name="Unicode-Character"/>
          </table:table-cell>
          <table:table-cell table:style-name="Table10.L14" office:value-type="string">
            <text:p text:style-name="Unicode-Character"/>
          </table:table-cell>
        </table:table-row>
        <table:table-row table:style-name="Table10.1">
          <table:table-cell table:style-name="Table10.A3" office:value-type="string">
            <text:p text:style-name="Unicode-Value"/>
          </table:table-cell>
          <table:table-cell table:style-name="Table10.B15" office:value-type="string">
            <text:p text:style-name="Unicode-Value"/>
          </table:table-cell>
          <table:table-cell table:style-name="Table10.C15" office:value-type="string">
            <text:p text:style-name="Unicode-Value"/>
          </table:table-cell>
          <table:table-cell table:style-name="Table10.D15" office:value-type="string">
            <text:p text:style-name="Unicode-Value"/>
          </table:table-cell>
          <table:table-cell table:style-name="Table10.E15" office:value-type="string">
            <text:p text:style-name="Unicode-Value"/>
          </table:table-cell>
          <table:table-cell table:style-name="Table10.F15" office:value-type="string">
            <text:p text:style-name="Unicode-Value"/>
          </table:table-cell>
          <table:table-cell table:style-name="Table10.G15" office:value-type="string">
            <text:p text:style-name="Unicode-Value">0063 (+0315)</text:p>
          </table:table-cell>
          <table:table-cell table:style-name="Table10.H15" office:value-type="string">
            <text:p text:style-name="Unicode-Value"/>
          </table:table-cell>
          <table:table-cell table:style-name="Table10.I15" office:value-type="string">
            <text:p text:style-name="Unicode-Value"/>
          </table:table-cell>
          <table:table-cell table:style-name="Table10.J15" office:value-type="string">
            <text:p text:style-name="Unicode-Value"/>
          </table:table-cell>
          <table:table-cell table:style-name="Table10.K15" office:value-type="string">
            <text:p text:style-name="Unicode-Value"/>
          </table:table-cell>
          <table:table-cell table:style-name="Table10.L15" office:value-type="string">
            <text:p text:style-name="Unicode-Value"/>
          </table:table-cell>
        </table:table-row>
        <table:table-row table:style-name="Table10.1">
          <table:table-cell table:style-name="Table10.A2" office:value-type="string">
            <text:p text:style-name="Input-Character">C</text:p>
          </table:table-cell>
          <table:table-cell table:style-name="Table10.B16" office:value-type="string">
            <text:p text:style-name="Standard"/>
          </table:table-cell>
          <table:table-cell table:style-name="Table10.C16" office:value-type="string">
            <text:p text:style-name="Unicode-Character"/>
          </table:table-cell>
          <table:table-cell table:style-name="Table10.D16" office:value-type="string">
            <text:p text:style-name="Unicode-Character"/>
          </table:table-cell>
          <table:table-cell table:style-name="Table10.E16" office:value-type="string">
            <text:p text:style-name="Unicode-Character"/>
          </table:table-cell>
          <table:table-cell table:style-name="Table10.F16" office:value-type="string">
            <text:p text:style-name="Unicode-Character"/>
          </table:table-cell>
          <table:table-cell table:style-name="Table10.G16" office:value-type="string">
            <text:p text:style-name="Unicode-Character">C̕</text:p>
          </table:table-cell>
          <table:table-cell table:style-name="Table10.H16" office:value-type="string">
            <text:p text:style-name="Unicode-Character"/>
          </table:table-cell>
          <table:table-cell table:style-name="Table10.I16" office:value-type="string">
            <text:p text:style-name="Unicode-Character"/>
          </table:table-cell>
          <table:table-cell table:style-name="Table10.J16" office:value-type="string">
            <text:p text:style-name="Unicode-Character"/>
          </table:table-cell>
          <table:table-cell table:style-name="Table10.K16" office:value-type="string">
            <text:p text:style-name="Unicode-Character"/>
          </table:table-cell>
          <table:table-cell table:style-name="Table10.L16" office:value-type="string">
            <text:p text:style-name="Unicode-Character"/>
          </table:table-cell>
        </table:table-row>
        <table:table-row table:style-name="Table10.1">
          <table:table-cell table:style-name="Table10.A3" office:value-type="string">
            <text:p text:style-name="Unicode-Value"/>
          </table:table-cell>
          <table:table-cell table:style-name="Table10.B17" office:value-type="string">
            <text:p text:style-name="Unicode-Value"/>
          </table:table-cell>
          <table:table-cell table:style-name="Table10.C17" office:value-type="string">
            <text:p text:style-name="Unicode-Value"/>
          </table:table-cell>
          <table:table-cell table:style-name="Table10.D17" office:value-type="string">
            <text:p text:style-name="Unicode-Value"/>
          </table:table-cell>
          <table:table-cell table:style-name="Table10.E17" office:value-type="string">
            <text:p text:style-name="Unicode-Value"/>
          </table:table-cell>
          <table:table-cell table:style-name="Table10.F17" office:value-type="string">
            <text:p text:style-name="Unicode-Value"/>
          </table:table-cell>
          <table:table-cell table:style-name="Table10.G17" office:value-type="string">
            <text:p text:style-name="Unicode-Value">0043 (+0315)</text:p>
          </table:table-cell>
          <table:table-cell table:style-name="Table10.H17" office:value-type="string">
            <text:p text:style-name="Unicode-Value"/>
          </table:table-cell>
          <table:table-cell table:style-name="Table10.I17" office:value-type="string">
            <text:p text:style-name="Unicode-Value"/>
          </table:table-cell>
          <table:table-cell table:style-name="Table10.J17" office:value-type="string">
            <text:p text:style-name="Unicode-Value"/>
          </table:table-cell>
          <table:table-cell table:style-name="Table10.K17" office:value-type="string">
            <text:p text:style-name="Unicode-Value"/>
          </table:table-cell>
          <table:table-cell table:style-name="Table10.L17" office:value-type="string">
            <text:p text:style-name="Unicode-Value"/>
          </table:table-cell>
        </table:table-row>
        <table:table-row table:style-name="Table10.1">
          <table:table-cell table:style-name="Table10.A4" office:value-type="string">
            <text:p text:style-name="Input-Character">e</text:p>
          </table:table-cell>
          <table:table-cell table:style-name="Table10.B18" office:value-type="string">
            <text:p text:style-name="Unicode-Character">é</text:p>
          </table:table-cell>
          <table:table-cell table:style-name="Table10.C18" office:value-type="string">
            <text:p text:style-name="Unicode-Character">è</text:p>
          </table:table-cell>
          <table:table-cell table:style-name="Table10.D18" office:value-type="string">
            <text:p text:style-name="Unicode-Character">ê</text:p>
          </table:table-cell>
          <table:table-cell table:style-name="Table10.E18" office:value-type="string">
            <text:p text:style-name="Unicode-Character">ě</text:p>
          </table:table-cell>
          <table:table-cell table:style-name="Table10.F18" office:value-type="string">
            <text:p text:style-name="Unicode-Character"/>
          </table:table-cell>
          <table:table-cell table:style-name="Table10.G18" office:value-type="string">
            <text:p text:style-name="Unicode-Character"/>
          </table:table-cell>
          <table:table-cell table:style-name="Table10.H18" office:value-type="string">
            <text:p text:style-name="Unicode-Character">e̋</text:p>
          </table:table-cell>
          <table:table-cell table:style-name="Table10.I18" office:value-type="string">
            <text:p text:style-name="Unicode-Character">ȅ</text:p>
          </table:table-cell>
          <table:table-cell table:style-name="Table10.J18" office:value-type="string">
            <text:p text:style-name="Unicode-Character">ē</text:p>
          </table:table-cell>
          <table:table-cell table:style-name="Table10.K18" office:value-type="string">
            <text:p text:style-name="Unicode-Character">e̱</text:p>
          </table:table-cell>
          <table:table-cell table:style-name="Table10.L18" office:value-type="string">
            <text:p text:style-name="Unicode-Character">ë</text:p>
          </table:table-cell>
        </table:table-row>
        <table:table-row table:style-name="Table10.1">
          <table:table-cell table:style-name="Table10.A3" office:value-type="string">
            <text:p text:style-name="Unicode-Value"/>
          </table:table-cell>
          <table:table-cell table:style-name="Table10.B19" office:value-type="string">
            <text:p text:style-name="Unicode-Value">00E9</text:p>
          </table:table-cell>
          <table:table-cell table:style-name="Table10.C19" office:value-type="string">
            <text:p text:style-name="Unicode-Value">00E8</text:p>
          </table:table-cell>
          <table:table-cell table:style-name="Table10.D19" office:value-type="string">
            <text:p text:style-name="Unicode-Value">00EA</text:p>
          </table:table-cell>
          <table:table-cell table:style-name="Table10.E19" office:value-type="string">
            <text:p text:style-name="Unicode-Value">011B</text:p>
          </table:table-cell>
          <table:table-cell table:style-name="Table10.F19" office:value-type="string">
            <text:p text:style-name="Unicode-Value"/>
          </table:table-cell>
          <table:table-cell table:style-name="Table10.G19" office:value-type="string">
            <text:p text:style-name="Unicode-Value"/>
          </table:table-cell>
          <table:table-cell table:style-name="Table10.H19" office:value-type="string">
            <text:p text:style-name="Unicode-Value">0065 (+030B)</text:p>
          </table:table-cell>
          <table:table-cell table:style-name="Table10.I19" office:value-type="string">
            <text:p text:style-name="Unicode-Value">0205</text:p>
          </table:table-cell>
          <table:table-cell table:style-name="Table10.J19" office:value-type="string">
            <text:p text:style-name="Unicode-Value">0113</text:p>
          </table:table-cell>
          <table:table-cell table:style-name="Table10.K19" office:value-type="string">
            <text:p text:style-name="Unicode-Value">0065 (+0331)</text:p>
          </table:table-cell>
          <table:table-cell table:style-name="Table10.L19" office:value-type="string">
            <text:p text:style-name="Unicode-Value">00EB</text:p>
          </table:table-cell>
        </table:table-row>
        <text:soft-page-break/>
        <table:table-row table:style-name="Table10.1">
          <table:table-cell table:style-name="Table10.A2" office:value-type="string">
            <text:p text:style-name="Input-Character">E</text:p>
          </table:table-cell>
          <table:table-cell table:style-name="Table10.B20" office:value-type="string">
            <text:p text:style-name="Unicode-Character">É</text:p>
          </table:table-cell>
          <table:table-cell table:style-name="Table10.C20" office:value-type="string">
            <text:p text:style-name="Unicode-Character">È</text:p>
          </table:table-cell>
          <table:table-cell table:style-name="Table10.D20" office:value-type="string">
            <text:p text:style-name="Unicode-Character">Ê</text:p>
          </table:table-cell>
          <table:table-cell table:style-name="Table10.E20" office:value-type="string">
            <text:p text:style-name="Unicode-Character">Ě</text:p>
          </table:table-cell>
          <table:table-cell table:style-name="Table10.F20" office:value-type="string">
            <text:p text:style-name="Unicode-Character"/>
          </table:table-cell>
          <table:table-cell table:style-name="Table10.G20" office:value-type="string">
            <text:p text:style-name="Unicode-Character"/>
          </table:table-cell>
          <table:table-cell table:style-name="Table10.H20" office:value-type="string">
            <text:p text:style-name="Unicode-Character">E̋</text:p>
          </table:table-cell>
          <table:table-cell table:style-name="Table10.I20" office:value-type="string">
            <text:p text:style-name="Unicode-Character">Ȅ</text:p>
          </table:table-cell>
          <table:table-cell table:style-name="Table10.J20" office:value-type="string">
            <text:p text:style-name="Unicode-Character">Ē</text:p>
          </table:table-cell>
          <table:table-cell table:style-name="Table10.K20" office:value-type="string">
            <text:p text:style-name="Unicode-Character">E̱</text:p>
          </table:table-cell>
          <table:table-cell table:style-name="Table10.L20" office:value-type="string">
            <text:p text:style-name="Unicode-Character">Ë</text:p>
          </table:table-cell>
        </table:table-row>
        <table:table-row table:style-name="Table10.1">
          <table:table-cell table:style-name="Table10.A3" office:value-type="string">
            <text:p text:style-name="Unicode-Value"/>
          </table:table-cell>
          <table:table-cell table:style-name="Table10.B21" office:value-type="string">
            <text:p text:style-name="Unicode-Value">00C9</text:p>
          </table:table-cell>
          <table:table-cell table:style-name="Table10.C21" office:value-type="string">
            <text:p text:style-name="Unicode-Value">00C8</text:p>
          </table:table-cell>
          <table:table-cell table:style-name="Table10.D21" office:value-type="string">
            <text:p text:style-name="Unicode-Value">00CA</text:p>
          </table:table-cell>
          <table:table-cell table:style-name="Table10.E21" office:value-type="string">
            <text:p text:style-name="Unicode-Value">011A</text:p>
          </table:table-cell>
          <table:table-cell table:style-name="Table10.F21" office:value-type="string">
            <text:p text:style-name="Unicode-Value"/>
          </table:table-cell>
          <table:table-cell table:style-name="Table10.G21" office:value-type="string">
            <text:p text:style-name="Unicode-Value"/>
          </table:table-cell>
          <table:table-cell table:style-name="Table10.H21" office:value-type="string">
            <text:p text:style-name="Unicode-Value">0045 (+030B)</text:p>
          </table:table-cell>
          <table:table-cell table:style-name="Table10.I21" office:value-type="string">
            <text:p text:style-name="Unicode-Value">0204</text:p>
          </table:table-cell>
          <table:table-cell table:style-name="Table10.J21" office:value-type="string">
            <text:p text:style-name="Unicode-Value">0112</text:p>
          </table:table-cell>
          <table:table-cell table:style-name="Table10.K21" office:value-type="string">
            <text:p text:style-name="Unicode-Value">0045 (+0331)</text:p>
          </table:table-cell>
          <table:table-cell table:style-name="Table10.L21" office:value-type="string">
            <text:p text:style-name="Unicode-Value">00CB</text:p>
          </table:table-cell>
        </table:table-row>
        <table:table-row table:style-name="Table10.1">
          <table:table-cell table:style-name="Table10.A4" office:value-type="string">
            <text:p text:style-name="Input-Character">; e</text:p>
          </table:table-cell>
          <table:table-cell table:style-name="Table10.B22" office:value-type="string">
            <text:p text:style-name="Unicode-Character">ɛ́</text:p>
          </table:table-cell>
          <table:table-cell table:style-name="Table10.C22" office:value-type="string">
            <text:p text:style-name="Unicode-Character">ɛ̀</text:p>
          </table:table-cell>
          <table:table-cell table:style-name="Table10.D22" office:value-type="string">
            <text:p text:style-name="Unicode-Character">ɛ̂</text:p>
          </table:table-cell>
          <table:table-cell table:style-name="Table10.E22" office:value-type="string">
            <text:p text:style-name="Unicode-Character">ɛ̌</text:p>
          </table:table-cell>
          <table:table-cell table:style-name="Table10.F22" office:value-type="string">
            <text:p text:style-name="Unicode-Character"/>
          </table:table-cell>
          <table:table-cell table:style-name="Table10.G22" office:value-type="string">
            <text:p text:style-name="Unicode-Character"/>
          </table:table-cell>
          <table:table-cell table:style-name="Table10.H22" office:value-type="string">
            <text:p text:style-name="Unicode-Character"/>
          </table:table-cell>
          <table:table-cell table:style-name="Table10.I22" office:value-type="string">
            <text:p text:style-name="Unicode-Character"/>
          </table:table-cell>
          <table:table-cell table:style-name="Table10.J22" office:value-type="string">
            <text:p text:style-name="Unicode-Character">ɛ̄</text:p>
          </table:table-cell>
          <table:table-cell table:style-name="Table10.K22" office:value-type="string">
            <text:p text:style-name="Unicode-Character">ɛ̱</text:p>
          </table:table-cell>
          <table:table-cell table:style-name="Table10.L22" office:value-type="string">
            <text:p text:style-name="P12">ɛ̈</text:p>
          </table:table-cell>
        </table:table-row>
        <table:table-row table:style-name="Table10.1">
          <table:table-cell table:style-name="Table10.A2" office:value-type="string">
            <text:p text:style-name="Input-Character">e &lt;</text:p>
          </table:table-cell>
          <table:table-cell table:style-name="Table10.B23" office:value-type="string">
            <text:p text:style-name="Unicode-Value">025B (+0301)</text:p>
          </table:table-cell>
          <table:table-cell table:style-name="Table10.C23" office:value-type="string">
            <text:p text:style-name="Unicode-Value">025B (+0300)</text:p>
          </table:table-cell>
          <table:table-cell table:style-name="Table10.D23" office:value-type="string">
            <text:p text:style-name="Unicode-Value">025B (+0302)</text:p>
          </table:table-cell>
          <table:table-cell table:style-name="Table10.E23" office:value-type="string">
            <text:p text:style-name="Unicode-Value">025B (+030C)</text:p>
          </table:table-cell>
          <table:table-cell table:style-name="Table10.F23" office:value-type="string">
            <text:p text:style-name="Unicode-Value"/>
          </table:table-cell>
          <table:table-cell table:style-name="Table10.G23" office:value-type="string">
            <text:p text:style-name="Unicode-Value"/>
          </table:table-cell>
          <table:table-cell table:style-name="Table10.H23" office:value-type="string">
            <text:p text:style-name="Unicode-Value"/>
          </table:table-cell>
          <table:table-cell table:style-name="Table10.I23" office:value-type="string">
            <text:p text:style-name="Unicode-Value"/>
          </table:table-cell>
          <table:table-cell table:style-name="Table10.J23" office:value-type="string">
            <text:p text:style-name="Unicode-Value">025B (+0304)</text:p>
          </table:table-cell>
          <table:table-cell table:style-name="Table10.K23" office:value-type="string">
            <text:p text:style-name="Unicode-Value">025B (+0331)</text:p>
          </table:table-cell>
          <table:table-cell table:style-name="Table10.L23" office:value-type="string">
            <text:p text:style-name="Unicode-Value">025B (+03<text:span text:style-name="T8">08</text:span>)</text:p>
          </table:table-cell>
        </table:table-row>
        <table:table-row table:style-name="Table10.1">
          <table:table-cell table:style-name="Table10.A3" office:value-type="string">
            <text:p text:style-name="Input-Character">] e</text:p>
          </table:table-cell>
          <table:table-cell table:style-name="Table10.B24" office:value-type="string">
            <text:p text:style-name="P3"/>
          </table:table-cell>
          <table:table-cell table:style-name="Table10.C24" office:value-type="string">
            <text:p text:style-name="Unicode-Value"/>
          </table:table-cell>
          <table:table-cell table:style-name="Table10.D24" office:value-type="string">
            <text:p text:style-name="Unicode-Value"/>
          </table:table-cell>
          <table:table-cell table:style-name="Table10.E24" office:value-type="string">
            <text:p text:style-name="Unicode-Value"/>
          </table:table-cell>
          <table:table-cell table:style-name="Table10.F24" office:value-type="string">
            <text:p text:style-name="Unicode-Value"/>
          </table:table-cell>
          <table:table-cell table:style-name="Table10.G24" office:value-type="string">
            <text:p text:style-name="Unicode-Value"/>
          </table:table-cell>
          <table:table-cell table:style-name="Table10.H24" office:value-type="string">
            <text:p text:style-name="Unicode-Value"/>
          </table:table-cell>
          <table:table-cell table:style-name="Table10.I24" office:value-type="string">
            <text:p text:style-name="Unicode-Value"/>
          </table:table-cell>
          <table:table-cell table:style-name="Table10.J24" office:value-type="string">
            <text:p text:style-name="Unicode-Value"/>
          </table:table-cell>
          <table:table-cell table:style-name="Table10.K24" office:value-type="string">
            <text:p text:style-name="Unicode-Value"/>
          </table:table-cell>
          <table:table-cell table:style-name="Table10.L24" office:value-type="string">
            <text:p text:style-name="Unicode-Value"/>
          </table:table-cell>
        </table:table-row>
        <table:table-row table:style-name="Table10.1">
          <table:table-cell table:style-name="Table10.A25" office:value-type="string">
            <text:p text:style-name="Input-Character">; e <text:span text:style-name="T9">0</text:span></text:p>
          </table:table-cell>
          <table:table-cell table:style-name="Table10.B25" office:value-type="string">
            <text:p text:style-name="Unicode-Character"/>
          </table:table-cell>
          <table:table-cell table:style-name="Table10.C25" office:value-type="string">
            <text:p text:style-name="Unicode-Character"/>
          </table:table-cell>
          <table:table-cell table:style-name="Table10.D25" office:value-type="string">
            <text:p text:style-name="Unicode-Character"/>
          </table:table-cell>
          <table:table-cell table:style-name="Table10.E25" office:value-type="string">
            <text:p text:style-name="Unicode-Character"/>
          </table:table-cell>
          <table:table-cell table:style-name="Table10.F25" office:value-type="string">
            <text:p text:style-name="Unicode-Character"/>
          </table:table-cell>
          <table:table-cell table:style-name="Table10.G25" office:value-type="string">
            <text:p text:style-name="Unicode-Character"/>
          </table:table-cell>
          <table:table-cell table:style-name="Table10.H25" office:value-type="string">
            <text:p text:style-name="Unicode-Character"/>
          </table:table-cell>
          <table:table-cell table:style-name="Table10.I25" office:value-type="string">
            <text:p text:style-name="Unicode-Character"/>
          </table:table-cell>
          <table:table-cell table:style-name="Table10.J25" office:value-type="string">
            <text:p text:style-name="Unicode-Character"/>
          </table:table-cell>
          <table:table-cell table:style-name="Table10.K25" office:value-type="string">
            <text:p text:style-name="Unicode-Character"/>
          </table:table-cell>
          <table:table-cell table:style-name="Table10.L25" office:value-type="string">
            <text:p text:style-name="P13">ɛ̱̈</text:p>
          </table:table-cell>
        </table:table-row>
        <table:table-row table:style-name="Table10.1">
          <table:table-cell table:style-name="Table10.A26" office:value-type="string">
            <text:p text:style-name="Input-Character">e &lt; <text:span text:style-name="T9">0</text:span></text:p>
          </table:table-cell>
          <table:table-cell table:style-name="Table10.B26" office:value-type="string">
            <text:p text:style-name="Unicode-Value"/>
          </table:table-cell>
          <table:table-cell table:style-name="Table10.C26" office:value-type="string">
            <text:p text:style-name="Unicode-Value"/>
          </table:table-cell>
          <table:table-cell table:style-name="Table10.D26" office:value-type="string">
            <text:p text:style-name="Unicode-Value"/>
          </table:table-cell>
          <table:table-cell table:style-name="Table10.E26" office:value-type="string">
            <text:p text:style-name="Unicode-Value"/>
          </table:table-cell>
          <table:table-cell table:style-name="Table10.F26" office:value-type="string">
            <text:p text:style-name="Unicode-Value"/>
          </table:table-cell>
          <table:table-cell table:style-name="Table10.G26" office:value-type="string">
            <text:p text:style-name="Unicode-Value"/>
          </table:table-cell>
          <table:table-cell table:style-name="Table10.H26" office:value-type="string">
            <text:p text:style-name="Unicode-Value"/>
          </table:table-cell>
          <table:table-cell table:style-name="Table10.I26" office:value-type="string">
            <text:p text:style-name="Unicode-Value"/>
          </table:table-cell>
          <table:table-cell table:style-name="Table10.J26" office:value-type="string">
            <text:p text:style-name="Unicode-Value"/>
          </table:table-cell>
          <table:table-cell table:style-name="Table10.K26" office:value-type="string">
            <text:p text:style-name="Unicode-Value"/>
          </table:table-cell>
          <table:table-cell table:style-name="Table10.L26" office:value-type="string">
            <text:p text:style-name="P9">025B</text:p>
            <text:p text:style-name="P9">(<text:span text:style-name="T9">+0331 </text:span>+03<text:span text:style-name="T8">08</text:span>)</text:p>
          </table:table-cell>
        </table:table-row>
        <table:table-row table:style-name="Table10.1">
          <table:table-cell table:style-name="Table10.A27" office:value-type="string">
            <text:p text:style-name="Input-Character">] e <text:span text:style-name="T9">0</text:span></text:p>
          </table:table-cell>
          <table:table-cell table:style-name="Table10.B27" office:value-type="string">
            <text:p text:style-name="P3"/>
          </table:table-cell>
          <table:table-cell table:style-name="Table10.C27" office:value-type="string">
            <text:p text:style-name="Unicode-Value"/>
          </table:table-cell>
          <table:table-cell table:style-name="Table10.D27" office:value-type="string">
            <text:p text:style-name="Unicode-Value"/>
          </table:table-cell>
          <table:table-cell table:style-name="Table10.E27" office:value-type="string">
            <text:p text:style-name="Unicode-Value"/>
          </table:table-cell>
          <table:table-cell table:style-name="Table10.F27" office:value-type="string">
            <text:p text:style-name="Unicode-Value"/>
          </table:table-cell>
          <table:table-cell table:style-name="Table10.G27" office:value-type="string">
            <text:p text:style-name="Unicode-Value"/>
          </table:table-cell>
          <table:table-cell table:style-name="Table10.H27" office:value-type="string">
            <text:p text:style-name="Unicode-Value"/>
          </table:table-cell>
          <table:table-cell table:style-name="Table10.I27" office:value-type="string">
            <text:p text:style-name="Unicode-Value"/>
          </table:table-cell>
          <table:table-cell table:style-name="Table10.J27" office:value-type="string">
            <text:p text:style-name="Unicode-Value"/>
          </table:table-cell>
          <table:table-cell table:style-name="Table10.K27" office:value-type="string">
            <text:p text:style-name="Unicode-Value"/>
          </table:table-cell>
          <table:table-cell table:style-name="Table10.L27" office:value-type="string">
            <text:p text:style-name="Unicode-Value"/>
          </table:table-cell>
        </table:table-row>
        <table:table-row table:style-name="Table10.1">
          <table:table-cell table:style-name="Table10.A4" office:value-type="string">
            <text:p text:style-name="Input-Character">; E</text:p>
          </table:table-cell>
          <table:table-cell table:style-name="Table10.B28" office:value-type="string">
            <text:p text:style-name="Unicode-Character">Ɛ́</text:p>
          </table:table-cell>
          <table:table-cell table:style-name="Table10.C28" office:value-type="string">
            <text:p text:style-name="Unicode-Character">Ɛ̀</text:p>
          </table:table-cell>
          <table:table-cell table:style-name="Table10.D28" office:value-type="string">
            <text:p text:style-name="Unicode-Character">Ɛ̂</text:p>
          </table:table-cell>
          <table:table-cell table:style-name="Table10.E28" office:value-type="string">
            <text:p text:style-name="Unicode-Character">Ɛ̌</text:p>
          </table:table-cell>
          <table:table-cell table:style-name="Table10.F28" office:value-type="string">
            <text:p text:style-name="Unicode-Character"/>
          </table:table-cell>
          <table:table-cell table:style-name="Table10.G28" office:value-type="string">
            <text:p text:style-name="Unicode-Character"/>
          </table:table-cell>
          <table:table-cell table:style-name="Table10.H28" office:value-type="string">
            <text:p text:style-name="Unicode-Character"/>
          </table:table-cell>
          <table:table-cell table:style-name="Table10.I28" office:value-type="string">
            <text:p text:style-name="Unicode-Character"/>
          </table:table-cell>
          <table:table-cell table:style-name="Table10.J28" office:value-type="string">
            <text:p text:style-name="Unicode-Character">Ɛ̄</text:p>
          </table:table-cell>
          <table:table-cell table:style-name="Table10.K28" office:value-type="string">
            <text:p text:style-name="Unicode-Character">Ɛ̱</text:p>
          </table:table-cell>
          <table:table-cell table:style-name="Table10.L28" office:value-type="string">
            <text:p text:style-name="P12">Ɛ̈</text:p>
          </table:table-cell>
        </table:table-row>
        <table:table-row table:style-name="Table10.1">
          <table:table-cell table:style-name="Table10.A2" office:value-type="string">
            <text:p text:style-name="Input-Character">E &lt;</text:p>
          </table:table-cell>
          <table:table-cell table:style-name="Table10.B29" office:value-type="string">
            <text:p text:style-name="Unicode-Value">0190 (+0301)</text:p>
          </table:table-cell>
          <table:table-cell table:style-name="Table10.C29" office:value-type="string">
            <text:p text:style-name="Unicode-Value">0190 (+0300)</text:p>
          </table:table-cell>
          <table:table-cell table:style-name="Table10.D29" office:value-type="string">
            <text:p text:style-name="Unicode-Value">0190 (+0302)</text:p>
          </table:table-cell>
          <table:table-cell table:style-name="Table10.E29" office:value-type="string">
            <text:p text:style-name="Unicode-Value">0190 (+030C)</text:p>
          </table:table-cell>
          <table:table-cell table:style-name="Table10.F29" office:value-type="string">
            <text:p text:style-name="Unicode-Value"/>
          </table:table-cell>
          <table:table-cell table:style-name="Table10.G29" office:value-type="string">
            <text:p text:style-name="Unicode-Value"/>
          </table:table-cell>
          <table:table-cell table:style-name="Table10.H29" office:value-type="string">
            <text:p text:style-name="Unicode-Value"/>
          </table:table-cell>
          <table:table-cell table:style-name="Table10.I29" office:value-type="string">
            <text:p text:style-name="Unicode-Value"/>
          </table:table-cell>
          <table:table-cell table:style-name="Table10.J29" office:value-type="string">
            <text:p text:style-name="Unicode-Value">0190 (+0304)</text:p>
          </table:table-cell>
          <table:table-cell table:style-name="Table10.K29" office:value-type="string">
            <text:p text:style-name="Unicode-Value">0190 (+0331)</text:p>
          </table:table-cell>
          <table:table-cell table:style-name="Table10.L29" office:value-type="string">
            <text:p text:style-name="Unicode-Value">0190 (+03<text:span text:style-name="T8">08</text:span>)</text:p>
          </table:table-cell>
        </table:table-row>
        <table:table-row table:style-name="Table10.1">
          <table:table-cell table:style-name="Table10.A3" office:value-type="string">
            <text:p text:style-name="Input-Character">] E</text:p>
          </table:table-cell>
          <table:table-cell table:style-name="Table10.B30" office:value-type="string">
            <text:p text:style-name="P3"/>
          </table:table-cell>
          <table:table-cell table:style-name="Table10.C30" office:value-type="string">
            <text:p text:style-name="Unicode-Value"/>
          </table:table-cell>
          <table:table-cell table:style-name="Table10.D30" office:value-type="string">
            <text:p text:style-name="Unicode-Value"/>
          </table:table-cell>
          <table:table-cell table:style-name="Table10.E30" office:value-type="string">
            <text:p text:style-name="Unicode-Value"/>
          </table:table-cell>
          <table:table-cell table:style-name="Table10.F30" office:value-type="string">
            <text:p text:style-name="Unicode-Value"/>
          </table:table-cell>
          <table:table-cell table:style-name="Table10.G30" office:value-type="string">
            <text:p text:style-name="Unicode-Value"/>
          </table:table-cell>
          <table:table-cell table:style-name="Table10.H30" office:value-type="string">
            <text:p text:style-name="Unicode-Value"/>
          </table:table-cell>
          <table:table-cell table:style-name="Table10.I30" office:value-type="string">
            <text:p text:style-name="Unicode-Value"/>
          </table:table-cell>
          <table:table-cell table:style-name="Table10.J30" office:value-type="string">
            <text:p text:style-name="Unicode-Value"/>
          </table:table-cell>
          <table:table-cell table:style-name="Table10.K30" office:value-type="string">
            <text:p text:style-name="Unicode-Value"/>
          </table:table-cell>
          <table:table-cell table:style-name="Table10.L30" office:value-type="string">
            <text:p text:style-name="Unicode-Value"/>
          </table:table-cell>
        </table:table-row>
        <table:table-row table:style-name="Table10.1">
          <table:table-cell table:style-name="Table10.A25" office:value-type="string">
            <text:p text:style-name="Input-Character">; E <text:span text:style-name="T9">0</text:span></text:p>
          </table:table-cell>
          <table:table-cell table:style-name="Table10.B31" office:value-type="string">
            <text:p text:style-name="Unicode-Character"/>
          </table:table-cell>
          <table:table-cell table:style-name="Table10.C31" office:value-type="string">
            <text:p text:style-name="Unicode-Character"/>
          </table:table-cell>
          <table:table-cell table:style-name="Table10.D31" office:value-type="string">
            <text:p text:style-name="Unicode-Character"/>
          </table:table-cell>
          <table:table-cell table:style-name="Table10.E31" office:value-type="string">
            <text:p text:style-name="Unicode-Character"/>
          </table:table-cell>
          <table:table-cell table:style-name="Table10.F31" office:value-type="string">
            <text:p text:style-name="Unicode-Character"/>
          </table:table-cell>
          <table:table-cell table:style-name="Table10.G31" office:value-type="string">
            <text:p text:style-name="Unicode-Character"/>
          </table:table-cell>
          <table:table-cell table:style-name="Table10.H31" office:value-type="string">
            <text:p text:style-name="Unicode-Character"/>
          </table:table-cell>
          <table:table-cell table:style-name="Table10.I31" office:value-type="string">
            <text:p text:style-name="Unicode-Character"/>
          </table:table-cell>
          <table:table-cell table:style-name="Table10.J31" office:value-type="string">
            <text:p text:style-name="Unicode-Character"/>
          </table:table-cell>
          <table:table-cell table:style-name="Table10.K31" office:value-type="string">
            <text:p text:style-name="Unicode-Character"/>
          </table:table-cell>
          <table:table-cell table:style-name="Table10.L31" office:value-type="string">
            <text:p text:style-name="P13">Ɛ̱̈</text:p>
          </table:table-cell>
        </table:table-row>
        <table:table-row table:style-name="Table10.1">
          <table:table-cell table:style-name="Table10.A26" office:value-type="string">
            <text:p text:style-name="Input-Character">E &lt; <text:span text:style-name="T9">0</text:span></text:p>
          </table:table-cell>
          <table:table-cell table:style-name="Table10.B32" office:value-type="string">
            <text:p text:style-name="Unicode-Value"/>
          </table:table-cell>
          <table:table-cell table:style-name="Table10.C32" office:value-type="string">
            <text:p text:style-name="Unicode-Value"/>
          </table:table-cell>
          <table:table-cell table:style-name="Table10.D32" office:value-type="string">
            <text:p text:style-name="Unicode-Value"/>
          </table:table-cell>
          <table:table-cell table:style-name="Table10.E32" office:value-type="string">
            <text:p text:style-name="Unicode-Value"/>
          </table:table-cell>
          <table:table-cell table:style-name="Table10.F32" office:value-type="string">
            <text:p text:style-name="Unicode-Value"/>
          </table:table-cell>
          <table:table-cell table:style-name="Table10.G32" office:value-type="string">
            <text:p text:style-name="Unicode-Value"/>
          </table:table-cell>
          <table:table-cell table:style-name="Table10.H32" office:value-type="string">
            <text:p text:style-name="Unicode-Value"/>
          </table:table-cell>
          <table:table-cell table:style-name="Table10.I32" office:value-type="string">
            <text:p text:style-name="Unicode-Value"/>
          </table:table-cell>
          <table:table-cell table:style-name="Table10.J32" office:value-type="string">
            <text:p text:style-name="Unicode-Value"/>
          </table:table-cell>
          <table:table-cell table:style-name="Table10.K32" office:value-type="string">
            <text:p text:style-name="Unicode-Value"/>
          </table:table-cell>
          <table:table-cell table:style-name="Table10.L32" office:value-type="string">
            <text:p text:style-name="P9">0190</text:p>
            <text:p text:style-name="P9">(+<text:span text:style-name="T9">0331 +</text:span>03<text:span text:style-name="T8">08</text:span>)</text:p>
          </table:table-cell>
        </table:table-row>
        <table:table-row table:style-name="Table10.1">
          <table:table-cell table:style-name="Table10.A27" office:value-type="string">
            <text:p text:style-name="Input-Character">] E <text:span text:style-name="T9">0</text:span></text:p>
          </table:table-cell>
          <table:table-cell table:style-name="Table10.B33" office:value-type="string">
            <text:p text:style-name="P3"/>
          </table:table-cell>
          <table:table-cell table:style-name="Table10.C33" office:value-type="string">
            <text:p text:style-name="Unicode-Value"/>
          </table:table-cell>
          <table:table-cell table:style-name="Table10.D33" office:value-type="string">
            <text:p text:style-name="Unicode-Value"/>
          </table:table-cell>
          <table:table-cell table:style-name="Table10.E33" office:value-type="string">
            <text:p text:style-name="Unicode-Value"/>
          </table:table-cell>
          <table:table-cell table:style-name="Table10.F33" office:value-type="string">
            <text:p text:style-name="Unicode-Value"/>
          </table:table-cell>
          <table:table-cell table:style-name="Table10.G33" office:value-type="string">
            <text:p text:style-name="Unicode-Value"/>
          </table:table-cell>
          <table:table-cell table:style-name="Table10.H33" office:value-type="string">
            <text:p text:style-name="Unicode-Value"/>
          </table:table-cell>
          <table:table-cell table:style-name="Table10.I33" office:value-type="string">
            <text:p text:style-name="Unicode-Value"/>
          </table:table-cell>
          <table:table-cell table:style-name="Table10.J33" office:value-type="string">
            <text:p text:style-name="Unicode-Value"/>
          </table:table-cell>
          <table:table-cell table:style-name="Table10.K33" office:value-type="string">
            <text:p text:style-name="Unicode-Value"/>
          </table:table-cell>
          <table:table-cell table:style-name="Table10.L33" office:value-type="string">
            <text:p text:style-name="Unicode-Value"/>
          </table:table-cell>
        </table:table-row>
        <table:table-row table:style-name="Table10.1">
          <table:table-cell table:style-name="Table10.A2" office:value-type="string">
            <text:p text:style-name="Input-Character">: e</text:p>
          </table:table-cell>
          <table:table-cell table:style-name="Table10.B34" office:value-type="string">
            <text:p text:style-name="Unicode-Character"/>
          </table:table-cell>
          <table:table-cell table:style-name="Table10.C34" office:value-type="string">
            <text:p text:style-name="Unicode-Character"/>
          </table:table-cell>
          <table:table-cell table:style-name="Table10.D34" office:value-type="string">
            <text:p text:style-name="Unicode-Character"/>
          </table:table-cell>
          <table:table-cell table:style-name="Table10.E34" office:value-type="string">
            <text:p text:style-name="Unicode-Character"/>
          </table:table-cell>
          <table:table-cell table:style-name="Table10.F34" office:value-type="string">
            <text:p text:style-name="Unicode-Character"/>
          </table:table-cell>
          <table:table-cell table:style-name="Table10.G34" office:value-type="string">
            <text:p text:style-name="Unicode-Character"/>
          </table:table-cell>
          <table:table-cell table:style-name="Table10.H34" office:value-type="string">
            <text:p text:style-name="Unicode-Character"/>
          </table:table-cell>
          <table:table-cell table:style-name="Table10.I34" office:value-type="string">
            <text:p text:style-name="Unicode-Character"/>
          </table:table-cell>
          <table:table-cell table:style-name="Table10.J34" office:value-type="string">
            <text:p text:style-name="Unicode-Character">ə̄</text:p>
          </table:table-cell>
          <table:table-cell table:style-name="Table10.K34" office:value-type="string">
            <text:p text:style-name="Unicode-Character"/>
          </table:table-cell>
          <table:table-cell table:style-name="Table10.L34" office:value-type="string">
            <text:p text:style-name="Unicode-Character"/>
          </table:table-cell>
        </table:table-row>
        <table:table-row table:style-name="Table10.1">
          <table:table-cell table:style-name="Table10.A3" office:value-type="string">
            <text:p text:style-name="Input-Character">= e</text:p>
          </table:table-cell>
          <table:table-cell table:style-name="Table10.B35" office:value-type="string">
            <text:p text:style-name="Unicode-Value"/>
          </table:table-cell>
          <table:table-cell table:style-name="Table10.C35" office:value-type="string">
            <text:p text:style-name="Unicode-Value"/>
          </table:table-cell>
          <table:table-cell table:style-name="Table10.D35" office:value-type="string">
            <text:p text:style-name="Unicode-Value"/>
          </table:table-cell>
          <table:table-cell table:style-name="Table10.E35" office:value-type="string">
            <text:p text:style-name="Unicode-Value"/>
          </table:table-cell>
          <table:table-cell table:style-name="Table10.F35" office:value-type="string">
            <text:p text:style-name="Unicode-Value"/>
          </table:table-cell>
          <table:table-cell table:style-name="Table10.G35" office:value-type="string">
            <text:p text:style-name="Unicode-Value"/>
          </table:table-cell>
          <table:table-cell table:style-name="Table10.H35" office:value-type="string">
            <text:p text:style-name="Unicode-Value"/>
          </table:table-cell>
          <table:table-cell table:style-name="Table10.I35" office:value-type="string">
            <text:p text:style-name="Unicode-Value"/>
          </table:table-cell>
          <table:table-cell table:style-name="Table10.J35" office:value-type="string">
            <text:p text:style-name="Unicode-Value">0259 (+0304)</text:p>
          </table:table-cell>
          <table:table-cell table:style-name="Table10.K35" office:value-type="string">
            <text:p text:style-name="Unicode-Value"/>
          </table:table-cell>
          <table:table-cell table:style-name="Table10.L35" office:value-type="string">
            <text:p text:style-name="Unicode-Value"/>
          </table:table-cell>
        </table:table-row>
        <table:table-row table:style-name="Table10.1">
          <table:table-cell table:style-name="Table10.A2" office:value-type="string">
            <text:p text:style-name="Input-Character">: E</text:p>
          </table:table-cell>
          <table:table-cell table:style-name="Table10.B36" office:value-type="string">
            <text:p text:style-name="Unicode-Character"/>
          </table:table-cell>
          <table:table-cell table:style-name="Table10.C36" office:value-type="string">
            <text:p text:style-name="Unicode-Character"/>
          </table:table-cell>
          <table:table-cell table:style-name="Table10.D36" office:value-type="string">
            <text:p text:style-name="Unicode-Character"/>
          </table:table-cell>
          <table:table-cell table:style-name="Table10.E36" office:value-type="string">
            <text:p text:style-name="Unicode-Character"/>
          </table:table-cell>
          <table:table-cell table:style-name="Table10.F36" office:value-type="string">
            <text:p text:style-name="Unicode-Character"/>
          </table:table-cell>
          <table:table-cell table:style-name="Table10.G36" office:value-type="string">
            <text:p text:style-name="Unicode-Character"/>
          </table:table-cell>
          <table:table-cell table:style-name="Table10.H36" office:value-type="string">
            <text:p text:style-name="Unicode-Character"/>
          </table:table-cell>
          <table:table-cell table:style-name="Table10.I36" office:value-type="string">
            <text:p text:style-name="Unicode-Character"/>
          </table:table-cell>
          <table:table-cell table:style-name="Table10.J36" office:value-type="string">
            <text:p text:style-name="Unicode-Character">Ə̄</text:p>
          </table:table-cell>
          <table:table-cell table:style-name="Table10.K36" office:value-type="string">
            <text:p text:style-name="Unicode-Character"/>
          </table:table-cell>
          <table:table-cell table:style-name="Table10.L36" office:value-type="string">
            <text:p text:style-name="Unicode-Character"/>
          </table:table-cell>
        </table:table-row>
        <table:table-row table:style-name="Table10.1">
          <table:table-cell table:style-name="Table10.A3" office:value-type="string">
            <text:p text:style-name="Input-Character">= E</text:p>
          </table:table-cell>
          <table:table-cell table:style-name="Table10.B37" office:value-type="string">
            <text:p text:style-name="Unicode-Value"/>
          </table:table-cell>
          <table:table-cell table:style-name="Table10.C37" office:value-type="string">
            <text:p text:style-name="Unicode-Value"/>
          </table:table-cell>
          <table:table-cell table:style-name="Table10.D37" office:value-type="string">
            <text:p text:style-name="Unicode-Value"/>
          </table:table-cell>
          <table:table-cell table:style-name="Table10.E37" office:value-type="string">
            <text:p text:style-name="Unicode-Value"/>
          </table:table-cell>
          <table:table-cell table:style-name="Table10.F37" office:value-type="string">
            <text:p text:style-name="Unicode-Value"/>
          </table:table-cell>
          <table:table-cell table:style-name="Table10.G37" office:value-type="string">
            <text:p text:style-name="Unicode-Value"/>
          </table:table-cell>
          <table:table-cell table:style-name="Table10.H37" office:value-type="string">
            <text:p text:style-name="Unicode-Value"/>
          </table:table-cell>
          <table:table-cell table:style-name="Table10.I37" office:value-type="string">
            <text:p text:style-name="Unicode-Value"/>
          </table:table-cell>
          <table:table-cell table:style-name="Table10.J37" office:value-type="string">
            <text:p text:style-name="Unicode-Value">018F (+0304)</text:p>
          </table:table-cell>
          <table:table-cell table:style-name="Table10.K37" office:value-type="string">
            <text:p text:style-name="Unicode-Value"/>
          </table:table-cell>
          <table:table-cell table:style-name="Table10.L37" office:value-type="string">
            <text:p text:style-name="Unicode-Value"/>
          </table:table-cell>
        </table:table-row>
        <table:table-row table:style-name="Table10.1">
          <table:table-cell table:style-name="Table10.A2" office:value-type="string">
            <text:p text:style-name="Input-Character">g</text:p>
          </table:table-cell>
          <table:table-cell table:style-name="Table10.B38" office:value-type="string">
            <text:p text:style-name="Unicode-Character">ǵ</text:p>
          </table:table-cell>
          <table:table-cell table:style-name="Table10.C38" office:value-type="string">
            <text:p text:style-name="Unicode-Character"/>
          </table:table-cell>
          <table:table-cell table:style-name="Table10.D38" office:value-type="string">
            <text:p text:style-name="Unicode-Character"/>
          </table:table-cell>
          <table:table-cell table:style-name="Table10.E38" office:value-type="string">
            <text:p text:style-name="Unicode-Character"/>
          </table:table-cell>
          <table:table-cell table:style-name="Table10.F38" office:value-type="string">
            <text:p text:style-name="Unicode-Character"/>
          </table:table-cell>
          <table:table-cell table:style-name="Table10.G38" office:value-type="string">
            <text:p text:style-name="Unicode-Character"/>
          </table:table-cell>
          <table:table-cell table:style-name="Table10.H38" office:value-type="string">
            <text:p text:style-name="Unicode-Character"/>
          </table:table-cell>
          <table:table-cell table:style-name="Table10.I38" office:value-type="string">
            <text:p text:style-name="Unicode-Character"/>
          </table:table-cell>
          <table:table-cell table:style-name="Table10.J38" office:value-type="string">
            <text:p text:style-name="Unicode-Character"/>
          </table:table-cell>
          <table:table-cell table:style-name="Table10.K38" office:value-type="string">
            <text:p text:style-name="Unicode-Character"/>
          </table:table-cell>
          <table:table-cell table:style-name="Table10.L38" office:value-type="string">
            <text:p text:style-name="Unicode-Character"/>
          </table:table-cell>
        </table:table-row>
        <table:table-row table:style-name="Table10.1">
          <table:table-cell table:style-name="Table10.A2" office:value-type="string">
            <text:p text:style-name="Unicode-Value"/>
          </table:table-cell>
          <table:table-cell table:style-name="Table10.B38" office:value-type="string">
            <text:p text:style-name="Unicode-Value">0067 (+0301)</text:p>
          </table:table-cell>
          <table:table-cell table:style-name="Table10.C38" office:value-type="string">
            <text:p text:style-name="Unicode-Value"/>
          </table:table-cell>
          <table:table-cell table:style-name="Table10.D38" office:value-type="string">
            <text:p text:style-name="Unicode-Value"/>
          </table:table-cell>
          <table:table-cell table:style-name="Table10.E38" office:value-type="string">
            <text:p text:style-name="Unicode-Value"/>
          </table:table-cell>
          <table:table-cell table:style-name="Table10.F38" office:value-type="string">
            <text:p text:style-name="Unicode-Value"/>
          </table:table-cell>
          <table:table-cell table:style-name="Table10.G38" office:value-type="string">
            <text:p text:style-name="Unicode-Value"/>
          </table:table-cell>
          <table:table-cell table:style-name="Table10.H38" office:value-type="string">
            <text:p text:style-name="Unicode-Value"/>
          </table:table-cell>
          <table:table-cell table:style-name="Table10.I38" office:value-type="string">
            <text:p text:style-name="Unicode-Value"/>
          </table:table-cell>
          <table:table-cell table:style-name="Table10.J38" office:value-type="string">
            <text:p text:style-name="Unicode-Value"/>
          </table:table-cell>
          <table:table-cell table:style-name="Table10.K38" office:value-type="string">
            <text:p text:style-name="Unicode-Value"/>
          </table:table-cell>
          <table:table-cell table:style-name="Table10.L38" office:value-type="string">
            <text:p text:style-name="Unicode-Value"/>
          </table:table-cell>
        </table:table-row>
        <table:table-row table:style-name="Table10.1">
          <table:table-cell table:style-name="Table10.A40" office:value-type="string">
            <text:p text:style-name="Input-Character">G</text:p>
          </table:table-cell>
          <table:table-cell table:style-name="Table10.B40" office:value-type="string">
            <text:p text:style-name="P5">Ǵ</text:p>
          </table:table-cell>
          <table:table-cell table:style-name="Table10.C40" office:value-type="string">
            <text:p text:style-name="Unicode-Character"/>
          </table:table-cell>
          <table:table-cell table:style-name="Table10.D40" office:value-type="string">
            <text:p text:style-name="Unicode-Character"/>
          </table:table-cell>
          <table:table-cell table:style-name="Table10.E40" office:value-type="string">
            <text:p text:style-name="Unicode-Character"/>
          </table:table-cell>
          <table:table-cell table:style-name="Table10.F40" office:value-type="string">
            <text:p text:style-name="Unicode-Character"/>
          </table:table-cell>
          <table:table-cell table:style-name="Table10.G40" office:value-type="string">
            <text:p text:style-name="Unicode-Character"/>
          </table:table-cell>
          <table:table-cell table:style-name="Table10.H40" office:value-type="string">
            <text:p text:style-name="Unicode-Character"/>
          </table:table-cell>
          <table:table-cell table:style-name="Table10.I40" office:value-type="string">
            <text:p text:style-name="Unicode-Character"/>
          </table:table-cell>
          <table:table-cell table:style-name="Table10.J40" office:value-type="string">
            <text:p text:style-name="Unicode-Character"/>
          </table:table-cell>
          <table:table-cell table:style-name="Table10.K40" office:value-type="string">
            <text:p text:style-name="Unicode-Character"/>
          </table:table-cell>
          <table:table-cell table:style-name="Table10.L40" office:value-type="string">
            <text:p text:style-name="Unicode-Character"/>
          </table:table-cell>
        </table:table-row>
        <table:table-row table:style-name="Table10.1">
          <table:table-cell table:style-name="Table10.A2" office:value-type="string">
            <text:p text:style-name="Unicode-Value"/>
          </table:table-cell>
          <table:table-cell table:style-name="Table10.B38" office:value-type="string">
            <text:p text:style-name="Unicode-Value">0047 (+0301)</text:p>
          </table:table-cell>
          <table:table-cell table:style-name="Table10.C38" office:value-type="string">
            <text:p text:style-name="Unicode-Value"/>
          </table:table-cell>
          <table:table-cell table:style-name="Table10.D38" office:value-type="string">
            <text:p text:style-name="Unicode-Value"/>
          </table:table-cell>
          <table:table-cell table:style-name="Table10.E38" office:value-type="string">
            <text:p text:style-name="Unicode-Value"/>
          </table:table-cell>
          <table:table-cell table:style-name="Table10.F38" office:value-type="string">
            <text:p text:style-name="Unicode-Value"/>
          </table:table-cell>
          <table:table-cell table:style-name="Table10.G38" office:value-type="string">
            <text:p text:style-name="Unicode-Value"/>
          </table:table-cell>
          <table:table-cell table:style-name="Table10.H38" office:value-type="string">
            <text:p text:style-name="Unicode-Value"/>
          </table:table-cell>
          <table:table-cell table:style-name="Table10.I38" office:value-type="string">
            <text:p text:style-name="Unicode-Value"/>
          </table:table-cell>
          <table:table-cell table:style-name="Table10.J38" office:value-type="string">
            <text:p text:style-name="Unicode-Value"/>
          </table:table-cell>
          <table:table-cell table:style-name="Table10.K38" office:value-type="string">
            <text:p text:style-name="Unicode-Value"/>
          </table:table-cell>
          <table:table-cell table:style-name="Table10.L38" office:value-type="string">
            <text:p text:style-name="Unicode-Value"/>
          </table:table-cell>
        </table:table-row>
        <table:table-row table:style-name="Table10.1">
          <table:table-cell table:style-name="Table10.A40" office:value-type="string">
            <text:p text:style-name="Input-Character">i</text:p>
          </table:table-cell>
          <table:table-cell table:style-name="Table10.B42" office:value-type="string">
            <text:p text:style-name="Unicode-Character">í</text:p>
          </table:table-cell>
          <table:table-cell table:style-name="Table10.C42" office:value-type="string">
            <text:p text:style-name="Unicode-Character">ì</text:p>
          </table:table-cell>
          <table:table-cell table:style-name="Table10.D42" office:value-type="string">
            <text:p text:style-name="Unicode-Character">î</text:p>
          </table:table-cell>
          <table:table-cell table:style-name="Table10.E42" office:value-type="string">
            <text:p text:style-name="Unicode-Character">ǐ</text:p>
          </table:table-cell>
          <table:table-cell table:style-name="Table10.F42" office:value-type="string">
            <text:p text:style-name="Unicode-Character"/>
          </table:table-cell>
          <table:table-cell table:style-name="Table10.G42" office:value-type="string">
            <text:p text:style-name="Unicode-Character"/>
          </table:table-cell>
          <table:table-cell table:style-name="Table10.H42" office:value-type="string">
            <text:p text:style-name="Unicode-Character">i̋</text:p>
          </table:table-cell>
          <table:table-cell table:style-name="Table10.I42" office:value-type="string">
            <text:p text:style-name="Unicode-Character">ȉ</text:p>
          </table:table-cell>
          <table:table-cell table:style-name="Table10.J42" office:value-type="string">
            <text:p text:style-name="Unicode-Character">ī</text:p>
          </table:table-cell>
          <table:table-cell table:style-name="Table10.K42" office:value-type="string">
            <text:p text:style-name="Unicode-Character">i̱</text:p>
          </table:table-cell>
          <table:table-cell table:style-name="Table10.L42" office:value-type="string">
            <text:p text:style-name="Unicode-Character">ï</text:p>
          </table:table-cell>
        </table:table-row>
        <table:table-row table:style-name="Table10.1">
          <table:table-cell table:style-name="Table10.A3" office:value-type="string">
            <text:p text:style-name="Unicode-Value"/>
          </table:table-cell>
          <table:table-cell table:style-name="Table10.B43" office:value-type="string">
            <text:p text:style-name="Unicode-Value">00ED</text:p>
          </table:table-cell>
          <table:table-cell table:style-name="Table10.C43" office:value-type="string">
            <text:p text:style-name="Unicode-Value">00EC</text:p>
          </table:table-cell>
          <table:table-cell table:style-name="Table10.D43" office:value-type="string">
            <text:p text:style-name="Unicode-Value">00EE</text:p>
          </table:table-cell>
          <table:table-cell table:style-name="Table10.E43" office:value-type="string">
            <text:p text:style-name="Unicode-Value">01D0</text:p>
          </table:table-cell>
          <table:table-cell table:style-name="Table10.F43" office:value-type="string">
            <text:p text:style-name="Unicode-Value"/>
          </table:table-cell>
          <table:table-cell table:style-name="Table10.G43" office:value-type="string">
            <text:p text:style-name="Unicode-Value"/>
          </table:table-cell>
          <table:table-cell table:style-name="Table10.H43" office:value-type="string">
            <text:p text:style-name="Unicode-Value">0069 (+030B)</text:p>
          </table:table-cell>
          <table:table-cell table:style-name="Table10.I43" office:value-type="string">
            <text:p text:style-name="Unicode-Value">0209</text:p>
          </table:table-cell>
          <table:table-cell table:style-name="Table10.J43" office:value-type="string">
            <text:p text:style-name="Unicode-Value">012B</text:p>
          </table:table-cell>
          <table:table-cell table:style-name="Table10.K43" office:value-type="string">
            <text:p text:style-name="Unicode-Value">0069 (+0331)</text:p>
          </table:table-cell>
          <table:table-cell table:style-name="Table10.L43" office:value-type="string">
            <text:p text:style-name="Unicode-Value">00EF</text:p>
          </table:table-cell>
        </table:table-row>
        <table:table-row table:style-name="Table10.1">
          <table:table-cell table:style-name="Table10.A4" office:value-type="string">
            <text:p text:style-name="Input-Character">I</text:p>
          </table:table-cell>
          <table:table-cell table:style-name="Table10.B44" office:value-type="string">
            <text:p text:style-name="Unicode-Character">Í</text:p>
          </table:table-cell>
          <table:table-cell table:style-name="Table10.C44" office:value-type="string">
            <text:p text:style-name="Unicode-Character">Ì</text:p>
          </table:table-cell>
          <table:table-cell table:style-name="Table10.D44" office:value-type="string">
            <text:p text:style-name="Unicode-Character">Î</text:p>
          </table:table-cell>
          <table:table-cell table:style-name="Table10.E44" office:value-type="string">
            <text:p text:style-name="Unicode-Character">Ǐ</text:p>
          </table:table-cell>
          <table:table-cell table:style-name="Table10.F44" office:value-type="string">
            <text:p text:style-name="Unicode-Character"/>
          </table:table-cell>
          <table:table-cell table:style-name="Table10.G44" office:value-type="string">
            <text:p text:style-name="Unicode-Character"/>
          </table:table-cell>
          <table:table-cell table:style-name="Table10.H44" office:value-type="string">
            <text:p text:style-name="Unicode-Character">I̋</text:p>
          </table:table-cell>
          <table:table-cell table:style-name="Table10.I44" office:value-type="string">
            <text:p text:style-name="Unicode-Character">Ȉ</text:p>
          </table:table-cell>
          <table:table-cell table:style-name="Table10.J44" office:value-type="string">
            <text:p text:style-name="Unicode-Character">Ī</text:p>
          </table:table-cell>
          <table:table-cell table:style-name="Table10.K44" office:value-type="string">
            <text:p text:style-name="Unicode-Character">I̱</text:p>
          </table:table-cell>
          <table:table-cell table:style-name="Table10.L44" office:value-type="string">
            <text:p text:style-name="Unicode-Character">Ï</text:p>
          </table:table-cell>
        </table:table-row>
        <table:table-row table:style-name="Table10.1">
          <table:table-cell table:style-name="Table10.A3" office:value-type="string">
            <text:p text:style-name="Unicode-Value"/>
          </table:table-cell>
          <table:table-cell table:style-name="Table10.B45" office:value-type="string">
            <text:p text:style-name="Unicode-Value">00CD</text:p>
          </table:table-cell>
          <table:table-cell table:style-name="Table10.C45" office:value-type="string">
            <text:p text:style-name="Unicode-Value">00CC</text:p>
          </table:table-cell>
          <table:table-cell table:style-name="Table10.D45" office:value-type="string">
            <text:p text:style-name="Unicode-Value">00CE</text:p>
          </table:table-cell>
          <table:table-cell table:style-name="Table10.E45" office:value-type="string">
            <text:p text:style-name="Unicode-Value">01CF</text:p>
          </table:table-cell>
          <table:table-cell table:style-name="Table10.F45" office:value-type="string">
            <text:p text:style-name="Unicode-Value"/>
          </table:table-cell>
          <table:table-cell table:style-name="Table10.G45" office:value-type="string">
            <text:p text:style-name="Unicode-Value"/>
          </table:table-cell>
          <table:table-cell table:style-name="Table10.H45" office:value-type="string">
            <text:p text:style-name="Unicode-Value">0049 (+030B)</text:p>
          </table:table-cell>
          <table:table-cell table:style-name="Table10.I45" office:value-type="string">
            <text:p text:style-name="Unicode-Value">0208</text:p>
          </table:table-cell>
          <table:table-cell table:style-name="Table10.J45" office:value-type="string">
            <text:p text:style-name="Unicode-Value">012A</text:p>
          </table:table-cell>
          <table:table-cell table:style-name="Table10.K45" office:value-type="string">
            <text:p text:style-name="Unicode-Value">0049 (+0331)</text:p>
          </table:table-cell>
          <table:table-cell table:style-name="Table10.L45" office:value-type="string">
            <text:p text:style-name="Unicode-Value">00CF</text:p>
          </table:table-cell>
        </table:table-row>
        <table:table-row table:style-name="Table10.1">
          <table:table-cell table:style-name="Table10.A2" office:value-type="string">
            <text:p text:style-name="Input-Character">; i</text:p>
          </table:table-cell>
          <table:table-cell table:style-name="Table10.B46" office:value-type="string">
            <text:p text:style-name="Unicode-Character">ɨ́</text:p>
          </table:table-cell>
          <table:table-cell table:style-name="Table10.C46" office:value-type="string">
            <text:p text:style-name="Unicode-Character">ɨ̀</text:p>
          </table:table-cell>
          <table:table-cell table:style-name="Table10.D46" office:value-type="string">
            <text:p text:style-name="Unicode-Character">ɨ̂</text:p>
          </table:table-cell>
          <table:table-cell table:style-name="Table10.E46" office:value-type="string">
            <text:p text:style-name="Unicode-Character">ɨ̌</text:p>
          </table:table-cell>
          <table:table-cell table:style-name="Table10.F46" office:value-type="string">
            <text:p text:style-name="Unicode-Character"/>
          </table:table-cell>
          <table:table-cell table:style-name="Table10.G46" office:value-type="string">
            <text:p text:style-name="Unicode-Character"/>
          </table:table-cell>
          <table:table-cell table:style-name="Table10.H46" office:value-type="string">
            <text:p text:style-name="Unicode-Character">ɨ̋</text:p>
          </table:table-cell>
          <table:table-cell table:style-name="Table10.I46" office:value-type="string">
            <text:p text:style-name="Unicode-Character">ɨ̏</text:p>
          </table:table-cell>
          <table:table-cell table:style-name="Table10.J46" office:value-type="string">
            <text:p text:style-name="Unicode-Character">ɨ̄</text:p>
          </table:table-cell>
          <table:table-cell table:style-name="Table10.K46" office:value-type="string">
            <text:p text:style-name="Unicode-Character">ɨ̱</text:p>
          </table:table-cell>
          <table:table-cell table:style-name="Table10.L46" office:value-type="string">
            <text:p text:style-name="Unicode-Character">ɨ̈</text:p>
          </table:table-cell>
        </table:table-row>
        <table:table-row table:style-name="Table10.1">
          <table:table-cell table:style-name="Table10.A2" office:value-type="string">
            <text:p text:style-name="Input-Character">i &lt;</text:p>
          </table:table-cell>
          <table:table-cell table:style-name="Table10.B46" office:value-type="string">
            <text:p text:style-name="Unicode-Value">0268 (+0301)</text:p>
          </table:table-cell>
          <table:table-cell table:style-name="Table10.C46" office:value-type="string">
            <text:p text:style-name="Unicode-Value">0268 (+0300)</text:p>
          </table:table-cell>
          <table:table-cell table:style-name="Table10.D46" office:value-type="string">
            <text:p text:style-name="Unicode-Value">0268 (+0302)</text:p>
          </table:table-cell>
          <table:table-cell table:style-name="Table10.E46" office:value-type="string">
            <text:p text:style-name="Unicode-Value">0268 (+030C)</text:p>
          </table:table-cell>
          <table:table-cell table:style-name="Table10.F46" office:value-type="string">
            <text:p text:style-name="Unicode-Value"/>
          </table:table-cell>
          <table:table-cell table:style-name="Table10.G46" office:value-type="string">
            <text:p text:style-name="Unicode-Value"/>
          </table:table-cell>
          <table:table-cell table:style-name="Table10.H46" office:value-type="string">
            <text:p text:style-name="Unicode-Value">0268 (+030B)</text:p>
          </table:table-cell>
          <table:table-cell table:style-name="Table10.I46" office:value-type="string">
            <text:p text:style-name="Unicode-Value">0268 (+030F)</text:p>
          </table:table-cell>
          <table:table-cell table:style-name="Table10.J46" office:value-type="string">
            <text:p text:style-name="Unicode-Value">0268 (+0304)</text:p>
          </table:table-cell>
          <table:table-cell table:style-name="Table10.K46" office:value-type="string">
            <text:p text:style-name="Unicode-Value">0268 (+0331)</text:p>
          </table:table-cell>
          <table:table-cell table:style-name="Table10.L46" office:value-type="string">
            <text:p text:style-name="Unicode-Value">0268 (+0308)</text:p>
          </table:table-cell>
        </table:table-row>
        <table:table-row table:style-name="Table10.1">
          <table:table-cell table:style-name="Table10.A3" office:value-type="string">
            <text:p text:style-name="Input-Character">i =</text:p>
          </table:table-cell>
          <table:table-cell table:style-name="Table10.B48" office:value-type="string">
            <text:p text:style-name="Unicode-Value"/>
          </table:table-cell>
          <table:table-cell table:style-name="Table10.C48" office:value-type="string">
            <text:p text:style-name="Unicode-Value"/>
          </table:table-cell>
          <table:table-cell table:style-name="Table10.D48" office:value-type="string">
            <text:p text:style-name="Unicode-Value"/>
          </table:table-cell>
          <table:table-cell table:style-name="Table10.E48" office:value-type="string">
            <text:p text:style-name="P3"/>
          </table:table-cell>
          <table:table-cell table:style-name="Table10.F48" office:value-type="string">
            <text:p text:style-name="Unicode-Value"/>
          </table:table-cell>
          <table:table-cell table:style-name="Table10.G48" office:value-type="string">
            <text:p text:style-name="Unicode-Value"/>
          </table:table-cell>
          <table:table-cell table:style-name="Table10.H48" office:value-type="string">
            <text:p text:style-name="Unicode-Value"/>
          </table:table-cell>
          <table:table-cell table:style-name="Table10.I48" office:value-type="string">
            <text:p text:style-name="Unicode-Value"/>
          </table:table-cell>
          <table:table-cell table:style-name="Table10.J48" office:value-type="string">
            <text:p text:style-name="Unicode-Value"/>
          </table:table-cell>
          <table:table-cell table:style-name="Table10.K48" office:value-type="string">
            <text:p text:style-name="Unicode-Value"/>
          </table:table-cell>
          <table:table-cell table:style-name="Table10.L48" office:value-type="string">
            <text:p text:style-name="Unicode-Value"/>
          </table:table-cell>
        </table:table-row>
        <table:table-row table:style-name="Table10.1">
          <table:table-cell table:style-name="Table10.A2" office:value-type="string">
            <text:p text:style-name="Input-Character">; I</text:p>
          </table:table-cell>
          <table:table-cell table:style-name="Table10.B49" office:value-type="string">
            <text:p text:style-name="Unicode-Character">Ɨ́</text:p>
          </table:table-cell>
          <table:table-cell table:style-name="Table10.C49" office:value-type="string">
            <text:p text:style-name="Unicode-Character">Ɨ̀</text:p>
          </table:table-cell>
          <table:table-cell table:style-name="Table10.D49" office:value-type="string">
            <text:p text:style-name="Unicode-Character">Ɨ̂</text:p>
          </table:table-cell>
          <table:table-cell table:style-name="Table10.E49" office:value-type="string">
            <text:p text:style-name="Unicode-Character">Ɨ̌</text:p>
          </table:table-cell>
          <table:table-cell table:style-name="Table10.F49" office:value-type="string">
            <text:p text:style-name="Unicode-Character"/>
          </table:table-cell>
          <table:table-cell table:style-name="Table10.G49" office:value-type="string">
            <text:p text:style-name="Unicode-Character"/>
          </table:table-cell>
          <table:table-cell table:style-name="Table10.H49" office:value-type="string">
            <text:p text:style-name="Unicode-Character">Ɨ̋</text:p>
          </table:table-cell>
          <table:table-cell table:style-name="Table10.I49" office:value-type="string">
            <text:p text:style-name="Unicode-Character">Ɨ̏</text:p>
          </table:table-cell>
          <table:table-cell table:style-name="Table10.J49" office:value-type="string">
            <text:p text:style-name="Unicode-Character">Ɨ̄</text:p>
          </table:table-cell>
          <table:table-cell table:style-name="Table10.K49" office:value-type="string">
            <text:p text:style-name="Unicode-Character">Ɨ̱</text:p>
          </table:table-cell>
          <table:table-cell table:style-name="Table10.L49" office:value-type="string">
            <text:p text:style-name="Unicode-Character">Ɨ̈</text:p>
          </table:table-cell>
        </table:table-row>
        <table:table-row table:style-name="Table10.1">
          <table:table-cell table:style-name="Table10.A2" office:value-type="string">
            <text:p text:style-name="Input-Character">I &lt;</text:p>
          </table:table-cell>
          <table:table-cell table:style-name="Table10.B49" office:value-type="string">
            <text:p text:style-name="Unicode-Value">0197 (+0301)</text:p>
          </table:table-cell>
          <table:table-cell table:style-name="Table10.C49" office:value-type="string">
            <text:p text:style-name="Unicode-Value">0197 (+0300)</text:p>
          </table:table-cell>
          <table:table-cell table:style-name="Table10.D49" office:value-type="string">
            <text:p text:style-name="Unicode-Value">0197 (+0302)</text:p>
          </table:table-cell>
          <table:table-cell table:style-name="Table10.E49" office:value-type="string">
            <text:p text:style-name="Unicode-Value">0197 (+030C)</text:p>
          </table:table-cell>
          <table:table-cell table:style-name="Table10.F49" office:value-type="string">
            <text:p text:style-name="Unicode-Value"/>
          </table:table-cell>
          <table:table-cell table:style-name="Table10.G49" office:value-type="string">
            <text:p text:style-name="Unicode-Value"/>
          </table:table-cell>
          <table:table-cell table:style-name="Table10.H49" office:value-type="string">
            <text:p text:style-name="Unicode-Value">0197 (+030B)</text:p>
          </table:table-cell>
          <table:table-cell table:style-name="Table10.I49" office:value-type="string">
            <text:p text:style-name="Unicode-Value">0197 (+030F)</text:p>
          </table:table-cell>
          <table:table-cell table:style-name="Table10.J49" office:value-type="string">
            <text:p text:style-name="Unicode-Value">0197 (+0304)</text:p>
          </table:table-cell>
          <table:table-cell table:style-name="Table10.K49" office:value-type="string">
            <text:p text:style-name="Unicode-Value">0197 (+0331)</text:p>
          </table:table-cell>
          <table:table-cell table:style-name="Table10.L49" office:value-type="string">
            <text:p text:style-name="Unicode-Value">0197 (+0308)</text:p>
          </table:table-cell>
        </table:table-row>
        <table:table-row table:style-name="Table10.1">
          <table:table-cell table:style-name="Table10.A3" office:value-type="string">
            <text:p text:style-name="Input-Character">I =</text:p>
          </table:table-cell>
          <table:table-cell table:style-name="Table10.B51" office:value-type="string">
            <text:p text:style-name="Unicode-Value"/>
          </table:table-cell>
          <table:table-cell table:style-name="Table10.C51" office:value-type="string">
            <text:p text:style-name="Unicode-Value"/>
          </table:table-cell>
          <table:table-cell table:style-name="Table10.D51" office:value-type="string">
            <text:p text:style-name="Unicode-Value"/>
          </table:table-cell>
          <table:table-cell table:style-name="Table10.E51" office:value-type="string">
            <text:p text:style-name="P3"/>
          </table:table-cell>
          <table:table-cell table:style-name="Table10.F51" office:value-type="string">
            <text:p text:style-name="Unicode-Value"/>
          </table:table-cell>
          <table:table-cell table:style-name="Table10.G51" office:value-type="string">
            <text:p text:style-name="Unicode-Value"/>
          </table:table-cell>
          <table:table-cell table:style-name="Table10.H51" office:value-type="string">
            <text:p text:style-name="Unicode-Value"/>
          </table:table-cell>
          <table:table-cell table:style-name="Table10.I51" office:value-type="string">
            <text:p text:style-name="Unicode-Value"/>
          </table:table-cell>
          <table:table-cell table:style-name="Table10.J51" office:value-type="string">
            <text:p text:style-name="Unicode-Value"/>
          </table:table-cell>
          <table:table-cell table:style-name="Table10.K51" office:value-type="string">
            <text:p text:style-name="Unicode-Value"/>
          </table:table-cell>
          <table:table-cell table:style-name="Table10.L51" office:value-type="string">
            <text:p text:style-name="Unicode-Value"/>
          </table:table-cell>
        </table:table-row>
        <table:table-row table:style-name="Table10.1">
          <table:table-cell table:style-name="Table10.A4" office:value-type="string">
            <text:p text:style-name="Input-Character">] i</text:p>
          </table:table-cell>
          <table:table-cell table:style-name="Table10.B52" office:value-type="string">
            <text:p text:style-name="Unicode-Character">ɩ́</text:p>
          </table:table-cell>
          <table:table-cell table:style-name="Table10.C52" office:value-type="string">
            <text:p text:style-name="Unicode-Character">ɩ̀</text:p>
          </table:table-cell>
          <table:table-cell table:style-name="Table10.D52" office:value-type="string">
            <text:p text:style-name="Unicode-Character">ɩ̂</text:p>
          </table:table-cell>
          <table:table-cell table:style-name="Table10.E52" office:value-type="string">
            <text:p text:style-name="Unicode-Character">ɩ̌</text:p>
          </table:table-cell>
          <table:table-cell table:style-name="Table10.F52" office:value-type="string">
            <text:p text:style-name="Unicode-Character"/>
          </table:table-cell>
          <table:table-cell table:style-name="Table10.G52" office:value-type="string">
            <text:p text:style-name="Unicode-Character"/>
          </table:table-cell>
          <table:table-cell table:style-name="Table10.H52" office:value-type="string">
            <text:p text:style-name="Unicode-Character"/>
          </table:table-cell>
          <table:table-cell table:style-name="Table10.I52" office:value-type="string">
            <text:p text:style-name="Unicode-Character"/>
          </table:table-cell>
          <table:table-cell table:style-name="Table10.J52" office:value-type="string">
            <text:p text:style-name="Unicode-Character">ɩ̄</text:p>
          </table:table-cell>
          <table:table-cell table:style-name="Table10.K52" office:value-type="string">
            <text:p text:style-name="Unicode-Character">ɩ̱</text:p>
          </table:table-cell>
          <table:table-cell table:style-name="Table10.L52" office:value-type="string">
            <text:p text:style-name="Unicode-Character"/>
          </table:table-cell>
        </table:table-row>
        <table:table-row table:style-name="Table10.1">
          <table:table-cell table:style-name="Table10.A3" office:value-type="string">
            <text:p text:style-name="Unicode-Value"/>
          </table:table-cell>
          <table:table-cell table:style-name="Table10.B53" office:value-type="string">
            <text:p text:style-name="Unicode-Value">0269 (+0301)</text:p>
          </table:table-cell>
          <table:table-cell table:style-name="Table10.C53" office:value-type="string">
            <text:p text:style-name="Unicode-Value">0269 (+0300)</text:p>
          </table:table-cell>
          <table:table-cell table:style-name="Table10.D53" office:value-type="string">
            <text:p text:style-name="Unicode-Value">0269 (+0302)</text:p>
          </table:table-cell>
          <table:table-cell table:style-name="Table10.E53" office:value-type="string">
            <text:p text:style-name="Unicode-Value">0269 (+030C)</text:p>
          </table:table-cell>
          <table:table-cell table:style-name="Table10.F53" office:value-type="string">
            <text:p text:style-name="Unicode-Value"/>
          </table:table-cell>
          <table:table-cell table:style-name="Table10.G53" office:value-type="string">
            <text:p text:style-name="Unicode-Value"/>
          </table:table-cell>
          <table:table-cell table:style-name="Table10.H53" office:value-type="string">
            <text:p text:style-name="Unicode-Value"/>
          </table:table-cell>
          <table:table-cell table:style-name="Table10.I53" office:value-type="string">
            <text:p text:style-name="Unicode-Value"/>
          </table:table-cell>
          <table:table-cell table:style-name="Table10.J53" office:value-type="string">
            <text:p text:style-name="Unicode-Value">0269 (+0304)</text:p>
          </table:table-cell>
          <table:table-cell table:style-name="Table10.K53" office:value-type="string">
            <text:p text:style-name="Unicode-Value">0269 (+0331)</text:p>
          </table:table-cell>
          <table:table-cell table:style-name="Table10.L53" office:value-type="string">
            <text:p text:style-name="Unicode-Value"/>
          </table:table-cell>
        </table:table-row>
        <text:soft-page-break/>
        <table:table-row table:style-name="Table10.1">
          <table:table-cell table:style-name="Table10.A4" office:value-type="string">
            <text:p text:style-name="Input-Character">] I</text:p>
          </table:table-cell>
          <table:table-cell table:style-name="Table10.B54" office:value-type="string">
            <text:p text:style-name="Unicode-Character">Ɩ́</text:p>
          </table:table-cell>
          <table:table-cell table:style-name="Table10.C54" office:value-type="string">
            <text:p text:style-name="Unicode-Character">Ɩ̀</text:p>
          </table:table-cell>
          <table:table-cell table:style-name="Table10.D54" office:value-type="string">
            <text:p text:style-name="Unicode-Character">ɩ̂</text:p>
          </table:table-cell>
          <table:table-cell table:style-name="Table10.E54" office:value-type="string">
            <text:p text:style-name="Unicode-Character">ɩ̌</text:p>
          </table:table-cell>
          <table:table-cell table:style-name="Table10.F54" office:value-type="string">
            <text:p text:style-name="Unicode-Character"/>
          </table:table-cell>
          <table:table-cell table:style-name="Table10.G54" office:value-type="string">
            <text:p text:style-name="Unicode-Character"/>
          </table:table-cell>
          <table:table-cell table:style-name="Table10.H54" office:value-type="string">
            <text:p text:style-name="Unicode-Character"/>
          </table:table-cell>
          <table:table-cell table:style-name="Table10.I54" office:value-type="string">
            <text:p text:style-name="Unicode-Character"/>
          </table:table-cell>
          <table:table-cell table:style-name="Table10.J54" office:value-type="string">
            <text:p text:style-name="Unicode-Character">Ɩ̄</text:p>
          </table:table-cell>
          <table:table-cell table:style-name="Table10.K54" office:value-type="string">
            <text:p text:style-name="Unicode-Character">Ɩ̱</text:p>
          </table:table-cell>
          <table:table-cell table:style-name="Table10.L54" office:value-type="string">
            <text:p text:style-name="Unicode-Character"/>
          </table:table-cell>
        </table:table-row>
        <table:table-row table:style-name="Table10.1">
          <table:table-cell table:style-name="Table10.A3" office:value-type="string">
            <text:p text:style-name="Unicode-Value"/>
          </table:table-cell>
          <table:table-cell table:style-name="Table10.B55" office:value-type="string">
            <text:p text:style-name="Unicode-Value">0196 (+0301)</text:p>
          </table:table-cell>
          <table:table-cell table:style-name="Table10.C55" office:value-type="string">
            <text:p text:style-name="Unicode-Value">0196 (+0300)</text:p>
          </table:table-cell>
          <table:table-cell table:style-name="Table10.D55" office:value-type="string">
            <text:p text:style-name="Unicode-Value">0196 (+0302)</text:p>
          </table:table-cell>
          <table:table-cell table:style-name="Table10.E55" office:value-type="string">
            <text:p text:style-name="Unicode-Value">0196 (+030C)</text:p>
          </table:table-cell>
          <table:table-cell table:style-name="Table10.F55" office:value-type="string">
            <text:p text:style-name="Unicode-Value"/>
          </table:table-cell>
          <table:table-cell table:style-name="Table10.G55" office:value-type="string">
            <text:p text:style-name="Unicode-Value"/>
          </table:table-cell>
          <table:table-cell table:style-name="Table10.H55" office:value-type="string">
            <text:p text:style-name="Unicode-Value"/>
          </table:table-cell>
          <table:table-cell table:style-name="Table10.I55" office:value-type="string">
            <text:p text:style-name="Unicode-Value"/>
          </table:table-cell>
          <table:table-cell table:style-name="Table10.J55" office:value-type="string">
            <text:p text:style-name="Unicode-Value">0196 (+0304)</text:p>
          </table:table-cell>
          <table:table-cell table:style-name="Table10.K55" office:value-type="string">
            <text:p text:style-name="Unicode-Value">0196 (+0331)</text:p>
          </table:table-cell>
          <table:table-cell table:style-name="Table10.L55" office:value-type="string">
            <text:p text:style-name="Unicode-Value"/>
          </table:table-cell>
        </table:table-row>
        <table:table-row table:style-name="Table10.1">
          <table:table-cell table:style-name="Table10.A4" office:value-type="string">
            <text:p text:style-name="Input-Character">k</text:p>
          </table:table-cell>
          <table:table-cell table:style-name="Table10.B56" office:value-type="string">
            <text:p text:style-name="Unicode-Character"/>
          </table:table-cell>
          <table:table-cell table:style-name="Table10.C56" office:value-type="string">
            <text:p text:style-name="Unicode-Character"/>
          </table:table-cell>
          <table:table-cell table:style-name="Table10.D56" office:value-type="string">
            <text:p text:style-name="Unicode-Character"/>
          </table:table-cell>
          <table:table-cell table:style-name="Table10.E56" office:value-type="string">
            <text:p text:style-name="Unicode-Character"/>
          </table:table-cell>
          <table:table-cell table:style-name="Table10.F56" office:value-type="string">
            <text:p text:style-name="Unicode-Character"/>
          </table:table-cell>
          <table:table-cell table:style-name="Table10.G56" office:value-type="string">
            <text:p text:style-name="Unicode-Character">k̕</text:p>
          </table:table-cell>
          <table:table-cell table:style-name="Table10.H56" office:value-type="string">
            <text:p text:style-name="Unicode-Character"/>
          </table:table-cell>
          <table:table-cell table:style-name="Table10.I56" office:value-type="string">
            <text:p text:style-name="Unicode-Character"/>
          </table:table-cell>
          <table:table-cell table:style-name="Table10.J56" office:value-type="string">
            <text:p text:style-name="Unicode-Character"/>
          </table:table-cell>
          <table:table-cell table:style-name="Table10.K56" office:value-type="string">
            <text:p text:style-name="Unicode-Character"/>
          </table:table-cell>
          <table:table-cell table:style-name="Table10.L56" office:value-type="string">
            <text:p text:style-name="Unicode-Character"/>
          </table:table-cell>
        </table:table-row>
        <table:table-row table:style-name="Table10.1">
          <table:table-cell table:style-name="Table10.A3" office:value-type="string">
            <text:p text:style-name="Unicode-Value"/>
          </table:table-cell>
          <table:table-cell table:style-name="Table10.B57" office:value-type="string">
            <text:p text:style-name="Unicode-Value"/>
          </table:table-cell>
          <table:table-cell table:style-name="Table10.C57" office:value-type="string">
            <text:p text:style-name="Unicode-Value"/>
          </table:table-cell>
          <table:table-cell table:style-name="Table10.D57" office:value-type="string">
            <text:p text:style-name="Unicode-Value"/>
          </table:table-cell>
          <table:table-cell table:style-name="Table10.E57" office:value-type="string">
            <text:p text:style-name="Unicode-Value"/>
          </table:table-cell>
          <table:table-cell table:style-name="Table10.F57" office:value-type="string">
            <text:p text:style-name="Unicode-Value"/>
          </table:table-cell>
          <table:table-cell table:style-name="Table10.G57" office:value-type="string">
            <text:p text:style-name="Unicode-Value">006B (+0315)</text:p>
          </table:table-cell>
          <table:table-cell table:style-name="Table10.H57" office:value-type="string">
            <text:p text:style-name="Unicode-Value"/>
          </table:table-cell>
          <table:table-cell table:style-name="Table10.I57" office:value-type="string">
            <text:p text:style-name="Unicode-Value"/>
          </table:table-cell>
          <table:table-cell table:style-name="Table10.J57" office:value-type="string">
            <text:p text:style-name="Unicode-Value"/>
          </table:table-cell>
          <table:table-cell table:style-name="Table10.K57" office:value-type="string">
            <text:p text:style-name="Unicode-Value"/>
          </table:table-cell>
          <table:table-cell table:style-name="Table10.L57" office:value-type="string">
            <text:p text:style-name="Unicode-Value"/>
          </table:table-cell>
        </table:table-row>
        <table:table-row table:style-name="Table10.1">
          <table:table-cell table:style-name="Table10.A2" office:value-type="string">
            <text:p text:style-name="Input-Character">K</text:p>
          </table:table-cell>
          <table:table-cell table:style-name="Table10.B58" office:value-type="string">
            <text:p text:style-name="Unicode-Character"/>
          </table:table-cell>
          <table:table-cell table:style-name="Table10.C58" office:value-type="string">
            <text:p text:style-name="Unicode-Character"/>
          </table:table-cell>
          <table:table-cell table:style-name="Table10.D58" office:value-type="string">
            <text:p text:style-name="Unicode-Character"/>
          </table:table-cell>
          <table:table-cell table:style-name="Table10.E58" office:value-type="string">
            <text:p text:style-name="Unicode-Character"/>
          </table:table-cell>
          <table:table-cell table:style-name="Table10.F58" office:value-type="string">
            <text:p text:style-name="Unicode-Character"/>
          </table:table-cell>
          <table:table-cell table:style-name="Table10.G58" office:value-type="string">
            <text:p text:style-name="Unicode-Character">K̕</text:p>
          </table:table-cell>
          <table:table-cell table:style-name="Table10.H58" office:value-type="string">
            <text:p text:style-name="Unicode-Character"/>
          </table:table-cell>
          <table:table-cell table:style-name="Table10.I58" office:value-type="string">
            <text:p text:style-name="Unicode-Character"/>
          </table:table-cell>
          <table:table-cell table:style-name="Table10.J58" office:value-type="string">
            <text:p text:style-name="Unicode-Character"/>
          </table:table-cell>
          <table:table-cell table:style-name="Table10.K58" office:value-type="string">
            <text:p text:style-name="Unicode-Character"/>
          </table:table-cell>
          <table:table-cell table:style-name="Table10.L58" office:value-type="string">
            <text:p text:style-name="Unicode-Character"/>
          </table:table-cell>
        </table:table-row>
        <table:table-row table:style-name="Table10.1">
          <table:table-cell table:style-name="Table10.A3" office:value-type="string">
            <text:p text:style-name="Unicode-Value"/>
          </table:table-cell>
          <table:table-cell table:style-name="Table10.B59" office:value-type="string">
            <text:p text:style-name="Unicode-Value"/>
          </table:table-cell>
          <table:table-cell table:style-name="Table10.C59" office:value-type="string">
            <text:p text:style-name="Unicode-Value"/>
          </table:table-cell>
          <table:table-cell table:style-name="Table10.D59" office:value-type="string">
            <text:p text:style-name="Unicode-Value"/>
          </table:table-cell>
          <table:table-cell table:style-name="Table10.E59" office:value-type="string">
            <text:p text:style-name="Unicode-Value"/>
          </table:table-cell>
          <table:table-cell table:style-name="Table10.F59" office:value-type="string">
            <text:p text:style-name="Unicode-Value"/>
          </table:table-cell>
          <table:table-cell table:style-name="Table10.G59" office:value-type="string">
            <text:p text:style-name="Unicode-Value">004B (+0315)</text:p>
          </table:table-cell>
          <table:table-cell table:style-name="Table10.H59" office:value-type="string">
            <text:p text:style-name="Unicode-Value"/>
          </table:table-cell>
          <table:table-cell table:style-name="Table10.I59" office:value-type="string">
            <text:p text:style-name="Unicode-Value"/>
          </table:table-cell>
          <table:table-cell table:style-name="Table10.J59" office:value-type="string">
            <text:p text:style-name="Unicode-Value"/>
          </table:table-cell>
          <table:table-cell table:style-name="Table10.K59" office:value-type="string">
            <text:p text:style-name="Unicode-Value"/>
          </table:table-cell>
          <table:table-cell table:style-name="Table10.L59" office:value-type="string">
            <text:p text:style-name="Unicode-Value"/>
          </table:table-cell>
        </table:table-row>
        <table:table-row table:style-name="Table10.1">
          <table:table-cell table:style-name="Table10.A2" office:value-type="string">
            <text:p text:style-name="Input-Character">m</text:p>
          </table:table-cell>
          <table:table-cell table:style-name="Table10.B60" office:value-type="string">
            <text:p text:style-name="Unicode-Character">ḿ</text:p>
          </table:table-cell>
          <table:table-cell table:style-name="Table10.C60" office:value-type="string">
            <text:p text:style-name="Unicode-Character">m̀</text:p>
          </table:table-cell>
          <table:table-cell table:style-name="Table10.D60" office:value-type="string">
            <text:p text:style-name="Unicode-Character"/>
          </table:table-cell>
          <table:table-cell table:style-name="Table10.E60" office:value-type="string">
            <text:p text:style-name="Unicode-Character"/>
          </table:table-cell>
          <table:table-cell table:style-name="Table10.F60" office:value-type="string">
            <text:p text:style-name="Unicode-Character"/>
          </table:table-cell>
          <table:table-cell table:style-name="Table10.G60" office:value-type="string">
            <text:p text:style-name="Unicode-Character"/>
          </table:table-cell>
          <table:table-cell table:style-name="Table10.H60" office:value-type="string">
            <text:p text:style-name="Unicode-Character"/>
          </table:table-cell>
          <table:table-cell table:style-name="Table10.I60" office:value-type="string">
            <text:p text:style-name="Unicode-Character"/>
          </table:table-cell>
          <table:table-cell table:style-name="Table10.J60" office:value-type="string">
            <text:p text:style-name="Unicode-Character">m̄</text:p>
          </table:table-cell>
          <table:table-cell table:style-name="Table10.K60" office:value-type="string">
            <text:p text:style-name="Unicode-Character"/>
          </table:table-cell>
          <table:table-cell table:style-name="Table10.L60" office:value-type="string">
            <text:p text:style-name="Unicode-Character"/>
          </table:table-cell>
        </table:table-row>
        <table:table-row table:style-name="Table10.1">
          <table:table-cell table:style-name="Table10.A3" office:value-type="string">
            <text:p text:style-name="Unicode-Value"/>
          </table:table-cell>
          <table:table-cell table:style-name="Table10.B61" office:value-type="string">
            <text:p text:style-name="Unicode-Value">1E3F</text:p>
          </table:table-cell>
          <table:table-cell table:style-name="Table10.C61" office:value-type="string">
            <text:p text:style-name="Unicode-Value">006D (+0300)</text:p>
          </table:table-cell>
          <table:table-cell table:style-name="Table10.D61" office:value-type="string">
            <text:p text:style-name="Unicode-Value"/>
          </table:table-cell>
          <table:table-cell table:style-name="Table10.E61" office:value-type="string">
            <text:p text:style-name="Unicode-Value"/>
          </table:table-cell>
          <table:table-cell table:style-name="Table10.F61" office:value-type="string">
            <text:p text:style-name="Unicode-Value"/>
          </table:table-cell>
          <table:table-cell table:style-name="Table10.G61" office:value-type="string">
            <text:p text:style-name="Unicode-Value"/>
          </table:table-cell>
          <table:table-cell table:style-name="Table10.H61" office:value-type="string">
            <text:p text:style-name="Unicode-Value"/>
          </table:table-cell>
          <table:table-cell table:style-name="Table10.I61" office:value-type="string">
            <text:p text:style-name="Unicode-Value"/>
          </table:table-cell>
          <table:table-cell table:style-name="Table10.J61" office:value-type="string">
            <text:p text:style-name="Unicode-Value">006D (+0304)</text:p>
          </table:table-cell>
          <table:table-cell table:style-name="Table10.K61" office:value-type="string">
            <text:p text:style-name="Unicode-Value"/>
          </table:table-cell>
          <table:table-cell table:style-name="Table10.L61" office:value-type="string">
            <text:p text:style-name="Unicode-Value"/>
          </table:table-cell>
        </table:table-row>
        <table:table-row table:style-name="Table10.1">
          <table:table-cell table:style-name="Table10.A2" office:value-type="string">
            <text:p text:style-name="Input-Character">M</text:p>
          </table:table-cell>
          <table:table-cell table:style-name="Table10.B62" office:value-type="string">
            <text:p text:style-name="Unicode-Character">Ḿ</text:p>
          </table:table-cell>
          <table:table-cell table:style-name="Table10.C62" office:value-type="string">
            <text:p text:style-name="Unicode-Character">M̀</text:p>
          </table:table-cell>
          <table:table-cell table:style-name="Table10.D62" office:value-type="string">
            <text:p text:style-name="Unicode-Character"/>
          </table:table-cell>
          <table:table-cell table:style-name="Table10.E62" office:value-type="string">
            <text:p text:style-name="Unicode-Character"/>
          </table:table-cell>
          <table:table-cell table:style-name="Table10.F62" office:value-type="string">
            <text:p text:style-name="Unicode-Character"/>
          </table:table-cell>
          <table:table-cell table:style-name="Table10.G62" office:value-type="string">
            <text:p text:style-name="Unicode-Character"/>
          </table:table-cell>
          <table:table-cell table:style-name="Table10.H62" office:value-type="string">
            <text:p text:style-name="Unicode-Character"/>
          </table:table-cell>
          <table:table-cell table:style-name="Table10.I62" office:value-type="string">
            <text:p text:style-name="Unicode-Character"/>
          </table:table-cell>
          <table:table-cell table:style-name="Table10.J62" office:value-type="string">
            <text:p text:style-name="Unicode-Character">M̄</text:p>
          </table:table-cell>
          <table:table-cell table:style-name="Table10.K62" office:value-type="string">
            <text:p text:style-name="Unicode-Character"/>
          </table:table-cell>
          <table:table-cell table:style-name="Table10.L62" office:value-type="string">
            <text:p text:style-name="Unicode-Character"/>
          </table:table-cell>
        </table:table-row>
        <table:table-row table:style-name="Table10.1">
          <table:table-cell table:style-name="Table10.A3" office:value-type="string">
            <text:p text:style-name="Unicode-Value"/>
          </table:table-cell>
          <table:table-cell table:style-name="Table10.B63" office:value-type="string">
            <text:p text:style-name="Unicode-Value">1E3E</text:p>
          </table:table-cell>
          <table:table-cell table:style-name="Table10.C63" office:value-type="string">
            <text:p text:style-name="Unicode-Value">004D <text:s/>+0300)</text:p>
          </table:table-cell>
          <table:table-cell table:style-name="Table10.D63" office:value-type="string">
            <text:p text:style-name="Unicode-Value"/>
          </table:table-cell>
          <table:table-cell table:style-name="Table10.E63" office:value-type="string">
            <text:p text:style-name="Unicode-Value"/>
          </table:table-cell>
          <table:table-cell table:style-name="Table10.F63" office:value-type="string">
            <text:p text:style-name="Unicode-Value"/>
          </table:table-cell>
          <table:table-cell table:style-name="Table10.G63" office:value-type="string">
            <text:p text:style-name="Unicode-Value"/>
          </table:table-cell>
          <table:table-cell table:style-name="Table10.H63" office:value-type="string">
            <text:p text:style-name="Unicode-Value"/>
          </table:table-cell>
          <table:table-cell table:style-name="Table10.I63" office:value-type="string">
            <text:p text:style-name="Unicode-Value"/>
          </table:table-cell>
          <table:table-cell table:style-name="Table10.J63" office:value-type="string">
            <text:p text:style-name="Unicode-Value">004D (+0304)</text:p>
          </table:table-cell>
          <table:table-cell table:style-name="Table10.K63" office:value-type="string">
            <text:p text:style-name="Unicode-Value"/>
          </table:table-cell>
          <table:table-cell table:style-name="Table10.L63" office:value-type="string">
            <text:p text:style-name="Unicode-Value"/>
          </table:table-cell>
        </table:table-row>
        <table:table-row table:style-name="Table10.1">
          <table:table-cell table:style-name="Table10.A2" office:value-type="string">
            <text:p text:style-name="Input-Character">n</text:p>
          </table:table-cell>
          <table:table-cell table:style-name="Table10.B64" office:value-type="string">
            <text:p text:style-name="Unicode-Character">ń</text:p>
          </table:table-cell>
          <table:table-cell table:style-name="Table10.C64" office:value-type="string">
            <text:p text:style-name="Unicode-Character">ǹ</text:p>
          </table:table-cell>
          <table:table-cell table:style-name="Table10.D64" office:value-type="string">
            <text:p text:style-name="Unicode-Character"/>
          </table:table-cell>
          <table:table-cell table:style-name="Table10.E64" office:value-type="string">
            <text:p text:style-name="Unicode-Character"/>
          </table:table-cell>
          <table:table-cell table:style-name="Table10.F64" office:value-type="string">
            <text:p text:style-name="Unicode-Character">ñ</text:p>
          </table:table-cell>
          <table:table-cell table:style-name="Table10.G64" office:value-type="string">
            <text:p text:style-name="Unicode-Character"/>
          </table:table-cell>
          <table:table-cell table:style-name="Table10.H64" office:value-type="string">
            <text:p text:style-name="Unicode-Character"/>
          </table:table-cell>
          <table:table-cell table:style-name="Table10.I64" office:value-type="string">
            <text:p text:style-name="Unicode-Character"/>
          </table:table-cell>
          <table:table-cell table:style-name="Table10.J64" office:value-type="string">
            <text:p text:style-name="Unicode-Character">n̄</text:p>
          </table:table-cell>
          <table:table-cell table:style-name="Table10.K64" office:value-type="string">
            <text:p text:style-name="Unicode-Character"/>
          </table:table-cell>
          <table:table-cell table:style-name="Table10.L64" office:value-type="string">
            <text:p text:style-name="Unicode-Character"/>
          </table:table-cell>
        </table:table-row>
        <table:table-row table:style-name="Table10.1">
          <table:table-cell table:style-name="Table10.A3" office:value-type="string">
            <text:p text:style-name="Unicode-Value"/>
          </table:table-cell>
          <table:table-cell table:style-name="Table10.B65" office:value-type="string">
            <text:p text:style-name="Unicode-Value">0144</text:p>
          </table:table-cell>
          <table:table-cell table:style-name="Table10.C65" office:value-type="string">
            <text:p text:style-name="Unicode-Value">006E <text:s/>+0300)</text:p>
          </table:table-cell>
          <table:table-cell table:style-name="Table10.D65" office:value-type="string">
            <text:p text:style-name="Unicode-Value"/>
          </table:table-cell>
          <table:table-cell table:style-name="Table10.E65" office:value-type="string">
            <text:p text:style-name="Unicode-Value"/>
          </table:table-cell>
          <table:table-cell table:style-name="Table10.F65" office:value-type="string">
            <text:p text:style-name="Unicode-Value">00F1</text:p>
          </table:table-cell>
          <table:table-cell table:style-name="Table10.G65" office:value-type="string">
            <text:p text:style-name="Unicode-Value"/>
          </table:table-cell>
          <table:table-cell table:style-name="Table10.H65" office:value-type="string">
            <text:p text:style-name="Unicode-Value"/>
          </table:table-cell>
          <table:table-cell table:style-name="Table10.I65" office:value-type="string">
            <text:p text:style-name="Unicode-Value"/>
          </table:table-cell>
          <table:table-cell table:style-name="Table10.J65" office:value-type="string">
            <text:p text:style-name="Unicode-Value">006E (+0304)</text:p>
          </table:table-cell>
          <table:table-cell table:style-name="Table10.K65" office:value-type="string">
            <text:p text:style-name="Unicode-Value"/>
          </table:table-cell>
          <table:table-cell table:style-name="Table10.L65" office:value-type="string">
            <text:p text:style-name="Unicode-Value"/>
          </table:table-cell>
        </table:table-row>
        <table:table-row table:style-name="Table10.1">
          <table:table-cell table:style-name="Table10.A2" office:value-type="string">
            <text:p text:style-name="Input-Character">N</text:p>
          </table:table-cell>
          <table:table-cell table:style-name="Table10.B66" office:value-type="string">
            <text:p text:style-name="Unicode-Character">Ń</text:p>
          </table:table-cell>
          <table:table-cell table:style-name="Table10.C66" office:value-type="string">
            <text:p text:style-name="Unicode-Character">Ǹ</text:p>
          </table:table-cell>
          <table:table-cell table:style-name="Table10.D66" office:value-type="string">
            <text:p text:style-name="Unicode-Character"/>
          </table:table-cell>
          <table:table-cell table:style-name="Table10.E66" office:value-type="string">
            <text:p text:style-name="Unicode-Character"/>
          </table:table-cell>
          <table:table-cell table:style-name="Table10.F66" office:value-type="string">
            <text:p text:style-name="Unicode-Character">Ñ</text:p>
          </table:table-cell>
          <table:table-cell table:style-name="Table10.G66" office:value-type="string">
            <text:p text:style-name="Unicode-Character"/>
          </table:table-cell>
          <table:table-cell table:style-name="Table10.H66" office:value-type="string">
            <text:p text:style-name="Unicode-Character"/>
          </table:table-cell>
          <table:table-cell table:style-name="Table10.I66" office:value-type="string">
            <text:p text:style-name="Unicode-Character"/>
          </table:table-cell>
          <table:table-cell table:style-name="Table10.J66" office:value-type="string">
            <text:p text:style-name="Unicode-Character">N̄</text:p>
          </table:table-cell>
          <table:table-cell table:style-name="Table10.K66" office:value-type="string">
            <text:p text:style-name="Unicode-Character"/>
          </table:table-cell>
          <table:table-cell table:style-name="Table10.L66" office:value-type="string">
            <text:p text:style-name="Unicode-Character"/>
          </table:table-cell>
        </table:table-row>
        <table:table-row table:style-name="Table10.1">
          <table:table-cell table:style-name="Table10.A3" office:value-type="string">
            <text:p text:style-name="Unicode-Value"/>
          </table:table-cell>
          <table:table-cell table:style-name="Table10.B67" office:value-type="string">
            <text:p text:style-name="Unicode-Value">0143</text:p>
          </table:table-cell>
          <table:table-cell table:style-name="Table10.C67" office:value-type="string">
            <text:p text:style-name="Unicode-Value">004E (+0300)</text:p>
          </table:table-cell>
          <table:table-cell table:style-name="Table10.D67" office:value-type="string">
            <text:p text:style-name="Unicode-Value"/>
          </table:table-cell>
          <table:table-cell table:style-name="Table10.E67" office:value-type="string">
            <text:p text:style-name="Unicode-Value"/>
          </table:table-cell>
          <table:table-cell table:style-name="Table10.F67" office:value-type="string">
            <text:p text:style-name="Unicode-Value">00D1</text:p>
          </table:table-cell>
          <table:table-cell table:style-name="Table10.G67" office:value-type="string">
            <text:p text:style-name="Unicode-Value"/>
          </table:table-cell>
          <table:table-cell table:style-name="Table10.H67" office:value-type="string">
            <text:p text:style-name="Unicode-Value"/>
          </table:table-cell>
          <table:table-cell table:style-name="Table10.I67" office:value-type="string">
            <text:p text:style-name="Unicode-Value"/>
          </table:table-cell>
          <table:table-cell table:style-name="Table10.J67" office:value-type="string">
            <text:p text:style-name="Unicode-Value">004E (+0304)</text:p>
          </table:table-cell>
          <table:table-cell table:style-name="Table10.K67" office:value-type="string">
            <text:p text:style-name="Unicode-Value"/>
          </table:table-cell>
          <table:table-cell table:style-name="Table10.L67" office:value-type="string">
            <text:p text:style-name="Unicode-Value"/>
          </table:table-cell>
        </table:table-row>
        <table:table-row table:style-name="Table10.1">
          <table:table-cell table:style-name="Table10.A2" office:value-type="string">
            <text:p text:style-name="Input-Character">; n</text:p>
          </table:table-cell>
          <table:table-cell table:style-name="Table10.B68" office:value-type="string">
            <text:p text:style-name="Unicode-Character">ŋ́</text:p>
          </table:table-cell>
          <table:table-cell table:style-name="Table10.C68" office:value-type="string">
            <text:p text:style-name="Unicode-Character"/>
          </table:table-cell>
          <table:table-cell table:style-name="Table10.D68" office:value-type="string">
            <text:p text:style-name="Unicode-Character"/>
          </table:table-cell>
          <table:table-cell table:style-name="Table10.E68" office:value-type="string">
            <text:p text:style-name="Unicode-Character"/>
          </table:table-cell>
          <table:table-cell table:style-name="Table10.F68" office:value-type="string">
            <text:p text:style-name="Unicode-Character"/>
          </table:table-cell>
          <table:table-cell table:style-name="Table10.G68" office:value-type="string">
            <text:p text:style-name="Unicode-Character"/>
          </table:table-cell>
          <table:table-cell table:style-name="Table10.H68" office:value-type="string">
            <text:p text:style-name="Unicode-Character"/>
          </table:table-cell>
          <table:table-cell table:style-name="Table10.I68" office:value-type="string">
            <text:p text:style-name="Unicode-Character"/>
          </table:table-cell>
          <table:table-cell table:style-name="Table10.J68" office:value-type="string">
            <text:p text:style-name="Unicode-Character">ŋ̄</text:p>
          </table:table-cell>
          <table:table-cell table:style-name="Table10.K68" office:value-type="string">
            <text:p text:style-name="Unicode-Character"/>
          </table:table-cell>
          <table:table-cell table:style-name="Table10.L68"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69" office:value-type="string">
            <text:p text:style-name="Unicode-Value">014B (+0301)</text:p>
          </table:table-cell>
          <table:table-cell table:style-name="Table10.C69" office:value-type="string">
            <text:p text:style-name="Unicode-Value"/>
          </table:table-cell>
          <table:table-cell table:style-name="Table10.D69" office:value-type="string">
            <text:p text:style-name="Unicode-Value"/>
          </table:table-cell>
          <table:table-cell table:style-name="Table10.E69" office:value-type="string">
            <text:p text:style-name="Unicode-Value"/>
          </table:table-cell>
          <table:table-cell table:style-name="Table10.F69" office:value-type="string">
            <text:p text:style-name="Unicode-Value"/>
          </table:table-cell>
          <table:table-cell table:style-name="Table10.G69" office:value-type="string">
            <text:p text:style-name="Unicode-Value"/>
          </table:table-cell>
          <table:table-cell table:style-name="Table10.H69" office:value-type="string">
            <text:p text:style-name="Unicode-Value"/>
          </table:table-cell>
          <table:table-cell table:style-name="Table10.I69" office:value-type="string">
            <text:p text:style-name="Unicode-Value"/>
          </table:table-cell>
          <table:table-cell table:style-name="Table10.J69" office:value-type="string">
            <text:p text:style-name="Unicode-Value">014B (+0304)</text:p>
          </table:table-cell>
          <table:table-cell table:style-name="Table10.K69" office:value-type="string">
            <text:p text:style-name="Unicode-Value"/>
          </table:table-cell>
          <table:table-cell table:style-name="Table10.L69" office:value-type="string">
            <text:p text:style-name="Unicode-Value"/>
          </table:table-cell>
        </table:table-row>
        <table:table-row table:style-name="Table10.1">
          <table:table-cell table:style-name="Table10.A2" office:value-type="string">
            <text:p text:style-name="Input-Character">; N</text:p>
          </table:table-cell>
          <table:table-cell table:style-name="Table10.B70" office:value-type="string">
            <text:p text:style-name="Unicode-Character">Ŋ́</text:p>
          </table:table-cell>
          <table:table-cell table:style-name="Table10.C70" office:value-type="string">
            <text:p text:style-name="Unicode-Character"/>
          </table:table-cell>
          <table:table-cell table:style-name="Table10.D70" office:value-type="string">
            <text:p text:style-name="Unicode-Character"/>
          </table:table-cell>
          <table:table-cell table:style-name="Table10.E70" office:value-type="string">
            <text:p text:style-name="Unicode-Character"/>
          </table:table-cell>
          <table:table-cell table:style-name="Table10.F70" office:value-type="string">
            <text:p text:style-name="Unicode-Character"/>
          </table:table-cell>
          <table:table-cell table:style-name="Table10.G70" office:value-type="string">
            <text:p text:style-name="Unicode-Character"/>
          </table:table-cell>
          <table:table-cell table:style-name="Table10.H70" office:value-type="string">
            <text:p text:style-name="Unicode-Character"/>
          </table:table-cell>
          <table:table-cell table:style-name="Table10.I70" office:value-type="string">
            <text:p text:style-name="Unicode-Character"/>
          </table:table-cell>
          <table:table-cell table:style-name="Table10.J70" office:value-type="string">
            <text:p text:style-name="Unicode-Character">Ŋ̄</text:p>
          </table:table-cell>
          <table:table-cell table:style-name="Table10.K70" office:value-type="string">
            <text:p text:style-name="Unicode-Character"/>
          </table:table-cell>
          <table:table-cell table:style-name="Table10.L70"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71" office:value-type="string">
            <text:p text:style-name="Unicode-Value">014A (+0301)</text:p>
          </table:table-cell>
          <table:table-cell table:style-name="Table10.C71" office:value-type="string">
            <text:p text:style-name="Unicode-Value"/>
          </table:table-cell>
          <table:table-cell table:style-name="Table10.D71" office:value-type="string">
            <text:p text:style-name="Unicode-Value"/>
          </table:table-cell>
          <table:table-cell table:style-name="Table10.E71" office:value-type="string">
            <text:p text:style-name="Unicode-Value"/>
          </table:table-cell>
          <table:table-cell table:style-name="Table10.F71" office:value-type="string">
            <text:p text:style-name="Unicode-Value"/>
          </table:table-cell>
          <table:table-cell table:style-name="Table10.G71" office:value-type="string">
            <text:p text:style-name="Unicode-Value"/>
          </table:table-cell>
          <table:table-cell table:style-name="Table10.H71" office:value-type="string">
            <text:p text:style-name="Unicode-Value"/>
          </table:table-cell>
          <table:table-cell table:style-name="Table10.I71" office:value-type="string">
            <text:p text:style-name="Unicode-Value"/>
          </table:table-cell>
          <table:table-cell table:style-name="Table10.J71" office:value-type="string">
            <text:p text:style-name="Unicode-Value">014A (+0304)</text:p>
          </table:table-cell>
          <table:table-cell table:style-name="Table10.K71" office:value-type="string">
            <text:p text:style-name="Unicode-Value"/>
          </table:table-cell>
          <table:table-cell table:style-name="Table10.L71" office:value-type="string">
            <text:p text:style-name="Unicode-Value"/>
          </table:table-cell>
        </table:table-row>
        <table:table-row table:style-name="Table10.1">
          <table:table-cell table:style-name="Table10.A2" office:value-type="string">
            <text:p text:style-name="Input-Character">o</text:p>
          </table:table-cell>
          <table:table-cell table:style-name="Table10.B72" office:value-type="string">
            <text:p text:style-name="Unicode-Character">ó</text:p>
          </table:table-cell>
          <table:table-cell table:style-name="Table10.C72" office:value-type="string">
            <text:p text:style-name="Unicode-Character">ò</text:p>
          </table:table-cell>
          <table:table-cell table:style-name="Table10.D72" office:value-type="string">
            <text:p text:style-name="Unicode-Character">ô</text:p>
          </table:table-cell>
          <table:table-cell table:style-name="Table10.E72" office:value-type="string">
            <text:p text:style-name="Unicode-Character">ǒ</text:p>
          </table:table-cell>
          <table:table-cell table:style-name="Table10.F72" office:value-type="string">
            <text:p text:style-name="Unicode-Character"/>
          </table:table-cell>
          <table:table-cell table:style-name="Table10.G72" office:value-type="string">
            <text:p text:style-name="Unicode-Character"/>
          </table:table-cell>
          <table:table-cell table:style-name="Table10.H72" office:value-type="string">
            <text:p text:style-name="Unicode-Character">ő</text:p>
          </table:table-cell>
          <table:table-cell table:style-name="Table10.I72" office:value-type="string">
            <text:p text:style-name="Unicode-Character">ȍ</text:p>
          </table:table-cell>
          <table:table-cell table:style-name="Table10.J72" office:value-type="string">
            <text:p text:style-name="Unicode-Character">ō</text:p>
          </table:table-cell>
          <table:table-cell table:style-name="Table10.K72" office:value-type="string">
            <text:p text:style-name="Unicode-Character">o̱</text:p>
          </table:table-cell>
          <table:table-cell table:style-name="Table10.L72" office:value-type="string">
            <text:p text:style-name="Unicode-Character">ö</text:p>
          </table:table-cell>
        </table:table-row>
        <table:table-row table:style-name="Table10.1">
          <table:table-cell table:style-name="Table10.A3" office:value-type="string">
            <text:p text:style-name="Unicode-Value"/>
          </table:table-cell>
          <table:table-cell table:style-name="Table10.B73" office:value-type="string">
            <text:p text:style-name="Unicode-Value">00F3</text:p>
          </table:table-cell>
          <table:table-cell table:style-name="Table10.C73" office:value-type="string">
            <text:p text:style-name="Unicode-Value">00F2</text:p>
          </table:table-cell>
          <table:table-cell table:style-name="Table10.D73" office:value-type="string">
            <text:p text:style-name="Unicode-Value">00F4</text:p>
          </table:table-cell>
          <table:table-cell table:style-name="Table10.E73" office:value-type="string">
            <text:p text:style-name="Unicode-Value">01D2</text:p>
          </table:table-cell>
          <table:table-cell table:style-name="Table10.F73" office:value-type="string">
            <text:p text:style-name="Unicode-Value"/>
          </table:table-cell>
          <table:table-cell table:style-name="Table10.G73" office:value-type="string">
            <text:p text:style-name="Unicode-Value"/>
          </table:table-cell>
          <table:table-cell table:style-name="Table10.H73" office:value-type="string">
            <text:p text:style-name="Unicode-Value">0151</text:p>
          </table:table-cell>
          <table:table-cell table:style-name="Table10.I73" office:value-type="string">
            <text:p text:style-name="Unicode-Value">020D</text:p>
          </table:table-cell>
          <table:table-cell table:style-name="Table10.J73" office:value-type="string">
            <text:p text:style-name="Unicode-Value">014D</text:p>
          </table:table-cell>
          <table:table-cell table:style-name="Table10.K73" office:value-type="string">
            <text:p text:style-name="Unicode-Value">006F (+0331)</text:p>
          </table:table-cell>
          <table:table-cell table:style-name="Table10.L73" office:value-type="string">
            <text:p text:style-name="Unicode-Value">00F6</text:p>
          </table:table-cell>
        </table:table-row>
        <table:table-row table:style-name="Table10.1">
          <table:table-cell table:style-name="Table10.A2" office:value-type="string">
            <text:p text:style-name="Input-Character">O</text:p>
          </table:table-cell>
          <table:table-cell table:style-name="Table10.B74" office:value-type="string">
            <text:p text:style-name="Unicode-Character">Ó</text:p>
          </table:table-cell>
          <table:table-cell table:style-name="Table10.C74" office:value-type="string">
            <text:p text:style-name="Unicode-Character">Ò</text:p>
          </table:table-cell>
          <table:table-cell table:style-name="Table10.D74" office:value-type="string">
            <text:p text:style-name="Unicode-Character">Ô</text:p>
          </table:table-cell>
          <table:table-cell table:style-name="Table10.E74" office:value-type="string">
            <text:p text:style-name="Unicode-Character">Ǒ</text:p>
          </table:table-cell>
          <table:table-cell table:style-name="Table10.F74" office:value-type="string">
            <text:p text:style-name="Unicode-Character"/>
          </table:table-cell>
          <table:table-cell table:style-name="Table10.G74" office:value-type="string">
            <text:p text:style-name="Unicode-Character"/>
          </table:table-cell>
          <table:table-cell table:style-name="Table10.H74" office:value-type="string">
            <text:p text:style-name="Unicode-Character">Ő</text:p>
          </table:table-cell>
          <table:table-cell table:style-name="Table10.I74" office:value-type="string">
            <text:p text:style-name="Unicode-Character">Ȍ</text:p>
          </table:table-cell>
          <table:table-cell table:style-name="Table10.J74" office:value-type="string">
            <text:p text:style-name="Unicode-Character">Ō</text:p>
          </table:table-cell>
          <table:table-cell table:style-name="Table10.K74" office:value-type="string">
            <text:p text:style-name="Unicode-Character">O̱</text:p>
          </table:table-cell>
          <table:table-cell table:style-name="Table10.L74" office:value-type="string">
            <text:p text:style-name="Unicode-Character">Ö</text:p>
          </table:table-cell>
        </table:table-row>
        <table:table-row table:style-name="Table10.1">
          <table:table-cell table:style-name="Table10.A3" office:value-type="string">
            <text:p text:style-name="Unicode-Value"/>
          </table:table-cell>
          <table:table-cell table:style-name="Table10.B75" office:value-type="string">
            <text:p text:style-name="Unicode-Value">00D3</text:p>
          </table:table-cell>
          <table:table-cell table:style-name="Table10.C75" office:value-type="string">
            <text:p text:style-name="Unicode-Value">00D2</text:p>
          </table:table-cell>
          <table:table-cell table:style-name="Table10.D75" office:value-type="string">
            <text:p text:style-name="Unicode-Value">00D4</text:p>
          </table:table-cell>
          <table:table-cell table:style-name="Table10.E75" office:value-type="string">
            <text:p text:style-name="Unicode-Value">01D1</text:p>
          </table:table-cell>
          <table:table-cell table:style-name="Table10.F75" office:value-type="string">
            <text:p text:style-name="Unicode-Value"/>
          </table:table-cell>
          <table:table-cell table:style-name="Table10.G75" office:value-type="string">
            <text:p text:style-name="Unicode-Value"/>
          </table:table-cell>
          <table:table-cell table:style-name="Table10.H75" office:value-type="string">
            <text:p text:style-name="Unicode-Value">0150</text:p>
          </table:table-cell>
          <table:table-cell table:style-name="Table10.I75" office:value-type="string">
            <text:p text:style-name="Unicode-Value">020C</text:p>
          </table:table-cell>
          <table:table-cell table:style-name="Table10.J75" office:value-type="string">
            <text:p text:style-name="Unicode-Value">014C</text:p>
          </table:table-cell>
          <table:table-cell table:style-name="Table10.K75" office:value-type="string">
            <text:p text:style-name="Unicode-Value">004F (+0331)</text:p>
          </table:table-cell>
          <table:table-cell table:style-name="Table10.L75" office:value-type="string">
            <text:p text:style-name="Unicode-Value">00D6</text:p>
          </table:table-cell>
        </table:table-row>
        <table:table-row table:style-name="Table10.1">
          <table:table-cell table:style-name="Table10.A4" office:value-type="string">
            <text:p text:style-name="Input-Character">; o</text:p>
          </table:table-cell>
          <table:table-cell table:style-name="Table10.B76" office:value-type="string">
            <text:p text:style-name="Unicode-Character">ɔ́</text:p>
          </table:table-cell>
          <table:table-cell table:style-name="Table10.C76" office:value-type="string">
            <text:p text:style-name="Unicode-Character">ɔ̀</text:p>
          </table:table-cell>
          <table:table-cell table:style-name="Table10.D76" office:value-type="string">
            <text:p text:style-name="Unicode-Character">ɔ̂</text:p>
          </table:table-cell>
          <table:table-cell table:style-name="Table10.E76" office:value-type="string">
            <text:p text:style-name="Unicode-Character">ɔ̌</text:p>
          </table:table-cell>
          <table:table-cell table:style-name="Table10.F76" office:value-type="string">
            <text:p text:style-name="Unicode-Character"/>
          </table:table-cell>
          <table:table-cell table:style-name="Table10.G76" office:value-type="string">
            <text:p text:style-name="Unicode-Character"/>
          </table:table-cell>
          <table:table-cell table:style-name="Table10.H76" office:value-type="string">
            <text:p text:style-name="Unicode-Character"/>
          </table:table-cell>
          <table:table-cell table:style-name="Table10.I76" office:value-type="string">
            <text:p text:style-name="Unicode-Character"/>
          </table:table-cell>
          <table:table-cell table:style-name="Table10.J76" office:value-type="string">
            <text:p text:style-name="Unicode-Character">ɔ̄</text:p>
          </table:table-cell>
          <table:table-cell table:style-name="Table10.K76" office:value-type="string">
            <text:p text:style-name="Unicode-Character">ɔ̱</text:p>
          </table:table-cell>
          <table:table-cell table:style-name="Table10.L76" office:value-type="string">
            <text:p text:style-name="P14">ɔ̈</text:p>
          </table:table-cell>
        </table:table-row>
        <table:table-row table:style-name="Table10.1">
          <table:table-cell table:style-name="Table10.A2" office:value-type="string">
            <text:p text:style-name="Input-Character">o &lt;</text:p>
          </table:table-cell>
          <table:table-cell table:style-name="Table10.B77" office:value-type="string">
            <text:p text:style-name="Unicode-Value">0254 (+0301)</text:p>
          </table:table-cell>
          <table:table-cell table:style-name="Table10.C77" office:value-type="string">
            <text:p text:style-name="Unicode-Value">0254 (+0300)</text:p>
          </table:table-cell>
          <table:table-cell table:style-name="Table10.D77" office:value-type="string">
            <text:p text:style-name="Unicode-Value">0254 (+0302)</text:p>
          </table:table-cell>
          <table:table-cell table:style-name="Table10.E77" office:value-type="string">
            <text:p text:style-name="Unicode-Value">0254 (+030C)</text:p>
          </table:table-cell>
          <table:table-cell table:style-name="Table10.F77" office:value-type="string">
            <text:p text:style-name="Unicode-Value"/>
          </table:table-cell>
          <table:table-cell table:style-name="Table10.G77" office:value-type="string">
            <text:p text:style-name="Unicode-Value"/>
          </table:table-cell>
          <table:table-cell table:style-name="Table10.H77" office:value-type="string">
            <text:p text:style-name="Unicode-Value"/>
          </table:table-cell>
          <table:table-cell table:style-name="Table10.I77" office:value-type="string">
            <text:p text:style-name="Unicode-Value"/>
          </table:table-cell>
          <table:table-cell table:style-name="Table10.J77" office:value-type="string">
            <text:p text:style-name="Unicode-Value">0254 (+0304)</text:p>
          </table:table-cell>
          <table:table-cell table:style-name="Table10.K77" office:value-type="string">
            <text:p text:style-name="Unicode-Value">0254 (+0331)</text:p>
          </table:table-cell>
          <table:table-cell table:style-name="Table10.L77" office:value-type="string">
            <text:p text:style-name="Unicode-Value">0254 (+03<text:span text:style-name="T10">08</text:span>)</text:p>
          </table:table-cell>
        </table:table-row>
        <table:table-row table:style-name="Table10.1">
          <table:table-cell table:style-name="Table10.A3" office:value-type="string">
            <text:p text:style-name="Input-Character">] o</text:p>
          </table:table-cell>
          <table:table-cell table:style-name="Table10.B78" office:value-type="string">
            <text:p text:style-name="Unicode-Value"/>
          </table:table-cell>
          <table:table-cell table:style-name="Table10.C78" office:value-type="string">
            <text:p text:style-name="Unicode-Value"/>
          </table:table-cell>
          <table:table-cell table:style-name="Table10.D78" office:value-type="string">
            <text:p text:style-name="Unicode-Value"/>
          </table:table-cell>
          <table:table-cell table:style-name="Table10.E78" office:value-type="string">
            <text:p text:style-name="Unicode-Value"/>
          </table:table-cell>
          <table:table-cell table:style-name="Table10.F78" office:value-type="string">
            <text:p text:style-name="Unicode-Value"/>
          </table:table-cell>
          <table:table-cell table:style-name="Table10.G78" office:value-type="string">
            <text:p text:style-name="Unicode-Value"/>
          </table:table-cell>
          <table:table-cell table:style-name="Table10.H78" office:value-type="string">
            <text:p text:style-name="Unicode-Value"/>
          </table:table-cell>
          <table:table-cell table:style-name="Table10.I78" office:value-type="string">
            <text:p text:style-name="Unicode-Value"/>
          </table:table-cell>
          <table:table-cell table:style-name="Table10.J78" office:value-type="string">
            <text:p text:style-name="Unicode-Value"/>
          </table:table-cell>
          <table:table-cell table:style-name="Table10.K78" office:value-type="string">
            <text:p text:style-name="Unicode-Value"/>
          </table:table-cell>
          <table:table-cell table:style-name="Table10.L78" office:value-type="string">
            <text:p text:style-name="Unicode-Value"/>
          </table:table-cell>
        </table:table-row>
        <table:table-row table:style-name="Table10.1">
          <table:table-cell table:style-name="Table10.A4" office:value-type="string">
            <text:p text:style-name="Input-Character">; O</text:p>
          </table:table-cell>
          <table:table-cell table:style-name="Table10.B79" office:value-type="string">
            <text:p text:style-name="Unicode-Character">Ɔ́</text:p>
          </table:table-cell>
          <table:table-cell table:style-name="Table10.C79" office:value-type="string">
            <text:p text:style-name="Unicode-Character">Ɔ̀</text:p>
          </table:table-cell>
          <table:table-cell table:style-name="Table10.D79" office:value-type="string">
            <text:p text:style-name="Unicode-Character">Ɔ̂</text:p>
          </table:table-cell>
          <table:table-cell table:style-name="Table10.E79" office:value-type="string">
            <text:p text:style-name="Unicode-Character">Ɔ̌</text:p>
          </table:table-cell>
          <table:table-cell table:style-name="Table10.F79" office:value-type="string">
            <text:p text:style-name="Unicode-Character"/>
          </table:table-cell>
          <table:table-cell table:style-name="Table10.G79" office:value-type="string">
            <text:p text:style-name="Unicode-Character"/>
          </table:table-cell>
          <table:table-cell table:style-name="Table10.H79" office:value-type="string">
            <text:p text:style-name="Unicode-Character"/>
          </table:table-cell>
          <table:table-cell table:style-name="Table10.I79" office:value-type="string">
            <text:p text:style-name="Unicode-Character"/>
          </table:table-cell>
          <table:table-cell table:style-name="Table10.J79" office:value-type="string">
            <text:p text:style-name="Unicode-Character">Ɔ̄</text:p>
          </table:table-cell>
          <table:table-cell table:style-name="Table10.K79" office:value-type="string">
            <text:p text:style-name="Unicode-Character">Ɔ̱</text:p>
          </table:table-cell>
          <table:table-cell table:style-name="Table10.L79" office:value-type="string">
            <text:p text:style-name="P14">Ɔ̈</text:p>
          </table:table-cell>
        </table:table-row>
        <table:table-row table:style-name="Table10.1">
          <table:table-cell table:style-name="Table10.A2" office:value-type="string">
            <text:p text:style-name="Input-Character">O &lt;</text:p>
          </table:table-cell>
          <table:table-cell table:style-name="Table10.B80" office:value-type="string">
            <text:p text:style-name="Unicode-Value">0186 (+0301)</text:p>
          </table:table-cell>
          <table:table-cell table:style-name="Table10.C80" office:value-type="string">
            <text:p text:style-name="Unicode-Value">0186 (+0300)</text:p>
          </table:table-cell>
          <table:table-cell table:style-name="Table10.D80" office:value-type="string">
            <text:p text:style-name="Unicode-Value">0186 (+0302)</text:p>
          </table:table-cell>
          <table:table-cell table:style-name="Table10.E80" office:value-type="string">
            <text:p text:style-name="Unicode-Value">0186 (+030C)</text:p>
          </table:table-cell>
          <table:table-cell table:style-name="Table10.F80" office:value-type="string">
            <text:p text:style-name="Unicode-Value"/>
          </table:table-cell>
          <table:table-cell table:style-name="Table10.G80" office:value-type="string">
            <text:p text:style-name="Unicode-Value"/>
          </table:table-cell>
          <table:table-cell table:style-name="Table10.H80" office:value-type="string">
            <text:p text:style-name="Unicode-Value"/>
          </table:table-cell>
          <table:table-cell table:style-name="Table10.I80" office:value-type="string">
            <text:p text:style-name="Unicode-Value"/>
          </table:table-cell>
          <table:table-cell table:style-name="Table10.J80" office:value-type="string">
            <text:p text:style-name="Unicode-Value">0186 (+0304)</text:p>
          </table:table-cell>
          <table:table-cell table:style-name="Table10.K80" office:value-type="string">
            <text:p text:style-name="Unicode-Value">0186 (+0331)</text:p>
          </table:table-cell>
          <table:table-cell table:style-name="Table10.L80" office:value-type="string">
            <text:p text:style-name="Unicode-Value">0186 (+03<text:span text:style-name="T10">08</text:span>)</text:p>
          </table:table-cell>
        </table:table-row>
        <table:table-row table:style-name="Table10.1">
          <table:table-cell table:style-name="Table10.A3" office:value-type="string">
            <text:p text:style-name="Input-Character">] O</text:p>
          </table:table-cell>
          <table:table-cell table:style-name="Table10.B81" office:value-type="string">
            <text:p text:style-name="Unicode-Value"/>
          </table:table-cell>
          <table:table-cell table:style-name="Table10.C81" office:value-type="string">
            <text:p text:style-name="Unicode-Value"/>
          </table:table-cell>
          <table:table-cell table:style-name="Table10.D81" office:value-type="string">
            <text:p text:style-name="Unicode-Value"/>
          </table:table-cell>
          <table:table-cell table:style-name="Table10.E81" office:value-type="string">
            <text:p text:style-name="Unicode-Value"/>
          </table:table-cell>
          <table:table-cell table:style-name="Table10.F81" office:value-type="string">
            <text:p text:style-name="Unicode-Value"/>
          </table:table-cell>
          <table:table-cell table:style-name="Table10.G81" office:value-type="string">
            <text:p text:style-name="Unicode-Value"/>
          </table:table-cell>
          <table:table-cell table:style-name="Table10.H81" office:value-type="string">
            <text:p text:style-name="Unicode-Value"/>
          </table:table-cell>
          <table:table-cell table:style-name="Table10.I81" office:value-type="string">
            <text:p text:style-name="Unicode-Value"/>
          </table:table-cell>
          <table:table-cell table:style-name="Table10.J81" office:value-type="string">
            <text:p text:style-name="Unicode-Value"/>
          </table:table-cell>
          <table:table-cell table:style-name="Table10.K81" office:value-type="string">
            <text:p text:style-name="Unicode-Value"/>
          </table:table-cell>
          <table:table-cell table:style-name="Table10.L81" office:value-type="string">
            <text:p text:style-name="Unicode-Value"/>
          </table:table-cell>
        </table:table-row>
        <table:table-row table:style-name="Table10.1">
          <table:table-cell table:style-name="Table10.A4" office:value-type="string">
            <text:p text:style-name="Input-Character">s</text:p>
          </table:table-cell>
          <table:table-cell table:style-name="Table10.B82" office:value-type="string">
            <text:p text:style-name="Unicode-Character"/>
          </table:table-cell>
          <table:table-cell table:style-name="Table10.C82" office:value-type="string">
            <text:p text:style-name="Unicode-Character"/>
          </table:table-cell>
          <table:table-cell table:style-name="Table10.D82" office:value-type="string">
            <text:p text:style-name="Unicode-Character"/>
          </table:table-cell>
          <table:table-cell table:style-name="Table10.E82" office:value-type="string">
            <text:p text:style-name="Unicode-Character"/>
          </table:table-cell>
          <table:table-cell table:style-name="Table10.F82" office:value-type="string">
            <text:p text:style-name="Unicode-Character"/>
          </table:table-cell>
          <table:table-cell table:style-name="Table10.G82" office:value-type="string">
            <text:p text:style-name="Unicode-Character">s̕</text:p>
          </table:table-cell>
          <table:table-cell table:style-name="Table10.H82" office:value-type="string">
            <text:p text:style-name="Unicode-Character"/>
          </table:table-cell>
          <table:table-cell table:style-name="Table10.I82" office:value-type="string">
            <text:p text:style-name="Unicode-Character"/>
          </table:table-cell>
          <table:table-cell table:style-name="Table10.J82" office:value-type="string">
            <text:p text:style-name="Unicode-Character"/>
          </table:table-cell>
          <table:table-cell table:style-name="Table10.K82" office:value-type="string">
            <text:p text:style-name="Unicode-Character"/>
          </table:table-cell>
          <table:table-cell table:style-name="Table10.L82" office:value-type="string">
            <text:p text:style-name="Unicode-Character"/>
          </table:table-cell>
        </table:table-row>
        <table:table-row table:style-name="Table10.1">
          <table:table-cell table:style-name="Table10.A3" office:value-type="string">
            <text:p text:style-name="Unicode-Value"/>
          </table:table-cell>
          <table:table-cell table:style-name="Table10.B83" office:value-type="string">
            <text:p text:style-name="Unicode-Value"/>
          </table:table-cell>
          <table:table-cell table:style-name="Table10.C83" office:value-type="string">
            <text:p text:style-name="Unicode-Value"/>
          </table:table-cell>
          <table:table-cell table:style-name="Table10.D83" office:value-type="string">
            <text:p text:style-name="Unicode-Value"/>
          </table:table-cell>
          <table:table-cell table:style-name="Table10.E83" office:value-type="string">
            <text:p text:style-name="Unicode-Value"/>
          </table:table-cell>
          <table:table-cell table:style-name="Table10.F83" office:value-type="string">
            <text:p text:style-name="Unicode-Value"/>
          </table:table-cell>
          <table:table-cell table:style-name="Table10.G83" office:value-type="string">
            <text:p text:style-name="Unicode-Value">0073 (+0315)</text:p>
          </table:table-cell>
          <table:table-cell table:style-name="Table10.H83" office:value-type="string">
            <text:p text:style-name="Unicode-Value"/>
          </table:table-cell>
          <table:table-cell table:style-name="Table10.I83" office:value-type="string">
            <text:p text:style-name="Unicode-Value"/>
          </table:table-cell>
          <table:table-cell table:style-name="Table10.J83" office:value-type="string">
            <text:p text:style-name="Unicode-Value"/>
          </table:table-cell>
          <table:table-cell table:style-name="Table10.K83" office:value-type="string">
            <text:p text:style-name="Unicode-Value"/>
          </table:table-cell>
          <table:table-cell table:style-name="Table10.L83" office:value-type="string">
            <text:p text:style-name="Unicode-Value"/>
          </table:table-cell>
        </table:table-row>
        <table:table-row table:style-name="Table10.1">
          <table:table-cell table:style-name="Table10.A2" office:value-type="string">
            <text:p text:style-name="Input-Character">S</text:p>
          </table:table-cell>
          <table:table-cell table:style-name="Table10.B84" office:value-type="string">
            <text:p text:style-name="Unicode-Character"/>
          </table:table-cell>
          <table:table-cell table:style-name="Table10.C84" office:value-type="string">
            <text:p text:style-name="Unicode-Character"/>
          </table:table-cell>
          <table:table-cell table:style-name="Table10.D84" office:value-type="string">
            <text:p text:style-name="Unicode-Character"/>
          </table:table-cell>
          <table:table-cell table:style-name="Table10.E84" office:value-type="string">
            <text:p text:style-name="Unicode-Character"/>
          </table:table-cell>
          <table:table-cell table:style-name="Table10.F84" office:value-type="string">
            <text:p text:style-name="Unicode-Character"/>
          </table:table-cell>
          <table:table-cell table:style-name="Table10.G84" office:value-type="string">
            <text:p text:style-name="Unicode-Character">S̕</text:p>
          </table:table-cell>
          <table:table-cell table:style-name="Table10.H84" office:value-type="string">
            <text:p text:style-name="Unicode-Character"/>
          </table:table-cell>
          <table:table-cell table:style-name="Table10.I84" office:value-type="string">
            <text:p text:style-name="Unicode-Character"/>
          </table:table-cell>
          <table:table-cell table:style-name="Table10.J84" office:value-type="string">
            <text:p text:style-name="Unicode-Character"/>
          </table:table-cell>
          <table:table-cell table:style-name="Table10.K84" office:value-type="string">
            <text:p text:style-name="Unicode-Character"/>
          </table:table-cell>
          <table:table-cell table:style-name="Table10.L84" office:value-type="string">
            <text:p text:style-name="Unicode-Character"/>
          </table:table-cell>
        </table:table-row>
        <table:table-row table:style-name="Table10.1">
          <table:table-cell table:style-name="Table10.A3" office:value-type="string">
            <text:p text:style-name="Unicode-Value"/>
          </table:table-cell>
          <table:table-cell table:style-name="Table10.B85" office:value-type="string">
            <text:p text:style-name="Unicode-Value"/>
          </table:table-cell>
          <table:table-cell table:style-name="Table10.C85" office:value-type="string">
            <text:p text:style-name="Unicode-Value"/>
          </table:table-cell>
          <table:table-cell table:style-name="Table10.D85" office:value-type="string">
            <text:p text:style-name="Unicode-Value"/>
          </table:table-cell>
          <table:table-cell table:style-name="Table10.E85" office:value-type="string">
            <text:p text:style-name="Unicode-Value"/>
          </table:table-cell>
          <table:table-cell table:style-name="Table10.F85" office:value-type="string">
            <text:p text:style-name="Unicode-Value"/>
          </table:table-cell>
          <table:table-cell table:style-name="Table10.G85" office:value-type="string">
            <text:p text:style-name="Unicode-Value">0053 (+0315)</text:p>
          </table:table-cell>
          <table:table-cell table:style-name="Table10.H85" office:value-type="string">
            <text:p text:style-name="Unicode-Value"/>
          </table:table-cell>
          <table:table-cell table:style-name="Table10.I85" office:value-type="string">
            <text:p text:style-name="Unicode-Value"/>
          </table:table-cell>
          <table:table-cell table:style-name="Table10.J85" office:value-type="string">
            <text:p text:style-name="Unicode-Value"/>
          </table:table-cell>
          <table:table-cell table:style-name="Table10.K85" office:value-type="string">
            <text:p text:style-name="Unicode-Value"/>
          </table:table-cell>
          <table:table-cell table:style-name="Table10.L85" office:value-type="string">
            <text:p text:style-name="Unicode-Value"/>
          </table:table-cell>
        </table:table-row>
        <table:table-row table:style-name="Table10.1">
          <table:table-cell table:style-name="Table10.A2" office:value-type="string">
            <text:p text:style-name="Input-Character">t</text:p>
          </table:table-cell>
          <table:table-cell table:style-name="Table10.B86" office:value-type="string">
            <text:p text:style-name="Unicode-Character">t́</text:p>
          </table:table-cell>
          <table:table-cell table:style-name="Table10.C86" office:value-type="string">
            <text:p text:style-name="Unicode-Character"/>
          </table:table-cell>
          <table:table-cell table:style-name="Table10.D86" office:value-type="string">
            <text:p text:style-name="Unicode-Character"/>
          </table:table-cell>
          <table:table-cell table:style-name="Table10.E86" office:value-type="string">
            <text:p text:style-name="Unicode-Character"/>
          </table:table-cell>
          <table:table-cell table:style-name="Table10.F86" office:value-type="string">
            <text:p text:style-name="Unicode-Character"/>
          </table:table-cell>
          <table:table-cell table:style-name="Table10.G86" office:value-type="string">
            <text:p text:style-name="Unicode-Character">t̕</text:p>
          </table:table-cell>
          <table:table-cell table:style-name="Table10.H86" office:value-type="string">
            <text:p text:style-name="Unicode-Character"/>
          </table:table-cell>
          <table:table-cell table:style-name="Table10.I86" office:value-type="string">
            <text:p text:style-name="Unicode-Character"/>
          </table:table-cell>
          <table:table-cell table:style-name="Table10.J86" office:value-type="string">
            <text:p text:style-name="Unicode-Character"/>
          </table:table-cell>
          <table:table-cell table:style-name="Table10.K86" office:value-type="string">
            <text:p text:style-name="Unicode-Character"/>
          </table:table-cell>
          <table:table-cell table:style-name="Table10.L86" office:value-type="string">
            <text:p text:style-name="Unicode-Character"/>
          </table:table-cell>
        </table:table-row>
        <table:table-row table:style-name="Table10.1">
          <table:table-cell table:style-name="Table10.A3" office:value-type="string">
            <text:p text:style-name="Unicode-Value"/>
          </table:table-cell>
          <table:table-cell table:style-name="Table10.B87" office:value-type="string">
            <text:p text:style-name="Unicode-Value">0074 (+0301)</text:p>
          </table:table-cell>
          <table:table-cell table:style-name="Table10.C87" office:value-type="string">
            <text:p text:style-name="Unicode-Value"/>
          </table:table-cell>
          <table:table-cell table:style-name="Table10.D87" office:value-type="string">
            <text:p text:style-name="Unicode-Value"/>
          </table:table-cell>
          <table:table-cell table:style-name="Table10.E87" office:value-type="string">
            <text:p text:style-name="Unicode-Value"/>
          </table:table-cell>
          <table:table-cell table:style-name="Table10.F87" office:value-type="string">
            <text:p text:style-name="Unicode-Value"/>
          </table:table-cell>
          <table:table-cell table:style-name="Table10.G87" office:value-type="string">
            <text:p text:style-name="Unicode-Value">0074 (+0315)</text:p>
          </table:table-cell>
          <table:table-cell table:style-name="Table10.H87" office:value-type="string">
            <text:p text:style-name="Unicode-Value"/>
          </table:table-cell>
          <table:table-cell table:style-name="Table10.I87" office:value-type="string">
            <text:p text:style-name="Unicode-Value"/>
          </table:table-cell>
          <table:table-cell table:style-name="Table10.J87" office:value-type="string">
            <text:p text:style-name="Unicode-Value"/>
          </table:table-cell>
          <table:table-cell table:style-name="Table10.K87" office:value-type="string">
            <text:p text:style-name="Unicode-Value"/>
          </table:table-cell>
          <table:table-cell table:style-name="Table10.L87" office:value-type="string">
            <text:p text:style-name="Unicode-Value"/>
          </table:table-cell>
        </table:table-row>
        <table:table-row table:style-name="Table10.1">
          <table:table-cell table:style-name="Table10.A2" office:value-type="string">
            <text:p text:style-name="Input-Character">T</text:p>
          </table:table-cell>
          <table:table-cell table:style-name="Table10.B88" office:value-type="string">
            <text:p text:style-name="Unicode-Character">T́</text:p>
          </table:table-cell>
          <table:table-cell table:style-name="Table10.C88" office:value-type="string">
            <text:p text:style-name="Unicode-Character"/>
          </table:table-cell>
          <table:table-cell table:style-name="Table10.D88" office:value-type="string">
            <text:p text:style-name="Unicode-Character"/>
          </table:table-cell>
          <table:table-cell table:style-name="Table10.E88" office:value-type="string">
            <text:p text:style-name="Unicode-Character"/>
          </table:table-cell>
          <table:table-cell table:style-name="Table10.F88" office:value-type="string">
            <text:p text:style-name="Unicode-Character"/>
          </table:table-cell>
          <table:table-cell table:style-name="Table10.G88" office:value-type="string">
            <text:p text:style-name="Unicode-Character">T̕</text:p>
          </table:table-cell>
          <table:table-cell table:style-name="Table10.H88" office:value-type="string">
            <text:p text:style-name="Unicode-Character"/>
          </table:table-cell>
          <table:table-cell table:style-name="Table10.I88" office:value-type="string">
            <text:p text:style-name="Unicode-Character"/>
          </table:table-cell>
          <table:table-cell table:style-name="Table10.J88" office:value-type="string">
            <text:p text:style-name="Unicode-Character"/>
          </table:table-cell>
          <table:table-cell table:style-name="Table10.K88" office:value-type="string">
            <text:p text:style-name="Unicode-Character"/>
          </table:table-cell>
          <table:table-cell table:style-name="Table10.L88" office:value-type="string">
            <text:p text:style-name="Unicode-Character"/>
          </table:table-cell>
        </table:table-row>
        <table:table-row table:style-name="Table10.1">
          <table:table-cell table:style-name="Table10.A3" office:value-type="string">
            <text:p text:style-name="Unicode-Value"/>
          </table:table-cell>
          <table:table-cell table:style-name="Table10.B89" office:value-type="string">
            <text:p text:style-name="Unicode-Value">0054 (+0301)</text:p>
          </table:table-cell>
          <table:table-cell table:style-name="Table10.C89" office:value-type="string">
            <text:p text:style-name="Unicode-Value"/>
          </table:table-cell>
          <table:table-cell table:style-name="Table10.D89" office:value-type="string">
            <text:p text:style-name="Unicode-Value"/>
          </table:table-cell>
          <table:table-cell table:style-name="Table10.E89" office:value-type="string">
            <text:p text:style-name="Unicode-Value"/>
          </table:table-cell>
          <table:table-cell table:style-name="Table10.F89" office:value-type="string">
            <text:p text:style-name="Unicode-Value"/>
          </table:table-cell>
          <table:table-cell table:style-name="Table10.G89" office:value-type="string">
            <text:p text:style-name="Unicode-Value">0054 (+0315)</text:p>
          </table:table-cell>
          <table:table-cell table:style-name="Table10.H89" office:value-type="string">
            <text:p text:style-name="Unicode-Value"/>
          </table:table-cell>
          <table:table-cell table:style-name="Table10.I89" office:value-type="string">
            <text:p text:style-name="Unicode-Value"/>
          </table:table-cell>
          <table:table-cell table:style-name="Table10.J89" office:value-type="string">
            <text:p text:style-name="Unicode-Value"/>
          </table:table-cell>
          <table:table-cell table:style-name="Table10.K89" office:value-type="string">
            <text:p text:style-name="Unicode-Value"/>
          </table:table-cell>
          <table:table-cell table:style-name="Table10.L89" office:value-type="string">
            <text:p text:style-name="Unicode-Value"/>
          </table:table-cell>
        </table:table-row>
        <text:soft-page-break/>
        <table:table-row table:style-name="Table10.1">
          <table:table-cell table:style-name="Table10.A2" office:value-type="string">
            <text:p text:style-name="Input-Character">u</text:p>
          </table:table-cell>
          <table:table-cell table:style-name="Table10.B90" office:value-type="string">
            <text:p text:style-name="Unicode-Character">ú</text:p>
          </table:table-cell>
          <table:table-cell table:style-name="Table10.C90" office:value-type="string">
            <text:p text:style-name="Unicode-Character">ù</text:p>
          </table:table-cell>
          <table:table-cell table:style-name="Table10.D90" office:value-type="string">
            <text:p text:style-name="Unicode-Character">û</text:p>
          </table:table-cell>
          <table:table-cell table:style-name="Table10.E90" office:value-type="string">
            <text:p text:style-name="Unicode-Character">ǔ</text:p>
          </table:table-cell>
          <table:table-cell table:style-name="Table10.F90" office:value-type="string">
            <text:p text:style-name="Unicode-Character"/>
          </table:table-cell>
          <table:table-cell table:style-name="Table10.G90" office:value-type="string">
            <text:p text:style-name="Unicode-Character"/>
          </table:table-cell>
          <table:table-cell table:style-name="Table10.H90" office:value-type="string">
            <text:p text:style-name="Unicode-Character">ű</text:p>
          </table:table-cell>
          <table:table-cell table:style-name="Table10.I90" office:value-type="string">
            <text:p text:style-name="Unicode-Character">ȕ</text:p>
          </table:table-cell>
          <table:table-cell table:style-name="Table10.J90" office:value-type="string">
            <text:p text:style-name="Unicode-Character">ū</text:p>
          </table:table-cell>
          <table:table-cell table:style-name="Table10.K90" office:value-type="string">
            <text:p text:style-name="Unicode-Character">u̱</text:p>
          </table:table-cell>
          <table:table-cell table:style-name="Table10.L90" office:value-type="string">
            <text:p text:style-name="Unicode-Character">ü</text:p>
          </table:table-cell>
        </table:table-row>
        <table:table-row table:style-name="Table10.1">
          <table:table-cell table:style-name="Table10.A3" office:value-type="string">
            <text:p text:style-name="Unicode-Value"/>
          </table:table-cell>
          <table:table-cell table:style-name="Table10.B91" office:value-type="string">
            <text:p text:style-name="Unicode-Value">00FA</text:p>
          </table:table-cell>
          <table:table-cell table:style-name="Table10.C91" office:value-type="string">
            <text:p text:style-name="Unicode-Value">00F9</text:p>
          </table:table-cell>
          <table:table-cell table:style-name="Table10.D91" office:value-type="string">
            <text:p text:style-name="Unicode-Value">00FB</text:p>
          </table:table-cell>
          <table:table-cell table:style-name="Table10.E91" office:value-type="string">
            <text:p text:style-name="Unicode-Value">01D4</text:p>
          </table:table-cell>
          <table:table-cell table:style-name="Table10.F91" office:value-type="string">
            <text:p text:style-name="Unicode-Value"/>
          </table:table-cell>
          <table:table-cell table:style-name="Table10.G91" office:value-type="string">
            <text:p text:style-name="Unicode-Value"/>
          </table:table-cell>
          <table:table-cell table:style-name="Table10.H91" office:value-type="string">
            <text:p text:style-name="Unicode-Value">0171</text:p>
          </table:table-cell>
          <table:table-cell table:style-name="Table10.I91" office:value-type="string">
            <text:p text:style-name="Unicode-Value">0215</text:p>
          </table:table-cell>
          <table:table-cell table:style-name="Table10.J91" office:value-type="string">
            <text:p text:style-name="Unicode-Value">016B</text:p>
          </table:table-cell>
          <table:table-cell table:style-name="Table10.K91" office:value-type="string">
            <text:p text:style-name="Unicode-Value">0075 (+0331)</text:p>
          </table:table-cell>
          <table:table-cell table:style-name="Table10.L91" office:value-type="string">
            <text:p text:style-name="Unicode-Value">00FC</text:p>
          </table:table-cell>
        </table:table-row>
        <table:table-row table:style-name="Table10.1">
          <table:table-cell table:style-name="Table10.A2" office:value-type="string">
            <text:p text:style-name="Input-Character">U</text:p>
          </table:table-cell>
          <table:table-cell table:style-name="Table10.B92" office:value-type="string">
            <text:p text:style-name="Unicode-Character">Ú</text:p>
          </table:table-cell>
          <table:table-cell table:style-name="Table10.C92" office:value-type="string">
            <text:p text:style-name="Unicode-Character">Ù</text:p>
          </table:table-cell>
          <table:table-cell table:style-name="Table10.D92" office:value-type="string">
            <text:p text:style-name="Unicode-Character">Û</text:p>
          </table:table-cell>
          <table:table-cell table:style-name="Table10.E92" office:value-type="string">
            <text:p text:style-name="Unicode-Character">Ǔ</text:p>
          </table:table-cell>
          <table:table-cell table:style-name="Table10.F92" office:value-type="string">
            <text:p text:style-name="Unicode-Character"/>
          </table:table-cell>
          <table:table-cell table:style-name="Table10.G92" office:value-type="string">
            <text:p text:style-name="Unicode-Character"/>
          </table:table-cell>
          <table:table-cell table:style-name="Table10.H92" office:value-type="string">
            <text:p text:style-name="Unicode-Character">Ű</text:p>
          </table:table-cell>
          <table:table-cell table:style-name="Table10.I92" office:value-type="string">
            <text:p text:style-name="Unicode-Character">Ȕ</text:p>
          </table:table-cell>
          <table:table-cell table:style-name="Table10.J92" office:value-type="string">
            <text:p text:style-name="Unicode-Character">Ū</text:p>
          </table:table-cell>
          <table:table-cell table:style-name="Table10.K92" office:value-type="string">
            <text:p text:style-name="Unicode-Character">U̱</text:p>
          </table:table-cell>
          <table:table-cell table:style-name="Table10.L92" office:value-type="string">
            <text:p text:style-name="Unicode-Character">Ü</text:p>
          </table:table-cell>
        </table:table-row>
        <table:table-row table:style-name="Table10.1">
          <table:table-cell table:style-name="Table10.A3" office:value-type="string">
            <text:p text:style-name="Unicode-Value"/>
          </table:table-cell>
          <table:table-cell table:style-name="Table10.B93" office:value-type="string">
            <text:p text:style-name="Unicode-Value">00DA</text:p>
          </table:table-cell>
          <table:table-cell table:style-name="Table10.C93" office:value-type="string">
            <text:p text:style-name="Unicode-Value">00D9</text:p>
          </table:table-cell>
          <table:table-cell table:style-name="Table10.D93" office:value-type="string">
            <text:p text:style-name="Unicode-Value">00DB</text:p>
          </table:table-cell>
          <table:table-cell table:style-name="Table10.E93" office:value-type="string">
            <text:p text:style-name="Unicode-Value">01D3</text:p>
          </table:table-cell>
          <table:table-cell table:style-name="Table10.F93" office:value-type="string">
            <text:p text:style-name="Unicode-Value"/>
          </table:table-cell>
          <table:table-cell table:style-name="Table10.G93" office:value-type="string">
            <text:p text:style-name="Unicode-Value"/>
          </table:table-cell>
          <table:table-cell table:style-name="Table10.H93" office:value-type="string">
            <text:p text:style-name="Unicode-Value">0170</text:p>
          </table:table-cell>
          <table:table-cell table:style-name="Table10.I93" office:value-type="string">
            <text:p text:style-name="Unicode-Value">0214</text:p>
          </table:table-cell>
          <table:table-cell table:style-name="Table10.J93" office:value-type="string">
            <text:p text:style-name="Unicode-Value">016A</text:p>
          </table:table-cell>
          <table:table-cell table:style-name="Table10.K93" office:value-type="string">
            <text:p text:style-name="Unicode-Value">0055 (+0331)</text:p>
          </table:table-cell>
          <table:table-cell table:style-name="Table10.L93" office:value-type="string">
            <text:p text:style-name="Unicode-Value">00DC</text:p>
          </table:table-cell>
        </table:table-row>
        <table:table-row table:style-name="Table10.1">
          <table:table-cell table:style-name="Table10.A2" office:value-type="string">
            <text:p text:style-name="Input-Character">; u</text:p>
          </table:table-cell>
          <table:table-cell table:style-name="Table10.B94" office:value-type="string">
            <text:p text:style-name="Unicode-Character">ʉ́</text:p>
          </table:table-cell>
          <table:table-cell table:style-name="Table10.C94" office:value-type="string">
            <text:p text:style-name="Unicode-Character">ʉ̀</text:p>
          </table:table-cell>
          <table:table-cell table:style-name="Table10.D94" office:value-type="string">
            <text:p text:style-name="Unicode-Character">ʉ̂</text:p>
          </table:table-cell>
          <table:table-cell table:style-name="Table10.E94" office:value-type="string">
            <text:p text:style-name="Unicode-Character">ʉ̌</text:p>
          </table:table-cell>
          <table:table-cell table:style-name="Table10.F94" office:value-type="string">
            <text:p text:style-name="Unicode-Character"/>
          </table:table-cell>
          <table:table-cell table:style-name="Table10.G94" office:value-type="string">
            <text:p text:style-name="Unicode-Character"/>
          </table:table-cell>
          <table:table-cell table:style-name="Table10.H94" office:value-type="string">
            <text:p text:style-name="Unicode-Character">ʉ̋</text:p>
          </table:table-cell>
          <table:table-cell table:style-name="Table10.I94" office:value-type="string">
            <text:p text:style-name="Unicode-Character">ʉ̏</text:p>
          </table:table-cell>
          <table:table-cell table:style-name="Table10.J94" office:value-type="string">
            <text:p text:style-name="Unicode-Character">ʉ̄</text:p>
          </table:table-cell>
          <table:table-cell table:style-name="Table10.K94" office:value-type="string">
            <text:p text:style-name="Unicode-Character">ʉ̱</text:p>
          </table:table-cell>
          <table:table-cell table:style-name="Table10.L94" office:value-type="string">
            <text:p text:style-name="Unicode-Character">ʉ̈</text:p>
          </table:table-cell>
        </table:table-row>
        <table:table-row table:style-name="Table10.1">
          <table:table-cell table:style-name="Table10.A2" office:value-type="string">
            <text:p text:style-name="Input-Character">u &lt;</text:p>
          </table:table-cell>
          <table:table-cell table:style-name="Table10.B95" office:value-type="string">
            <text:p text:style-name="Unicode-Value">0289 (+0301)</text:p>
          </table:table-cell>
          <table:table-cell table:style-name="Table10.C95" office:value-type="string">
            <text:p text:style-name="Unicode-Value">0289 (+0300)</text:p>
          </table:table-cell>
          <table:table-cell table:style-name="Table10.D95" office:value-type="string">
            <text:p text:style-name="Unicode-Value">0289 (+0302)</text:p>
          </table:table-cell>
          <table:table-cell table:style-name="Table10.E95" office:value-type="string">
            <text:p text:style-name="Unicode-Value">0289 (+030C)</text:p>
          </table:table-cell>
          <table:table-cell table:style-name="Table10.F95" office:value-type="string">
            <text:p text:style-name="Unicode-Value"/>
          </table:table-cell>
          <table:table-cell table:style-name="Table10.G95" office:value-type="string">
            <text:p text:style-name="Unicode-Value"/>
          </table:table-cell>
          <table:table-cell table:style-name="Table10.H95" office:value-type="string">
            <text:p text:style-name="Unicode-Value">0289 (+030B)</text:p>
          </table:table-cell>
          <table:table-cell table:style-name="Table10.I95" office:value-type="string">
            <text:p text:style-name="Unicode-Value">0289 (+030F)</text:p>
          </table:table-cell>
          <table:table-cell table:style-name="Table10.J95" office:value-type="string">
            <text:p text:style-name="Unicode-Value">0289 (+0304)</text:p>
          </table:table-cell>
          <table:table-cell table:style-name="Table10.K95" office:value-type="string">
            <text:p text:style-name="Unicode-Value">0289 (+0331)</text:p>
          </table:table-cell>
          <table:table-cell table:style-name="Table10.L95" office:value-type="string">
            <text:p text:style-name="Unicode-Value">0289 (+0308)</text:p>
          </table:table-cell>
        </table:table-row>
        <table:table-row table:style-name="Table10.1">
          <table:table-cell table:style-name="Table10.A3" office:value-type="string">
            <text:p text:style-name="Input-Character">u =</text:p>
          </table:table-cell>
          <table:table-cell table:style-name="Table10.B96" office:value-type="string">
            <text:p text:style-name="Unicode-Value"/>
          </table:table-cell>
          <table:table-cell table:style-name="Table10.C96" office:value-type="string">
            <text:p text:style-name="Unicode-Value"/>
          </table:table-cell>
          <table:table-cell table:style-name="Table10.D96" office:value-type="string">
            <text:p text:style-name="Unicode-Value"/>
          </table:table-cell>
          <table:table-cell table:style-name="Table10.E96" office:value-type="string">
            <text:p text:style-name="Unicode-Value"/>
          </table:table-cell>
          <table:table-cell table:style-name="Table10.F96" office:value-type="string">
            <text:p text:style-name="Unicode-Value"/>
          </table:table-cell>
          <table:table-cell table:style-name="Table10.G96" office:value-type="string">
            <text:p text:style-name="Unicode-Value"/>
          </table:table-cell>
          <table:table-cell table:style-name="Table10.H96" office:value-type="string">
            <text:p text:style-name="Unicode-Value"/>
          </table:table-cell>
          <table:table-cell table:style-name="Table10.I96" office:value-type="string">
            <text:p text:style-name="Unicode-Value"/>
          </table:table-cell>
          <table:table-cell table:style-name="Table10.J96" office:value-type="string">
            <text:p text:style-name="Unicode-Value"/>
          </table:table-cell>
          <table:table-cell table:style-name="Table10.K96" office:value-type="string">
            <text:p text:style-name="Unicode-Value"/>
          </table:table-cell>
          <table:table-cell table:style-name="Table10.L96" office:value-type="string">
            <text:p text:style-name="Unicode-Value"/>
          </table:table-cell>
        </table:table-row>
        <table:table-row table:style-name="Table10.1">
          <table:table-cell table:style-name="Table10.A2" office:value-type="string">
            <text:p text:style-name="Input-Character">; U</text:p>
          </table:table-cell>
          <table:table-cell table:style-name="Table10.B97" office:value-type="string">
            <text:p text:style-name="Unicode-Character">Ʉ́</text:p>
          </table:table-cell>
          <table:table-cell table:style-name="Table10.C97" office:value-type="string">
            <text:p text:style-name="Unicode-Character">Ʉ̀</text:p>
          </table:table-cell>
          <table:table-cell table:style-name="Table10.D97" office:value-type="string">
            <text:p text:style-name="Unicode-Character">Ʉ̂</text:p>
          </table:table-cell>
          <table:table-cell table:style-name="Table10.E97" office:value-type="string">
            <text:p text:style-name="Unicode-Character">Ʉ̌</text:p>
          </table:table-cell>
          <table:table-cell table:style-name="Table10.F97" office:value-type="string">
            <text:p text:style-name="Unicode-Character"/>
          </table:table-cell>
          <table:table-cell table:style-name="Table10.G97" office:value-type="string">
            <text:p text:style-name="Unicode-Character"/>
          </table:table-cell>
          <table:table-cell table:style-name="Table10.H97" office:value-type="string">
            <text:p text:style-name="Unicode-Character">Ʉ̋</text:p>
          </table:table-cell>
          <table:table-cell table:style-name="Table10.I97" office:value-type="string">
            <text:p text:style-name="Unicode-Character">Ʉ̏</text:p>
          </table:table-cell>
          <table:table-cell table:style-name="Table10.J97" office:value-type="string">
            <text:p text:style-name="Unicode-Character">Ʉ̄</text:p>
          </table:table-cell>
          <table:table-cell table:style-name="Table10.K97" office:value-type="string">
            <text:p text:style-name="Unicode-Character">Ʉ̱</text:p>
          </table:table-cell>
          <table:table-cell table:style-name="Table10.L97" office:value-type="string">
            <text:p text:style-name="Unicode-Character">Ʉ̈</text:p>
          </table:table-cell>
        </table:table-row>
        <table:table-row table:style-name="Table10.1">
          <table:table-cell table:style-name="Table10.A2" office:value-type="string">
            <text:p text:style-name="Input-Character">U &lt;</text:p>
          </table:table-cell>
          <table:table-cell table:style-name="Table10.B98" office:value-type="string">
            <text:p text:style-name="Unicode-Value">0244 (+0301)</text:p>
          </table:table-cell>
          <table:table-cell table:style-name="Table10.C98" office:value-type="string">
            <text:p text:style-name="Unicode-Value">0244 (+0300)</text:p>
          </table:table-cell>
          <table:table-cell table:style-name="Table10.D98" office:value-type="string">
            <text:p text:style-name="Unicode-Value">0244 (+0302)</text:p>
          </table:table-cell>
          <table:table-cell table:style-name="Table10.E98" office:value-type="string">
            <text:p text:style-name="Unicode-Value">0244 (+030C)</text:p>
          </table:table-cell>
          <table:table-cell table:style-name="Table10.F98" office:value-type="string">
            <text:p text:style-name="Unicode-Value"/>
          </table:table-cell>
          <table:table-cell table:style-name="Table10.G98" office:value-type="string">
            <text:p text:style-name="Unicode-Value"/>
          </table:table-cell>
          <table:table-cell table:style-name="Table10.H98" office:value-type="string">
            <text:p text:style-name="Unicode-Value">0244 (+030B)</text:p>
          </table:table-cell>
          <table:table-cell table:style-name="Table10.I98" office:value-type="string">
            <text:p text:style-name="Unicode-Value">0244 (+030F)</text:p>
          </table:table-cell>
          <table:table-cell table:style-name="Table10.J98" office:value-type="string">
            <text:p text:style-name="Unicode-Value">0244 (+0304)</text:p>
          </table:table-cell>
          <table:table-cell table:style-name="Table10.K98" office:value-type="string">
            <text:p text:style-name="Unicode-Value">0244 (+0331)</text:p>
          </table:table-cell>
          <table:table-cell table:style-name="Table10.L98" office:value-type="string">
            <text:p text:style-name="Unicode-Value">0244 (+0308)</text:p>
          </table:table-cell>
        </table:table-row>
        <table:table-row table:style-name="Table10.1">
          <table:table-cell table:style-name="Table10.A3" office:value-type="string">
            <text:p text:style-name="Input-Character">U =</text:p>
          </table:table-cell>
          <table:table-cell table:style-name="Table10.B99" office:value-type="string">
            <text:p text:style-name="Unicode-Value"/>
          </table:table-cell>
          <table:table-cell table:style-name="Table10.C99" office:value-type="string">
            <text:p text:style-name="Unicode-Value"/>
          </table:table-cell>
          <table:table-cell table:style-name="Table10.D99" office:value-type="string">
            <text:p text:style-name="Unicode-Value"/>
          </table:table-cell>
          <table:table-cell table:style-name="Table10.E99" office:value-type="string">
            <text:p text:style-name="Unicode-Value"/>
          </table:table-cell>
          <table:table-cell table:style-name="Table10.F99" office:value-type="string">
            <text:p text:style-name="Unicode-Value"/>
          </table:table-cell>
          <table:table-cell table:style-name="Table10.G99" office:value-type="string">
            <text:p text:style-name="Unicode-Value"/>
          </table:table-cell>
          <table:table-cell table:style-name="Table10.H99" office:value-type="string">
            <text:p text:style-name="Unicode-Value"/>
          </table:table-cell>
          <table:table-cell table:style-name="Table10.I99" office:value-type="string">
            <text:p text:style-name="Unicode-Value"/>
          </table:table-cell>
          <table:table-cell table:style-name="Table10.J99" office:value-type="string">
            <text:p text:style-name="Unicode-Value"/>
          </table:table-cell>
          <table:table-cell table:style-name="Table10.K99" office:value-type="string">
            <text:p text:style-name="Unicode-Value"/>
          </table:table-cell>
          <table:table-cell table:style-name="Table10.L99" office:value-type="string">
            <text:p text:style-name="Unicode-Value"/>
          </table:table-cell>
        </table:table-row>
        <table:table-row table:style-name="Table10.1">
          <table:table-cell table:style-name="Table10.A4" office:value-type="string">
            <text:p text:style-name="Input-Character">] u</text:p>
          </table:table-cell>
          <table:table-cell table:style-name="Table10.B100" office:value-type="string">
            <text:p text:style-name="Unicode-Character">ʋ́</text:p>
          </table:table-cell>
          <table:table-cell table:style-name="Table10.C100" office:value-type="string">
            <text:p text:style-name="Unicode-Character">ʋ̀</text:p>
          </table:table-cell>
          <table:table-cell table:style-name="Table10.D100" office:value-type="string">
            <text:p text:style-name="Unicode-Character">ʋ̂</text:p>
          </table:table-cell>
          <table:table-cell table:style-name="Table10.E100" office:value-type="string">
            <text:p text:style-name="Unicode-Character">ʋ̌</text:p>
          </table:table-cell>
          <table:table-cell table:style-name="Table10.F100" office:value-type="string">
            <text:p text:style-name="Unicode-Character"/>
          </table:table-cell>
          <table:table-cell table:style-name="Table10.G100" office:value-type="string">
            <text:p text:style-name="Unicode-Character"/>
          </table:table-cell>
          <table:table-cell table:style-name="Table10.H100" office:value-type="string">
            <text:p text:style-name="Unicode-Character"/>
          </table:table-cell>
          <table:table-cell table:style-name="Table10.I100" office:value-type="string">
            <text:p text:style-name="Unicode-Character"/>
          </table:table-cell>
          <table:table-cell table:style-name="Table10.J100" office:value-type="string">
            <text:p text:style-name="Unicode-Character">ʋ̄</text:p>
          </table:table-cell>
          <table:table-cell table:style-name="Table10.K100" office:value-type="string">
            <text:p text:style-name="Unicode-Character">ʋ̱</text:p>
          </table:table-cell>
          <table:table-cell table:style-name="Table10.L100" office:value-type="string">
            <text:p text:style-name="Unicode-Character"/>
          </table:table-cell>
        </table:table-row>
        <table:table-row table:style-name="Table10.1">
          <table:table-cell table:style-name="Table10.A3" office:value-type="string">
            <text:p text:style-name="Unicode-Value"/>
          </table:table-cell>
          <table:table-cell table:style-name="Table10.B101" office:value-type="string">
            <text:p text:style-name="Unicode-Value">028B (+0301)</text:p>
          </table:table-cell>
          <table:table-cell table:style-name="Table10.C101" office:value-type="string">
            <text:p text:style-name="Unicode-Value">028B (+0300)</text:p>
          </table:table-cell>
          <table:table-cell table:style-name="Table10.D101" office:value-type="string">
            <text:p text:style-name="Unicode-Value">028B (+0302)</text:p>
          </table:table-cell>
          <table:table-cell table:style-name="Table10.E101" office:value-type="string">
            <text:p text:style-name="Unicode-Value">028B (+030C)</text:p>
          </table:table-cell>
          <table:table-cell table:style-name="Table10.F101" office:value-type="string">
            <text:p text:style-name="Unicode-Value"/>
          </table:table-cell>
          <table:table-cell table:style-name="Table10.G101" office:value-type="string">
            <text:p text:style-name="Unicode-Value"/>
          </table:table-cell>
          <table:table-cell table:style-name="Table10.H101" office:value-type="string">
            <text:p text:style-name="Unicode-Value"/>
          </table:table-cell>
          <table:table-cell table:style-name="Table10.I101" office:value-type="string">
            <text:p text:style-name="Unicode-Value"/>
          </table:table-cell>
          <table:table-cell table:style-name="Table10.J101" office:value-type="string">
            <text:p text:style-name="Unicode-Value">028B (+0304)</text:p>
          </table:table-cell>
          <table:table-cell table:style-name="Table10.K101" office:value-type="string">
            <text:p text:style-name="Unicode-Value">028B (+0331)</text:p>
          </table:table-cell>
          <table:table-cell table:style-name="Table10.L101" office:value-type="string">
            <text:p text:style-name="Unicode-Value"/>
          </table:table-cell>
        </table:table-row>
        <table:table-row table:style-name="Table10.1">
          <table:table-cell table:style-name="Table10.A4" office:value-type="string">
            <text:p text:style-name="Input-Character">] U</text:p>
          </table:table-cell>
          <table:table-cell table:style-name="Table10.B102" office:value-type="string">
            <text:p text:style-name="Unicode-Character">Ʋ́</text:p>
          </table:table-cell>
          <table:table-cell table:style-name="Table10.C102" office:value-type="string">
            <text:p text:style-name="Unicode-Character">Ʋ̀</text:p>
          </table:table-cell>
          <table:table-cell table:style-name="Table10.D102" office:value-type="string">
            <text:p text:style-name="Unicode-Character">Ʋ̂</text:p>
          </table:table-cell>
          <table:table-cell table:style-name="Table10.E102" office:value-type="string">
            <text:p text:style-name="Unicode-Character">Ʋ̌</text:p>
          </table:table-cell>
          <table:table-cell table:style-name="Table10.F102" office:value-type="string">
            <text:p text:style-name="Unicode-Character"/>
          </table:table-cell>
          <table:table-cell table:style-name="Table10.G102" office:value-type="string">
            <text:p text:style-name="Unicode-Character"/>
          </table:table-cell>
          <table:table-cell table:style-name="Table10.H102" office:value-type="string">
            <text:p text:style-name="Unicode-Character"/>
          </table:table-cell>
          <table:table-cell table:style-name="Table10.I102" office:value-type="string">
            <text:p text:style-name="Unicode-Character"/>
          </table:table-cell>
          <table:table-cell table:style-name="Table10.J102" office:value-type="string">
            <text:p text:style-name="Unicode-Character">Ʋ̄</text:p>
          </table:table-cell>
          <table:table-cell table:style-name="Table10.K102" office:value-type="string">
            <text:p text:style-name="Unicode-Character">Ʋ̱</text:p>
          </table:table-cell>
          <table:table-cell table:style-name="Table10.L102" office:value-type="string">
            <text:p text:style-name="Unicode-Character"/>
          </table:table-cell>
        </table:table-row>
        <table:table-row table:style-name="Table10.1">
          <table:table-cell table:style-name="Table10.A3" office:value-type="string">
            <text:p text:style-name="Unicode-Value"/>
          </table:table-cell>
          <table:table-cell table:style-name="Table10.B103" office:value-type="string">
            <text:p text:style-name="Unicode-Value">01B2 (+0301)</text:p>
          </table:table-cell>
          <table:table-cell table:style-name="Table10.C103" office:value-type="string">
            <text:p text:style-name="Unicode-Value">01B2 (+0300)</text:p>
          </table:table-cell>
          <table:table-cell table:style-name="Table10.D103" office:value-type="string">
            <text:p text:style-name="Unicode-Value">01B2 (+0302)</text:p>
          </table:table-cell>
          <table:table-cell table:style-name="Table10.E103" office:value-type="string">
            <text:p text:style-name="Unicode-Value">01B2 (+030C)</text:p>
          </table:table-cell>
          <table:table-cell table:style-name="Table10.F103" office:value-type="string">
            <text:p text:style-name="Unicode-Value"/>
          </table:table-cell>
          <table:table-cell table:style-name="Table10.G103" office:value-type="string">
            <text:p text:style-name="Unicode-Value"/>
          </table:table-cell>
          <table:table-cell table:style-name="Table10.H103" office:value-type="string">
            <text:p text:style-name="Unicode-Value"/>
          </table:table-cell>
          <table:table-cell table:style-name="Table10.I103" office:value-type="string">
            <text:p text:style-name="Unicode-Value"/>
          </table:table-cell>
          <table:table-cell table:style-name="Table10.J103" office:value-type="string">
            <text:p text:style-name="Unicode-Value">01B2 (+0304)</text:p>
          </table:table-cell>
          <table:table-cell table:style-name="Table10.K103" office:value-type="string">
            <text:p text:style-name="Unicode-Value">01B2 (+0331)</text:p>
          </table:table-cell>
          <table:table-cell table:style-name="Table10.L103" office:value-type="string">
            <text:p text:style-name="Unicode-Value"/>
          </table:table-cell>
        </table:table-row>
      </table:table>
      <text:p text:style-name="Standard"/>
      <table:table table:name="Table21" table:style-name="Table21">
        <table:table-column table:style-name="Table21.A"/>
        <table:table-column table:style-name="Table21.B" table:number-columns-repeated="5"/>
        <table:table-row table:style-name="Table21.1">
          <table:table-cell table:style-name="Table21.A1" table:number-columns-spanned="6" office:value-type="string">
            <text:h text:style-name="Heading_20_3" text:outline-level="3">Punctuation</text:h>
          </table:table-cell>
          <table:covered-table-cell/>
          <table:covered-table-cell/>
          <table:covered-table-cell/>
          <table:covered-table-cell/>
          <table:covered-table-cell/>
        </table:table-row>
        <table:table-row table:style-name="Table21.1">
          <table:table-cell table:style-name="Table21.A2" table:number-columns-spanned="6" office:value-type="string">
            <text:p text:style-name="Standard">The keystrokes are at the top of the column.</text:p>
            <text:p text:style-name="Standard">“Rota” keying example:</text:p>
            <text:p text:style-name="Standard"><text:tab/>Pressing “ <text:span text:style-name="Keyboard">'</text:span> ” one time produces “ <text:span text:style-name="Keyboard">ʻ</text:span> ”</text:p>
            <text:p text:style-name="Standard"><text:tab/>Pressing “ <text:span text:style-name="Keyboard">'</text:span> ” a second time produces “ <text:span text:style-name="Keyboard">ʼ</text:span> ”</text:p>
            <text:p text:style-name="Standard"><text:tab/>Pressing “ <text:span text:style-name="Keyboard">'</text:span> ” a third time produces “ <text:span text:style-name="Keyboard">'</text:span> ”</text:p>
            <text:p text:style-name="Standard"><text:tab/>Pressing “ <text:span text:style-name="Keyboard">'</text:span> ” a fourth time cycles to produce “ <text:span text:style-name="Keyboard">ʼ</text:span> ” again</text:p>
          </table:table-cell>
          <table:covered-table-cell/>
          <table:covered-table-cell/>
          <table:covered-table-cell/>
          <table:covered-table-cell/>
          <table:covered-table-cell/>
        </table:table-row>
        <table:table-row table:style-name="Table21.1">
          <table:table-cell table:style-name="Table21.A3" office:value-type="string">
            <text:p text:style-name="Input-Character">keys:</text:p>
          </table:table-cell>
          <table:table-cell table:style-name="Table21.A3" office:value-type="string">
            <text:p text:style-name="Input-Character">" <text:s/>(rota)</text:p>
          </table:table-cell>
          <table:table-cell table:style-name="Table21.A3" office:value-type="string">
            <text:p text:style-name="Input-Character">" " <text:s/>(rota)</text:p>
          </table:table-cell>
          <table:table-cell table:style-name="Table21.A3" office:value-type="string">
            <text:p text:style-name="Input-Character">" " " (rota)</text:p>
          </table:table-cell>
          <table:table-cell table:style-name="Table21.A3" office:value-type="string">
            <text:p text:style-name="Input-Character">&lt; <text:s/>"</text:p>
          </table:table-cell>
          <table:table-cell table:style-name="Table21.F3" office:value-type="string">
            <text:p text:style-name="Input-Character">&gt; <text:s/>"</text:p>
          </table:table-cell>
        </table:table-row>
        <table:table-row table:style-name="Table21.1">
          <table:table-cell table:style-name="Table21.A4" office:value-type="string">
            <text:p text:style-name="Unicode-Value">description:</text:p>
          </table:table-cell>
          <table:table-cell table:style-name="Table21.A4" office:value-type="string">
            <text:p text:style-name="Unicode-Value">opening double quote</text:p>
          </table:table-cell>
          <table:table-cell table:style-name="Table21.A4" office:value-type="string">
            <text:p text:style-name="Unicode-Value">closing double quote</text:p>
          </table:table-cell>
          <table:table-cell table:style-name="Table21.A4" office:value-type="string">
            <text:p text:style-name="Unicode-Value">straight double quote</text:p>
          </table:table-cell>
          <table:table-cell table:style-name="Table21.A4" office:value-type="string">
            <text:p text:style-name="Unicode-Value">opening double angle quote</text:p>
          </table:table-cell>
          <table:table-cell table:style-name="Table21.F4" office:value-type="string">
            <text:p text:style-name="Unicode-Value">closing double angle quote</text:p>
          </table:table-cell>
        </table:table-row>
        <table:table-row table:style-name="Table21.1">
          <table:table-cell table:style-name="Table21.A5" office:value-type="string">
            <text:p text:style-name="Standard"/>
          </table:table-cell>
          <table:table-cell table:style-name="Table21.B5" office:value-type="string">
            <text:p text:style-name="Unicode-Character">“</text:p>
          </table:table-cell>
          <table:table-cell table:style-name="Table21.C5" office:value-type="string">
            <text:p text:style-name="Unicode-Character">”</text:p>
          </table:table-cell>
          <table:table-cell table:style-name="Table21.D5" office:value-type="string">
            <text:p text:style-name="Unicode-Character">"</text:p>
          </table:table-cell>
          <table:table-cell table:style-name="Table21.E5" office:value-type="string">
            <text:p text:style-name="Unicode-Character">«</text:p>
          </table:table-cell>
          <table:table-cell table:style-name="Table21.F5" office:value-type="string">
            <text:p text:style-name="Unicode-Character">»</text:p>
          </table:table-cell>
        </table:table-row>
        <table:table-row table:style-name="Table21.1">
          <table:table-cell table:style-name="Table21.A3" office:value-type="string">
            <text:p text:style-name="Unicode-Value"/>
          </table:table-cell>
          <table:table-cell table:style-name="Table21.B6" office:value-type="string">
            <text:p text:style-name="Unicode-Value">201C</text:p>
          </table:table-cell>
          <table:table-cell table:style-name="Table21.C6" office:value-type="string">
            <text:p text:style-name="Unicode-Value">201D</text:p>
          </table:table-cell>
          <table:table-cell table:style-name="Table21.D6" office:value-type="string">
            <text:p text:style-name="Unicode-Value">0022</text:p>
          </table:table-cell>
          <table:table-cell table:style-name="Table21.E6" office:value-type="string">
            <text:p text:style-name="Unicode-Value">00AB</text:p>
          </table:table-cell>
          <table:table-cell table:style-name="Table21.F6" office:value-type="string">
            <text:p text:style-name="Unicode-Value">00BB</text:p>
          </table:table-cell>
        </table:table-row>
        <table:table-row table:style-name="Table21.1">
          <table:table-cell table:style-name="Table21.A3" office:value-type="string">
            <text:p text:style-name="Input-Character">keys:</text:p>
          </table:table-cell>
          <table:table-cell table:style-name="Table21.A3" office:value-type="string">
            <text:p text:style-name="Input-Character">' <text:s/>(rota)</text:p>
          </table:table-cell>
          <table:table-cell table:style-name="Table21.A3" office:value-type="string">
            <text:p text:style-name="Input-Character">' ' <text:s/>(rota)</text:p>
          </table:table-cell>
          <table:table-cell table:style-name="Table21.A3" office:value-type="string">
            <text:p text:style-name="Input-Character">' ' ' (rota)</text:p>
          </table:table-cell>
          <table:table-cell table:style-name="Table21.A3" office:value-type="string">
            <text:p text:style-name="Input-Character">&lt; <text:s/>'</text:p>
          </table:table-cell>
          <table:table-cell table:style-name="Table21.F3" office:value-type="string">
            <text:p text:style-name="Input-Character">&gt; <text:s/>'</text:p>
          </table:table-cell>
        </table:table-row>
        <table:table-row table:style-name="Table21.1">
          <table:table-cell table:style-name="Table21.A3" office:value-type="string">
            <text:p text:style-name="Unicode-Value">description:</text:p>
          </table:table-cell>
          <table:table-cell table:style-name="Table21.A3" office:value-type="string">
            <text:p text:style-name="Unicode-Value">opening single quote</text:p>
          </table:table-cell>
          <table:table-cell table:style-name="Table21.A3" office:value-type="string">
            <text:p text:style-name="Unicode-Value">closing single quote</text:p>
          </table:table-cell>
          <table:table-cell table:style-name="Table21.A3" office:value-type="string">
            <text:p text:style-name="Unicode-Value">straight single quote</text:p>
          </table:table-cell>
          <table:table-cell table:style-name="Table21.A3" office:value-type="string">
            <text:p text:style-name="Unicode-Value">opening angle quote</text:p>
          </table:table-cell>
          <table:table-cell table:style-name="Table21.F3" office:value-type="string">
            <text:p text:style-name="Unicode-Value">closing angle quote</text:p>
          </table:table-cell>
        </table:table-row>
        <table:table-row table:style-name="Table21.1">
          <table:table-cell table:style-name="Table21.A5" office:value-type="string">
            <text:p text:style-name="Standard"/>
          </table:table-cell>
          <table:table-cell table:style-name="Table21.B9" office:value-type="string">
            <text:p text:style-name="Unicode-Character">ʻ</text:p>
          </table:table-cell>
          <table:table-cell table:style-name="Table21.C9" office:value-type="string">
            <text:p text:style-name="Unicode-Character">ʼ</text:p>
          </table:table-cell>
          <table:table-cell table:style-name="Table21.D9" office:value-type="string">
            <text:p text:style-name="Unicode-Character">'</text:p>
          </table:table-cell>
          <table:table-cell table:style-name="Table21.E9" office:value-type="string">
            <text:p text:style-name="Unicode-Character">‹</text:p>
          </table:table-cell>
          <table:table-cell table:style-name="Table21.F9" office:value-type="string">
            <text:p text:style-name="Unicode-Character">›</text:p>
          </table:table-cell>
        </table:table-row>
        <table:table-row table:style-name="Table21.10">
          <table:table-cell table:style-name="Table21.A3" office:value-type="string">
            <text:p text:style-name="Unicode-Value"/>
          </table:table-cell>
          <table:table-cell table:style-name="Table21.B10" office:value-type="string">
            <text:p text:style-name="Unicode-Value">2018</text:p>
          </table:table-cell>
          <table:table-cell table:style-name="Table21.C10" office:value-type="string">
            <text:p text:style-name="Unicode-Value">2019</text:p>
          </table:table-cell>
          <table:table-cell table:style-name="Table21.D10" office:value-type="string">
            <text:p text:style-name="Unicode-Value">0027</text:p>
          </table:table-cell>
          <table:table-cell table:style-name="Table21.E10" office:value-type="string">
            <text:p text:style-name="Unicode-Value">2039</text:p>
          </table:table-cell>
          <table:table-cell table:style-name="Table21.F10" office:value-type="string">
            <text:p text:style-name="Unicode-Value">203A</text:p>
          </table:table-cell>
        </table:table-row>
      </table:table>
      <text:p text:style-name="Standard"/>
      <text:h text:style-name="P15" text:outline-level="3"/>
      <text:h text:style-name="P16" text:outline-level="3">License</text:h>
      <text:p text:style-name="Standard">This keyboard is copyright © <text:span text:style-name="T6">2017-2019 </text:span>SIL Ethiopia. It is distributed under the MIT free software license:</text:p>
      <table:table table:name="Table2" table:style-name="Table2">
        <table:table-column table:style-name="Table2.A"/>
        <table:table-header-rows>
          <table:table-row table:style-name="Table2.1">
            <table:table-cell table:style-name="Table2.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Standard"/>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span text:style-name="T1"><text:tab/>Website: </text:span><text:a xlink:type="simple" xlink:href="http://www.silethiopia.org/" text:style-name="Internet_20_link" text:visited-style-name="Visited_20_Internet_20_Link"><text:span text:style-name="T1">www.silethiopia.org</text:span></text:a></text:p>
      <text:p text:style-name="Standard"><text:span text:style-name="T1"><text:tab/>Email: </text:span><text:a xlink:type="simple" xlink:href="mailto:computer_ethiopia@sil.org" text:style-name="Internet_20_link" text:visited-style-name="Visited_20_Internet_20_Link"><text:span text:style-name="T1">computer_</text:span></text:a><text:a xlink:type="simple" xlink:href="mailto:computer_ethiopia@sil.org" text:style-name="Internet_20_link" text:visited-style-name="Visited_20_Internet_20_Link"><text:span text:style-name="T2">ethiopia</text:span></text:a><text:a xlink:type="simple" xlink:href="mailto:computer_ethiopia@sil.org" text:style-name="Internet_20_link" text:visited-style-name="Visited_20_Internet_20_Link"><text:span text:style-name="T1">@sil.org</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adornments="Regular" style:font-pitch="fixed"/>
    <style:font-face style:name="Doulos SIL" svg:font-family="'Doulos SIL'" style:font-pitch="variable"/>
    <style:font-face style:name="Droid Sans Fallback" svg:font-family="'Droid Sans Fallback'" style:font-pitch="variable"/>
    <style:font-face style:name="Droid Sans Fallback1" svg:font-family="'Droid Sans Fallback'" style:font-family-generic="system" style:font-pitch="variable"/>
    <style:font-face style:name="Gentium Plus" svg:font-family="'Gentium Plus'" style:font-pitch="variable"/>
    <style:font-face style:name="Gentium Plus Compact" svg:font-family="'Gentium Plus Compact'" style:font-adornments="Bold" style:font-pitch="variable"/>
    <style:font-face style:name="Gentium Plus Compact1" svg:font-family="'Gentium Plus Compact'" style:font-adornments="Regular"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zxx" fo:country="none" style:letter-kerning="true" style:font-name-asian="Droid Sans Fallback1"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zxx" fo:country="none" style:font-name-asian="Droid Sans Fallback1"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orphans="2" fo:widows="2" fo:hyphenation-ladder-count="no-limit" style:page-number="auto" style:shadow="none" style:writing-mode="lr-tb"/>
      <style:text-properties style:use-window-font-color="true" loext:opacity="0%" style:font-name="Gentium Plus Compact1"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writing-mode="lr-tb"/>
      <style:text-properties style:font-name="Gentium Plus Compact1" fo:font-family="'Gentium Plus Compact'" style:font-style-name="Regular" style:font-pitch="variable" fo:font-size="14pt" style:font-name-asian="Droid Sans Fallback"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fo:font-size="12pt" fo:language="zxx" fo:country="none" style:font-name-asian="Droid Sans Fallback"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writing-mode="lr-tb"/>
      <style:text-properties fo:font-size="11pt" style:font-size-asian="18pt" style:font-name-complex="Gentium Plus Compact1"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style:contextual-spacing="false" fo:text-align="center" style:justify-single-word="false" style:page-number="auto" style:writing-mode="lr-tb"/>
      <style:text-properties style:font-name="Gentium Plus" fo:font-family="'Gentium Plus'" style:font-pitch="variable" fo:font-size="7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style:contextual-spacing="false" fo:text-align="center" style:justify-single-word="false" style:writing-mode="lr-tb"/>
      <style:text-properties style:font-name="Gentium Plus" fo:font-family="'Gentium Plus'" style:font-pitch="variable" fo:font-size="18pt" fo:language="en" fo:country="US" style:font-size-asian="22pt" style:font-name-complex="Doulos SIL" style:font-family-complex="'Doulos SIL'" style:font-pitch-complex="variable" style:font-size-complex="22pt" style:language-complex="ar" style:country-complex="SA"/>
    </style:style>
    <style:style style:name="Input-Character" style:family="paragraph" style:parent-style-name="Standard">
      <style:paragraph-properties fo:margin-top="0cm" fo:margin-bottom="0cm" style:contextual-spacing="false" fo:text-align="center" style:justify-single-word="false"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660099"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Keyboard" style:family="text">
      <style:text-properties style:font-name="Gentium Plus Compact" fo:font-family="'Gentium Plus Compact'" style:font-style-name="Bold" style:font-pitch="variable" fo:font-size="11pt" fo:font-weight="bold" style:font-size-asian="10.5pt" style:font-name-complex="Gentium Plus Compact" style:font-family-complex="'Gentium Plus Compact'" style:font-style-name-complex="Bold" style:font-pitch-complex="variable"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IL EL - Ethiopian Latin Keyboard<text:tab/><text:tab/> <text:s text:c="3"/>Page <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IL EL - Ethiopian Latin Keyboard Map</dc:title>
    <meta:creation-date>2017-04-02T15:16:39.754367943</meta:creation-date>
    <meta:editing-cycles>1</meta:editing-cycles>
    <meta:editing-duration>P0D</meta:editing-duration>
    <meta:generator>LibreOffice/7.3.7.2$Linux_X86_64 LibreOffice_project/30$Build-2</meta:generator>
    <meta:document-statistic meta:table-count="11" meta:image-count="0" meta:object-count="0" meta:page-count="6" meta:paragraph-count="821" meta:word-count="1552" meta:character-count="6274" meta:non-whitespace-character-count="5519"/>
  </office:meta>
</office:document-meta>
</file>